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8" table:default-cell-style-name="Default"/>
        <table:table-row table:style-name="ro1">
          <table:table-cell office:value-type="string" calcext:value-type="string">
            <text:p>Worse</text:p>
          </table:table-cell>
          <table:table-cell table:number-columns-repeated="90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LLYALLTSLLVGLLFALILI</text:p>
          </table:table-cell>
          <table:table-cell office:value-type="float" office:value="1.33002300120022E+020" calcext:value-type="float">
            <text:p>1.33002300120022E+020</text:p>
          </table:table-cell>
          <table:table-cell office:value-type="float" office:value="1.1001100110011E+017" calcext:value-type="float">
            <text:p>1.1001100110011E+017</text:p>
          </table:table-cell>
          <table:table-cell office:value-type="string" calcext:value-type="string">
            <text:p>L--YA--TSL-VG--FA--LI</text:p>
          </table:table-cell>
          <table:table-cell office:value-type="float" office:value="1666650000" calcext:value-type="float">
            <text:p>1666650000</text:p>
          </table:table-cell>
          <table:table-cell office:value-type="float" office:value="3719.93" calcext:value-type="float">
            <text:p>3719.93</text:p>
          </table:table-cell>
          <table:table-cell office:value-type="float" office:value="346.763" calcext:value-type="float">
            <text:p>346.763</text:p>
          </table:table-cell>
          <table:table-cell office:value-type="float" office:value="-352.035" calcext:value-type="float">
            <text:p>-352.035</text:p>
          </table:table-cell>
          <table:table-cell office:value-type="float" office:value="-351.917" calcext:value-type="float">
            <text:p>-351.917</text:p>
          </table:table-cell>
          <table:table-cell office:value-type="float" office:value="-5.27277" calcext:value-type="float">
            <text:p>-5.27277</text:p>
          </table:table-cell>
          <table:table-cell office:value-type="float" office:value="-74.314" calcext:value-type="float">
            <text:p>-74.314</text:p>
          </table:table-cell>
          <table:table-cell table:number-columns-repeated="2" office:value-type="float" office:value="-74.1846" calcext:value-type="float">
            <text:p>-74.1846</text:p>
          </table:table-cell>
          <table:table-cell office:value-type="float" office:value="-74.314" calcext:value-type="float">
            <text:p>-74.314</text:p>
          </table:table-cell>
          <table:table-cell office:value-type="float" office:value="-223.068" calcext:value-type="float">
            <text:p>-223.068</text:p>
          </table:table-cell>
          <table:table-cell office:value-type="float" office:value="-227.748" calcext:value-type="float">
            <text:p>-227.748</text:p>
          </table:table-cell>
          <table:table-cell office:value-type="float" office:value="-223.061" calcext:value-type="float">
            <text:p>-223.061</text:p>
          </table:table-cell>
          <table:table-cell office:value-type="float" office:value="-245.012" calcext:value-type="float">
            <text:p>-245.012</text:p>
          </table:table-cell>
          <table:table-cell office:value-type="float" office:value="-5.89788" calcext:value-type="float">
            <text:p>-5.89788</text:p>
          </table:table-cell>
          <table:table-cell office:value-type="float" office:value="-346.138" calcext:value-type="float">
            <text:p>-346.138</text:p>
          </table:table-cell>
          <table:table-cell office:value-type="float" office:value="4576.86" calcext:value-type="float">
            <text:p>4576.86</text:p>
          </table:table-cell>
          <table:table-cell office:value-type="float" office:value="3752.37" calcext:value-type="float">
            <text:p>3752.37</text:p>
          </table:table-cell>
          <table:table-cell office:value-type="float" office:value="0.000409306" calcext:value-type="float">
            <text:p>0.000409306</text:p>
          </table:table-cell>
          <table:table-cell office:value-type="float" office:value="-15.6957" calcext:value-type="float">
            <text:p>-15.6957</text:p>
          </table:table-cell>
          <table:table-cell office:value-type="float" office:value="-5.77948" calcext:value-type="float">
            <text:p>-5.77948</text:p>
          </table:table-cell>
          <table:table-cell office:value-type="float" office:value="-54.6537" calcext:value-type="float">
            <text:p>-54.6537</text:p>
          </table:table-cell>
          <table:table-cell office:value-type="float" office:value="-59.9005" calcext:value-type="float">
            <text:p>-59.9005</text:p>
          </table:table-cell>
          <table:table-cell office:value-type="float" office:value="-54.6714" calcext:value-type="float">
            <text:p>-54.6714</text:p>
          </table:table-cell>
          <table:table-cell office:value-type="float" office:value="-26.8115" calcext:value-type="float">
            <text:p>-26.8115</text:p>
          </table:table-cell>
          <table:table-cell office:value-type="float" office:value="978" calcext:value-type="float">
            <text:p>978</text:p>
          </table:table-cell>
          <table:table-cell office:value-type="float" office:value="262.22" calcext:value-type="float">
            <text:p>262.22</text:p>
          </table:table-cell>
          <table:table-cell office:value-type="float" office:value="-0.647015" calcext:value-type="float">
            <text:p>-0.647015</text:p>
          </table:table-cell>
          <table:table-cell office:value-type="float" office:value="-2.51108" calcext:value-type="float">
            <text:p>-2.51108</text:p>
          </table:table-cell>
          <table:table-cell office:value-type="float" office:value="2.76169" calcext:value-type="float">
            <text:p>2.76169</text:p>
          </table:table-cell>
          <table:table-cell office:value-type="float" office:value="-24.7207" calcext:value-type="float">
            <text:p>-24.7207</text:p>
          </table:table-cell>
          <table:table-cell office:value-type="float" office:value="88.021" calcext:value-type="float">
            <text:p>88.021</text:p>
          </table:table-cell>
          <table:table-cell office:value-type="float" office:value="-39.2901" calcext:value-type="float">
            <text:p>-39.2901</text:p>
          </table:table-cell>
          <table:table-cell office:value-type="float" office:value="7.68463" calcext:value-type="float">
            <text:p>7.68463</text:p>
          </table:table-cell>
          <table:table-cell office:value-type="float" office:value="2.09094" calcext:value-type="float">
            <text:p>2.09094</text:p>
          </table:table-cell>
          <table:table-cell office:value-type="float" office:value="1.91126" calcext:value-type="float">
            <text:p>1.91126</text:p>
          </table:table-cell>
          <table:table-cell office:value-type="float" office:value="1.86407" calcext:value-type="float">
            <text:p>1.86407</text:p>
          </table:table-cell>
          <table:table-cell office:value-type="float" office:value="3.07954" calcext:value-type="float">
            <text:p>3.07954</text:p>
          </table:table-cell>
          <table:table-cell office:value-type="float" office:value="-5.90099" calcext:value-type="float">
            <text:p>-5.90099</text:p>
          </table:table-cell>
          <table:table-cell office:value-type="float" office:value="0" calcext:value-type="float">
            <text:p>0</text:p>
          </table:table-cell>
          <table:table-cell office:value-type="float" office:value="-5.77948" calcext:value-type="float">
            <text:p>-5.77948</text:p>
          </table:table-cell>
          <table:table-cell office:value-type="float" office:value="-26.884" calcext:value-type="float">
            <text:p>-26.884</text:p>
          </table:table-cell>
          <table:table-cell office:value-type="float" office:value="77.7053" calcext:value-type="float">
            <text:p>77.7053</text:p>
          </table:table-cell>
          <table:table-cell office:value-type="float" office:value="-40.9572" calcext:value-type="float">
            <text:p>-40.9572</text:p>
          </table:table-cell>
          <table:table-cell office:value-type="float" office:value="7.4375" calcext:value-type="float">
            <text:p>7.4375</text:p>
          </table:table-cell>
          <table:table-cell office:value-type="float" office:value="1.02282" calcext:value-type="float">
            <text:p>1.02282</text:p>
          </table:table-cell>
          <table:table-cell office:value-type="float" office:value="0.6884" calcext:value-type="float">
            <text:p>0.6884</text:p>
          </table:table-cell>
          <table:table-cell office:value-type="float" office:value="-5.89788" calcext:value-type="float">
            <text:p>-5.89788</text:p>
          </table:table-cell>
          <table:table-cell office:value-type="float" office:value="5.84123" calcext:value-type="float">
            <text:p>5.84123</text:p>
          </table:table-cell>
          <table:table-cell office:value-type="float" office:value="-26.884" calcext:value-type="float">
            <text:p>-26.884</text:p>
          </table:table-cell>
          <table:table-cell office:value-type="float" office:value="77.7053" calcext:value-type="float">
            <text:p>77.7053</text:p>
          </table:table-cell>
          <table:table-cell office:value-type="float" office:value="-40.9572" calcext:value-type="float">
            <text:p>-40.9572</text:p>
          </table:table-cell>
          <table:table-cell office:value-type="float" office:value="0.98" calcext:value-type="float">
            <text:p>0.98</text:p>
          </table:table-cell>
          <table:table-cell office:value-type="float" office:value="7.4375" calcext:value-type="float">
            <text:p>7.4375</text:p>
          </table:table-cell>
          <table:table-cell office:value-type="float" office:value="1.02282" calcext:value-type="float">
            <text:p>1.02282</text:p>
          </table:table-cell>
          <table:table-cell office:value-type="float" office:value="0.6884" calcext:value-type="float">
            <text:p>0.6884</text:p>
          </table:table-cell>
          <table:table-cell/>
          <table:table-cell office:value-type="string" calcext:value-type="string">
            <text:p>design_75</text:p>
          </table:table-cell>
          <table:table-cell office:value-type="string" calcext:value-type="string">
            <text:p>GAS</text:p>
          </table:table-cell>
          <table:table-cell office:value-type="float" office:value="-33.089" calcext:value-type="float">
            <text:p>-33.089</text:p>
          </table:table-cell>
          <table:table-cell office:value-type="float" office:value="0.12939999999999" calcext:value-type="float">
            <text:p>0.12939999999999</text:p>
          </table:table-cell>
          <table:table-cell office:value-type="float" office:value="17.264" calcext:value-type="float">
            <text:p>17.264</text:p>
          </table:table-cell>
          <table:table-cell office:value-type="float" office:value="-5.2291" calcext:value-type="float">
            <text:p>-5.2291</text:p>
          </table:table-cell>
          <table:table-cell office:value-type="float" office:value="0" calcext:value-type="float">
            <text:p>0</text:p>
          </table:table-cell>
          <table:table-cell office:value-type="float" office:value="-4.68699999999998" calcext:value-type="float">
            <text:p>-4.68699999999998</text:p>
          </table:table-cell>
          <table:table-cell office:value-type="float" office:value="-9.91622" calcext:value-type="float">
            <text:p>-9.91622</text:p>
          </table:table-cell>
          <table:table-cell office:value-type="float" office:value="-3.07954" calcext:value-type="float">
            <text:p>-3.07954</text:p>
          </table:table-cell>
          <table:table-cell office:value-type="float" office:value="-856.93" calcext:value-type="float">
            <text:p>-856.93</text:p>
          </table:table-cell>
          <table:table-cell office:value-type="float" office:value="10.3157" calcext:value-type="float">
            <text:p>10.3157</text:p>
          </table:table-cell>
          <table:table-cell office:value-type="float" office:value="0.24713" calcext:value-type="float">
            <text:p>0.24713</text:p>
          </table:table-cell>
          <table:table-cell office:value-type="float" office:value="1.6671" calcext:value-type="float">
            <text:p>1.6671</text:p>
          </table:table-cell>
          <table:table-cell office:value-type="float" office:value="1.22286" calcext:value-type="float">
            <text:p>1.22286</text:p>
          </table:table-cell>
          <table:table-cell table:number-columns-repeated="13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LLAYLLVGLLFTLLSILILI</text:p>
          </table:table-cell>
          <table:table-cell office:value-type="float" office:value="1.33001200230022E+020" calcext:value-type="float">
            <text:p>1.33001200230022E+020</text:p>
          </table:table-cell>
          <table:table-cell office:value-type="float" office:value="1.1001100110011E+017" calcext:value-type="float">
            <text:p>1.1001100110011E+017</text:p>
          </table:table-cell>
          <table:table-cell office:value-type="string" calcext:value-type="string">
            <text:p>L--AYL-VG--FT--SI--LI</text:p>
          </table:table-cell>
          <table:table-cell office:value-type="float" office:value="1666650000" calcext:value-type="float">
            <text:p>1666650000</text:p>
          </table:table-cell>
          <table:table-cell office:value-type="float" office:value="3720.5" calcext:value-type="float">
            <text:p>3720.5</text:p>
          </table:table-cell>
          <table:table-cell office:value-type="float" office:value="348.45" calcext:value-type="float">
            <text:p>348.45</text:p>
          </table:table-cell>
          <table:table-cell office:value-type="float" office:value="-369.129" calcext:value-type="float">
            <text:p>-369.129</text:p>
          </table:table-cell>
          <table:table-cell office:value-type="float" office:value="-369.063" calcext:value-type="float">
            <text:p>-369.063</text:p>
          </table:table-cell>
          <table:table-cell office:value-type="float" office:value="-20.679" calcext:value-type="float">
            <text:p>-20.679</text:p>
          </table:table-cell>
          <table:table-cell office:value-type="float" office:value="-74.1783" calcext:value-type="float">
            <text:p>-74.1783</text:p>
          </table:table-cell>
          <table:table-cell table:number-columns-repeated="2" office:value-type="float" office:value="-74.1045" calcext:value-type="float">
            <text:p>-74.1045</text:p>
          </table:table-cell>
          <table:table-cell office:value-type="float" office:value="-74.1783" calcext:value-type="float">
            <text:p>-74.1783</text:p>
          </table:table-cell>
          <table:table-cell office:value-type="float" office:value="-230.391" calcext:value-type="float">
            <text:p>-230.391</text:p>
          </table:table-cell>
          <table:table-cell office:value-type="float" office:value="-230.661" calcext:value-type="float">
            <text:p>-230.661</text:p>
          </table:table-cell>
          <table:table-cell office:value-type="float" office:value="-230.387" calcext:value-type="float">
            <text:p>-230.387</text:p>
          </table:table-cell>
          <table:table-cell office:value-type="float" office:value="-247.899" calcext:value-type="float">
            <text:p>-247.899</text:p>
          </table:table-cell>
          <table:table-cell office:value-type="float" office:value="-12.5376" calcext:value-type="float">
            <text:p>-12.5376</text:p>
          </table:table-cell>
          <table:table-cell office:value-type="float" office:value="-356.592" calcext:value-type="float">
            <text:p>-356.592</text:p>
          </table:table-cell>
          <table:table-cell office:value-type="float" office:value="4544.3" calcext:value-type="float">
            <text:p>4544.3</text:p>
          </table:table-cell>
          <table:table-cell office:value-type="float" office:value="3713.4" calcext:value-type="float">
            <text:p>3713.4</text:p>
          </table:table-cell>
          <table:table-cell office:value-type="float" office:value="0.000692672" calcext:value-type="float">
            <text:p>0.000692672</text:p>
          </table:table-cell>
          <table:table-cell office:value-type="float" office:value="-15.6651" calcext:value-type="float">
            <text:p>-15.6651</text:p>
          </table:table-cell>
          <table:table-cell office:value-type="float" office:value="-12.4712" calcext:value-type="float">
            <text:p>-12.4712</text:p>
          </table:table-cell>
          <table:table-cell office:value-type="float" office:value="-64.5596" calcext:value-type="float">
            <text:p>-64.5596</text:p>
          </table:table-cell>
          <table:table-cell office:value-type="float" office:value="-67.4908" calcext:value-type="float">
            <text:p>-67.4908</text:p>
          </table:table-cell>
          <table:table-cell office:value-type="float" office:value="-64.5718" calcext:value-type="float">
            <text:p>-64.5718</text:p>
          </table:table-cell>
          <table:table-cell office:value-type="float" office:value="-34.5143" calcext:value-type="float">
            <text:p>-34.5143</text:p>
          </table:table-cell>
          <table:table-cell office:value-type="float" office:value="1008" calcext:value-type="float">
            <text:p>1008</text:p>
          </table:table-cell>
          <table:table-cell office:value-type="float" office:value="29.398" calcext:value-type="float">
            <text:p>29.398</text:p>
          </table:table-cell>
          <table:table-cell office:value-type="float" office:value="-18.0243" calcext:value-type="float">
            <text:p>-18.0243</text:p>
          </table:table-cell>
          <table:table-cell office:value-type="float" office:value="-18.6661" calcext:value-type="float">
            <text:p>-18.6661</text:p>
          </table:table-cell>
          <table:table-cell office:value-type="float" office:value="2.01285" calcext:value-type="float">
            <text:p>2.01285</text:p>
          </table:table-cell>
          <table:table-cell office:value-type="float" office:value="-46.7206" calcext:value-type="float">
            <text:p>-46.7206</text:p>
          </table:table-cell>
          <table:table-cell office:value-type="float" office:value="85.2099" calcext:value-type="float">
            <text:p>85.2099</text:p>
          </table:table-cell>
          <table:table-cell office:value-type="float" office:value="-48.4694" calcext:value-type="float">
            <text:p>-48.4694</text:p>
          </table:table-cell>
          <table:table-cell office:value-type="float" office:value="8.16756" calcext:value-type="float">
            <text:p>8.16756</text:p>
          </table:table-cell>
          <table:table-cell office:value-type="float" office:value="5.01143" calcext:value-type="float">
            <text:p>5.01143</text:p>
          </table:table-cell>
          <table:table-cell office:value-type="float" office:value="4.78958" calcext:value-type="float">
            <text:p>4.78958</text:p>
          </table:table-cell>
          <table:table-cell office:value-type="float" office:value="0.64184" calcext:value-type="float">
            <text:p>0.64184</text:p>
          </table:table-cell>
          <table:table-cell office:value-type="float" office:value="5.3515" calcext:value-type="float">
            <text:p>5.3515</text:p>
          </table:table-cell>
          <table:table-cell office:value-type="float" office:value="-10.23" calcext:value-type="float">
            <text:p>-10.23</text:p>
          </table:table-cell>
          <table:table-cell office:value-type="float" office:value="2" calcext:value-type="float">
            <text:p>2</text:p>
          </table:table-cell>
          <table:table-cell office:value-type="float" office:value="-12.4712" calcext:value-type="float">
            <text:p>-12.4712</text:p>
          </table:table-cell>
          <table:table-cell office:value-type="float" office:value="-46.8596" calcext:value-type="float">
            <text:p>-46.8596</text:p>
          </table:table-cell>
          <table:table-cell office:value-type="float" office:value="85.8964" calcext:value-type="float">
            <text:p>85.8964</text:p>
          </table:table-cell>
          <table:table-cell office:value-type="float" office:value="-47.7011" calcext:value-type="float">
            <text:p>-47.7011</text:p>
          </table:table-cell>
          <table:table-cell office:value-type="float" office:value="7.91449" calcext:value-type="float">
            <text:p>7.91449</text:p>
          </table:table-cell>
          <table:table-cell office:value-type="float" office:value="5.12495" calcext:value-type="float">
            <text:p>5.12495</text:p>
          </table:table-cell>
          <table:table-cell office:value-type="float" office:value="4.91339" calcext:value-type="float">
            <text:p>4.91339</text:p>
          </table:table-cell>
          <table:table-cell office:value-type="float" office:value="-12.5376" calcext:value-type="float">
            <text:p>-12.5376</text:p>
          </table:table-cell>
          <table:table-cell office:value-type="float" office:value="7.36435" calcext:value-type="float">
            <text:p>7.36435</text:p>
          </table:table-cell>
          <table:table-cell office:value-type="float" office:value="-54.0522" calcext:value-type="float">
            <text:p>-54.0522</text:p>
          </table:table-cell>
          <table:table-cell office:value-type="float" office:value="70.7751" calcext:value-type="float">
            <text:p>70.7751</text:p>
          </table:table-cell>
          <table:table-cell office:value-type="float" office:value="-40.9138" calcext:value-type="float">
            <text:p>-40.9138</text:p>
          </table:table-cell>
          <table:table-cell office:value-type="float" office:value="0.99" calcext:value-type="float">
            <text:p>0.99</text:p>
          </table:table-cell>
          <table:table-cell office:value-type="float" office:value="7.4372" calcext:value-type="float">
            <text:p>7.4372</text:p>
          </table:table-cell>
          <table:table-cell office:value-type="float" office:value="4.16247" calcext:value-type="float">
            <text:p>4.16247</text:p>
          </table:table-cell>
          <table:table-cell office:value-type="float" office:value="3.7241" calcext:value-type="float">
            <text:p>3.7241</text:p>
          </table:table-cell>
          <table:table-cell/>
          <table:table-cell office:value-type="string" calcext:value-type="string">
            <text:p>design_113</text:p>
          </table:table-cell>
          <table:table-cell office:value-type="string" calcext:value-type="string">
            <text:p>GAS</text:p>
          </table:table-cell>
          <table:table-cell office:value-type="float" office:value="-32.9765" calcext:value-type="float">
            <text:p>-32.9765</text:p>
          </table:table-cell>
          <table:table-cell office:value-type="float" office:value="0.0737999999999914" calcext:value-type="float">
            <text:p>0.073799999999992</text:p>
          </table:table-cell>
          <table:table-cell office:value-type="float" office:value="17.238" calcext:value-type="float">
            <text:p>17.238</text:p>
          </table:table-cell>
          <table:table-cell office:value-type="float" office:value="-2.919" calcext:value-type="float">
            <text:p>-2.919</text:p>
          </table:table-cell>
          <table:table-cell office:value-type="float" office:value="0" calcext:value-type="float">
            <text:p>0</text:p>
          </table:table-cell>
          <table:table-cell office:value-type="float" office:value="-0.274000000000001" calcext:value-type="float">
            <text:p>-0.274000000000001</text:p>
          </table:table-cell>
          <table:table-cell office:value-type="float" office:value="-3.1939" calcext:value-type="float">
            <text:p>-3.1939</text:p>
          </table:table-cell>
          <table:table-cell office:value-type="float" office:value="-5.3515" calcext:value-type="float">
            <text:p>-5.3515</text:p>
          </table:table-cell>
          <table:table-cell office:value-type="float" office:value="-823.8" calcext:value-type="float">
            <text:p>-823.8</text:p>
          </table:table-cell>
          <table:table-cell office:value-type="float" office:value="14.4348" calcext:value-type="float">
            <text:p>14.4348</text:p>
          </table:table-cell>
          <table:table-cell office:value-type="float" office:value="0.73036" calcext:value-type="float">
            <text:p>0.73036</text:p>
          </table:table-cell>
          <table:table-cell office:value-type="float" office:value="-7.5556" calcext:value-type="float">
            <text:p>-7.5556</text:p>
          </table:table-cell>
          <table:table-cell office:value-type="float" office:value="1.06548" calcext:value-type="float">
            <text:p>1.06548</text:p>
          </table:table-cell>
          <table:table-cell table:number-columns-repeated="13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YGLLVALLFALLSTLILI</text:p>
          </table:table-cell>
          <table:table-cell office:value-type="float" office:value="1.23002200120032E+020" calcext:value-type="float">
            <text:p>1.23002200120032E+020</text:p>
          </table:table-cell>
          <table:table-cell office:value-type="float" office:value="1.1001100110011E+017" calcext:value-type="float">
            <text:p>1.1001100110011E+017</text:p>
          </table:table-cell>
          <table:table-cell office:value-type="string" calcext:value-type="string">
            <text:p>L--YG--VAL-FA--ST--LI</text:p>
          </table:table-cell>
          <table:table-cell office:value-type="float" office:value="1666650000" calcext:value-type="float">
            <text:p>1666650000</text:p>
          </table:table-cell>
          <table:table-cell office:value-type="float" office:value="3749.53" calcext:value-type="float">
            <text:p>3749.53</text:p>
          </table:table-cell>
          <table:table-cell office:value-type="float" office:value="340.845" calcext:value-type="float">
            <text:p>340.845</text:p>
          </table:table-cell>
          <table:table-cell office:value-type="float" office:value="-360.337" calcext:value-type="float">
            <text:p>-360.337</text:p>
          </table:table-cell>
          <table:table-cell office:value-type="float" office:value="-360.23" calcext:value-type="float">
            <text:p>-360.23</text:p>
          </table:table-cell>
          <table:table-cell office:value-type="float" office:value="-19.4919" calcext:value-type="float">
            <text:p>-19.4919</text:p>
          </table:table-cell>
          <table:table-cell office:value-type="float" office:value="-76.2591" calcext:value-type="float">
            <text:p>-76.2591</text:p>
          </table:table-cell>
          <table:table-cell office:value-type="float" office:value="-76.2453" calcext:value-type="float">
            <text:p>-76.2453</text:p>
          </table:table-cell>
          <table:table-cell office:value-type="float" office:value="-76.1404" calcext:value-type="float">
            <text:p>-76.1404</text:p>
          </table:table-cell>
          <table:table-cell office:value-type="float" office:value="-74.3188" calcext:value-type="float">
            <text:p>-74.3188</text:p>
          </table:table-cell>
          <table:table-cell office:value-type="float" office:value="-227.755" calcext:value-type="float">
            <text:p>-227.755</text:p>
          </table:table-cell>
          <table:table-cell office:value-type="float" office:value="-228.293" calcext:value-type="float">
            <text:p>-228.293</text:p>
          </table:table-cell>
          <table:table-cell office:value-type="float" office:value="-227.748" calcext:value-type="float">
            <text:p>-227.748</text:p>
          </table:table-cell>
          <table:table-cell office:value-type="float" office:value="-246.209" calcext:value-type="float">
            <text:p>-246.209</text:p>
          </table:table-cell>
          <table:table-cell office:value-type="float" office:value="-13.5752" calcext:value-type="float">
            <text:p>-13.5752</text:p>
          </table:table-cell>
          <table:table-cell office:value-type="float" office:value="-346.761" calcext:value-type="float">
            <text:p>-346.761</text:p>
          </table:table-cell>
          <table:table-cell office:value-type="float" office:value="4576.49" calcext:value-type="float">
            <text:p>4576.49</text:p>
          </table:table-cell>
          <table:table-cell office:value-type="float" office:value="3783.5" calcext:value-type="float">
            <text:p>3783.5</text:p>
          </table:table-cell>
          <table:table-cell office:value-type="float" office:value="0.000409306" calcext:value-type="float">
            <text:p>0.000409306</text:p>
          </table:table-cell>
          <table:table-cell office:value-type="float" office:value="-15.6531" calcext:value-type="float">
            <text:p>-15.6531</text:p>
          </table:table-cell>
          <table:table-cell office:value-type="float" office:value="-13.4684" calcext:value-type="float">
            <text:p>-13.4684</text:p>
          </table:table-cell>
          <table:table-cell office:value-type="float" office:value="-56.323" calcext:value-type="float">
            <text:p>-56.323</text:p>
          </table:table-cell>
          <table:table-cell office:value-type="float" office:value="-57.8761" calcext:value-type="float">
            <text:p>-57.8761</text:p>
          </table:table-cell>
          <table:table-cell office:value-type="float" office:value="-56.3411" calcext:value-type="float">
            <text:p>-56.3411</text:p>
          </table:table-cell>
          <table:table-cell office:value-type="float" office:value="-26.2338" calcext:value-type="float">
            <text:p>-26.2338</text:p>
          </table:table-cell>
          <table:table-cell office:value-type="float" office:value="954" calcext:value-type="float">
            <text:p>954</text:p>
          </table:table-cell>
          <table:table-cell office:value-type="float" office:value="354.825" calcext:value-type="float">
            <text:p>354.825</text:p>
          </table:table-cell>
          <table:table-cell office:value-type="float" office:value="-13.7912" calcext:value-type="float">
            <text:p>-13.7912</text:p>
          </table:table-cell>
          <table:table-cell office:value-type="float" office:value="-15.5071" calcext:value-type="float">
            <text:p>-15.5071</text:p>
          </table:table-cell>
          <table:table-cell office:value-type="float" office:value="3.98479" calcext:value-type="float">
            <text:p>3.98479</text:p>
          </table:table-cell>
          <table:table-cell office:value-type="float" office:value="-28.521" calcext:value-type="float">
            <text:p>-28.521</text:p>
          </table:table-cell>
          <table:table-cell office:value-type="float" office:value="92.1985" calcext:value-type="float">
            <text:p>92.1985</text:p>
          </table:table-cell>
          <table:table-cell office:value-type="float" office:value="-37.857" calcext:value-type="float">
            <text:p>-37.857</text:p>
          </table:table-cell>
          <table:table-cell office:value-type="float" office:value="7.75491" calcext:value-type="float">
            <text:p>7.75491</text:p>
          </table:table-cell>
          <table:table-cell office:value-type="float" office:value="3.22495" calcext:value-type="float">
            <text:p>3.22495</text:p>
          </table:table-cell>
          <table:table-cell office:value-type="float" office:value="3.10793" calcext:value-type="float">
            <text:p>3.10793</text:p>
          </table:table-cell>
          <table:table-cell office:value-type="float" office:value="1.7159" calcext:value-type="float">
            <text:p>1.7159</text:p>
          </table:table-cell>
          <table:table-cell office:value-type="float" office:value="0.239709" calcext:value-type="float">
            <text:p>0.239709</text:p>
          </table:table-cell>
          <table:table-cell office:value-type="float" office:value="-13.2387" calcext:value-type="float">
            <text:p>-13.2387</text:p>
          </table:table-cell>
          <table:table-cell office:value-type="float" office:value="2" calcext:value-type="float">
            <text:p>2</text:p>
          </table:table-cell>
          <table:table-cell office:value-type="float" office:value="-13.4684" calcext:value-type="float">
            <text:p>-13.4684</text:p>
          </table:table-cell>
          <table:table-cell office:value-type="float" office:value="-29.252" calcext:value-type="float">
            <text:p>-29.252</text:p>
          </table:table-cell>
          <table:table-cell office:value-type="float" office:value="88.769" calcext:value-type="float">
            <text:p>88.769</text:p>
          </table:table-cell>
          <table:table-cell office:value-type="float" office:value="-37.5867" calcext:value-type="float">
            <text:p>-37.5867</text:p>
          </table:table-cell>
          <table:table-cell office:value-type="float" office:value="7.78793" calcext:value-type="float">
            <text:p>7.78793</text:p>
          </table:table-cell>
          <table:table-cell office:value-type="float" office:value="2.87161" calcext:value-type="float">
            <text:p>2.87161</text:p>
          </table:table-cell>
          <table:table-cell office:value-type="float" office:value="2.70315" calcext:value-type="float">
            <text:p>2.70315</text:p>
          </table:table-cell>
          <table:table-cell office:value-type="float" office:value="-13.5752" calcext:value-type="float">
            <text:p>-13.5752</text:p>
          </table:table-cell>
          <table:table-cell office:value-type="float" office:value="4.2245" calcext:value-type="float">
            <text:p>4.2245</text:p>
          </table:table-cell>
          <table:table-cell office:value-type="float" office:value="-29.7721" calcext:value-type="float">
            <text:p>-29.7721</text:p>
          </table:table-cell>
          <table:table-cell office:value-type="float" office:value="83.8652" calcext:value-type="float">
            <text:p>83.8652</text:p>
          </table:table-cell>
          <table:table-cell office:value-type="float" office:value="-38.3126" calcext:value-type="float">
            <text:p>-38.3126</text:p>
          </table:table-cell>
          <table:table-cell office:value-type="float" office:value="0.93" calcext:value-type="float">
            <text:p>0.93</text:p>
          </table:table-cell>
          <table:table-cell office:value-type="float" office:value="7.3949" calcext:value-type="float">
            <text:p>7.3949</text:p>
          </table:table-cell>
          <table:table-cell office:value-type="float" office:value="2.28762" calcext:value-type="float">
            <text:p>2.28762</text:p>
          </table:table-cell>
          <table:table-cell office:value-type="float" office:value="2.0456" calcext:value-type="float">
            <text:p>2.0456</text:p>
          </table:table-cell>
          <table:table-cell/>
          <table:table-cell office:value-type="string" calcext:value-type="string">
            <text:p>design_170</text:p>
          </table:table-cell>
          <table:table-cell office:value-type="string" calcext:value-type="string">
            <text:p>GAS</text:p>
          </table:table-cell>
          <table:table-cell office:value-type="float" office:value="-31.6423" calcext:value-type="float">
            <text:p>-31.6423</text:p>
          </table:table-cell>
          <table:table-cell office:value-type="float" office:value="-1.9265" calcext:value-type="float">
            <text:p>-1.9265</text:p>
          </table:table-cell>
          <table:table-cell office:value-type="float" office:value="17.916" calcext:value-type="float">
            <text:p>17.916</text:p>
          </table:table-cell>
          <table:table-cell office:value-type="float" office:value="-1.535" calcext:value-type="float">
            <text:p>-1.535</text:p>
          </table:table-cell>
          <table:table-cell office:value-type="float" office:value="-0.104900000000001" calcext:value-type="float">
            <text:p>-0.104900000000001</text:p>
          </table:table-cell>
          <table:table-cell office:value-type="float" office:value="-0.545000000000016" calcext:value-type="float">
            <text:p>-0.545000000000016</text:p>
          </table:table-cell>
          <table:table-cell office:value-type="float" office:value="-2.1847" calcext:value-type="float">
            <text:p>-2.1847</text:p>
          </table:table-cell>
          <table:table-cell office:value-type="float" office:value="-0.23971" calcext:value-type="float">
            <text:p>-0.23971</text:p>
          </table:table-cell>
          <table:table-cell office:value-type="float" office:value="-826.96" calcext:value-type="float">
            <text:p>-826.96</text:p>
          </table:table-cell>
          <table:table-cell office:value-type="float" office:value="8.33329999999999" calcext:value-type="float">
            <text:p>8.33329999999999</text:p>
          </table:table-cell>
          <table:table-cell office:value-type="float" office:value="0.36001" calcext:value-type="float">
            <text:p>0.36001</text:p>
          </table:table-cell>
          <table:table-cell office:value-type="float" office:value="0.455600000000004" calcext:value-type="float">
            <text:p>0.455600000000004</text:p>
          </table:table-cell>
          <table:table-cell office:value-type="float" office:value="1.06233" calcext:value-type="float">
            <text:p>1.06233</text:p>
          </table:table-cell>
          <table:table-cell table:number-columns-repeated="13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LLLLLLTALLFVLISLLILI</text:p>
          </table:table-cell>
          <table:table-cell office:value-type="float" office:value="1.0330020023003E+020" calcext:value-type="float">
            <text:p>1.0330020023003E+020</text:p>
          </table:table-cell>
          <table:table-cell office:value-type="float" office:value="1.10110011011E+016" calcext:value-type="float">
            <text:p>1.10110011011E+016</text:p>
          </table:table-cell>
          <table:table-cell office:value-type="string" calcext:value-type="string">
            <text:p>LL--LL-TA--FV-IS--I--</text:p>
          </table:table-cell>
          <table:table-cell office:value-type="float" office:value="1666660000" calcext:value-type="float">
            <text:p>1666660000</text:p>
          </table:table-cell>
          <table:table-cell office:value-type="float" office:value="3601.57" calcext:value-type="float">
            <text:p>3601.57</text:p>
          </table:table-cell>
          <table:table-cell office:value-type="float" office:value="375.434" calcext:value-type="float">
            <text:p>375.434</text:p>
          </table:table-cell>
          <table:table-cell office:value-type="float" office:value="-390.81" calcext:value-type="float">
            <text:p>-390.81</text:p>
          </table:table-cell>
          <table:table-cell office:value-type="float" office:value="-390.755" calcext:value-type="float">
            <text:p>-390.755</text:p>
          </table:table-cell>
          <table:table-cell office:value-type="float" office:value="-15.3759" calcext:value-type="float">
            <text:p>-15.3759</text:p>
          </table:table-cell>
          <table:table-cell office:value-type="float" office:value="-74.2156" calcext:value-type="float">
            <text:p>-74.2156</text:p>
          </table:table-cell>
          <table:table-cell office:value-type="float" office:value="-74.1542" calcext:value-type="float">
            <text:p>-74.1542</text:p>
          </table:table-cell>
          <table:table-cell office:value-type="float" office:value="-74.1549" calcext:value-type="float">
            <text:p>-74.1549</text:p>
          </table:table-cell>
          <table:table-cell office:value-type="float" office:value="-74.2822" calcext:value-type="float">
            <text:p>-74.2822</text:p>
          </table:table-cell>
          <table:table-cell office:value-type="float" office:value="-226.936" calcext:value-type="float">
            <text:p>-226.936</text:p>
          </table:table-cell>
          <table:table-cell office:value-type="float" office:value="-233.195" calcext:value-type="float">
            <text:p>-233.195</text:p>
          </table:table-cell>
          <table:table-cell office:value-type="float" office:value="-226.935" calcext:value-type="float">
            <text:p>-226.935</text:p>
          </table:table-cell>
          <table:table-cell office:value-type="float" office:value="-245.596" calcext:value-type="float">
            <text:p>-245.596</text:p>
          </table:table-cell>
          <table:table-cell office:value-type="float" office:value="-6.67316" calcext:value-type="float">
            <text:p>-6.67316</text:p>
          </table:table-cell>
          <table:table-cell office:value-type="float" office:value="-384.137" calcext:value-type="float">
            <text:p>-384.137</text:p>
          </table:table-cell>
          <table:table-cell office:value-type="float" office:value="4568.42" calcext:value-type="float">
            <text:p>4568.42</text:p>
          </table:table-cell>
          <table:table-cell office:value-type="float" office:value="3630.28" calcext:value-type="float">
            <text:p>3630.28</text:p>
          </table:table-cell>
          <table:table-cell office:value-type="float" office:value="0.00123403" calcext:value-type="float">
            <text:p>0.00123403</text:p>
          </table:table-cell>
          <table:table-cell office:value-type="float" office:value="-15.6193" calcext:value-type="float">
            <text:p>-15.6193</text:p>
          </table:table-cell>
          <table:table-cell office:value-type="float" office:value="-6.61842" calcext:value-type="float">
            <text:p>-6.61842</text:p>
          </table:table-cell>
          <table:table-cell office:value-type="float" office:value="-89.6588" calcext:value-type="float">
            <text:p>-89.6588</text:p>
          </table:table-cell>
          <table:table-cell office:value-type="float" office:value="-92.4069" calcext:value-type="float">
            <text:p>-92.4069</text:p>
          </table:table-cell>
          <table:table-cell office:value-type="float" office:value="-89.6649" calcext:value-type="float">
            <text:p>-89.6649</text:p>
          </table:table-cell>
          <table:table-cell office:value-type="float" office:value="-64.2582" calcext:value-type="float">
            <text:p>-64.2582</text:p>
          </table:table-cell>
          <table:table-cell office:value-type="float" office:value="938" calcext:value-type="float">
            <text:p>938</text:p>
          </table:table-cell>
          <table:table-cell office:value-type="float" office:value="204.407" calcext:value-type="float">
            <text:p>204.407</text:p>
          </table:table-cell>
          <table:table-cell office:value-type="float" office:value="-11.4037" calcext:value-type="float">
            <text:p>-11.4037</text:p>
          </table:table-cell>
          <table:table-cell office:value-type="float" office:value="-12.9755" calcext:value-type="float">
            <text:p>-12.9755</text:p>
          </table:table-cell>
          <table:table-cell office:value-type="float" office:value="2.40035" calcext:value-type="float">
            <text:p>2.40035</text:p>
          </table:table-cell>
          <table:table-cell office:value-type="float" office:value="-54.4518" calcext:value-type="float">
            <text:p>-54.4518</text:p>
          </table:table-cell>
          <table:table-cell office:value-type="float" office:value="72.8588" calcext:value-type="float">
            <text:p>72.8588</text:p>
          </table:table-cell>
          <table:table-cell office:value-type="float" office:value="18.1823" calcext:value-type="float">
            <text:p>18.1823</text:p>
          </table:table-cell>
          <table:table-cell office:value-type="float" office:value="9.29439" calcext:value-type="float">
            <text:p>9.29439</text:p>
          </table:table-cell>
          <table:table-cell office:value-type="float" office:value="4.5037" calcext:value-type="float">
            <text:p>4.5037</text:p>
          </table:table-cell>
          <table:table-cell office:value-type="float" office:value="4.09658" calcext:value-type="float">
            <text:p>4.09658</text:p>
          </table:table-cell>
          <table:table-cell office:value-type="float" office:value="1.5718" calcext:value-type="float">
            <text:p>1.5718</text:p>
          </table:table-cell>
          <table:table-cell office:value-type="float" office:value="4.10343" calcext:value-type="float">
            <text:p>4.10343</text:p>
          </table:table-cell>
          <table:table-cell office:value-type="float" office:value="-5.49174" calcext:value-type="float">
            <text:p>-5.49174</text:p>
          </table:table-cell>
          <table:table-cell office:value-type="float" office:value="4" calcext:value-type="float">
            <text:p>4</text:p>
          </table:table-cell>
          <table:table-cell office:value-type="float" office:value="-6.61842" calcext:value-type="float">
            <text:p>-6.61842</text:p>
          </table:table-cell>
          <table:table-cell office:value-type="float" office:value="-52.3275" calcext:value-type="float">
            <text:p>-52.3275</text:p>
          </table:table-cell>
          <table:table-cell office:value-type="float" office:value="69.1992" calcext:value-type="float">
            <text:p>69.1992</text:p>
          </table:table-cell>
          <table:table-cell office:value-type="float" office:value="20.0943" calcext:value-type="float">
            <text:p>20.0943</text:p>
          </table:table-cell>
          <table:table-cell office:value-type="float" office:value="9.52585" calcext:value-type="float">
            <text:p>9.52585</text:p>
          </table:table-cell>
          <table:table-cell office:value-type="float" office:value="3.69102" calcext:value-type="float">
            <text:p>3.69102</text:p>
          </table:table-cell>
          <table:table-cell office:value-type="float" office:value="3.22901" calcext:value-type="float">
            <text:p>3.22901</text:p>
          </table:table-cell>
          <table:table-cell office:value-type="float" office:value="-6.67316" calcext:value-type="float">
            <text:p>-6.67316</text:p>
          </table:table-cell>
          <table:table-cell office:value-type="float" office:value="6.50378" calcext:value-type="float">
            <text:p>6.50378</text:p>
          </table:table-cell>
          <table:table-cell office:value-type="float" office:value="-56.5141" calcext:value-type="float">
            <text:p>-56.5141</text:p>
          </table:table-cell>
          <table:table-cell office:value-type="float" office:value="55.8639" calcext:value-type="float">
            <text:p>55.8639</text:p>
          </table:table-cell>
          <table:table-cell office:value-type="float" office:value="27.886" calcext:value-type="float">
            <text:p>27.886</text:p>
          </table:table-cell>
          <table:table-cell office:value-type="float" office:value="0.82" calcext:value-type="float">
            <text:p>0.82</text:p>
          </table:table-cell>
          <table:table-cell office:value-type="float" office:value="8.9625" calcext:value-type="float">
            <text:p>8.9625</text:p>
          </table:table-cell>
          <table:table-cell office:value-type="float" office:value="2.51874" calcext:value-type="float">
            <text:p>2.51874</text:p>
          </table:table-cell>
          <table:table-cell office:value-type="float" office:value="1.8567" calcext:value-type="float">
            <text:p>1.8567</text:p>
          </table:table-cell>
          <table:table-cell/>
          <table:table-cell office:value-type="string" calcext:value-type="string">
            <text:p>design_242</text:p>
          </table:table-cell>
          <table:table-cell office:value-type="string" calcext:value-type="string">
            <text:p>Left</text:p>
          </table:table-cell>
          <table:table-cell office:value-type="float" office:value="-28.1487" calcext:value-type="float">
            <text:p>-28.1487</text:p>
          </table:table-cell>
          <table:table-cell office:value-type="float" office:value="0.128" calcext:value-type="float">
            <text:p>0.128</text:p>
          </table:table-cell>
          <table:table-cell office:value-type="float" office:value="12.401" calcext:value-type="float">
            <text:p>12.401</text:p>
          </table:table-cell>
          <table:table-cell office:value-type="float" office:value="-2.74199999999999" calcext:value-type="float">
            <text:p>-2.74199999999999</text:p>
          </table:table-cell>
          <table:table-cell office:value-type="float" office:value="0.000699999999994816" calcext:value-type="float">
            <text:p>0.000699999999995</text:p>
          </table:table-cell>
          <table:table-cell office:value-type="float" office:value="-6.25999999999999" calcext:value-type="float">
            <text:p>-6.25999999999999</text:p>
          </table:table-cell>
          <table:table-cell office:value-type="float" office:value="-9.00088" calcext:value-type="float">
            <text:p>-9.00088</text:p>
          </table:table-cell>
          <table:table-cell office:value-type="float" office:value="-4.10343" calcext:value-type="float">
            <text:p>-4.10343</text:p>
          </table:table-cell>
          <table:table-cell office:value-type="float" office:value="-966.85" calcext:value-type="float">
            <text:p>-966.85</text:p>
          </table:table-cell>
          <table:table-cell office:value-type="float" office:value="16.9949" calcext:value-type="float">
            <text:p>16.9949</text:p>
          </table:table-cell>
          <table:table-cell office:value-type="float" office:value="0.33189" calcext:value-type="float">
            <text:p>0.33189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23988" calcext:value-type="float">
            <text:p>2.23988</text:p>
          </table:table-cell>
          <table:table-cell table:number-columns-repeated="13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LLYALLFTLVSLLLILLILI</text:p>
          </table:table-cell>
          <table:table-cell office:value-type="float" office:value="1.300230020032E+019" calcext:value-type="float">
            <text:p>1.300230020032E+019</text:p>
          </table:table-cell>
          <table:table-cell office:value-type="float" office:value="1.100110110011E+017" calcext:value-type="float">
            <text:p>1.100110110011E+017</text:p>
          </table:table-cell>
          <table:table-cell office:value-type="string" calcext:value-type="string">
            <text:p>LL-YA--FT-VS--LI-LI--</text:p>
          </table:table-cell>
          <table:table-cell office:value-type="float" office:value="1666660000" calcext:value-type="float">
            <text:p>1666660000</text:p>
          </table:table-cell>
          <table:table-cell office:value-type="float" office:value="3741.13" calcext:value-type="float">
            <text:p>3741.13</text:p>
          </table:table-cell>
          <table:table-cell office:value-type="float" office:value="368.721" calcext:value-type="float">
            <text:p>368.721</text:p>
          </table:table-cell>
          <table:table-cell office:value-type="float" office:value="-380.752" calcext:value-type="float">
            <text:p>-380.752</text:p>
          </table:table-cell>
          <table:table-cell office:value-type="float" office:value="-380.749" calcext:value-type="float">
            <text:p>-380.749</text:p>
          </table:table-cell>
          <table:table-cell office:value-type="float" office:value="-12.0311" calcext:value-type="float">
            <text:p>-12.0311</text:p>
          </table:table-cell>
          <table:table-cell office:value-type="float" office:value="-74.1578" calcext:value-type="float">
            <text:p>-74.1578</text:p>
          </table:table-cell>
          <table:table-cell office:value-type="float" office:value="-74.2132" calcext:value-type="float">
            <text:p>-74.2132</text:p>
          </table:table-cell>
          <table:table-cell office:value-type="float" office:value="-74.1527" calcext:value-type="float">
            <text:p>-74.1527</text:p>
          </table:table-cell>
          <table:table-cell office:value-type="float" office:value="-74.2184" calcext:value-type="float">
            <text:p>-74.2184</text:p>
          </table:table-cell>
          <table:table-cell office:value-type="float" office:value="-232.046" calcext:value-type="float">
            <text:p>-232.046</text:p>
          </table:table-cell>
          <table:table-cell office:value-type="float" office:value="-233.979" calcext:value-type="float">
            <text:p>-233.979</text:p>
          </table:table-cell>
          <table:table-cell office:value-type="float" office:value="-232.042" calcext:value-type="float">
            <text:p>-232.042</text:p>
          </table:table-cell>
          <table:table-cell office:value-type="float" office:value="-253.914" calcext:value-type="float">
            <text:p>-253.914</text:p>
          </table:table-cell>
          <table:table-cell office:value-type="float" office:value="-9.59374" calcext:value-type="float">
            <text:p>-9.59374</text:p>
          </table:table-cell>
          <table:table-cell office:value-type="float" office:value="-371.158" calcext:value-type="float">
            <text:p>-371.158</text:p>
          </table:table-cell>
          <table:table-cell office:value-type="float" office:value="4652.55" calcext:value-type="float">
            <text:p>4652.55</text:p>
          </table:table-cell>
          <table:table-cell office:value-type="float" office:value="3752.47" calcext:value-type="float">
            <text:p>3752.47</text:p>
          </table:table-cell>
          <table:table-cell office:value-type="float" office:value="0.000665143" calcext:value-type="float">
            <text:p>0.000665143</text:p>
          </table:table-cell>
          <table:table-cell office:value-type="float" office:value="-15.618" calcext:value-type="float">
            <text:p>-15.618</text:p>
          </table:table-cell>
          <table:table-cell office:value-type="float" office:value="-9.5907" calcext:value-type="float">
            <text:p>-9.5907</text:p>
          </table:table-cell>
          <table:table-cell office:value-type="float" office:value="-74.5477" calcext:value-type="float">
            <text:p>-74.5477</text:p>
          </table:table-cell>
          <table:table-cell office:value-type="float" office:value="-78.5837" calcext:value-type="float">
            <text:p>-78.5837</text:p>
          </table:table-cell>
          <table:table-cell office:value-type="float" office:value="-74.5543" calcext:value-type="float">
            <text:p>-74.5543</text:p>
          </table:table-cell>
          <table:table-cell office:value-type="float" office:value="-43.0261" calcext:value-type="float">
            <text:p>-43.0261</text:p>
          </table:table-cell>
          <table:table-cell office:value-type="float" office:value="936" calcext:value-type="float">
            <text:p>936</text:p>
          </table:table-cell>
          <table:table-cell office:value-type="float" office:value="387.835" calcext:value-type="float">
            <text:p>387.835</text:p>
          </table:table-cell>
          <table:table-cell office:value-type="float" office:value="-7.14207" calcext:value-type="float">
            <text:p>-7.14207</text:p>
          </table:table-cell>
          <table:table-cell office:value-type="float" office:value="-9.77271" calcext:value-type="float">
            <text:p>-9.77271</text:p>
          </table:table-cell>
          <table:table-cell office:value-type="float" office:value="2.25838" calcext:value-type="float">
            <text:p>2.25838</text:p>
          </table:table-cell>
          <table:table-cell office:value-type="float" office:value="-102.529" calcext:value-type="float">
            <text:p>-102.529</text:p>
          </table:table-cell>
          <table:table-cell office:value-type="float" office:value="39.5938" calcext:value-type="float">
            <text:p>39.5938</text:p>
          </table:table-cell>
          <table:table-cell office:value-type="float" office:value="21.4274" calcext:value-type="float">
            <text:p>21.4274</text:p>
          </table:table-cell>
          <table:table-cell office:value-type="float" office:value="9.04376" calcext:value-type="float">
            <text:p>9.04376</text:p>
          </table:table-cell>
          <table:table-cell office:value-type="float" office:value="7.22446" calcext:value-type="float">
            <text:p>7.22446</text:p>
          </table:table-cell>
          <table:table-cell office:value-type="float" office:value="6.31836" calcext:value-type="float">
            <text:p>6.31836</text:p>
          </table:table-cell>
          <table:table-cell office:value-type="float" office:value="2.63063" calcext:value-type="float">
            <text:p>2.63063</text:p>
          </table:table-cell>
          <table:table-cell office:value-type="float" office:value="4.53999" calcext:value-type="float">
            <text:p>4.53999</text:p>
          </table:table-cell>
          <table:table-cell office:value-type="float" office:value="-9.50169" calcext:value-type="float">
            <text:p>-9.50169</text:p>
          </table:table-cell>
          <table:table-cell office:value-type="float" office:value="1" calcext:value-type="float">
            <text:p>1</text:p>
          </table:table-cell>
          <table:table-cell office:value-type="float" office:value="-9.5907" calcext:value-type="float">
            <text:p>-9.5907</text:p>
          </table:table-cell>
          <table:table-cell office:value-type="float" office:value="-106.199" calcext:value-type="float">
            <text:p>-106.199</text:p>
          </table:table-cell>
          <table:table-cell office:value-type="float" office:value="30.4674" calcext:value-type="float">
            <text:p>30.4674</text:p>
          </table:table-cell>
          <table:table-cell office:value-type="float" office:value="22.1393" calcext:value-type="float">
            <text:p>22.1393</text:p>
          </table:table-cell>
          <table:table-cell office:value-type="float" office:value="9.2227" calcext:value-type="float">
            <text:p>9.2227</text:p>
          </table:table-cell>
          <table:table-cell office:value-type="float" office:value="6.54288" calcext:value-type="float">
            <text:p>6.54288</text:p>
          </table:table-cell>
          <table:table-cell office:value-type="float" office:value="5.49989" calcext:value-type="float">
            <text:p>5.49989</text:p>
          </table:table-cell>
          <table:table-cell office:value-type="float" office:value="-9.59374" calcext:value-type="float">
            <text:p>-9.59374</text:p>
          </table:table-cell>
          <table:table-cell office:value-type="float" office:value="6.79837" calcext:value-type="float">
            <text:p>6.79837</text:p>
          </table:table-cell>
          <table:table-cell office:value-type="float" office:value="-105.147" calcext:value-type="float">
            <text:p>-105.147</text:p>
          </table:table-cell>
          <table:table-cell office:value-type="float" office:value="22.8773" calcext:value-type="float">
            <text:p>22.8773</text:p>
          </table:table-cell>
          <table:table-cell office:value-type="float" office:value="20.1879" calcext:value-type="float">
            <text:p>20.1879</text:p>
          </table:table-cell>
          <table:table-cell office:value-type="float" office:value="0.95" calcext:value-type="float">
            <text:p>0.95</text:p>
          </table:table-cell>
          <table:table-cell office:value-type="float" office:value="9.2625" calcext:value-type="float">
            <text:p>9.2625</text:p>
          </table:table-cell>
          <table:table-cell office:value-type="float" office:value="5.36044" calcext:value-type="float">
            <text:p>5.36044</text:p>
          </table:table-cell>
          <table:table-cell office:value-type="float" office:value="4.2036" calcext:value-type="float">
            <text:p>4.2036</text:p>
          </table:table-cell>
          <table:table-cell/>
          <table:table-cell office:value-type="string" calcext:value-type="string">
            <text:p>design_322</text:p>
          </table:table-cell>
          <table:table-cell office:value-type="string" calcext:value-type="string">
            <text:p>Left</text:p>
          </table:table-cell>
          <table:table-cell office:value-type="float" office:value="-35.5576" calcext:value-type="float">
            <text:p>-35.5576</text:p>
          </table:table-cell>
          <table:table-cell office:value-type="float" office:value="0.00520000000000209" calcext:value-type="float">
            <text:p>0.005200000000002</text:p>
          </table:table-cell>
          <table:table-cell office:value-type="float" office:value="19.935" calcext:value-type="float">
            <text:p>19.935</text:p>
          </table:table-cell>
          <table:table-cell office:value-type="float" office:value="-4.0294" calcext:value-type="float">
            <text:p>-4.0294</text:p>
          </table:table-cell>
          <table:table-cell office:value-type="float" office:value="-0.0605000000000047" calcext:value-type="float">
            <text:p>-0.060500000000005</text:p>
          </table:table-cell>
          <table:table-cell office:value-type="float" office:value="-1.93700000000001" calcext:value-type="float">
            <text:p>-1.93700000000001</text:p>
          </table:table-cell>
          <table:table-cell office:value-type="float" office:value="-6.0273" calcext:value-type="float">
            <text:p>-6.0273</text:p>
          </table:table-cell>
          <table:table-cell office:value-type="float" office:value="-4.53999" calcext:value-type="float">
            <text:p>-4.53999</text:p>
          </table:table-cell>
          <table:table-cell office:value-type="float" office:value="-911.42" calcext:value-type="float">
            <text:p>-911.42</text:p>
          </table:table-cell>
          <table:table-cell office:value-type="float" office:value="16.7165" calcext:value-type="float">
            <text:p>16.7165</text:p>
          </table:table-cell>
          <table:table-cell office:value-type="float" office:value="-0.218739999999999" calcext:value-type="float">
            <text:p>-0.218739999999999</text:p>
          </table:table-cell>
          <table:table-cell office:value-type="float" office:value="1.2395" calcext:value-type="float">
            <text:p>1.2395</text:p>
          </table:table-cell>
          <table:table-cell office:value-type="float" office:value="2.11476" calcext:value-type="float">
            <text:p>2.11476</text:p>
          </table:table-cell>
          <table:table-cell table:number-columns-repeated="13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LAILLLVLFTLLSYLILI</text:p>
          </table:table-cell>
          <table:table-cell office:value-type="float" office:value="1.03300310020031E+020" calcext:value-type="float">
            <text:p>1.03300310020031E+020</text:p>
          </table:table-cell>
          <table:table-cell office:value-type="float" office:value="1.100110110011E+016" calcext:value-type="float">
            <text:p>1.100110110011E+016</text:p>
          </table:table-cell>
          <table:table-cell office:value-type="string" calcext:value-type="string">
            <text:p>LL--AI-LLV-FT-LSY-I--</text:p>
          </table:table-cell>
          <table:table-cell office:value-type="float" office:value="1666660000" calcext:value-type="float">
            <text:p>1666660000</text:p>
          </table:table-cell>
          <table:table-cell office:value-type="float" office:value="3666.22" calcext:value-type="float">
            <text:p>3666.22</text:p>
          </table:table-cell>
          <table:table-cell office:value-type="float" office:value="360.236" calcext:value-type="float">
            <text:p>360.236</text:p>
          </table:table-cell>
          <table:table-cell office:value-type="float" office:value="-378.821" calcext:value-type="float">
            <text:p>-378.821</text:p>
          </table:table-cell>
          <table:table-cell office:value-type="float" office:value="-378.808" calcext:value-type="float">
            <text:p>-378.808</text:p>
          </table:table-cell>
          <table:table-cell office:value-type="float" office:value="-18.5855" calcext:value-type="float">
            <text:p>-18.5855</text:p>
          </table:table-cell>
          <table:table-cell office:value-type="float" office:value="-74.2109" calcext:value-type="float">
            <text:p>-74.2109</text:p>
          </table:table-cell>
          <table:table-cell table:number-columns-repeated="2" office:value-type="float" office:value="-74.1931" calcext:value-type="float">
            <text:p>-74.1931</text:p>
          </table:table-cell>
          <table:table-cell office:value-type="float" office:value="-74.2109" calcext:value-type="float">
            <text:p>-74.2109</text:p>
          </table:table-cell>
          <table:table-cell office:value-type="float" office:value="-232.65" calcext:value-type="float">
            <text:p>-232.65</text:p>
          </table:table-cell>
          <table:table-cell office:value-type="float" office:value="-241.607" calcext:value-type="float">
            <text:p>-241.607</text:p>
          </table:table-cell>
          <table:table-cell office:value-type="float" office:value="-232.648" calcext:value-type="float">
            <text:p>-232.648</text:p>
          </table:table-cell>
          <table:table-cell office:value-type="float" office:value="-248.912" calcext:value-type="float">
            <text:p>-248.912</text:p>
          </table:table-cell>
          <table:table-cell office:value-type="float" office:value="-7.30556" calcext:value-type="float">
            <text:p>-7.30556</text:p>
          </table:table-cell>
          <table:table-cell office:value-type="float" office:value="-371.516" calcext:value-type="float">
            <text:p>-371.516</text:p>
          </table:table-cell>
          <table:table-cell office:value-type="float" office:value="4524.7" calcext:value-type="float">
            <text:p>4524.7</text:p>
          </table:table-cell>
          <table:table-cell office:value-type="float" office:value="3667.25" calcext:value-type="float">
            <text:p>3667.25</text:p>
          </table:table-cell>
          <table:table-cell office:value-type="float" office:value="0.000859728" calcext:value-type="float">
            <text:p>0.000859728</text:p>
          </table:table-cell>
          <table:table-cell office:value-type="float" office:value="-15.6033" calcext:value-type="float">
            <text:p>-15.6033</text:p>
          </table:table-cell>
          <table:table-cell office:value-type="float" office:value="-7.29227" calcext:value-type="float">
            <text:p>-7.29227</text:p>
          </table:table-cell>
          <table:table-cell office:value-type="float" office:value="-71.96" calcext:value-type="float">
            <text:p>-71.96</text:p>
          </table:table-cell>
          <table:table-cell office:value-type="float" office:value="-71.3191" calcext:value-type="float">
            <text:p>-71.3191</text:p>
          </table:table-cell>
          <table:table-cell office:value-type="float" office:value="-71.9669" calcext:value-type="float">
            <text:p>-71.9669</text:p>
          </table:table-cell>
          <table:table-cell office:value-type="float" office:value="-48.393" calcext:value-type="float">
            <text:p>-48.393</text:p>
          </table:table-cell>
          <table:table-cell office:value-type="float" office:value="983" calcext:value-type="float">
            <text:p>983</text:p>
          </table:table-cell>
          <table:table-cell office:value-type="float" office:value="165.112" calcext:value-type="float">
            <text:p>165.112</text:p>
          </table:table-cell>
          <table:table-cell office:value-type="float" office:value="-12.784" calcext:value-type="float">
            <text:p>-12.784</text:p>
          </table:table-cell>
          <table:table-cell office:value-type="float" office:value="-15.8728" calcext:value-type="float">
            <text:p>-15.8728</text:p>
          </table:table-cell>
          <table:table-cell office:value-type="float" office:value="2.7127" calcext:value-type="float">
            <text:p>2.7127</text:p>
          </table:table-cell>
          <table:table-cell office:value-type="float" office:value="-49.4938" calcext:value-type="float">
            <text:p>-49.4938</text:p>
          </table:table-cell>
          <table:table-cell office:value-type="float" office:value="91.9108" calcext:value-type="float">
            <text:p>91.9108</text:p>
          </table:table-cell>
          <table:table-cell office:value-type="float" office:value="16.3312" calcext:value-type="float">
            <text:p>16.3312</text:p>
          </table:table-cell>
          <table:table-cell office:value-type="float" office:value="9.80386" calcext:value-type="float">
            <text:p>9.80386</text:p>
          </table:table-cell>
          <table:table-cell office:value-type="float" office:value="6.33204" calcext:value-type="float">
            <text:p>6.33204</text:p>
          </table:table-cell>
          <table:table-cell office:value-type="float" office:value="6.2107" calcext:value-type="float">
            <text:p>6.2107</text:p>
          </table:table-cell>
          <table:table-cell office:value-type="float" office:value="3.08887" calcext:value-type="float">
            <text:p>3.08887</text:p>
          </table:table-cell>
          <table:table-cell office:value-type="float" office:value="3.21186" calcext:value-type="float">
            <text:p>3.21186</text:p>
          </table:table-cell>
          <table:table-cell office:value-type="float" office:value="-7.29125" calcext:value-type="float">
            <text:p>-7.29125</text:p>
          </table:table-cell>
          <table:table-cell office:value-type="float" office:value="2" calcext:value-type="float">
            <text:p>2</text:p>
          </table:table-cell>
          <table:table-cell office:value-type="float" office:value="-7.29227" calcext:value-type="float">
            <text:p>-7.29227</text:p>
          </table:table-cell>
          <table:table-cell office:value-type="float" office:value="-51.9075" calcext:value-type="float">
            <text:p>-51.9075</text:p>
          </table:table-cell>
          <table:table-cell office:value-type="float" office:value="81.0327" calcext:value-type="float">
            <text:p>81.0327</text:p>
          </table:table-cell>
          <table:table-cell office:value-type="float" office:value="16.975" calcext:value-type="float">
            <text:p>16.975</text:p>
          </table:table-cell>
          <table:table-cell office:value-type="float" office:value="9.76149" calcext:value-type="float">
            <text:p>9.76149</text:p>
          </table:table-cell>
          <table:table-cell office:value-type="float" office:value="5.22554" calcext:value-type="float">
            <text:p>5.22554</text:p>
          </table:table-cell>
          <table:table-cell office:value-type="float" office:value="4.94103" calcext:value-type="float">
            <text:p>4.94103</text:p>
          </table:table-cell>
          <table:table-cell office:value-type="float" office:value="-7.30556" calcext:value-type="float">
            <text:p>-7.30556</text:p>
          </table:table-cell>
          <table:table-cell office:value-type="float" office:value="5.92457" calcext:value-type="float">
            <text:p>5.92457</text:p>
          </table:table-cell>
          <table:table-cell office:value-type="float" office:value="-57.0439" calcext:value-type="float">
            <text:p>-57.0439</text:p>
          </table:table-cell>
          <table:table-cell office:value-type="float" office:value="63.5654" calcext:value-type="float">
            <text:p>63.5654</text:p>
          </table:table-cell>
          <table:table-cell office:value-type="float" office:value="22.2996" calcext:value-type="float">
            <text:p>22.2996</text:p>
          </table:table-cell>
          <table:table-cell office:value-type="float" office:value="0.92" calcext:value-type="float">
            <text:p>0.92</text:p>
          </table:table-cell>
          <table:table-cell office:value-type="float" office:value="9.2697" calcext:value-type="float">
            <text:p>9.2697</text:p>
          </table:table-cell>
          <table:table-cell office:value-type="float" office:value="3.63792" calcext:value-type="float">
            <text:p>3.63792</text:p>
          </table:table-cell>
          <table:table-cell office:value-type="float" office:value="3.0914" calcext:value-type="float">
            <text:p>3.0914</text:p>
          </table:table-cell>
          <table:table-cell/>
          <table:table-cell office:value-type="string" calcext:value-type="string">
            <text:p>design_297</text:p>
          </table:table-cell>
          <table:table-cell office:value-type="string" calcext:value-type="string">
            <text:p>Left</text:p>
          </table:table-cell>
          <table:table-cell office:value-type="float" office:value="-22.9261" calcext:value-type="float">
            <text:p>-22.9261</text:p>
          </table:table-cell>
          <table:table-cell office:value-type="float" office:value="0.017799999999994" calcext:value-type="float">
            <text:p>0.017799999999994</text:p>
          </table:table-cell>
          <table:table-cell office:value-type="float" office:value="7.30500000000001" calcext:value-type="float">
            <text:p>7.30500000000001</text:p>
          </table:table-cell>
          <table:table-cell office:value-type="float" office:value="0.64779999999999" calcext:value-type="float">
            <text:p>0.64779999999999</text:p>
          </table:table-cell>
          <table:table-cell office:value-type="float" office:value="0" calcext:value-type="float">
            <text:p>0</text:p>
          </table:table-cell>
          <table:table-cell office:value-type="float" office:value="-8.959" calcext:value-type="float">
            <text:p>-8.959</text:p>
          </table:table-cell>
          <table:table-cell office:value-type="float" office:value="-8.31103" calcext:value-type="float">
            <text:p>-8.31103</text:p>
          </table:table-cell>
          <table:table-cell office:value-type="float" office:value="-3.21187" calcext:value-type="float">
            <text:p>-3.21187</text:p>
          </table:table-cell>
          <table:table-cell office:value-type="float" office:value="-858.48" calcext:value-type="float">
            <text:p>-858.48</text:p>
          </table:table-cell>
          <table:table-cell office:value-type="float" office:value="28.3454" calcext:value-type="float">
            <text:p>28.3454</text:p>
          </table:table-cell>
          <table:table-cell office:value-type="float" office:value="0.53416" calcext:value-type="float">
            <text:p>0.53416</text:p>
          </table:table-cell>
          <table:table-cell office:value-type="float" office:value="-5.9684" calcext:value-type="float">
            <text:p>-5.9684</text:p>
          </table:table-cell>
          <table:table-cell office:value-type="float" office:value="3.1193" calcext:value-type="float">
            <text:p>3.1193</text:p>
          </table:table-cell>
          <table:table-cell table:number-columns-repeated="1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LLAFLLVILLTLLLYLLILI</text:p>
          </table:table-cell>
          <table:table-cell office:value-type="float" office:value="3.3001200220031E+019" calcext:value-type="float">
            <text:p>3.3001200220031E+019</text:p>
          </table:table-cell>
          <table:table-cell office:value-type="float" office:value="1.1001100110011E+017" calcext:value-type="float">
            <text:p>1.1001100110011E+017</text:p>
          </table:table-cell>
          <table:table-cell office:value-type="string" calcext:value-type="string">
            <text:p>L--AFL-VI--TL-LYL--LI</text:p>
          </table:table-cell>
          <table:table-cell office:value-type="float" office:value="1666660000" calcext:value-type="float">
            <text:p>1666660000</text:p>
          </table:table-cell>
          <table:table-cell office:value-type="float" office:value="3852.89" calcext:value-type="float">
            <text:p>3852.89</text:p>
          </table:table-cell>
          <table:table-cell office:value-type="float" office:value="363.959" calcext:value-type="float">
            <text:p>363.959</text:p>
          </table:table-cell>
          <table:table-cell office:value-type="float" office:value="-367.437" calcext:value-type="float">
            <text:p>-367.437</text:p>
          </table:table-cell>
          <table:table-cell office:value-type="float" office:value="-367.422" calcext:value-type="float">
            <text:p>-367.422</text:p>
          </table:table-cell>
          <table:table-cell office:value-type="float" office:value="-3.47867" calcext:value-type="float">
            <text:p>-3.47867</text:p>
          </table:table-cell>
          <table:table-cell office:value-type="float" office:value="-66.4752" calcext:value-type="float">
            <text:p>-66.4752</text:p>
          </table:table-cell>
          <table:table-cell office:value-type="float" office:value="-67.6857" calcext:value-type="float">
            <text:p>-67.6857</text:p>
          </table:table-cell>
          <table:table-cell office:value-type="float" office:value="-66.4613" calcext:value-type="float">
            <text:p>-66.4613</text:p>
          </table:table-cell>
          <table:table-cell office:value-type="float" office:value="-58.9619" calcext:value-type="float">
            <text:p>-58.9619</text:p>
          </table:table-cell>
          <table:table-cell office:value-type="float" office:value="-226.839" calcext:value-type="float">
            <text:p>-226.839</text:p>
          </table:table-cell>
          <table:table-cell office:value-type="float" office:value="-232.784" calcext:value-type="float">
            <text:p>-232.784</text:p>
          </table:table-cell>
          <table:table-cell office:value-type="float" office:value="-226.832" calcext:value-type="float">
            <text:p>-226.832</text:p>
          </table:table-cell>
          <table:table-cell office:value-type="float" office:value="-252.415" calcext:value-type="float">
            <text:p>-252.415</text:p>
          </table:table-cell>
          <table:table-cell office:value-type="float" office:value="-2.19789" calcext:value-type="float">
            <text:p>-2.19789</text:p>
          </table:table-cell>
          <table:table-cell office:value-type="float" office:value="-365.24" calcext:value-type="float">
            <text:p>-365.24</text:p>
          </table:table-cell>
          <table:table-cell office:value-type="float" office:value="4707.87" calcext:value-type="float">
            <text:p>4707.87</text:p>
          </table:table-cell>
          <table:table-cell office:value-type="float" office:value="3823.17" calcext:value-type="float">
            <text:p>3823.17</text:p>
          </table:table-cell>
          <table:table-cell office:value-type="float" office:value="0.000828323" calcext:value-type="float">
            <text:p>0.000828323</text:p>
          </table:table-cell>
          <table:table-cell office:value-type="float" office:value="-15.0709" calcext:value-type="float">
            <text:p>-15.0709</text:p>
          </table:table-cell>
          <table:table-cell office:value-type="float" office:value="-2.18272" calcext:value-type="float">
            <text:p>-2.18272</text:p>
          </table:table-cell>
          <table:table-cell office:value-type="float" office:value="-74.123" calcext:value-type="float">
            <text:p>-74.123</text:p>
          </table:table-cell>
          <table:table-cell office:value-type="float" office:value="-79.8405" calcext:value-type="float">
            <text:p>-79.8405</text:p>
          </table:table-cell>
          <table:table-cell office:value-type="float" office:value="-74.1294" calcext:value-type="float">
            <text:p>-74.1294</text:p>
          </table:table-cell>
          <table:table-cell office:value-type="float" office:value="-53.8628" calcext:value-type="float">
            <text:p>-53.8628</text:p>
          </table:table-cell>
          <table:table-cell office:value-type="float" office:value="956" calcext:value-type="float">
            <text:p>956</text:p>
          </table:table-cell>
          <table:table-cell office:value-type="float" office:value="471.669" calcext:value-type="float">
            <text:p>471.669</text:p>
          </table:table-cell>
          <table:table-cell office:value-type="float" office:value="0.75612" calcext:value-type="float">
            <text:p>0.75612</text:p>
          </table:table-cell>
          <table:table-cell office:value-type="float" office:value="-1.86749" calcext:value-type="float">
            <text:p>-1.86749</text:p>
          </table:table-cell>
          <table:table-cell office:value-type="float" office:value="1.61118" calcext:value-type="float">
            <text:p>1.61118</text:p>
          </table:table-cell>
          <table:table-cell office:value-type="float" office:value="-66.2216" calcext:value-type="float">
            <text:p>-66.2216</text:p>
          </table:table-cell>
          <table:table-cell office:value-type="float" office:value="54.6015" calcext:value-type="float">
            <text:p>54.6015</text:p>
          </table:table-cell>
          <table:table-cell office:value-type="float" office:value="-41.7514" calcext:value-type="float">
            <text:p>-41.7514</text:p>
          </table:table-cell>
          <table:table-cell office:value-type="float" office:value="10.0308" calcext:value-type="float">
            <text:p>10.0308</text:p>
          </table:table-cell>
          <table:table-cell office:value-type="float" office:value="3.80444" calcext:value-type="float">
            <text:p>3.80444</text:p>
          </table:table-cell>
          <table:table-cell office:value-type="float" office:value="3.12346" calcext:value-type="float">
            <text:p>3.12346</text:p>
          </table:table-cell>
          <table:table-cell office:value-type="float" office:value="2.62361" calcext:value-type="float">
            <text:p>2.62361</text:p>
          </table:table-cell>
          <table:table-cell office:value-type="float" office:value="6.88024" calcext:value-type="float">
            <text:p>6.88024</text:p>
          </table:table-cell>
          <table:table-cell office:value-type="float" office:value="-2.22088" calcext:value-type="float">
            <text:p>-2.22088</text:p>
          </table:table-cell>
          <table:table-cell office:value-type="float" office:value="1" calcext:value-type="float">
            <text:p>1</text:p>
          </table:table-cell>
          <table:table-cell office:value-type="float" office:value="-2.18272" calcext:value-type="float">
            <text:p>-2.18272</text:p>
          </table:table-cell>
          <table:table-cell office:value-type="float" office:value="-63.9144" calcext:value-type="float">
            <text:p>-63.9144</text:p>
          </table:table-cell>
          <table:table-cell office:value-type="float" office:value="49.2896" calcext:value-type="float">
            <text:p>49.2896</text:p>
          </table:table-cell>
          <table:table-cell office:value-type="float" office:value="-40.8021" calcext:value-type="float">
            <text:p>-40.8021</text:p>
          </table:table-cell>
          <table:table-cell office:value-type="float" office:value="9.8203" calcext:value-type="float">
            <text:p>9.8203</text:p>
          </table:table-cell>
          <table:table-cell office:value-type="float" office:value="2.74125" calcext:value-type="float">
            <text:p>2.74125</text:p>
          </table:table-cell>
          <table:table-cell office:value-type="float" office:value="1.98059" calcext:value-type="float">
            <text:p>1.98059</text:p>
          </table:table-cell>
          <table:table-cell office:value-type="float" office:value="-2.19789" calcext:value-type="float">
            <text:p>-2.19789</text:p>
          </table:table-cell>
          <table:table-cell office:value-type="float" office:value="8.49143" calcext:value-type="float">
            <text:p>8.49143</text:p>
          </table:table-cell>
          <table:table-cell office:value-type="float" office:value="-65.9846" calcext:value-type="float">
            <text:p>-65.9846</text:p>
          </table:table-cell>
          <table:table-cell office:value-type="float" office:value="49.0947" calcext:value-type="float">
            <text:p>49.0947</text:p>
          </table:table-cell>
          <table:table-cell office:value-type="float" office:value="-36.0171" calcext:value-type="float">
            <text:p>-36.0171</text:p>
          </table:table-cell>
          <table:table-cell office:value-type="float" office:value="0.95" calcext:value-type="float">
            <text:p>0.95</text:p>
          </table:table-cell>
          <table:table-cell office:value-type="float" office:value="9" calcext:value-type="float">
            <text:p>9</text:p>
          </table:table-cell>
          <table:table-cell office:value-type="float" office:value="3.02548" calcext:value-type="float">
            <text:p>3.02548</text:p>
          </table:table-cell>
          <table:table-cell office:value-type="float" office:value="2.2619" calcext:value-type="float">
            <text:p>2.2619</text:p>
          </table:table-cell>
          <table:table-cell/>
          <table:table-cell office:value-type="string" calcext:value-type="string">
            <text:p>design_458</text:p>
          </table:table-cell>
          <table:table-cell office:value-type="string" calcext:value-type="string">
            <text:p>Right</text:p>
          </table:table-cell>
          <table:table-cell office:value-type="float" office:value="-25.9777" calcext:value-type="float">
            <text:p>-25.9777</text:p>
          </table:table-cell>
          <table:table-cell office:value-type="float" office:value="-8.7238" calcext:value-type="float">
            <text:p>-8.7238</text:p>
          </table:table-cell>
          <table:table-cell office:value-type="float" office:value="19.631" calcext:value-type="float">
            <text:p>19.631</text:p>
          </table:table-cell>
          <table:table-cell office:value-type="float" office:value="-5.7111" calcext:value-type="float">
            <text:p>-5.7111</text:p>
          </table:table-cell>
          <table:table-cell office:value-type="float" office:value="-1.2244" calcext:value-type="float">
            <text:p>-1.2244</text:p>
          </table:table-cell>
          <table:table-cell office:value-type="float" office:value="-5.952" calcext:value-type="float">
            <text:p>-5.952</text:p>
          </table:table-cell>
          <table:table-cell office:value-type="float" office:value="-12.88818" calcext:value-type="float">
            <text:p>-12.88818</text:p>
          </table:table-cell>
          <table:table-cell office:value-type="float" office:value="-6.88025" calcext:value-type="float">
            <text:p>-6.88025</text:p>
          </table:table-cell>
          <table:table-cell office:value-type="float" office:value="-854.98" calcext:value-type="float">
            <text:p>-854.98</text:p>
          </table:table-cell>
          <table:table-cell office:value-type="float" office:value="5.5068" calcext:value-type="float">
            <text:p>5.5068</text:p>
          </table:table-cell>
          <table:table-cell office:value-type="float" office:value="1.0308" calcext:value-type="float">
            <text:p>1.0308</text:p>
          </table:table-cell>
          <table:table-cell office:value-type="float" office:value="-5.7343" calcext:value-type="float">
            <text:p>-5.7343</text:p>
          </table:table-cell>
          <table:table-cell office:value-type="float" office:value="0.86156" calcext:value-type="float">
            <text:p>0.86156</text:p>
          </table:table-cell>
          <table:table-cell table:number-columns-repeated="13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YVLLFTLLATLLSILILI</text:p>
          </table:table-cell>
          <table:table-cell office:value-type="float" office:value="1.33001200220023E+020" calcext:value-type="float">
            <text:p>1.33001200220023E+020</text:p>
          </table:table-cell>
          <table:table-cell office:value-type="float" office:value="1.1001100110011E+017" calcext:value-type="float">
            <text:p>1.1001100110011E+017</text:p>
          </table:table-cell>
          <table:table-cell office:value-type="string" calcext:value-type="string">
            <text:p>L--YVL-FT--AT--SI--LI</text:p>
          </table:table-cell>
          <table:table-cell office:value-type="float" office:value="1666660000" calcext:value-type="float">
            <text:p>1666660000</text:p>
          </table:table-cell>
          <table:table-cell office:value-type="float" office:value="3857.48" calcext:value-type="float">
            <text:p>3857.48</text:p>
          </table:table-cell>
          <table:table-cell office:value-type="float" office:value="357.14" calcext:value-type="float">
            <text:p>357.14</text:p>
          </table:table-cell>
          <table:table-cell office:value-type="float" office:value="-381.388" calcext:value-type="float">
            <text:p>-381.388</text:p>
          </table:table-cell>
          <table:table-cell office:value-type="float" office:value="-381.341" calcext:value-type="float">
            <text:p>-381.341</text:p>
          </table:table-cell>
          <table:table-cell office:value-type="float" office:value="-24.2476" calcext:value-type="float">
            <text:p>-24.2476</text:p>
          </table:table-cell>
          <table:table-cell office:value-type="float" office:value="-87.9479" calcext:value-type="float">
            <text:p>-87.9479</text:p>
          </table:table-cell>
          <table:table-cell table:number-columns-repeated="2" office:value-type="float" office:value="-87.8948" calcext:value-type="float">
            <text:p>-87.8948</text:p>
          </table:table-cell>
          <table:table-cell office:value-type="float" office:value="-87.9479" calcext:value-type="float">
            <text:p>-87.9479</text:p>
          </table:table-cell>
          <table:table-cell office:value-type="float" office:value="-235.089" calcext:value-type="float">
            <text:p>-235.089</text:p>
          </table:table-cell>
          <table:table-cell office:value-type="float" office:value="-239.768" calcext:value-type="float">
            <text:p>-239.768</text:p>
          </table:table-cell>
          <table:table-cell office:value-type="float" office:value="-235.088" calcext:value-type="float">
            <text:p>-235.088</text:p>
          </table:table-cell>
          <table:table-cell office:value-type="float" office:value="-252.662" calcext:value-type="float">
            <text:p>-252.662</text:p>
          </table:table-cell>
          <table:table-cell office:value-type="float" office:value="-9.15411" calcext:value-type="float">
            <text:p>-9.15411</text:p>
          </table:table-cell>
          <table:table-cell office:value-type="float" office:value="-372.234" calcext:value-type="float">
            <text:p>-372.234</text:p>
          </table:table-cell>
          <table:table-cell office:value-type="float" office:value="4558.64" calcext:value-type="float">
            <text:p>4558.64</text:p>
          </table:table-cell>
          <table:table-cell office:value-type="float" office:value="3869.6" calcext:value-type="float">
            <text:p>3869.6</text:p>
          </table:table-cell>
          <table:table-cell office:value-type="float" office:value="0.00026892" calcext:value-type="float">
            <text:p>0.00026892</text:p>
          </table:table-cell>
          <table:table-cell office:value-type="float" office:value="-15.0273" calcext:value-type="float">
            <text:p>-15.0273</text:p>
          </table:table-cell>
          <table:table-cell office:value-type="float" office:value="-9.10697" calcext:value-type="float">
            <text:p>-9.10697</text:p>
          </table:table-cell>
          <table:table-cell office:value-type="float" office:value="-58.3516" calcext:value-type="float">
            <text:p>-58.3516</text:p>
          </table:table-cell>
          <table:table-cell office:value-type="float" office:value="-59.5988" calcext:value-type="float">
            <text:p>-59.5988</text:p>
          </table:table-cell>
          <table:table-cell office:value-type="float" office:value="-58.3585" calcext:value-type="float">
            <text:p>-58.3585</text:p>
          </table:table-cell>
          <table:table-cell office:value-type="float" office:value="-31.6242" calcext:value-type="float">
            <text:p>-31.6242</text:p>
          </table:table-cell>
          <table:table-cell office:value-type="float" office:value="989" calcext:value-type="float">
            <text:p>989</text:p>
          </table:table-cell>
          <table:table-cell office:value-type="float" office:value="124.21" calcext:value-type="float">
            <text:p>124.21</text:p>
          </table:table-cell>
          <table:table-cell office:value-type="float" office:value="-16.6689" calcext:value-type="float">
            <text:p>-16.6689</text:p>
          </table:table-cell>
          <table:table-cell office:value-type="float" office:value="-17.4238" calcext:value-type="float">
            <text:p>-17.4238</text:p>
          </table:table-cell>
          <table:table-cell office:value-type="float" office:value="6.82386" calcext:value-type="float">
            <text:p>6.82386</text:p>
          </table:table-cell>
          <table:table-cell office:value-type="float" office:value="-35.7152" calcext:value-type="float">
            <text:p>-35.7152</text:p>
          </table:table-cell>
          <table:table-cell office:value-type="float" office:value="98.0442" calcext:value-type="float">
            <text:p>98.0442</text:p>
          </table:table-cell>
          <table:table-cell office:value-type="float" office:value="-44.4309" calcext:value-type="float">
            <text:p>-44.4309</text:p>
          </table:table-cell>
          <table:table-cell office:value-type="float" office:value="7.92998" calcext:value-type="float">
            <text:p>7.92998</text:p>
          </table:table-cell>
          <table:table-cell office:value-type="float" office:value="5.09325" calcext:value-type="float">
            <text:p>5.09325</text:p>
          </table:table-cell>
          <table:table-cell office:value-type="float" office:value="5.06391" calcext:value-type="float">
            <text:p>5.06391</text:p>
          </table:table-cell>
          <table:table-cell office:value-type="float" office:value="0.754868" calcext:value-type="float">
            <text:p>0.754868</text:p>
          </table:table-cell>
          <table:table-cell office:value-type="float" office:value="-4.57728" calcext:value-type="float">
            <text:p>-4.57728</text:p>
          </table:table-cell>
          <table:table-cell office:value-type="float" office:value="-8.91609" calcext:value-type="float">
            <text:p>-8.91609</text:p>
          </table:table-cell>
          <table:table-cell office:value-type="float" office:value="3" calcext:value-type="float">
            <text:p>3</text:p>
          </table:table-cell>
          <table:table-cell office:value-type="float" office:value="-9.10697" calcext:value-type="float">
            <text:p>-9.10697</text:p>
          </table:table-cell>
          <table:table-cell office:value-type="float" office:value="-35.102" calcext:value-type="float">
            <text:p>-35.102</text:p>
          </table:table-cell>
          <table:table-cell office:value-type="float" office:value="92.5106" calcext:value-type="float">
            <text:p>92.5106</text:p>
          </table:table-cell>
          <table:table-cell office:value-type="float" office:value="-43.6455" calcext:value-type="float">
            <text:p>-43.6455</text:p>
          </table:table-cell>
          <table:table-cell office:value-type="float" office:value="7.96907" calcext:value-type="float">
            <text:p>7.96907</text:p>
          </table:table-cell>
          <table:table-cell office:value-type="float" office:value="4.25423" calcext:value-type="float">
            <text:p>4.25423</text:p>
          </table:table-cell>
          <table:table-cell office:value-type="float" office:value="4.14189" calcext:value-type="float">
            <text:p>4.14189</text:p>
          </table:table-cell>
          <table:table-cell office:value-type="float" office:value="-9.15411" calcext:value-type="float">
            <text:p>-9.15411</text:p>
          </table:table-cell>
          <table:table-cell office:value-type="float" office:value="2.24658" calcext:value-type="float">
            <text:p>2.24658</text:p>
          </table:table-cell>
          <table:table-cell office:value-type="float" office:value="-37.619" calcext:value-type="float">
            <text:p>-37.619</text:p>
          </table:table-cell>
          <table:table-cell office:value-type="float" office:value="82.759" calcext:value-type="float">
            <text:p>82.759</text:p>
          </table:table-cell>
          <table:table-cell office:value-type="float" office:value="-35" calcext:value-type="float">
            <text:p>-35</text:p>
          </table:table-cell>
          <table:table-cell office:value-type="float" office:value="1" calcext:value-type="float">
            <text:p>1</text:p>
          </table:table-cell>
          <table:table-cell office:value-type="float" office:value="8.2336" calcext:value-type="float">
            <text:p>8.2336</text:p>
          </table:table-cell>
          <table:table-cell office:value-type="float" office:value="3.31532" calcext:value-type="float">
            <text:p>3.31532</text:p>
          </table:table-cell>
          <table:table-cell office:value-type="float" office:value="3.0567" calcext:value-type="float">
            <text:p>3.0567</text:p>
          </table:table-cell>
          <table:table-cell/>
          <table:table-cell office:value-type="string" calcext:value-type="string">
            <text:p>design_507</text:p>
          </table:table-cell>
          <table:table-cell office:value-type="string" calcext:value-type="string">
            <text:p>Right</text:p>
          </table:table-cell>
          <table:table-cell office:value-type="float" office:value="-27.9746" calcext:value-type="float">
            <text:p>-27.9746</text:p>
          </table:table-cell>
          <table:table-cell office:value-type="float" office:value="0.0531000000000006" calcext:value-type="float">
            <text:p>0.053100000000001</text:p>
          </table:table-cell>
          <table:table-cell office:value-type="float" office:value="12.894" calcext:value-type="float">
            <text:p>12.894</text:p>
          </table:table-cell>
          <table:table-cell office:value-type="float" office:value="-1.2403" calcext:value-type="float">
            <text:p>-1.2403</text:p>
          </table:table-cell>
          <table:table-cell office:value-type="float" office:value="0" calcext:value-type="float">
            <text:p>0</text:p>
          </table:table-cell>
          <table:table-cell office:value-type="float" office:value="-4.68000000000001" calcext:value-type="float">
            <text:p>-4.68000000000001</text:p>
          </table:table-cell>
          <table:table-cell office:value-type="float" office:value="-5.92033" calcext:value-type="float">
            <text:p>-5.92033</text:p>
          </table:table-cell>
          <table:table-cell office:value-type="float" office:value="4.57728" calcext:value-type="float">
            <text:p>4.57728</text:p>
          </table:table-cell>
          <table:table-cell office:value-type="float" office:value="-701.16" calcext:value-type="float">
            <text:p>-701.16</text:p>
          </table:table-cell>
          <table:table-cell office:value-type="float" office:value="15.2852" calcext:value-type="float">
            <text:p>15.2852</text:p>
          </table:table-cell>
          <table:table-cell office:value-type="float" office:value="-0.30362" calcext:value-type="float">
            <text:p>-0.30362</text:p>
          </table:table-cell>
          <table:table-cell office:value-type="float" office:value="-9.4309" calcext:value-type="float">
            <text:p>-9.4309</text:p>
          </table:table-cell>
          <table:table-cell office:value-type="float" office:value="2.00721" calcext:value-type="float">
            <text:p>2.00721</text:p>
          </table:table-cell>
          <table:table-cell table:number-columns-repeated="13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LLTYLLTILLAFLLSVLILI</text:p>
          </table:table-cell>
          <table:table-cell office:value-type="float" office:value="3.3001200220022E+019" calcext:value-type="float">
            <text:p>3.3001200220022E+019</text:p>
          </table:table-cell>
          <table:table-cell office:value-type="float" office:value="1.1001100110011E+017" calcext:value-type="float">
            <text:p>1.1001100110011E+017</text:p>
          </table:table-cell>
          <table:table-cell office:value-type="string" calcext:value-type="string">
            <text:p>L--TYL-TI--AF--SV--LI</text:p>
          </table:table-cell>
          <table:table-cell office:value-type="float" office:value="1666670000" calcext:value-type="float">
            <text:p>1666670000</text:p>
          </table:table-cell>
          <table:table-cell office:value-type="float" office:value="3741.75" calcext:value-type="float">
            <text:p>3741.75</text:p>
          </table:table-cell>
          <table:table-cell office:value-type="float" office:value="359.151" calcext:value-type="float">
            <text:p>359.151</text:p>
          </table:table-cell>
          <table:table-cell office:value-type="float" office:value="-384.646" calcext:value-type="float">
            <text:p>-384.646</text:p>
          </table:table-cell>
          <table:table-cell office:value-type="float" office:value="-384.59" calcext:value-type="float">
            <text:p>-384.59</text:p>
          </table:table-cell>
          <table:table-cell office:value-type="float" office:value="-25.495" calcext:value-type="float">
            <text:p>-25.495</text:p>
          </table:table-cell>
          <table:table-cell office:value-type="float" office:value="-81.6292" calcext:value-type="float">
            <text:p>-81.6292</text:p>
          </table:table-cell>
          <table:table-cell office:value-type="float" office:value="-89.2817" calcext:value-type="float">
            <text:p>-89.2817</text:p>
          </table:table-cell>
          <table:table-cell office:value-type="float" office:value="-81.5676" calcext:value-type="float">
            <text:p>-81.5676</text:p>
          </table:table-cell>
          <table:table-cell office:value-type="float" office:value="-74.0845" calcext:value-type="float">
            <text:p>-74.0845</text:p>
          </table:table-cell>
          <table:table-cell office:value-type="float" office:value="-235.723" calcext:value-type="float">
            <text:p>-235.723</text:p>
          </table:table-cell>
          <table:table-cell office:value-type="float" office:value="-235.517" calcext:value-type="float">
            <text:p>-235.517</text:p>
          </table:table-cell>
          <table:table-cell office:value-type="float" office:value="-235.722" calcext:value-type="float">
            <text:p>-235.722</text:p>
          </table:table-cell>
          <table:table-cell office:value-type="float" office:value="-256.591" calcext:value-type="float">
            <text:p>-256.591</text:p>
          </table:table-cell>
          <table:table-cell office:value-type="float" office:value="-14.4878" calcext:value-type="float">
            <text:p>-14.4878</text:p>
          </table:table-cell>
          <table:table-cell office:value-type="float" office:value="-370.159" calcext:value-type="float">
            <text:p>-370.159</text:p>
          </table:table-cell>
          <table:table-cell office:value-type="float" office:value="4615.41" calcext:value-type="float">
            <text:p>4615.41</text:p>
          </table:table-cell>
          <table:table-cell office:value-type="float" office:value="3718.31" calcext:value-type="float">
            <text:p>3718.31</text:p>
          </table:table-cell>
          <table:table-cell office:value-type="float" office:value="0.00026892" calcext:value-type="float">
            <text:p>0.00026892</text:p>
          </table:table-cell>
          <table:table-cell office:value-type="float" office:value="-15.0234" calcext:value-type="float">
            <text:p>-15.0234</text:p>
          </table:table-cell>
          <table:table-cell office:value-type="float" office:value="-14.4313" calcext:value-type="float">
            <text:p>-14.4313</text:p>
          </table:table-cell>
          <table:table-cell office:value-type="float" office:value="-67.2937" calcext:value-type="float">
            <text:p>-67.2937</text:p>
          </table:table-cell>
          <table:table-cell office:value-type="float" office:value="-60.3833" calcext:value-type="float">
            <text:p>-60.3833</text:p>
          </table:table-cell>
          <table:table-cell office:value-type="float" office:value="-67.3006" calcext:value-type="float">
            <text:p>-67.3006</text:p>
          </table:table-cell>
          <table:table-cell office:value-type="float" office:value="-39.4832" calcext:value-type="float">
            <text:p>-39.4832</text:p>
          </table:table-cell>
          <table:table-cell office:value-type="float" office:value="969" calcext:value-type="float">
            <text:p>969</text:p>
          </table:table-cell>
          <table:table-cell office:value-type="float" office:value="367.678" calcext:value-type="float">
            <text:p>367.678</text:p>
          </table:table-cell>
          <table:table-cell office:value-type="float" office:value="-20.0133" calcext:value-type="float">
            <text:p>-20.0133</text:p>
          </table:table-cell>
          <table:table-cell office:value-type="float" office:value="-22.2077" calcext:value-type="float">
            <text:p>-22.2077</text:p>
          </table:table-cell>
          <table:table-cell office:value-type="float" office:value="3.28724" calcext:value-type="float">
            <text:p>3.28724</text:p>
          </table:table-cell>
          <table:table-cell office:value-type="float" office:value="-65.1741" calcext:value-type="float">
            <text:p>-65.1741</text:p>
          </table:table-cell>
          <table:table-cell office:value-type="float" office:value="75.1464" calcext:value-type="float">
            <text:p>75.1464</text:p>
          </table:table-cell>
          <table:table-cell office:value-type="float" office:value="-46.6519" calcext:value-type="float">
            <text:p>-46.6519</text:p>
          </table:table-cell>
          <table:table-cell office:value-type="float" office:value="8.50915" calcext:value-type="float">
            <text:p>8.50915</text:p>
          </table:table-cell>
          <table:table-cell office:value-type="float" office:value="6.42089" calcext:value-type="float">
            <text:p>6.42089</text:p>
          </table:table-cell>
          <table:table-cell office:value-type="float" office:value="6.04808" calcext:value-type="float">
            <text:p>6.04808</text:p>
          </table:table-cell>
          <table:table-cell office:value-type="float" office:value="2.19442" calcext:value-type="float">
            <text:p>2.19442</text:p>
          </table:table-cell>
          <table:table-cell office:value-type="float" office:value="1.76318" calcext:value-type="float">
            <text:p>1.76318</text:p>
          </table:table-cell>
          <table:table-cell office:value-type="float" office:value="-13.74" calcext:value-type="float">
            <text:p>-13.74</text:p>
          </table:table-cell>
          <table:table-cell office:value-type="float" office:value="2" calcext:value-type="float">
            <text:p>2</text:p>
          </table:table-cell>
          <table:table-cell office:value-type="float" office:value="-14.4313" calcext:value-type="float">
            <text:p>-14.4313</text:p>
          </table:table-cell>
          <table:table-cell office:value-type="float" office:value="-65.1918" calcext:value-type="float">
            <text:p>-65.1918</text:p>
          </table:table-cell>
          <table:table-cell office:value-type="float" office:value="75.1091" calcext:value-type="float">
            <text:p>75.1091</text:p>
          </table:table-cell>
          <table:table-cell office:value-type="float" office:value="-45.1112" calcext:value-type="float">
            <text:p>-45.1112</text:p>
          </table:table-cell>
          <table:table-cell office:value-type="float" office:value="8.31385" calcext:value-type="float">
            <text:p>8.31385</text:p>
          </table:table-cell>
          <table:table-cell office:value-type="float" office:value="6.4185" calcext:value-type="float">
            <text:p>6.4185</text:p>
          </table:table-cell>
          <table:table-cell office:value-type="float" office:value="6.04514" calcext:value-type="float">
            <text:p>6.04514</text:p>
          </table:table-cell>
          <table:table-cell office:value-type="float" office:value="-14.4878" calcext:value-type="float">
            <text:p>-14.4878</text:p>
          </table:table-cell>
          <table:table-cell office:value-type="float" office:value="5.05042" calcext:value-type="float">
            <text:p>5.05042</text:p>
          </table:table-cell>
          <table:table-cell office:value-type="float" office:value="-66.1394" calcext:value-type="float">
            <text:p>-66.1394</text:p>
          </table:table-cell>
          <table:table-cell office:value-type="float" office:value="65.8959" calcext:value-type="float">
            <text:p>65.8959</text:p>
          </table:table-cell>
          <table:table-cell office:value-type="float" office:value="-40.2135" calcext:value-type="float">
            <text:p>-40.213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31686" calcext:value-type="float">
            <text:p>5.31686</text:p>
          </table:table-cell>
          <table:table-cell office:value-type="float" office:value="4.8053" calcext:value-type="float">
            <text:p>4.8053</text:p>
          </table:table-cell>
          <table:table-cell/>
          <table:table-cell office:value-type="string" calcext:value-type="string">
            <text:p>design_562</text:p>
          </table:table-cell>
          <table:table-cell office:value-type="string" calcext:value-type="string">
            <text:p>Right</text:p>
          </table:table-cell>
          <table:table-cell office:value-type="float" office:value="-20.9001" calcext:value-type="float">
            <text:p>-20.9001</text:p>
          </table:table-cell>
          <table:table-cell office:value-type="float" office:value="-15.1972" calcext:value-type="float">
            <text:p>-15.1972</text:p>
          </table:table-cell>
          <table:table-cell office:value-type="float" office:value="21.074" calcext:value-type="float">
            <text:p>21.074</text:p>
          </table:table-cell>
          <table:table-cell office:value-type="float" office:value="6.9173" calcext:value-type="float">
            <text:p>6.9173</text:p>
          </table:table-cell>
          <table:table-cell office:value-type="float" office:value="-7.7141" calcext:value-type="float">
            <text:p>-7.7141</text:p>
          </table:table-cell>
          <table:table-cell office:value-type="float" office:value="0.205000000000012" calcext:value-type="float">
            <text:p>0.205000000000012</text:p>
          </table:table-cell>
          <table:table-cell office:value-type="float" office:value="-0.5921" calcext:value-type="float">
            <text:p>-0.5921</text:p>
          </table:table-cell>
          <table:table-cell office:value-type="float" office:value="-1.76318" calcext:value-type="float">
            <text:p>-1.76318</text:p>
          </table:table-cell>
          <table:table-cell office:value-type="float" office:value="-873.66" calcext:value-type="float">
            <text:p>-873.66</text:p>
          </table:table-cell>
          <table:table-cell office:value-type="float" office:value="9.2505" calcext:value-type="float">
            <text:p>9.2505</text:p>
          </table:table-cell>
          <table:table-cell office:value-type="float" office:value="0.50915" calcext:value-type="float">
            <text:p>0.50915</text:p>
          </table:table-cell>
          <table:table-cell office:value-type="float" office:value="-6.43839999999999" calcext:value-type="float">
            <text:p>-6.43839999999999</text:p>
          </table:table-cell>
          <table:table-cell office:value-type="float" office:value="1.24278" calcext:value-type="float">
            <text:p>1.24278</text:p>
          </table:table-cell>
          <table:table-cell table:number-columns-repeated="13"/>
        </table:table-row>
        <table:table-row table:style-name="ro1">
          <table:table-cell table:number-columns-repeated="91"/>
        </table:table-row>
        <table:table-row table:style-name="ro1">
          <table:table-cell office:value-type="string" calcext:value-type="string">
            <text:p>Best GAS</text:p>
          </table:table-cell>
          <table:table-cell table:number-columns-repeated="9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LLAFLLGTLLGILLGVLILI</text:p>
          </table:table-cell>
          <table:table-cell office:value-type="float" office:value="1.33002200210031E+020" calcext:value-type="float">
            <text:p>1.33002200210031E+020</text:p>
          </table:table-cell>
          <table:table-cell office:value-type="float" office:value="1.1001100110011E+017" calcext:value-type="float">
            <text:p>1.1001100110011E+017</text:p>
          </table:table-cell>
          <table:table-cell office:value-type="string" calcext:value-type="string">
            <text:p>L--AF--GT-LGI-LGV--L-</text:p>
          </table:table-cell>
          <table:table-cell office:value-type="float" office:value="1666650000" calcext:value-type="float">
            <text:p>1666650000</text:p>
          </table:table-cell>
          <table:table-cell office:value-type="float" office:value="3438.63" calcext:value-type="float">
            <text:p>3438.63</text:p>
          </table:table-cell>
          <table:table-cell office:value-type="float" office:value="340.072" calcext:value-type="float">
            <text:p>340.072</text:p>
          </table:table-cell>
          <table:table-cell office:value-type="float" office:value="-379.119" calcext:value-type="float">
            <text:p>-379.119</text:p>
          </table:table-cell>
          <table:table-cell office:value-type="float" office:value="-378.93" calcext:value-type="float">
            <text:p>-378.93</text:p>
          </table:table-cell>
          <table:table-cell office:value-type="float" office:value="-39.0473" calcext:value-type="float">
            <text:p>-39.0473</text:p>
          </table:table-cell>
          <table:table-cell office:value-type="float" office:value="-69.0748" calcext:value-type="float">
            <text:p>-69.0748</text:p>
          </table:table-cell>
          <table:table-cell office:value-type="float" office:value="-70.6972" calcext:value-type="float">
            <text:p>-70.6972</text:p>
          </table:table-cell>
          <table:table-cell office:value-type="float" office:value="-68.8641" calcext:value-type="float">
            <text:p>-68.8641</text:p>
          </table:table-cell>
          <table:table-cell office:value-type="float" office:value="-58.9275" calcext:value-type="float">
            <text:p>-58.9275</text:p>
          </table:table-cell>
          <table:table-cell office:value-type="float" office:value="-224.699" calcext:value-type="float">
            <text:p>-224.699</text:p>
          </table:table-cell>
          <table:table-cell office:value-type="float" office:value="-223.427" calcext:value-type="float">
            <text:p>-223.427</text:p>
          </table:table-cell>
          <table:table-cell office:value-type="float" office:value="-224.696" calcext:value-type="float">
            <text:p>-224.696</text:p>
          </table:table-cell>
          <table:table-cell office:value-type="float" office:value="-233.698" calcext:value-type="float">
            <text:p>-233.698</text:p>
          </table:table-cell>
          <table:table-cell office:value-type="float" office:value="-41.9125" calcext:value-type="float">
            <text:p>-41.9125</text:p>
          </table:table-cell>
          <table:table-cell office:value-type="float" office:value="-337.207" calcext:value-type="float">
            <text:p>-337.207</text:p>
          </table:table-cell>
          <table:table-cell office:value-type="float" office:value="4438.38" calcext:value-type="float">
            <text:p>4438.38</text:p>
          </table:table-cell>
          <table:table-cell office:value-type="float" office:value="3388.89" calcext:value-type="float">
            <text:p>3388.89</text:p>
          </table:table-cell>
          <table:table-cell office:value-type="float" office:value="0.000331539" calcext:value-type="float">
            <text:p>0.000331539</text:p>
          </table:table-cell>
          <table:table-cell office:value-type="float" office:value="-46.5725" calcext:value-type="float">
            <text:p>-46.5725</text:p>
          </table:table-cell>
          <table:table-cell office:value-type="float" office:value="-41.7234" calcext:value-type="float">
            <text:p>-41.7234</text:p>
          </table:table-cell>
          <table:table-cell office:value-type="float" office:value="-85.3461" calcext:value-type="float">
            <text:p>-85.3461</text:p>
          </table:table-cell>
          <table:table-cell office:value-type="float" office:value="-89.6557" calcext:value-type="float">
            <text:p>-89.6557</text:p>
          </table:table-cell>
          <table:table-cell office:value-type="float" office:value="-85.3704" calcext:value-type="float">
            <text:p>-85.3704</text:p>
          </table:table-cell>
          <table:table-cell office:value-type="float" office:value="-44.5811" calcext:value-type="float">
            <text:p>-44.5811</text:p>
          </table:table-cell>
          <table:table-cell office:value-type="float" office:value="907" calcext:value-type="float">
            <text:p>907</text:p>
          </table:table-cell>
          <table:table-cell office:value-type="float" office:value="423.915" calcext:value-type="float">
            <text:p>423.915</text:p>
          </table:table-cell>
          <table:table-cell office:value-type="float" office:value="-33.1388" calcext:value-type="float">
            <text:p>-33.1388</text:p>
          </table:table-cell>
          <table:table-cell office:value-type="float" office:value="-36.3346" calcext:value-type="float">
            <text:p>-36.3346</text:p>
          </table:table-cell>
          <table:table-cell office:value-type="float" office:value="2.7127" calcext:value-type="float">
            <text:p>2.7127</text:p>
          </table:table-cell>
          <table:table-cell office:value-type="float" office:value="-102.955" calcext:value-type="float">
            <text:p>-102.955</text:p>
          </table:table-cell>
          <table:table-cell office:value-type="float" office:value="53.7951" calcext:value-type="float">
            <text:p>53.7951</text:p>
          </table:table-cell>
          <table:table-cell office:value-type="float" office:value="-34.6885" calcext:value-type="float">
            <text:p>-34.6885</text:p>
          </table:table-cell>
          <table:table-cell office:value-type="float" office:value="6.28106" calcext:value-type="float">
            <text:p>6.28106</text:p>
          </table:table-cell>
          <table:table-cell office:value-type="float" office:value="9.20558" calcext:value-type="float">
            <text:p>9.20558</text:p>
          </table:table-cell>
          <table:table-cell office:value-type="float" office:value="8.5125" calcext:value-type="float">
            <text:p>8.5125</text:p>
          </table:table-cell>
          <table:table-cell office:value-type="float" office:value="3.19575" calcext:value-type="float">
            <text:p>3.19575</text:p>
          </table:table-cell>
          <table:table-cell office:value-type="float" office:value="3.21186" calcext:value-type="float">
            <text:p>3.21186</text:p>
          </table:table-cell>
          <table:table-cell office:value-type="float" office:value="-41.0327" calcext:value-type="float">
            <text:p>-41.0327</text:p>
          </table:table-cell>
          <table:table-cell office:value-type="float" office:value="2" calcext:value-type="float">
            <text:p>2</text:p>
          </table:table-cell>
          <table:table-cell office:value-type="float" office:value="-41.7234" calcext:value-type="float">
            <text:p>-41.7234</text:p>
          </table:table-cell>
          <table:table-cell office:value-type="float" office:value="-101.551" calcext:value-type="float">
            <text:p>-101.551</text:p>
          </table:table-cell>
          <table:table-cell office:value-type="float" office:value="54.3448" calcext:value-type="float">
            <text:p>54.3448</text:p>
          </table:table-cell>
          <table:table-cell office:value-type="float" office:value="-32.4398" calcext:value-type="float">
            <text:p>-32.4398</text:p>
          </table:table-cell>
          <table:table-cell office:value-type="float" office:value="6.60841" calcext:value-type="float">
            <text:p>6.60841</text:p>
          </table:table-cell>
          <table:table-cell office:value-type="float" office:value="9.06925" calcext:value-type="float">
            <text:p>9.06925</text:p>
          </table:table-cell>
          <table:table-cell office:value-type="float" office:value="8.38442" calcext:value-type="float">
            <text:p>8.38442</text:p>
          </table:table-cell>
          <table:table-cell office:value-type="float" office:value="-41.9125" calcext:value-type="float">
            <text:p>-41.9125</text:p>
          </table:table-cell>
          <table:table-cell office:value-type="float" office:value="5.92457" calcext:value-type="float">
            <text:p>5.92457</text:p>
          </table:table-cell>
          <table:table-cell office:value-type="float" office:value="-88.0934" calcext:value-type="float">
            <text:p>-88.0934</text:p>
          </table:table-cell>
          <table:table-cell office:value-type="float" office:value="50.2019" calcext:value-type="float">
            <text:p>50.2019</text:p>
          </table:table-cell>
          <table:table-cell office:value-type="float" office:value="-38.4935" calcext:value-type="float">
            <text:p>-38.4935</text:p>
          </table:table-cell>
          <table:table-cell office:value-type="float" office:value="0.98" calcext:value-type="float">
            <text:p>0.98</text:p>
          </table:table-cell>
          <table:table-cell office:value-type="float" office:value="6.7247" calcext:value-type="float">
            <text:p>6.7247</text:p>
          </table:table-cell>
          <table:table-cell office:value-type="float" office:value="6.49127" calcext:value-type="float">
            <text:p>6.49127</text:p>
          </table:table-cell>
          <table:table-cell office:value-type="float" office:value="5.7443" calcext:value-type="float">
            <text:p>5.7443</text:p>
          </table:table-cell>
          <table:table-cell/>
          <table:table-cell office:value-type="string" calcext:value-type="string">
            <text:p>design_70</text:p>
          </table:table-cell>
          <table:table-cell office:value-type="string" calcext:value-type="string">
            <text:p>GAS</text:p>
          </table:table-cell>
          <table:table-cell office:value-type="float" office:value="-45.0746" calcext:value-type="float">
            <text:p>-45.0746</text:p>
          </table:table-cell>
          <table:table-cell office:value-type="float" office:value="-11.7697" calcext:value-type="float">
            <text:p>-11.7697</text:p>
          </table:table-cell>
          <table:table-cell office:value-type="float" office:value="10.271" calcext:value-type="float">
            <text:p>10.271</text:p>
          </table:table-cell>
          <table:table-cell office:value-type="float" office:value="-4.28529999999999" calcext:value-type="float">
            <text:p>-4.28529999999999</text:p>
          </table:table-cell>
          <table:table-cell office:value-type="float" office:value="-1.8331" calcext:value-type="float">
            <text:p>-1.8331</text:p>
          </table:table-cell>
          <table:table-cell office:value-type="float" office:value="1.26900000000001" calcext:value-type="float">
            <text:p>1.26900000000001</text:p>
          </table:table-cell>
          <table:table-cell office:value-type="float" office:value="-4.8491" calcext:value-type="float">
            <text:p>-4.8491</text:p>
          </table:table-cell>
          <table:table-cell office:value-type="float" office:value="-3.21187" calcext:value-type="float">
            <text:p>-3.21187</text:p>
          </table:table-cell>
          <table:table-cell office:value-type="float" office:value="-999.75" calcext:value-type="float">
            <text:p>-999.75</text:p>
          </table:table-cell>
          <table:table-cell office:value-type="float" office:value="3.5932" calcext:value-type="float">
            <text:p>3.5932</text:p>
          </table:table-cell>
          <table:table-cell office:value-type="float" office:value="-0.44364" calcext:value-type="float">
            <text:p>-0.44364</text:p>
          </table:table-cell>
          <table:table-cell office:value-type="float" office:value="3.805" calcext:value-type="float">
            <text:p>3.805</text:p>
          </table:table-cell>
          <table:table-cell office:value-type="float" office:value="2.7682" calcext:value-type="float">
            <text:p>2.7682</text:p>
          </table:table-cell>
          <table:table-cell office:value-type="float" office:value="0.2247" calcext:value-type="float">
            <text:p>0.2247</text:p>
          </table:table-cell>
          <table:table-cell office:value-type="float" office:value="-0.21894" calcext:value-type="float">
            <text:p>-0.21894</text:p>
          </table:table-cell>
          <table:table-cell office:value-type="float" office:value="0.44364" calcext:value-type="float">
            <text:p>0.44364</text:p>
          </table:table-cell>
          <table:table-cell office:value-type="float" office:value="0.65065" calcext:value-type="float">
            <text:p>0.65065</text:p>
          </table:table-cell>
          <table:table-cell office:value-type="float" office:value="1.03115" calcext:value-type="float">
            <text:p>1.03115</text:p>
          </table:table-cell>
          <table:table-cell office:value-type="float" office:value="0.3805" calcext:value-type="float">
            <text:p>0.3805</text:p>
          </table:table-cell>
          <table:table-cell office:value-type="float" office:value="0.494142485761943" calcext:value-type="float">
            <text:p>0.494142485761943</text:p>
          </table:table-cell>
          <table:table-cell office:value-type="float" office:value="0.548137406644928" calcext:value-type="float">
            <text:p>0.548137406644928</text:p>
          </table:table-cell>
          <table:table-cell office:value-type="float" office:value="0.053994920882985" calcext:value-type="float">
            <text:p>0.053994920882985</text:p>
          </table:table-cell>
          <table:table-cell office:value-type="float" office:value="0.959637172916105" calcext:value-type="float">
            <text:p>0.959637172916105</text:p>
          </table:table-cell>
          <table:table-cell office:value-type="float" office:value="1.42635554356623" calcext:value-type="float">
            <text:p>1.42635554356623</text:p>
          </table:table-cell>
          <table:table-cell office:value-type="float" office:value="0.466718370650121" calcext:value-type="float">
            <text:p>0.466718370650121</text:p>
          </table:table-cell>
          <table:table-cell office:value-type="float" office:value="0.749892117963287" calcext:value-type="float">
            <text:p>0.7498921179632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LLAVLLGILLGFLLSTLILI</text:p>
          </table:table-cell>
          <table:table-cell office:value-type="float" office:value="1.33003200210031E+020" calcext:value-type="float">
            <text:p>1.33003200210031E+020</text:p>
          </table:table-cell>
          <table:table-cell office:value-type="float" office:value="1.1001100110011E+017" calcext:value-type="float">
            <text:p>1.1001100110011E+017</text:p>
          </table:table-cell>
          <table:table-cell office:value-type="string" calcext:value-type="string">
            <text:p>L--AV--GI-LGF-LST--L-</text:p>
          </table:table-cell>
          <table:table-cell office:value-type="float" office:value="1666650000" calcext:value-type="float">
            <text:p>1666650000</text:p>
          </table:table-cell>
          <table:table-cell office:value-type="float" office:value="3555.6" calcext:value-type="float">
            <text:p>3555.6</text:p>
          </table:table-cell>
          <table:table-cell office:value-type="float" office:value="350.88" calcext:value-type="float">
            <text:p>350.88</text:p>
          </table:table-cell>
          <table:table-cell office:value-type="float" office:value="-395.58" calcext:value-type="float">
            <text:p>-395.58</text:p>
          </table:table-cell>
          <table:table-cell office:value-type="float" office:value="-395.458" calcext:value-type="float">
            <text:p>-395.458</text:p>
          </table:table-cell>
          <table:table-cell office:value-type="float" office:value="-44.6996" calcext:value-type="float">
            <text:p>-44.6996</text:p>
          </table:table-cell>
          <table:table-cell office:value-type="float" office:value="-83.9733" calcext:value-type="float">
            <text:p>-83.9733</text:p>
          </table:table-cell>
          <table:table-cell office:value-type="float" office:value="-84.0281" calcext:value-type="float">
            <text:p>-84.0281</text:p>
          </table:table-cell>
          <table:table-cell office:value-type="float" office:value="-83.8364" calcext:value-type="float">
            <text:p>-83.8364</text:p>
          </table:table-cell>
          <table:table-cell office:value-type="float" office:value="-74.1477" calcext:value-type="float">
            <text:p>-74.1477</text:p>
          </table:table-cell>
          <table:table-cell office:value-type="float" office:value="-229.814" calcext:value-type="float">
            <text:p>-229.814</text:p>
          </table:table-cell>
          <table:table-cell office:value-type="float" office:value="-231.061" calcext:value-type="float">
            <text:p>-231.061</text:p>
          </table:table-cell>
          <table:table-cell office:value-type="float" office:value="-229.811" calcext:value-type="float">
            <text:p>-229.811</text:p>
          </table:table-cell>
          <table:table-cell office:value-type="float" office:value="-236.641" calcext:value-type="float">
            <text:p>-236.641</text:p>
          </table:table-cell>
          <table:table-cell office:value-type="float" office:value="-39.649" calcext:value-type="float">
            <text:p>-39.649</text:p>
          </table:table-cell>
          <table:table-cell office:value-type="float" office:value="-355.931" calcext:value-type="float">
            <text:p>-355.931</text:p>
          </table:table-cell>
          <table:table-cell office:value-type="float" office:value="4433.17" calcext:value-type="float">
            <text:p>4433.17</text:p>
          </table:table-cell>
          <table:table-cell office:value-type="float" office:value="3547.79" calcext:value-type="float">
            <text:p>3547.79</text:p>
          </table:table-cell>
          <table:table-cell office:value-type="float" office:value="0.000569466" calcext:value-type="float">
            <text:p>0.000569466</text:p>
          </table:table-cell>
          <table:table-cell office:value-type="float" office:value="-43.5234" calcext:value-type="float">
            <text:p>-43.5234</text:p>
          </table:table-cell>
          <table:table-cell office:value-type="float" office:value="-39.5273" calcext:value-type="float">
            <text:p>-39.5273</text:p>
          </table:table-cell>
          <table:table-cell office:value-type="float" office:value="-81.7929" calcext:value-type="float">
            <text:p>-81.7929</text:p>
          </table:table-cell>
          <table:table-cell office:value-type="float" office:value="-84.3652" calcext:value-type="float">
            <text:p>-84.3652</text:p>
          </table:table-cell>
          <table:table-cell office:value-type="float" office:value="-81.8104" calcext:value-type="float">
            <text:p>-81.8104</text:p>
          </table:table-cell>
          <table:table-cell office:value-type="float" office:value="-45.1421" calcext:value-type="float">
            <text:p>-45.1421</text:p>
          </table:table-cell>
          <table:table-cell office:value-type="float" office:value="944" calcext:value-type="float">
            <text:p>944</text:p>
          </table:table-cell>
          <table:table-cell office:value-type="float" office:value="215.613" calcext:value-type="float">
            <text:p>215.613</text:p>
          </table:table-cell>
          <table:table-cell office:value-type="float" office:value="-39.5261" calcext:value-type="float">
            <text:p>-39.5261</text:p>
          </table:table-cell>
          <table:table-cell office:value-type="float" office:value="-41.4123" calcext:value-type="float">
            <text:p>-41.4123</text:p>
          </table:table-cell>
          <table:table-cell office:value-type="float" office:value="3.28724" calcext:value-type="float">
            <text:p>3.28724</text:p>
          </table:table-cell>
          <table:table-cell office:value-type="float" office:value="-99.0049" calcext:value-type="float">
            <text:p>-99.0049</text:p>
          </table:table-cell>
          <table:table-cell office:value-type="float" office:value="52.6629" calcext:value-type="float">
            <text:p>52.6629</text:p>
          </table:table-cell>
          <table:table-cell office:value-type="float" office:value="-42.3996" calcext:value-type="float">
            <text:p>-42.3996</text:p>
          </table:table-cell>
          <table:table-cell office:value-type="float" office:value="6.31744" calcext:value-type="float">
            <text:p>6.31744</text:p>
          </table:table-cell>
          <table:table-cell office:value-type="float" office:value="8.46023" calcext:value-type="float">
            <text:p>8.46023</text:p>
          </table:table-cell>
          <table:table-cell office:value-type="float" office:value="7.75017" calcext:value-type="float">
            <text:p>7.75017</text:p>
          </table:table-cell>
          <table:table-cell office:value-type="float" office:value="1.88622" calcext:value-type="float">
            <text:p>1.88622</text:p>
          </table:table-cell>
          <table:table-cell office:value-type="float" office:value="1.76318" calcext:value-type="float">
            <text:p>1.76318</text:p>
          </table:table-cell>
          <table:table-cell office:value-type="float" office:value="-38.6862" calcext:value-type="float">
            <text:p>-38.6862</text:p>
          </table:table-cell>
          <table:table-cell office:value-type="float" office:value="3" calcext:value-type="float">
            <text:p>3</text:p>
          </table:table-cell>
          <table:table-cell office:value-type="float" office:value="-39.5273" calcext:value-type="float">
            <text:p>-39.5273</text:p>
          </table:table-cell>
          <table:table-cell office:value-type="float" office:value="-95.6133" calcext:value-type="float">
            <text:p>-95.6133</text:p>
          </table:table-cell>
          <table:table-cell office:value-type="float" office:value="54.8442" calcext:value-type="float">
            <text:p>54.8442</text:p>
          </table:table-cell>
          <table:table-cell office:value-type="float" office:value="-42.1855" calcext:value-type="float">
            <text:p>-42.1855</text:p>
          </table:table-cell>
          <table:table-cell office:value-type="float" office:value="6.52177" calcext:value-type="float">
            <text:p>6.52177</text:p>
          </table:table-cell>
          <table:table-cell office:value-type="float" office:value="8.24597" calcext:value-type="float">
            <text:p>8.24597</text:p>
          </table:table-cell>
          <table:table-cell office:value-type="float" office:value="7.56863" calcext:value-type="float">
            <text:p>7.56863</text:p>
          </table:table-cell>
          <table:table-cell office:value-type="float" office:value="-39.649" calcext:value-type="float">
            <text:p>-39.649</text:p>
          </table:table-cell>
          <table:table-cell office:value-type="float" office:value="5.05042" calcext:value-type="float">
            <text:p>5.05042</text:p>
          </table:table-cell>
          <table:table-cell office:value-type="float" office:value="-96.651" calcext:value-type="float">
            <text:p>-96.651</text:p>
          </table:table-cell>
          <table:table-cell office:value-type="float" office:value="34.965" calcext:value-type="float">
            <text:p>34.965</text:p>
          </table:table-cell>
          <table:table-cell office:value-type="float" office:value="-39.6499" calcext:value-type="float">
            <text:p>-39.6499</text:p>
          </table:table-cell>
          <table:table-cell office:value-type="float" office:value="0.98" calcext:value-type="float">
            <text:p>0.98</text:p>
          </table:table-cell>
          <table:table-cell office:value-type="float" office:value="7.0035" calcext:value-type="float">
            <text:p>7.0035</text:p>
          </table:table-cell>
          <table:table-cell office:value-type="float" office:value="5.71793" calcext:value-type="float">
            <text:p>5.71793</text:p>
          </table:table-cell>
          <table:table-cell office:value-type="float" office:value="4.7424" calcext:value-type="float">
            <text:p>4.7424</text:p>
          </table:table-cell>
          <table:table-cell/>
          <table:table-cell office:value-type="string" calcext:value-type="string">
            <text:p>design_174</text:p>
          </table:table-cell>
          <table:table-cell office:value-type="string" calcext:value-type="string">
            <text:p>GAS</text:p>
          </table:table-cell>
          <table:table-cell office:value-type="float" office:value="-39.2231" calcext:value-type="float">
            <text:p>-39.2231</text:p>
          </table:table-cell>
          <table:table-cell office:value-type="float" office:value="-9.88039999999999" calcext:value-type="float">
            <text:p>-9.88039999999999</text:p>
          </table:table-cell>
          <table:table-cell office:value-type="float" office:value="5.57999999999998" calcext:value-type="float">
            <text:p>5.57999999999998</text:p>
          </table:table-cell>
          <table:table-cell office:value-type="float" office:value="-2.5548" calcext:value-type="float">
            <text:p>-2.5548</text:p>
          </table:table-cell>
          <table:table-cell office:value-type="float" office:value="-0.191699999999997" calcext:value-type="float">
            <text:p>-0.191699999999997</text:p>
          </table:table-cell>
          <table:table-cell office:value-type="float" office:value="-1.25" calcext:value-type="float">
            <text:p>-1.25</text:p>
          </table:table-cell>
          <table:table-cell office:value-type="float" office:value="-3.99610000000001" calcext:value-type="float">
            <text:p>-3.99610000000001</text:p>
          </table:table-cell>
          <table:table-cell office:value-type="float" office:value="-1.76318" calcext:value-type="float">
            <text:p>-1.76318</text:p>
          </table:table-cell>
          <table:table-cell office:value-type="float" office:value="-877.57" calcext:value-type="float">
            <text:p>-877.57</text:p>
          </table:table-cell>
          <table:table-cell office:value-type="float" office:value="17.6979" calcext:value-type="float">
            <text:p>17.6979</text:p>
          </table:table-cell>
          <table:table-cell office:value-type="float" office:value="-0.686059999999999" calcext:value-type="float">
            <text:p>-0.686059999999999</text:p>
          </table:table-cell>
          <table:table-cell office:value-type="float" office:value="-2.7497" calcext:value-type="float">
            <text:p>-2.7497</text:p>
          </table:table-cell>
          <table:table-cell office:value-type="float" office:value="3.00777" calcext:value-type="float">
            <text:p>3.00777</text:p>
          </table:table-cell>
          <table:table-cell office:value-type="float" office:value="0.5035" calcext:value-type="float">
            <text:p>0.5035</text:p>
          </table:table-cell>
          <table:table-cell office:value-type="float" office:value="-0.18256" calcext:value-type="float">
            <text:p>-0.18256</text:p>
          </table:table-cell>
          <table:table-cell office:value-type="float" office:value="0.686059999999999" calcext:value-type="float">
            <text:p>0.686059999999999</text:p>
          </table:table-cell>
          <table:table-cell office:value-type="float" office:value="0.53501" calcext:value-type="float">
            <text:p>0.53501</text:p>
          </table:table-cell>
          <table:table-cell office:value-type="float" office:value="0.26004" calcext:value-type="float">
            <text:p>0.26004</text:p>
          </table:table-cell>
          <table:table-cell office:value-type="float" office:value="0.27497" calcext:value-type="float">
            <text:p>0.27497</text:p>
          </table:table-cell>
          <table:table-cell office:value-type="float" office:value="0.265177994500128" calcext:value-type="float">
            <text:p>0.265177994500128</text:p>
          </table:table-cell>
          <table:table-cell office:value-type="float" office:value="0.531123867341879" calcext:value-type="float">
            <text:p>0.531123867341879</text:p>
          </table:table-cell>
          <table:table-cell office:value-type="float" office:value="0.265945872841751" calcext:value-type="float">
            <text:p>0.265945872841751</text:p>
          </table:table-cell>
          <table:table-cell office:value-type="float" office:value="0.790716886970596" calcext:value-type="float">
            <text:p>0.790716886970596</text:p>
          </table:table-cell>
          <table:table-cell office:value-type="float" office:value="1.29782674669544" calcext:value-type="float">
            <text:p>1.29782674669544</text:p>
          </table:table-cell>
          <table:table-cell office:value-type="float" office:value="0.507109859724845" calcext:value-type="float">
            <text:p>0.507109859724845</text:p>
          </table:table-cell>
          <table:table-cell office:value-type="float" office:value="0.934972963037815" calcext:value-type="float">
            <text:p>0.9349729630378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LLAFLLGVLLGILLGTLILI</text:p>
          </table:table-cell>
          <table:table-cell office:value-type="float" office:value="3.3002300210021E+019" calcext:value-type="float">
            <text:p>3.3002300210021E+019</text:p>
          </table:table-cell>
          <table:table-cell office:value-type="float" office:value="1.1001100110011E+017" calcext:value-type="float">
            <text:p>1.1001100110011E+017</text:p>
          </table:table-cell>
          <table:table-cell office:value-type="string" calcext:value-type="string">
            <text:p>L--AF--GV-LGI-LGT--L-</text:p>
          </table:table-cell>
          <table:table-cell office:value-type="float" office:value="1666650000" calcext:value-type="float">
            <text:p>1666650000</text:p>
          </table:table-cell>
          <table:table-cell office:value-type="float" office:value="3359.34" calcext:value-type="float">
            <text:p>3359.34</text:p>
          </table:table-cell>
          <table:table-cell office:value-type="float" office:value="339.582" calcext:value-type="float">
            <text:p>339.582</text:p>
          </table:table-cell>
          <table:table-cell office:value-type="float" office:value="-377.737" calcext:value-type="float">
            <text:p>-377.737</text:p>
          </table:table-cell>
          <table:table-cell office:value-type="float" office:value="-377.544" calcext:value-type="float">
            <text:p>-377.544</text:p>
          </table:table-cell>
          <table:table-cell office:value-type="float" office:value="-38.1548" calcext:value-type="float">
            <text:p>-38.1548</text:p>
          </table:table-cell>
          <table:table-cell office:value-type="float" office:value="-72.8226" calcext:value-type="float">
            <text:p>-72.8226</text:p>
          </table:table-cell>
          <table:table-cell office:value-type="float" office:value="-73.0178" calcext:value-type="float">
            <text:p>-73.0178</text:p>
          </table:table-cell>
          <table:table-cell office:value-type="float" office:value="-72.6115" calcext:value-type="float">
            <text:p>-72.6115</text:p>
          </table:table-cell>
          <table:table-cell office:value-type="float" office:value="-58.948" calcext:value-type="float">
            <text:p>-58.948</text:p>
          </table:table-cell>
          <table:table-cell office:value-type="float" office:value="-216.821" calcext:value-type="float">
            <text:p>-216.821</text:p>
          </table:table-cell>
          <table:table-cell office:value-type="float" office:value="-218.877" calcext:value-type="float">
            <text:p>-218.877</text:p>
          </table:table-cell>
          <table:table-cell office:value-type="float" office:value="-216.816" calcext:value-type="float">
            <text:p>-216.816</text:p>
          </table:table-cell>
          <table:table-cell office:value-type="float" office:value="-233.844" calcext:value-type="float">
            <text:p>-233.844</text:p>
          </table:table-cell>
          <table:table-cell office:value-type="float" office:value="-41.23" calcext:value-type="float">
            <text:p>-41.23</text:p>
          </table:table-cell>
          <table:table-cell office:value-type="float" office:value="-336.507" calcext:value-type="float">
            <text:p>-336.507</text:p>
          </table:table-cell>
          <table:table-cell office:value-type="float" office:value="4443.86" calcext:value-type="float">
            <text:p>4443.86</text:p>
          </table:table-cell>
          <table:table-cell office:value-type="float" office:value="3347.34" calcext:value-type="float">
            <text:p>3347.34</text:p>
          </table:table-cell>
          <table:table-cell office:value-type="float" office:value="0.000331539" calcext:value-type="float">
            <text:p>0.000331539</text:p>
          </table:table-cell>
          <table:table-cell office:value-type="float" office:value="-42.7509" calcext:value-type="float">
            <text:p>-42.7509</text:p>
          </table:table-cell>
          <table:table-cell office:value-type="float" office:value="-41.0379" calcext:value-type="float">
            <text:p>-41.0379</text:p>
          </table:table-cell>
          <table:table-cell office:value-type="float" office:value="-88.093" calcext:value-type="float">
            <text:p>-88.093</text:p>
          </table:table-cell>
          <table:table-cell office:value-type="float" office:value="-87.3623" calcext:value-type="float">
            <text:p>-87.3623</text:p>
          </table:table-cell>
          <table:table-cell office:value-type="float" office:value="-88.117" calcext:value-type="float">
            <text:p>-88.117</text:p>
          </table:table-cell>
          <table:table-cell office:value-type="float" office:value="-43.7149" calcext:value-type="float">
            <text:p>-43.7149</text:p>
          </table:table-cell>
          <table:table-cell office:value-type="float" office:value="914" calcext:value-type="float">
            <text:p>914</text:p>
          </table:table-cell>
          <table:table-cell office:value-type="float" office:value="367.678" calcext:value-type="float">
            <text:p>367.678</text:p>
          </table:table-cell>
          <table:table-cell office:value-type="float" office:value="-29.5133" calcext:value-type="float">
            <text:p>-29.5133</text:p>
          </table:table-cell>
          <table:table-cell office:value-type="float" office:value="-33.8601" calcext:value-type="float">
            <text:p>-33.8601</text:p>
          </table:table-cell>
          <table:table-cell office:value-type="float" office:value="4.29465" calcext:value-type="float">
            <text:p>4.29465</text:p>
          </table:table-cell>
          <table:table-cell office:value-type="float" office:value="-88.7703" calcext:value-type="float">
            <text:p>-88.7703</text:p>
          </table:table-cell>
          <table:table-cell office:value-type="float" office:value="48.6751" calcext:value-type="float">
            <text:p>48.6751</text:p>
          </table:table-cell>
          <table:table-cell office:value-type="float" office:value="-32.4121" calcext:value-type="float">
            <text:p>-32.4121</text:p>
          </table:table-cell>
          <table:table-cell office:value-type="float" office:value="6.48562" calcext:value-type="float">
            <text:p>6.48562</text:p>
          </table:table-cell>
          <table:table-cell office:value-type="float" office:value="6.38668" calcext:value-type="float">
            <text:p>6.38668</text:p>
          </table:table-cell>
          <table:table-cell office:value-type="float" office:value="5.6168" calcext:value-type="float">
            <text:p>5.6168</text:p>
          </table:table-cell>
          <table:table-cell office:value-type="float" office:value="4.34689" calcext:value-type="float">
            <text:p>4.34689</text:p>
          </table:table-cell>
          <table:table-cell office:value-type="float" office:value="-0.376459" calcext:value-type="float">
            <text:p>-0.376459</text:p>
          </table:table-cell>
          <table:table-cell office:value-type="float" office:value="-39.2137" calcext:value-type="float">
            <text:p>-39.2137</text:p>
          </table:table-cell>
          <table:table-cell office:value-type="float" office:value="3" calcext:value-type="float">
            <text:p>3</text:p>
          </table:table-cell>
          <table:table-cell office:value-type="float" office:value="-41.0379" calcext:value-type="float">
            <text:p>-41.0379</text:p>
          </table:table-cell>
          <table:table-cell office:value-type="float" office:value="-87.2458" calcext:value-type="float">
            <text:p>-87.2458</text:p>
          </table:table-cell>
          <table:table-cell office:value-type="float" office:value="47.9994" calcext:value-type="float">
            <text:p>47.9994</text:p>
          </table:table-cell>
          <table:table-cell office:value-type="float" office:value="-31.7135" calcext:value-type="float">
            <text:p>-31.7135</text:p>
          </table:table-cell>
          <table:table-cell office:value-type="float" office:value="6.5651" calcext:value-type="float">
            <text:p>6.5651</text:p>
          </table:table-cell>
          <table:table-cell office:value-type="float" office:value="6.06678" calcext:value-type="float">
            <text:p>6.06678</text:p>
          </table:table-cell>
          <table:table-cell office:value-type="float" office:value="5.28677" calcext:value-type="float">
            <text:p>5.28677</text:p>
          </table:table-cell>
          <table:table-cell office:value-type="float" office:value="-41.23" calcext:value-type="float">
            <text:p>-41.23</text:p>
          </table:table-cell>
          <table:table-cell office:value-type="float" office:value="3.91819" calcext:value-type="float">
            <text:p>3.91819</text:p>
          </table:table-cell>
          <table:table-cell office:value-type="float" office:value="-73.8055" calcext:value-type="float">
            <text:p>-73.8055</text:p>
          </table:table-cell>
          <table:table-cell office:value-type="float" office:value="53.1892" calcext:value-type="float">
            <text:p>53.1892</text:p>
          </table:table-cell>
          <table:table-cell office:value-type="float" office:value="-35.1152" calcext:value-type="float">
            <text:p>-35.1152</text:p>
          </table:table-cell>
          <table:table-cell office:value-type="float" office:value="1" calcext:value-type="float">
            <text:p>1</text:p>
          </table:table-cell>
          <table:table-cell office:value-type="float" office:value="6.5108" calcext:value-type="float">
            <text:p>6.5108</text:p>
          </table:table-cell>
          <table:table-cell office:value-type="float" office:value="4.75136" calcext:value-type="float">
            <text:p>4.75136</text:p>
          </table:table-cell>
          <table:table-cell office:value-type="float" office:value="4.0492" calcext:value-type="float">
            <text:p>4.0492</text:p>
          </table:table-cell>
          <table:table-cell/>
          <table:table-cell office:value-type="string" calcext:value-type="string">
            <text:p>design_98</text:p>
          </table:table-cell>
          <table:table-cell office:value-type="string" calcext:value-type="string">
            <text:p>GAS</text:p>
          </table:table-cell>
          <table:table-cell office:value-type="float" office:value="-43.6474" calcext:value-type="float">
            <text:p>-43.6474</text:p>
          </table:table-cell>
          <table:table-cell office:value-type="float" office:value="-14.0698" calcext:value-type="float">
            <text:p>-14.0698</text:p>
          </table:table-cell>
          <table:table-cell office:value-type="float" office:value="14.967" calcext:value-type="float">
            <text:p>14.967</text:p>
          </table:table-cell>
          <table:table-cell office:value-type="float" office:value="0.7547" calcext:value-type="float">
            <text:p>0.7547</text:p>
          </table:table-cell>
          <table:table-cell office:value-type="float" office:value="-0.406299999999987" calcext:value-type="float">
            <text:p>-0.406299999999987</text:p>
          </table:table-cell>
          <table:table-cell office:value-type="float" office:value="-2.06100000000001" calcext:value-type="float">
            <text:p>-2.06100000000001</text:p>
          </table:table-cell>
          <table:table-cell office:value-type="float" office:value="-1.713" calcext:value-type="float">
            <text:p>-1.713</text:p>
          </table:table-cell>
          <table:table-cell office:value-type="float" office:value="0.37646" calcext:value-type="float">
            <text:p>0.37646</text:p>
          </table:table-cell>
          <table:table-cell office:value-type="float" office:value="-1084.52" calcext:value-type="float">
            <text:p>-1084.52</text:p>
          </table:table-cell>
          <table:table-cell office:value-type="float" office:value="-4.5141" calcext:value-type="float">
            <text:p>-4.5141</text:p>
          </table:table-cell>
          <table:table-cell office:value-type="float" office:value="-0.0251799999999998" calcext:value-type="float">
            <text:p>-0.02518</text:p>
          </table:table-cell>
          <table:table-cell office:value-type="float" office:value="2.7031" calcext:value-type="float">
            <text:p>2.7031</text:p>
          </table:table-cell>
          <table:table-cell office:value-type="float" office:value="1.5676" calcext:value-type="float">
            <text:p>1.5676</text:p>
          </table:table-cell>
          <table:table-cell office:value-type="float" office:value="0.0107999999999997" calcext:value-type="float">
            <text:p>0.0108</text:p>
          </table:table-cell>
          <table:table-cell office:value-type="float" office:value="-0.0143800000000001" calcext:value-type="float">
            <text:p>-0.01438</text:p>
          </table:table-cell>
          <table:table-cell office:value-type="float" office:value="0.0251799999999998" calcext:value-type="float">
            <text:p>0.02518</text:p>
          </table:table-cell>
          <table:table-cell office:value-type="float" office:value="0.98848" calcext:value-type="float">
            <text:p>0.98848</text:p>
          </table:table-cell>
          <table:table-cell office:value-type="float" office:value="1.25879" calcext:value-type="float">
            <text:p>1.25879</text:p>
          </table:table-cell>
          <table:table-cell office:value-type="float" office:value="0.27031" calcext:value-type="float">
            <text:p>0.27031</text:p>
          </table:table-cell>
          <table:table-cell office:value-type="float" office:value="0.539032563451395" calcext:value-type="float">
            <text:p>0.539032563451395</text:p>
          </table:table-cell>
          <table:table-cell office:value-type="float" office:value="0.471199302748434" calcext:value-type="float">
            <text:p>0.471199302748434</text:p>
          </table:table-cell>
          <table:table-cell office:value-type="float" office:value="0.0678332607029617" calcext:value-type="float">
            <text:p>0.067833260702962</text:p>
          </table:table-cell>
          <table:table-cell office:value-type="float" office:value="0.673843404370111" calcext:value-type="float">
            <text:p>0.673843404370111</text:p>
          </table:table-cell>
          <table:table-cell office:value-type="float" office:value="0.938140679794982" calcext:value-type="float">
            <text:p>0.938140679794982</text:p>
          </table:table-cell>
          <table:table-cell office:value-type="float" office:value="0.264297275424872" calcext:value-type="float">
            <text:p>0.264297275424872</text:p>
          </table:table-cell>
          <table:table-cell office:value-type="float" office:value="0.384910287670525" calcext:value-type="float">
            <text:p>0.3849102876705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LLAVLLGTLLGFLLSILILI</text:p>
          </table:table-cell>
          <table:table-cell office:value-type="float" office:value="1.33002200300031E+020" calcext:value-type="float">
            <text:p>1.33002200300031E+020</text:p>
          </table:table-cell>
          <table:table-cell office:value-type="float" office:value="1.1001100110011E+017" calcext:value-type="float">
            <text:p>1.1001100110011E+017</text:p>
          </table:table-cell>
          <table:table-cell office:value-type="string" calcext:value-type="string">
            <text:p>L--AV--GT-LGF-LSI-I--</text:p>
          </table:table-cell>
          <table:table-cell office:value-type="float" office:value="1666650000" calcext:value-type="float">
            <text:p>1666650000</text:p>
          </table:table-cell>
          <table:table-cell office:value-type="float" office:value="3589.73" calcext:value-type="float">
            <text:p>3589.73</text:p>
          </table:table-cell>
          <table:table-cell office:value-type="float" office:value="350.408" calcext:value-type="float">
            <text:p>350.408</text:p>
          </table:table-cell>
          <table:table-cell office:value-type="float" office:value="-398.997" calcext:value-type="float">
            <text:p>-398.997</text:p>
          </table:table-cell>
          <table:table-cell office:value-type="float" office:value="-398.875" calcext:value-type="float">
            <text:p>-398.875</text:p>
          </table:table-cell>
          <table:table-cell office:value-type="float" office:value="-48.5891" calcext:value-type="float">
            <text:p>-48.5891</text:p>
          </table:table-cell>
          <table:table-cell office:value-type="float" office:value="-84.5739" calcext:value-type="float">
            <text:p>-84.5739</text:p>
          </table:table-cell>
          <table:table-cell office:value-type="float" office:value="-83.3988" calcext:value-type="float">
            <text:p>-83.3988</text:p>
          </table:table-cell>
          <table:table-cell office:value-type="float" office:value="-84.437" calcext:value-type="float">
            <text:p>-84.437</text:p>
          </table:table-cell>
          <table:table-cell office:value-type="float" office:value="-74.1954" calcext:value-type="float">
            <text:p>-74.1954</text:p>
          </table:table-cell>
          <table:table-cell office:value-type="float" office:value="-230.439" calcext:value-type="float">
            <text:p>-230.439</text:p>
          </table:table-cell>
          <table:table-cell office:value-type="float" office:value="-231.605" calcext:value-type="float">
            <text:p>-231.605</text:p>
          </table:table-cell>
          <table:table-cell office:value-type="float" office:value="-230.437" calcext:value-type="float">
            <text:p>-230.437</text:p>
          </table:table-cell>
          <table:table-cell office:value-type="float" office:value="-236.489" calcext:value-type="float">
            <text:p>-236.489</text:p>
          </table:table-cell>
          <table:table-cell office:value-type="float" office:value="-40.7496" calcext:value-type="float">
            <text:p>-40.7496</text:p>
          </table:table-cell>
          <table:table-cell office:value-type="float" office:value="-358.247" calcext:value-type="float">
            <text:p>-358.247</text:p>
          </table:table-cell>
          <table:table-cell office:value-type="float" office:value="4393.88" calcext:value-type="float">
            <text:p>4393.88</text:p>
          </table:table-cell>
          <table:table-cell office:value-type="float" office:value="3574.15" calcext:value-type="float">
            <text:p>3574.15</text:p>
          </table:table-cell>
          <table:table-cell office:value-type="float" office:value="0.000569466" calcext:value-type="float">
            <text:p>0.000569466</text:p>
          </table:table-cell>
          <table:table-cell office:value-type="float" office:value="-41.2921" calcext:value-type="float">
            <text:p>-41.2921</text:p>
          </table:table-cell>
          <table:table-cell office:value-type="float" office:value="-40.6275" calcext:value-type="float">
            <text:p>-40.6275</text:p>
          </table:table-cell>
          <table:table-cell office:value-type="float" office:value="-83.9837" calcext:value-type="float">
            <text:p>-83.9837</text:p>
          </table:table-cell>
          <table:table-cell office:value-type="float" office:value="-84.5353" calcext:value-type="float">
            <text:p>-84.5353</text:p>
          </table:table-cell>
          <table:table-cell office:value-type="float" office:value="-84.0008" calcext:value-type="float">
            <text:p>-84.0008</text:p>
          </table:table-cell>
          <table:table-cell office:value-type="float" office:value="-47.5628" calcext:value-type="float">
            <text:p>-47.5628</text:p>
          </table:table-cell>
          <table:table-cell office:value-type="float" office:value="967" calcext:value-type="float">
            <text:p>967</text:p>
          </table:table-cell>
          <table:table-cell office:value-type="float" office:value="262.22" calcext:value-type="float">
            <text:p>262.22</text:p>
          </table:table-cell>
          <table:table-cell office:value-type="float" office:value="-43.5193" calcext:value-type="float">
            <text:p>-43.5193</text:p>
          </table:table-cell>
          <table:table-cell office:value-type="float" office:value="-46.1888" calcext:value-type="float">
            <text:p>-46.1888</text:p>
          </table:table-cell>
          <table:table-cell office:value-type="float" office:value="2.40035" calcext:value-type="float">
            <text:p>2.40035</text:p>
          </table:table-cell>
          <table:table-cell office:value-type="float" office:value="-92.4879" calcext:value-type="float">
            <text:p>-92.4879</text:p>
          </table:table-cell>
          <table:table-cell office:value-type="float" office:value="54.1878" calcext:value-type="float">
            <text:p>54.1878</text:p>
          </table:table-cell>
          <table:table-cell office:value-type="float" office:value="-43.5543" calcext:value-type="float">
            <text:p>-43.5543</text:p>
          </table:table-cell>
          <table:table-cell office:value-type="float" office:value="6.58271" calcext:value-type="float">
            <text:p>6.58271</text:p>
          </table:table-cell>
          <table:table-cell office:value-type="float" office:value="7.68854" calcext:value-type="float">
            <text:p>7.68854</text:p>
          </table:table-cell>
          <table:table-cell office:value-type="float" office:value="7.00136" calcext:value-type="float">
            <text:p>7.00136</text:p>
          </table:table-cell>
          <table:table-cell office:value-type="float" office:value="2.66947" calcext:value-type="float">
            <text:p>2.66947</text:p>
          </table:table-cell>
          <table:table-cell office:value-type="float" office:value="4.10343" calcext:value-type="float">
            <text:p>4.10343</text:p>
          </table:table-cell>
          <table:table-cell office:value-type="float" office:value="-39.9167" calcext:value-type="float">
            <text:p>-39.9167</text:p>
          </table:table-cell>
          <table:table-cell office:value-type="float" office:value="4" calcext:value-type="float">
            <text:p>4</text:p>
          </table:table-cell>
          <table:table-cell office:value-type="float" office:value="-40.6275" calcext:value-type="float">
            <text:p>-40.6275</text:p>
          </table:table-cell>
          <table:table-cell office:value-type="float" office:value="-92.0819" calcext:value-type="float">
            <text:p>-92.0819</text:p>
          </table:table-cell>
          <table:table-cell office:value-type="float" office:value="53.0207" calcext:value-type="float">
            <text:p>53.0207</text:p>
          </table:table-cell>
          <table:table-cell office:value-type="float" office:value="-42.7577" calcext:value-type="float">
            <text:p>-42.7577</text:p>
          </table:table-cell>
          <table:table-cell office:value-type="float" office:value="6.48684" calcext:value-type="float">
            <text:p>6.48684</text:p>
          </table:table-cell>
          <table:table-cell office:value-type="float" office:value="7.47008" calcext:value-type="float">
            <text:p>7.47008</text:p>
          </table:table-cell>
          <table:table-cell office:value-type="float" office:value="6.76539" calcext:value-type="float">
            <text:p>6.76539</text:p>
          </table:table-cell>
          <table:table-cell office:value-type="float" office:value="-40.7496" calcext:value-type="float">
            <text:p>-40.7496</text:p>
          </table:table-cell>
          <table:table-cell office:value-type="float" office:value="6.50378" calcext:value-type="float">
            <text:p>6.50378</text:p>
          </table:table-cell>
          <table:table-cell office:value-type="float" office:value="-107.592" calcext:value-type="float">
            <text:p>-107.592</text:p>
          </table:table-cell>
          <table:table-cell office:value-type="float" office:value="17.3182" calcext:value-type="float">
            <text:p>17.3182</text:p>
          </table:table-cell>
          <table:table-cell office:value-type="float" office:value="-45" calcext:value-type="float">
            <text:p>-45</text:p>
          </table:table-cell>
          <table:table-cell office:value-type="float" office:value="1" calcext:value-type="float">
            <text:p>1</text:p>
          </table:table-cell>
          <table:table-cell office:value-type="float" office:value="7.1438" calcext:value-type="float">
            <text:p>7.1438</text:p>
          </table:table-cell>
          <table:table-cell office:value-type="float" office:value="4.97683" calcext:value-type="float">
            <text:p>4.97683</text:p>
          </table:table-cell>
          <table:table-cell office:value-type="float" office:value="3.7366" calcext:value-type="float">
            <text:p>3.7366</text:p>
          </table:table-cell>
          <table:table-cell/>
          <table:table-cell office:value-type="string" calcext:value-type="string">
            <text:p>design_51</text:p>
          </table:table-cell>
          <table:table-cell office:value-type="string" calcext:value-type="string">
            <text:p>GAS</text:p>
          </table:table-cell>
          <table:table-cell office:value-type="float" office:value="-36.9725" calcext:value-type="float">
            <text:p>-36.9725</text:p>
          </table:table-cell>
          <table:table-cell office:value-type="float" office:value="-9.20339999999999" calcext:value-type="float">
            <text:p>-9.20339999999999</text:p>
          </table:table-cell>
          <table:table-cell office:value-type="float" office:value="4.88400000000001" calcext:value-type="float">
            <text:p>4.88400000000001</text:p>
          </table:table-cell>
          <table:table-cell office:value-type="float" office:value="-0.534500000000008" calcext:value-type="float">
            <text:p>-0.534500000000008</text:p>
          </table:table-cell>
          <table:table-cell office:value-type="float" office:value="1.0382" calcext:value-type="float">
            <text:p>1.0382</text:p>
          </table:table-cell>
          <table:table-cell office:value-type="float" office:value="-1.16799999999998" calcext:value-type="float">
            <text:p>-1.16799999999998</text:p>
          </table:table-cell>
          <table:table-cell office:value-type="float" office:value="-0.6646" calcext:value-type="float">
            <text:p>-0.6646</text:p>
          </table:table-cell>
          <table:table-cell office:value-type="float" office:value="-4.10343" calcext:value-type="float">
            <text:p>-4.10343</text:p>
          </table:table-cell>
          <table:table-cell office:value-type="float" office:value="-804.15" calcext:value-type="float">
            <text:p>-804.15</text:p>
          </table:table-cell>
          <table:table-cell office:value-type="float" office:value="36.8696" calcext:value-type="float">
            <text:p>36.8696</text:p>
          </table:table-cell>
          <table:table-cell office:value-type="float" office:value="-0.56109" calcext:value-type="float">
            <text:p>-0.56109</text:p>
          </table:table-cell>
          <table:table-cell office:value-type="float" office:value="1.4457" calcext:value-type="float">
            <text:p>1.4457</text:p>
          </table:table-cell>
          <table:table-cell office:value-type="float" office:value="3.26476" calcext:value-type="float">
            <text:p>3.26476</text:p>
          </table:table-cell>
          <table:table-cell office:value-type="float" office:value="0.6438" calcext:value-type="float">
            <text:p>0.6438</text:p>
          </table:table-cell>
          <table:table-cell office:value-type="float" office:value="0.0827099999999996" calcext:value-type="float">
            <text:p>0.08271</text:p>
          </table:table-cell>
          <table:table-cell office:value-type="float" office:value="0.56109" calcext:value-type="float">
            <text:p>0.561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4457" calcext:value-type="float">
            <text:p>0.144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54038499105895" calcext:value-type="float">
            <text:p>0.554038499105895</text:p>
          </table:table-cell>
          <table:table-cell office:value-type="float" office:value="0.6211390612355" calcext:value-type="float">
            <text:p>0.6211390612355</text:p>
          </table:table-cell>
          <table:table-cell office:value-type="float" office:value="1.17157742109523" calcext:value-type="float">
            <text:p>1.17157742109523</text:p>
          </table:table-cell>
          <table:table-cell office:value-type="float" office:value="0.550438359859725" calcext:value-type="float">
            <text:p>0.550438359859725</text:p>
          </table:table-cell>
          <table:table-cell office:value-type="float" office:value="0.972452322479913" calcext:value-type="float">
            <text:p>0.9724523224799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LLAFLLGVLLGTLLGYLILI</text:p>
          </table:table-cell>
          <table:table-cell office:value-type="float" office:value="1.33002200210031E+020" calcext:value-type="float">
            <text:p>1.33002200210031E+020</text:p>
          </table:table-cell>
          <table:table-cell office:value-type="float" office:value="1.1001100110011E+017" calcext:value-type="float">
            <text:p>1.1001100110011E+017</text:p>
          </table:table-cell>
          <table:table-cell office:value-type="string" calcext:value-type="string">
            <text:p>L--AF--GV-LGT-LGY--L-</text:p>
          </table:table-cell>
          <table:table-cell office:value-type="float" office:value="1666650000" calcext:value-type="float">
            <text:p>1666650000</text:p>
          </table:table-cell>
          <table:table-cell office:value-type="float" office:value="3422.55" calcext:value-type="float">
            <text:p>3422.55</text:p>
          </table:table-cell>
          <table:table-cell office:value-type="float" office:value="324.589" calcext:value-type="float">
            <text:p>324.589</text:p>
          </table:table-cell>
          <table:table-cell office:value-type="float" office:value="-363.912" calcext:value-type="float">
            <text:p>-363.912</text:p>
          </table:table-cell>
          <table:table-cell office:value-type="float" office:value="-363.708" calcext:value-type="float">
            <text:p>-363.708</text:p>
          </table:table-cell>
          <table:table-cell office:value-type="float" office:value="-39.323" calcext:value-type="float">
            <text:p>-39.323</text:p>
          </table:table-cell>
          <table:table-cell office:value-type="float" office:value="-70.7539" calcext:value-type="float">
            <text:p>-70.7539</text:p>
          </table:table-cell>
          <table:table-cell office:value-type="float" office:value="-71.5149" calcext:value-type="float">
            <text:p>-71.5149</text:p>
          </table:table-cell>
          <table:table-cell office:value-type="float" office:value="-70.5304" calcext:value-type="float">
            <text:p>-70.5304</text:p>
          </table:table-cell>
          <table:table-cell office:value-type="float" office:value="-58.9223" calcext:value-type="float">
            <text:p>-58.9223</text:p>
          </table:table-cell>
          <table:table-cell office:value-type="float" office:value="-220.108" calcext:value-type="float">
            <text:p>-220.108</text:p>
          </table:table-cell>
          <table:table-cell office:value-type="float" office:value="-221.659" calcext:value-type="float">
            <text:p>-221.659</text:p>
          </table:table-cell>
          <table:table-cell office:value-type="float" office:value="-220.103" calcext:value-type="float">
            <text:p>-220.103</text:p>
          </table:table-cell>
          <table:table-cell office:value-type="float" office:value="-236.756" calcext:value-type="float">
            <text:p>-236.756</text:p>
          </table:table-cell>
          <table:table-cell office:value-type="float" office:value="-37.4565" calcext:value-type="float">
            <text:p>-37.4565</text:p>
          </table:table-cell>
          <table:table-cell office:value-type="float" office:value="-326.456" calcext:value-type="float">
            <text:p>-326.456</text:p>
          </table:table-cell>
          <table:table-cell office:value-type="float" office:value="4490.21" calcext:value-type="float">
            <text:p>4490.21</text:p>
          </table:table-cell>
          <table:table-cell office:value-type="float" office:value="3438.99" calcext:value-type="float">
            <text:p>3438.99</text:p>
          </table:table-cell>
          <table:table-cell office:value-type="float" office:value="0.000134259" calcext:value-type="float">
            <text:p>0.000134259</text:p>
          </table:table-cell>
          <table:table-cell office:value-type="float" office:value="-40.5565" calcext:value-type="float">
            <text:p>-40.5565</text:p>
          </table:table-cell>
          <table:table-cell office:value-type="float" office:value="-37.2527" calcext:value-type="float">
            <text:p>-37.2527</text:p>
          </table:table-cell>
          <table:table-cell office:value-type="float" office:value="-73.0501" calcext:value-type="float">
            <text:p>-73.0501</text:p>
          </table:table-cell>
          <table:table-cell office:value-type="float" office:value="-73.8379" calcext:value-type="float">
            <text:p>-73.8379</text:p>
          </table:table-cell>
          <table:table-cell office:value-type="float" office:value="-73.0749" calcext:value-type="float">
            <text:p>-73.0749</text:p>
          </table:table-cell>
          <table:table-cell office:value-type="float" office:value="-30.7773" calcext:value-type="float">
            <text:p>-30.7773</text:p>
          </table:table-cell>
          <table:table-cell office:value-type="float" office:value="911" calcext:value-type="float">
            <text:p>911</text:p>
          </table:table-cell>
          <table:table-cell office:value-type="float" office:value="271.718" calcext:value-type="float">
            <text:p>271.718</text:p>
          </table:table-cell>
          <table:table-cell office:value-type="float" office:value="-34.2767" calcext:value-type="float">
            <text:p>-34.2767</text:p>
          </table:table-cell>
          <table:table-cell office:value-type="float" office:value="-36.6472" calcext:value-type="float">
            <text:p>-36.6472</text:p>
          </table:table-cell>
          <table:table-cell office:value-type="float" office:value="2.67575" calcext:value-type="float">
            <text:p>2.67575</text:p>
          </table:table-cell>
          <table:table-cell office:value-type="float" office:value="-92.4727" calcext:value-type="float">
            <text:p>-92.4727</text:p>
          </table:table-cell>
          <table:table-cell office:value-type="float" office:value="47.8737" calcext:value-type="float">
            <text:p>47.8737</text:p>
          </table:table-cell>
          <table:table-cell office:value-type="float" office:value="-32.3707" calcext:value-type="float">
            <text:p>-32.3707</text:p>
          </table:table-cell>
          <table:table-cell office:value-type="float" office:value="6.4656" calcext:value-type="float">
            <text:p>6.4656</text:p>
          </table:table-cell>
          <table:table-cell office:value-type="float" office:value="6.83386" calcext:value-type="float">
            <text:p>6.83386</text:p>
          </table:table-cell>
          <table:table-cell office:value-type="float" office:value="6.05196" calcext:value-type="float">
            <text:p>6.05196</text:p>
          </table:table-cell>
          <table:table-cell office:value-type="float" office:value="2.37052" calcext:value-type="float">
            <text:p>2.37052</text:p>
          </table:table-cell>
          <table:table-cell office:value-type="float" office:value="3.31293" calcext:value-type="float">
            <text:p>3.31293</text:p>
          </table:table-cell>
          <table:table-cell office:value-type="float" office:value="-37.2447" calcext:value-type="float">
            <text:p>-37.2447</text:p>
          </table:table-cell>
          <table:table-cell office:value-type="float" office:value="3" calcext:value-type="float">
            <text:p>3</text:p>
          </table:table-cell>
          <table:table-cell office:value-type="float" office:value="-37.2527" calcext:value-type="float">
            <text:p>-37.2527</text:p>
          </table:table-cell>
          <table:table-cell office:value-type="float" office:value="-89.1124" calcext:value-type="float">
            <text:p>-89.1124</text:p>
          </table:table-cell>
          <table:table-cell office:value-type="float" office:value="47.8553" calcext:value-type="float">
            <text:p>47.8553</text:p>
          </table:table-cell>
          <table:table-cell office:value-type="float" office:value="-33.3756" calcext:value-type="float">
            <text:p>-33.3756</text:p>
          </table:table-cell>
          <table:table-cell office:value-type="float" office:value="6.63052" calcext:value-type="float">
            <text:p>6.63052</text:p>
          </table:table-cell>
          <table:table-cell office:value-type="float" office:value="6.32732" calcext:value-type="float">
            <text:p>6.32732</text:p>
          </table:table-cell>
          <table:table-cell office:value-type="float" office:value="5.54515" calcext:value-type="float">
            <text:p>5.54515</text:p>
          </table:table-cell>
          <table:table-cell office:value-type="float" office:value="-37.4565" calcext:value-type="float">
            <text:p>-37.4565</text:p>
          </table:table-cell>
          <table:table-cell office:value-type="float" office:value="5.98868" calcext:value-type="float">
            <text:p>5.98868</text:p>
          </table:table-cell>
          <table:table-cell office:value-type="float" office:value="-90.2575" calcext:value-type="float">
            <text:p>-90.2575</text:p>
          </table:table-cell>
          <table:table-cell office:value-type="float" office:value="37.2785" calcext:value-type="float">
            <text:p>37.2785</text:p>
          </table:table-cell>
          <table:table-cell office:value-type="float" office:value="-36.3928" calcext:value-type="float">
            <text:p>-36.3928</text:p>
          </table:table-cell>
          <table:table-cell office:value-type="float" office:value="0.94" calcext:value-type="float">
            <text:p>0.94</text:p>
          </table:table-cell>
          <table:table-cell office:value-type="float" office:value="6.9004" calcext:value-type="float">
            <text:p>6.9004</text:p>
          </table:table-cell>
          <table:table-cell office:value-type="float" office:value="5.07122" calcext:value-type="float">
            <text:p>5.07122</text:p>
          </table:table-cell>
          <table:table-cell office:value-type="float" office:value="4.1304" calcext:value-type="float">
            <text:p>4.1304</text:p>
          </table:table-cell>
          <table:table-cell/>
          <table:table-cell office:value-type="string" calcext:value-type="string">
            <text:p>design_42</text:p>
          </table:table-cell>
          <table:table-cell office:value-type="string" calcext:value-type="string">
            <text:p>GAS</text:p>
          </table:table-cell>
          <table:table-cell office:value-type="float" office:value="-43.0606" calcext:value-type="float">
            <text:p>-43.0606</text:p>
          </table:table-cell>
          <table:table-cell office:value-type="float" office:value="-12.5926" calcext:value-type="float">
            <text:p>-12.5926</text:p>
          </table:table-cell>
          <table:table-cell office:value-type="float" office:value="15.097" calcext:value-type="float">
            <text:p>15.097</text:p>
          </table:table-cell>
          <table:table-cell office:value-type="float" office:value="-0.763000000000005" calcext:value-type="float">
            <text:p>-0.763000000000005</text:p>
          </table:table-cell>
          <table:table-cell office:value-type="float" office:value="-0.984499999999997" calcext:value-type="float">
            <text:p>-0.984499999999997</text:p>
          </table:table-cell>
          <table:table-cell office:value-type="float" office:value="-1.55599999999998" calcext:value-type="float">
            <text:p>-1.55599999999998</text:p>
          </table:table-cell>
          <table:table-cell office:value-type="float" office:value="-3.3038" calcext:value-type="float">
            <text:p>-3.3038</text:p>
          </table:table-cell>
          <table:table-cell office:value-type="float" office:value="-3.31293" calcext:value-type="float">
            <text:p>-3.31293</text:p>
          </table:table-cell>
          <table:table-cell office:value-type="float" office:value="-1067.66" calcext:value-type="float">
            <text:p>-1067.66</text:p>
          </table:table-cell>
          <table:table-cell office:value-type="float" office:value="10.5952" calcext:value-type="float">
            <text:p>10.5952</text:p>
          </table:table-cell>
          <table:table-cell office:value-type="float" office:value="-0.4348" calcext:value-type="float">
            <text:p>-0.4348</text:p>
          </table:table-cell>
          <table:table-cell office:value-type="float" office:value="4.0221" calcext:value-type="float">
            <text:p>4.0221</text:p>
          </table:table-cell>
          <table:table-cell office:value-type="float" office:value="1.92156" calcext:value-type="float">
            <text:p>1.92156</text:p>
          </table:table-cell>
          <table:table-cell office:value-type="float" office:value="0.4004" calcext:value-type="float">
            <text:p>0.4004</text:p>
          </table:table-cell>
          <table:table-cell office:value-type="float" office:value="-0.0343999999999998" calcext:value-type="float">
            <text:p>-0.0344</text:p>
          </table:table-cell>
          <table:table-cell office:value-type="float" office:value="0.4348" calcext:value-type="float">
            <text:p>0.4348</text:p>
          </table:table-cell>
          <table:table-cell office:value-type="float" office:value="0.86072" calcext:value-type="float">
            <text:p>0.86072</text:p>
          </table:table-cell>
          <table:table-cell office:value-type="float" office:value="1.26293" calcext:value-type="float">
            <text:p>1.26293</text:p>
          </table:table-cell>
          <table:table-cell office:value-type="float" office:value="0.40221" calcext:value-type="float">
            <text:p>0.40221</text:p>
          </table:table-cell>
          <table:table-cell office:value-type="float" office:value="0.299942897501014" calcext:value-type="float">
            <text:p>0.299942897501014</text:p>
          </table:table-cell>
          <table:table-cell office:value-type="float" office:value="0.459156686251822" calcext:value-type="float">
            <text:p>0.459156686251822</text:p>
          </table:table-cell>
          <table:table-cell office:value-type="float" office:value="0.159213788750808" calcext:value-type="float">
            <text:p>0.159213788750808</text:p>
          </table:table-cell>
          <table:table-cell office:value-type="float" office:value="0.68753371998921" calcext:value-type="float">
            <text:p>0.68753371998921</text:p>
          </table:table-cell>
          <table:table-cell office:value-type="float" office:value="1.01150863231724" calcext:value-type="float">
            <text:p>1.01150863231724</text:p>
          </table:table-cell>
          <table:table-cell office:value-type="float" office:value="0.323974912328028" calcext:value-type="float">
            <text:p>0.323974912328028</text:p>
          </table:table-cell>
          <table:table-cell office:value-type="float" office:value="0.693637296031824" calcext:value-type="float">
            <text:p>0.6936372960318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LLAFLLGTLLGVLLSILILI</text:p>
          </table:table-cell>
          <table:table-cell office:value-type="float" office:value="1.33002200310031E+020" calcext:value-type="float">
            <text:p>1.33002200310031E+020</text:p>
          </table:table-cell>
          <table:table-cell office:value-type="float" office:value="1.1001100110011E+017" calcext:value-type="float">
            <text:p>1.1001100110011E+017</text:p>
          </table:table-cell>
          <table:table-cell office:value-type="string" calcext:value-type="string">
            <text:p>L--AF--GT-LGV-LSI-I--</text:p>
          </table:table-cell>
          <table:table-cell office:value-type="float" office:value="1666650000" calcext:value-type="float">
            <text:p>1666650000</text:p>
          </table:table-cell>
          <table:table-cell office:value-type="float" office:value="3527.27" calcext:value-type="float">
            <text:p>3527.27</text:p>
          </table:table-cell>
          <table:table-cell office:value-type="float" office:value="349.714" calcext:value-type="float">
            <text:p>349.714</text:p>
          </table:table-cell>
          <table:table-cell office:value-type="float" office:value="-393.345" calcext:value-type="float">
            <text:p>-393.345</text:p>
          </table:table-cell>
          <table:table-cell office:value-type="float" office:value="-393.223" calcext:value-type="float">
            <text:p>-393.223</text:p>
          </table:table-cell>
          <table:table-cell office:value-type="float" office:value="-43.6313" calcext:value-type="float">
            <text:p>-43.6313</text:p>
          </table:table-cell>
          <table:table-cell office:value-type="float" office:value="-83.3996" calcext:value-type="float">
            <text:p>-83.3996</text:p>
          </table:table-cell>
          <table:table-cell office:value-type="float" office:value="-84.251" calcext:value-type="float">
            <text:p>-84.251</text:p>
          </table:table-cell>
          <table:table-cell office:value-type="float" office:value="-83.2627" calcext:value-type="float">
            <text:p>-83.2627</text:p>
          </table:table-cell>
          <table:table-cell office:value-type="float" office:value="-74.2727" calcext:value-type="float">
            <text:p>-74.2727</text:p>
          </table:table-cell>
          <table:table-cell office:value-type="float" office:value="-225.054" calcext:value-type="float">
            <text:p>-225.054</text:p>
          </table:table-cell>
          <table:table-cell office:value-type="float" office:value="-225.494" calcext:value-type="float">
            <text:p>-225.494</text:p>
          </table:table-cell>
          <table:table-cell office:value-type="float" office:value="-225.051" calcext:value-type="float">
            <text:p>-225.051</text:p>
          </table:table-cell>
          <table:table-cell office:value-type="float" office:value="-236.927" calcext:value-type="float">
            <text:p>-236.927</text:p>
          </table:table-cell>
          <table:table-cell office:value-type="float" office:value="-36.8498" calcext:value-type="float">
            <text:p>-36.8498</text:p>
          </table:table-cell>
          <table:table-cell office:value-type="float" office:value="-356.496" calcext:value-type="float">
            <text:p>-356.496</text:p>
          </table:table-cell>
          <table:table-cell office:value-type="float" office:value="4427.36" calcext:value-type="float">
            <text:p>4427.36</text:p>
          </table:table-cell>
          <table:table-cell office:value-type="float" office:value="3466.1" calcext:value-type="float">
            <text:p>3466.1</text:p>
          </table:table-cell>
          <table:table-cell office:value-type="float" office:value="0.000569466" calcext:value-type="float">
            <text:p>0.000569466</text:p>
          </table:table-cell>
          <table:table-cell office:value-type="float" office:value="-39.9759" calcext:value-type="float">
            <text:p>-39.9759</text:p>
          </table:table-cell>
          <table:table-cell office:value-type="float" office:value="-36.7277" calcext:value-type="float">
            <text:p>-36.7277</text:p>
          </table:table-cell>
          <table:table-cell office:value-type="float" office:value="-84.8917" calcext:value-type="float">
            <text:p>-84.8917</text:p>
          </table:table-cell>
          <table:table-cell office:value-type="float" office:value="-86.7262" calcext:value-type="float">
            <text:p>-86.7262</text:p>
          </table:table-cell>
          <table:table-cell office:value-type="float" office:value="-84.9096" calcext:value-type="float">
            <text:p>-84.9096</text:p>
          </table:table-cell>
          <table:table-cell office:value-type="float" office:value="-45.2959" calcext:value-type="float">
            <text:p>-45.2959</text:p>
          </table:table-cell>
          <table:table-cell office:value-type="float" office:value="949" calcext:value-type="float">
            <text:p>949</text:p>
          </table:table-cell>
          <table:table-cell office:value-type="float" office:value="296.996" calcext:value-type="float">
            <text:p>296.996</text:p>
          </table:table-cell>
          <table:table-cell office:value-type="float" office:value="-38.8096" calcext:value-type="float">
            <text:p>-38.8096</text:p>
          </table:table-cell>
          <table:table-cell office:value-type="float" office:value="-39.9198" calcext:value-type="float">
            <text:p>-39.9198</text:p>
          </table:table-cell>
          <table:table-cell office:value-type="float" office:value="3.71157" calcext:value-type="float">
            <text:p>3.71157</text:p>
          </table:table-cell>
          <table:table-cell office:value-type="float" office:value="-101.727" calcext:value-type="float">
            <text:p>-101.727</text:p>
          </table:table-cell>
          <table:table-cell office:value-type="float" office:value="53.9682" calcext:value-type="float">
            <text:p>53.9682</text:p>
          </table:table-cell>
          <table:table-cell office:value-type="float" office:value="-36.9784" calcext:value-type="float">
            <text:p>-36.9784</text:p>
          </table:table-cell>
          <table:table-cell office:value-type="float" office:value="6.59065" calcext:value-type="float">
            <text:p>6.59065</text:p>
          </table:table-cell>
          <table:table-cell office:value-type="float" office:value="9.04471" calcext:value-type="float">
            <text:p>9.04471</text:p>
          </table:table-cell>
          <table:table-cell office:value-type="float" office:value="8.35424" calcext:value-type="float">
            <text:p>8.35424</text:p>
          </table:table-cell>
          <table:table-cell office:value-type="float" office:value="1.11021" calcext:value-type="float">
            <text:p>1.11021</text:p>
          </table:table-cell>
          <table:table-cell office:value-type="float" office:value="0.811511" calcext:value-type="float">
            <text:p>0.811511</text:p>
          </table:table-cell>
          <table:table-cell office:value-type="float" office:value="-36.5132" calcext:value-type="float">
            <text:p>-36.5132</text:p>
          </table:table-cell>
          <table:table-cell office:value-type="float" office:value="4" calcext:value-type="float">
            <text:p>4</text:p>
          </table:table-cell>
          <table:table-cell office:value-type="float" office:value="-36.7277" calcext:value-type="float">
            <text:p>-36.7277</text:p>
          </table:table-cell>
          <table:table-cell office:value-type="float" office:value="-105.689" calcext:value-type="float">
            <text:p>-105.689</text:p>
          </table:table-cell>
          <table:table-cell office:value-type="float" office:value="48.3257" calcext:value-type="float">
            <text:p>48.3257</text:p>
          </table:table-cell>
          <table:table-cell office:value-type="float" office:value="-34.5282" calcext:value-type="float">
            <text:p>-34.5282</text:p>
          </table:table-cell>
          <table:table-cell office:value-type="float" office:value="6.74828" calcext:value-type="float">
            <text:p>6.74828</text:p>
          </table:table-cell>
          <table:table-cell office:value-type="float" office:value="8.87725" calcext:value-type="float">
            <text:p>8.87725</text:p>
          </table:table-cell>
          <table:table-cell office:value-type="float" office:value="8.10214" calcext:value-type="float">
            <text:p>8.10214</text:p>
          </table:table-cell>
          <table:table-cell office:value-type="float" office:value="-36.8498" calcext:value-type="float">
            <text:p>-36.8498</text:p>
          </table:table-cell>
          <table:table-cell office:value-type="float" office:value="4.52308" calcext:value-type="float">
            <text:p>4.52308</text:p>
          </table:table-cell>
          <table:table-cell office:value-type="float" office:value="-102.061" calcext:value-type="float">
            <text:p>-102.061</text:p>
          </table:table-cell>
          <table:table-cell office:value-type="float" office:value="34.714" calcext:value-type="float">
            <text:p>34.714</text:p>
          </table:table-cell>
          <table:table-cell office:value-type="float" office:value="-35" calcext:value-type="float">
            <text:p>-35</text:p>
          </table:table-cell>
          <table:table-cell office:value-type="float" office:value="0.92" calcext:value-type="float">
            <text:p>0.92</text:p>
          </table:table-cell>
          <table:table-cell office:value-type="float" office:value="6.9229" calcext:value-type="float">
            <text:p>6.9229</text:p>
          </table:table-cell>
          <table:table-cell office:value-type="float" office:value="6.49559" calcext:value-type="float">
            <text:p>6.49559</text:p>
          </table:table-cell>
          <table:table-cell office:value-type="float" office:value="5.5163" calcext:value-type="float">
            <text:p>5.5163</text:p>
          </table:table-cell>
          <table:table-cell/>
          <table:table-cell office:value-type="string" calcext:value-type="string">
            <text:p>design_143</text:p>
          </table:table-cell>
          <table:table-cell office:value-type="string" calcext:value-type="string">
            <text:p>GAS</text:p>
          </table:table-cell>
          <table:table-cell office:value-type="float" office:value="-41.4303" calcext:value-type="float">
            <text:p>-41.4303</text:p>
          </table:table-cell>
          <table:table-cell office:value-type="float" office:value="-9.9783" calcext:value-type="float">
            <text:p>-9.9783</text:p>
          </table:table-cell>
          <table:table-cell office:value-type="float" office:value="11.433" calcext:value-type="float">
            <text:p>11.433</text:p>
          </table:table-cell>
          <table:table-cell office:value-type="float" office:value="-1.81660000000001" calcext:value-type="float">
            <text:p>-1.81660000000001</text:p>
          </table:table-cell>
          <table:table-cell office:value-type="float" office:value="-0.98830000000001" calcext:value-type="float">
            <text:p>-0.98830000000001</text:p>
          </table:table-cell>
          <table:table-cell office:value-type="float" office:value="-0.443000000000012" calcext:value-type="float">
            <text:p>-0.443000000000012</text:p>
          </table:table-cell>
          <table:table-cell office:value-type="float" office:value="-3.2482" calcext:value-type="float">
            <text:p>-3.2482</text:p>
          </table:table-cell>
          <table:table-cell office:value-type="float" office:value="-0.81151" calcext:value-type="float">
            <text:p>-0.81151</text:p>
          </table:table-cell>
          <table:table-cell office:value-type="float" office:value="-900.09" calcext:value-type="float">
            <text:p>-900.09</text:p>
          </table:table-cell>
          <table:table-cell office:value-type="float" office:value="19.2542" calcext:value-type="float">
            <text:p>19.2542</text:p>
          </table:table-cell>
          <table:table-cell office:value-type="float" office:value="-0.33225" calcext:value-type="float">
            <text:p>-0.33225</text:p>
          </table:table-cell>
          <table:table-cell office:value-type="float" office:value="-1.9784" calcext:value-type="float">
            <text:p>-1.9784</text:p>
          </table:table-cell>
          <table:table-cell office:value-type="float" office:value="2.83794" calcext:value-type="float">
            <text:p>2.83794</text:p>
          </table:table-cell>
          <table:table-cell office:value-type="float" office:value="0.4229" calcext:value-type="float">
            <text:p>0.4229</text:p>
          </table:table-cell>
          <table:table-cell office:value-type="float" office:value="0.0906500000000001" calcext:value-type="float">
            <text:p>0.09065</text:p>
          </table:table-cell>
          <table:table-cell office:value-type="float" office:value="0.33225" calcext:value-type="float">
            <text:p>0.33225</text:p>
          </table:table-cell>
          <table:table-cell office:value-type="float" office:value="1" calcext:value-type="float">
            <text:p>1</text:p>
          </table:table-cell>
          <table:table-cell office:value-type="float" office:value="0.80216" calcext:value-type="float">
            <text:p>0.80216</text:p>
          </table:table-cell>
          <table:table-cell office:value-type="float" office:value="0.19784" calcext:value-type="float">
            <text:p>0.19784</text:p>
          </table:table-cell>
          <table:table-cell office:value-type="float" office:value="0.261406224172389" calcext:value-type="float">
            <text:p>0.261406224172389</text:p>
          </table:table-cell>
          <table:table-cell office:value-type="float" office:value="0.55073857574346" calcext:value-type="float">
            <text:p>0.55073857574346</text:p>
          </table:table-cell>
          <table:table-cell office:value-type="float" office:value="0.28933235157107" calcext:value-type="float">
            <text:p>0.28933235157107</text:p>
          </table:table-cell>
          <table:table-cell office:value-type="float" office:value="0.921196385217157" calcext:value-type="float">
            <text:p>0.921196385217157</text:p>
          </table:table-cell>
          <table:table-cell office:value-type="float" office:value="1.39967291610467" calcext:value-type="float">
            <text:p>1.39967291610467</text:p>
          </table:table-cell>
          <table:table-cell office:value-type="float" office:value="0.47847653088751" calcext:value-type="float">
            <text:p>0.47847653088751</text:p>
          </table:table-cell>
          <table:table-cell office:value-type="float" office:value="0.679840958148148" calcext:value-type="float">
            <text:p>0.6798409581481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LLAVLLGILLGFLLSWLILI</text:p>
          </table:table-cell>
          <table:table-cell office:value-type="float" office:value="1.33002100210031E+020" calcext:value-type="float">
            <text:p>1.33002100210031E+020</text:p>
          </table:table-cell>
          <table:table-cell office:value-type="float" office:value="1.1001100110011E+017" calcext:value-type="float">
            <text:p>1.1001100110011E+017</text:p>
          </table:table-cell>
          <table:table-cell office:value-type="string" calcext:value-type="string">
            <text:p>L--AV-LGI-LGF-LSW----</text:p>
          </table:table-cell>
          <table:table-cell office:value-type="float" office:value="1666650000" calcext:value-type="float">
            <text:p>1666650000</text:p>
          </table:table-cell>
          <table:table-cell office:value-type="float" office:value="3588.19" calcext:value-type="float">
            <text:p>3588.19</text:p>
          </table:table-cell>
          <table:table-cell office:value-type="float" office:value="348.358" calcext:value-type="float">
            <text:p>348.358</text:p>
          </table:table-cell>
          <table:table-cell office:value-type="float" office:value="-384.507" calcext:value-type="float">
            <text:p>-384.507</text:p>
          </table:table-cell>
          <table:table-cell office:value-type="float" office:value="-384.347" calcext:value-type="float">
            <text:p>-384.347</text:p>
          </table:table-cell>
          <table:table-cell office:value-type="float" office:value="-36.1488" calcext:value-type="float">
            <text:p>-36.1488</text:p>
          </table:table-cell>
          <table:table-cell office:value-type="float" office:value="-68.233" calcext:value-type="float">
            <text:p>-68.233</text:p>
          </table:table-cell>
          <table:table-cell office:value-type="float" office:value="-71.7169" calcext:value-type="float">
            <text:p>-71.7169</text:p>
          </table:table-cell>
          <table:table-cell office:value-type="float" office:value="-68.061" calcext:value-type="float">
            <text:p>-68.061</text:p>
          </table:table-cell>
          <table:table-cell office:value-type="float" office:value="-60.4879" calcext:value-type="float">
            <text:p>-60.4879</text:p>
          </table:table-cell>
          <table:table-cell office:value-type="float" office:value="-223.215" calcext:value-type="float">
            <text:p>-223.215</text:p>
          </table:table-cell>
          <table:table-cell office:value-type="float" office:value="-226.959" calcext:value-type="float">
            <text:p>-226.959</text:p>
          </table:table-cell>
          <table:table-cell office:value-type="float" office:value="-223.209" calcext:value-type="float">
            <text:p>-223.209</text:p>
          </table:table-cell>
          <table:table-cell office:value-type="float" office:value="-242.391" calcext:value-type="float">
            <text:p>-242.391</text:p>
          </table:table-cell>
          <table:table-cell office:value-type="float" office:value="-34.7627" calcext:value-type="float">
            <text:p>-34.7627</text:p>
          </table:table-cell>
          <table:table-cell office:value-type="float" office:value="-349.744" calcext:value-type="float">
            <text:p>-349.744</text:p>
          </table:table-cell>
          <table:table-cell office:value-type="float" office:value="4489.74" calcext:value-type="float">
            <text:p>4489.74</text:p>
          </table:table-cell>
          <table:table-cell office:value-type="float" office:value="3613.96" calcext:value-type="float">
            <text:p>3613.96</text:p>
          </table:table-cell>
          <table:table-cell office:value-type="float" office:value="0.000958698" calcext:value-type="float">
            <text:p>0.000958698</text:p>
          </table:table-cell>
          <table:table-cell office:value-type="float" office:value="-39.8687" calcext:value-type="float">
            <text:p>-39.8687</text:p>
          </table:table-cell>
          <table:table-cell office:value-type="float" office:value="-34.603" calcext:value-type="float">
            <text:p>-34.603</text:p>
          </table:table-cell>
          <table:table-cell office:value-type="float" office:value="-93.0584" calcext:value-type="float">
            <text:p>-93.0584</text:p>
          </table:table-cell>
          <table:table-cell office:value-type="float" office:value="-90.9363" calcext:value-type="float">
            <text:p>-90.9363</text:p>
          </table:table-cell>
          <table:table-cell office:value-type="float" office:value="-93.0768" calcext:value-type="float">
            <text:p>-93.0768</text:p>
          </table:table-cell>
          <table:table-cell office:value-type="float" office:value="-46.8651" calcext:value-type="float">
            <text:p>-46.8651</text:p>
          </table:table-cell>
          <table:table-cell office:value-type="float" office:value="1117" calcext:value-type="float">
            <text:p>1117</text:p>
          </table:table-cell>
          <table:table-cell office:value-type="float" office:value="23.3278" calcext:value-type="float">
            <text:p>23.3278</text:p>
          </table:table-cell>
          <table:table-cell office:value-type="float" office:value="-33.3092" calcext:value-type="float">
            <text:p>-33.3092</text:p>
          </table:table-cell>
          <table:table-cell office:value-type="float" office:value="-33.5717" calcext:value-type="float">
            <text:p>-33.5717</text:p>
          </table:table-cell>
          <table:table-cell office:value-type="float" office:value="2.57708" calcext:value-type="float">
            <text:p>2.57708</text:p>
          </table:table-cell>
          <table:table-cell office:value-type="float" office:value="-97.8142" calcext:value-type="float">
            <text:p>-97.8142</text:p>
          </table:table-cell>
          <table:table-cell office:value-type="float" office:value="46.8756" calcext:value-type="float">
            <text:p>46.8756</text:p>
          </table:table-cell>
          <table:table-cell office:value-type="float" office:value="-44.178" calcext:value-type="float">
            <text:p>-44.178</text:p>
          </table:table-cell>
          <table:table-cell office:value-type="float" office:value="6.05802" calcext:value-type="float">
            <text:p>6.05802</text:p>
          </table:table-cell>
          <table:table-cell office:value-type="float" office:value="7.50033" calcext:value-type="float">
            <text:p>7.50033</text:p>
          </table:table-cell>
          <table:table-cell office:value-type="float" office:value="6.70346" calcext:value-type="float">
            <text:p>6.70346</text:p>
          </table:table-cell>
          <table:table-cell office:value-type="float" office:value="0.262572" calcext:value-type="float">
            <text:p>0.262572</text:p>
          </table:table-cell>
          <table:table-cell office:value-type="float" office:value="3.58832" calcext:value-type="float">
            <text:p>3.58832</text:p>
          </table:table-cell>
          <table:table-cell office:value-type="float" office:value="-34.6127" calcext:value-type="float">
            <text:p>-34.6127</text:p>
          </table:table-cell>
          <table:table-cell office:value-type="float" office:value="2" calcext:value-type="float">
            <text:p>2</text:p>
          </table:table-cell>
          <table:table-cell office:value-type="float" office:value="-34.603" calcext:value-type="float">
            <text:p>-34.603</text:p>
          </table:table-cell>
          <table:table-cell office:value-type="float" office:value="-95.7869" calcext:value-type="float">
            <text:p>-95.7869</text:p>
          </table:table-cell>
          <table:table-cell office:value-type="float" office:value="44.3854" calcext:value-type="float">
            <text:p>44.3854</text:p>
          </table:table-cell>
          <table:table-cell office:value-type="float" office:value="-45.8343" calcext:value-type="float">
            <text:p>-45.8343</text:p>
          </table:table-cell>
          <table:table-cell office:value-type="float" office:value="6.0788" calcext:value-type="float">
            <text:p>6.0788</text:p>
          </table:table-cell>
          <table:table-cell office:value-type="float" office:value="6.86006" calcext:value-type="float">
            <text:p>6.86006</text:p>
          </table:table-cell>
          <table:table-cell office:value-type="float" office:value="6.02584" calcext:value-type="float">
            <text:p>6.02584</text:p>
          </table:table-cell>
          <table:table-cell office:value-type="float" office:value="-34.7627" calcext:value-type="float">
            <text:p>-34.7627</text:p>
          </table:table-cell>
          <table:table-cell office:value-type="float" office:value="6.16541" calcext:value-type="float">
            <text:p>6.16541</text:p>
          </table:table-cell>
          <table:table-cell office:value-type="float" office:value="-97.4006" calcext:value-type="float">
            <text:p>-97.4006</text:p>
          </table:table-cell>
          <table:table-cell office:value-type="float" office:value="38.7501" calcext:value-type="float">
            <text:p>38.7501</text:p>
          </table:table-cell>
          <table:table-cell office:value-type="float" office:value="-43.6285" calcext:value-type="float">
            <text:p>-43.6285</text:p>
          </table:table-cell>
          <table:table-cell office:value-type="float" office:value="0.99" calcext:value-type="float">
            <text:p>0.99</text:p>
          </table:table-cell>
          <table:table-cell office:value-type="float" office:value="6.894" calcext:value-type="float">
            <text:p>6.894</text:p>
          </table:table-cell>
          <table:table-cell office:value-type="float" office:value="6.34135" calcext:value-type="float">
            <text:p>6.34135</text:p>
          </table:table-cell>
          <table:table-cell office:value-type="float" office:value="5.4226" calcext:value-type="float">
            <text:p>5.4226</text:p>
          </table:table-cell>
          <table:table-cell/>
          <table:table-cell office:value-type="string" calcext:value-type="string">
            <text:p>design_26</text:p>
          </table:table-cell>
          <table:table-cell office:value-type="string" calcext:value-type="string">
            <text:p>GAS</text:p>
          </table:table-cell>
          <table:table-cell office:value-type="float" office:value="-44.0712" calcext:value-type="float">
            <text:p>-44.0712</text:p>
          </table:table-cell>
          <table:table-cell office:value-type="float" office:value="-11.229" calcext:value-type="float">
            <text:p>-11.229</text:p>
          </table:table-cell>
          <table:table-cell office:value-type="float" office:value="15.432" calcext:value-type="float">
            <text:p>15.432</text:p>
          </table:table-cell>
          <table:table-cell office:value-type="float" office:value="2.1405" calcext:value-type="float">
            <text:p>2.1405</text:p>
          </table:table-cell>
          <table:table-cell office:value-type="float" office:value="-3.65589999999999" calcext:value-type="float">
            <text:p>-3.65589999999999</text:p>
          </table:table-cell>
          <table:table-cell office:value-type="float" office:value="-3.75" calcext:value-type="float">
            <text:p>-3.75</text:p>
          </table:table-cell>
          <table:table-cell office:value-type="float" office:value="-5.2657" calcext:value-type="float">
            <text:p>-5.2657</text:p>
          </table:table-cell>
          <table:table-cell office:value-type="float" office:value="-3.58833" calcext:value-type="float">
            <text:p>-3.58833</text:p>
          </table:table-cell>
          <table:table-cell office:value-type="float" office:value="-901.55" calcext:value-type="float">
            <text:p>-901.55</text:p>
          </table:table-cell>
          <table:table-cell office:value-type="float" office:value="8.1255" calcext:value-type="float">
            <text:p>8.1255</text:p>
          </table:table-cell>
          <table:table-cell office:value-type="float" office:value="-0.83598" calcext:value-type="float">
            <text:p>-0.83598</text:p>
          </table:table-cell>
          <table:table-cell office:value-type="float" office:value="-0.549499999999995" calcext:value-type="float">
            <text:p>-0.549499999999995</text:p>
          </table:table-cell>
          <table:table-cell office:value-type="float" office:value="1.28086" calcext:value-type="float">
            <text:p>1.28086</text:p>
          </table:table-cell>
          <table:table-cell office:value-type="float" office:value="0.394" calcext:value-type="float">
            <text:p>0.394</text:p>
          </table:table-cell>
          <table:table-cell office:value-type="float" office:value="-0.44198" calcext:value-type="float">
            <text:p>-0.44198</text:p>
          </table:table-cell>
          <table:table-cell office:value-type="float" office:value="0.83598" calcext:value-type="float">
            <text:p>0.83598</text:p>
          </table:table-cell>
          <table:table-cell office:value-type="float" office:value="0.13715" calcext:value-type="float">
            <text:p>0.13715</text:p>
          </table:table-cell>
          <table:table-cell office:value-type="float" office:value="0.0822000000000003" calcext:value-type="float">
            <text:p>0.0822</text:p>
          </table:table-cell>
          <table:table-cell office:value-type="float" office:value="0.0549499999999995" calcext:value-type="float">
            <text:p>0.05495</text:p>
          </table:table-cell>
          <table:table-cell office:value-type="float" office:value="0.32205659158189" calcext:value-type="float">
            <text:p>0.32205659158189</text:p>
          </table:table-cell>
          <table:table-cell office:value-type="float" office:value="0.444158264084031" calcext:value-type="float">
            <text:p>0.444158264084031</text:p>
          </table:table-cell>
          <table:table-cell office:value-type="float" office:value="0.122101672502141" calcext:value-type="float">
            <text:p>0.122101672502141</text:p>
          </table:table-cell>
          <table:table-cell office:value-type="float" office:value="0.905398570272458" calcext:value-type="float">
            <text:p>0.905398570272458</text:p>
          </table:table-cell>
          <table:table-cell office:value-type="float" office:value="1.12135149716752" calcext:value-type="float">
            <text:p>1.12135149716752</text:p>
          </table:table-cell>
          <table:table-cell office:value-type="float" office:value="0.215952926895063" calcext:value-type="float">
            <text:p>0.215952926895063</text:p>
          </table:table-cell>
          <table:table-cell office:value-type="float" office:value="0.873742838575725" calcext:value-type="float">
            <text:p>0.8737428385757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LLAFLLGTLLGVLLGILILI</text:p>
          </table:table-cell>
          <table:table-cell office:value-type="float" office:value="1.33002200210031E+020" calcext:value-type="float">
            <text:p>1.33002200210031E+020</text:p>
          </table:table-cell>
          <table:table-cell office:value-type="float" office:value="1.1001100110011E+017" calcext:value-type="float">
            <text:p>1.1001100110011E+017</text:p>
          </table:table-cell>
          <table:table-cell office:value-type="string" calcext:value-type="string">
            <text:p>L--AF--GT-LGV-LGI--L-</text:p>
          </table:table-cell>
          <table:table-cell office:value-type="float" office:value="1666650000" calcext:value-type="float">
            <text:p>1666650000</text:p>
          </table:table-cell>
          <table:table-cell office:value-type="float" office:value="3404.85" calcext:value-type="float">
            <text:p>3404.85</text:p>
          </table:table-cell>
          <table:table-cell office:value-type="float" office:value="338.775" calcext:value-type="float">
            <text:p>338.775</text:p>
          </table:table-cell>
          <table:table-cell office:value-type="float" office:value="-373.187" calcext:value-type="float">
            <text:p>-373.187</text:p>
          </table:table-cell>
          <table:table-cell office:value-type="float" office:value="-372.993" calcext:value-type="float">
            <text:p>-372.993</text:p>
          </table:table-cell>
          <table:table-cell office:value-type="float" office:value="-34.4124" calcext:value-type="float">
            <text:p>-34.4124</text:p>
          </table:table-cell>
          <table:table-cell office:value-type="float" office:value="-71.8069" calcext:value-type="float">
            <text:p>-71.8069</text:p>
          </table:table-cell>
          <table:table-cell office:value-type="float" office:value="-71.8312" calcext:value-type="float">
            <text:p>-71.8312</text:p>
          </table:table-cell>
          <table:table-cell office:value-type="float" office:value="-71.5956" calcext:value-type="float">
            <text:p>-71.5956</text:p>
          </table:table-cell>
          <table:table-cell office:value-type="float" office:value="-58.9275" calcext:value-type="float">
            <text:p>-58.9275</text:p>
          </table:table-cell>
          <table:table-cell office:value-type="float" office:value="-214.627" calcext:value-type="float">
            <text:p>-214.627</text:p>
          </table:table-cell>
          <table:table-cell office:value-type="float" office:value="-218.416" calcext:value-type="float">
            <text:p>-218.416</text:p>
          </table:table-cell>
          <table:table-cell office:value-type="float" office:value="-214.621" calcext:value-type="float">
            <text:p>-214.621</text:p>
          </table:table-cell>
          <table:table-cell office:value-type="float" office:value="-233.682" calcext:value-type="float">
            <text:p>-233.682</text:p>
          </table:table-cell>
          <table:table-cell office:value-type="float" office:value="-36.1834" calcext:value-type="float">
            <text:p>-36.1834</text:p>
          </table:table-cell>
          <table:table-cell office:value-type="float" office:value="-337.004" calcext:value-type="float">
            <text:p>-337.004</text:p>
          </table:table-cell>
          <table:table-cell office:value-type="float" office:value="4439.48" calcext:value-type="float">
            <text:p>4439.48</text:p>
          </table:table-cell>
          <table:table-cell office:value-type="float" office:value="3386.54" calcext:value-type="float">
            <text:p>3386.54</text:p>
          </table:table-cell>
          <table:table-cell office:value-type="float" office:value="0.000331539" calcext:value-type="float">
            <text:p>0.000331539</text:p>
          </table:table-cell>
          <table:table-cell office:value-type="float" office:value="-39.859" calcext:value-type="float">
            <text:p>-39.859</text:p>
          </table:table-cell>
          <table:table-cell office:value-type="float" office:value="-35.9897" calcext:value-type="float">
            <text:p>-35.9897</text:p>
          </table:table-cell>
          <table:table-cell office:value-type="float" office:value="-86.7531" calcext:value-type="float">
            <text:p>-86.7531</text:p>
          </table:table-cell>
          <table:table-cell office:value-type="float" office:value="-86.6155" calcext:value-type="float">
            <text:p>-86.6155</text:p>
          </table:table-cell>
          <table:table-cell office:value-type="float" office:value="-86.7771" calcext:value-type="float">
            <text:p>-86.7771</text:p>
          </table:table-cell>
          <table:table-cell office:value-type="float" office:value="-44.3937" calcext:value-type="float">
            <text:p>-44.3937</text:p>
          </table:table-cell>
          <table:table-cell office:value-type="float" office:value="909" calcext:value-type="float">
            <text:p>909</text:p>
          </table:table-cell>
          <table:table-cell office:value-type="float" office:value="673.233" calcext:value-type="float">
            <text:p>673.233</text:p>
          </table:table-cell>
          <table:table-cell office:value-type="float" office:value="-27.9092" calcext:value-type="float">
            <text:p>-27.9092</text:p>
          </table:table-cell>
          <table:table-cell office:value-type="float" office:value="-32.0121" calcext:value-type="float">
            <text:p>-32.0121</text:p>
          </table:table-cell>
          <table:table-cell office:value-type="float" office:value="2.40035" calcext:value-type="float">
            <text:p>2.40035</text:p>
          </table:table-cell>
          <table:table-cell office:value-type="float" office:value="-90.4425" calcext:value-type="float">
            <text:p>-90.4425</text:p>
          </table:table-cell>
          <table:table-cell office:value-type="float" office:value="47.8618" calcext:value-type="float">
            <text:p>47.8618</text:p>
          </table:table-cell>
          <table:table-cell office:value-type="float" office:value="-33.7121" calcext:value-type="float">
            <text:p>-33.7121</text:p>
          </table:table-cell>
          <table:table-cell office:value-type="float" office:value="6.43595" calcext:value-type="float">
            <text:p>6.43595</text:p>
          </table:table-cell>
          <table:table-cell office:value-type="float" office:value="6.52771" calcext:value-type="float">
            <text:p>6.52771</text:p>
          </table:table-cell>
          <table:table-cell office:value-type="float" office:value="5.74564" calcext:value-type="float">
            <text:p>5.74564</text:p>
          </table:table-cell>
          <table:table-cell office:value-type="float" office:value="4.10286" calcext:value-type="float">
            <text:p>4.10286</text:p>
          </table:table-cell>
          <table:table-cell office:value-type="float" office:value="4.10343" calcext:value-type="float">
            <text:p>4.10343</text:p>
          </table:table-cell>
          <table:table-cell office:value-type="float" office:value="-35.9742" calcext:value-type="float">
            <text:p>-35.9742</text:p>
          </table:table-cell>
          <table:table-cell office:value-type="float" office:value="1" calcext:value-type="float">
            <text:p>1</text:p>
          </table:table-cell>
          <table:table-cell office:value-type="float" office:value="-35.9897" calcext:value-type="float">
            <text:p>-35.9897</text:p>
          </table:table-cell>
          <table:table-cell office:value-type="float" office:value="-89.4773" calcext:value-type="float">
            <text:p>-89.4773</text:p>
          </table:table-cell>
          <table:table-cell office:value-type="float" office:value="43.9292" calcext:value-type="float">
            <text:p>43.9292</text:p>
          </table:table-cell>
          <table:table-cell office:value-type="float" office:value="-33.8442" calcext:value-type="float">
            <text:p>-33.8442</text:p>
          </table:table-cell>
          <table:table-cell office:value-type="float" office:value="6.40018" calcext:value-type="float">
            <text:p>6.40018</text:p>
          </table:table-cell>
          <table:table-cell office:value-type="float" office:value="5.85204" calcext:value-type="float">
            <text:p>5.85204</text:p>
          </table:table-cell>
          <table:table-cell office:value-type="float" office:value="5.01098" calcext:value-type="float">
            <text:p>5.01098</text:p>
          </table:table-cell>
          <table:table-cell office:value-type="float" office:value="-36.1834" calcext:value-type="float">
            <text:p>-36.1834</text:p>
          </table:table-cell>
          <table:table-cell office:value-type="float" office:value="6.50378" calcext:value-type="float">
            <text:p>6.50378</text:p>
          </table:table-cell>
          <table:table-cell office:value-type="float" office:value="-90.2575" calcext:value-type="float">
            <text:p>-90.2575</text:p>
          </table:table-cell>
          <table:table-cell office:value-type="float" office:value="37.2785" calcext:value-type="float">
            <text:p>37.2785</text:p>
          </table:table-cell>
          <table:table-cell office:value-type="float" office:value="-36.3928" calcext:value-type="float">
            <text:p>-36.3928</text:p>
          </table:table-cell>
          <table:table-cell office:value-type="float" office:value="0.94" calcext:value-type="float">
            <text:p>0.94</text:p>
          </table:table-cell>
          <table:table-cell office:value-type="float" office:value="6.9004" calcext:value-type="float">
            <text:p>6.9004</text:p>
          </table:table-cell>
          <table:table-cell office:value-type="float" office:value="5.07122" calcext:value-type="float">
            <text:p>5.07122</text:p>
          </table:table-cell>
          <table:table-cell office:value-type="float" office:value="4.1304" calcext:value-type="float">
            <text:p>4.1304</text:p>
          </table:table-cell>
          <table:table-cell/>
          <table:table-cell office:value-type="string" calcext:value-type="string">
            <text:p>design_42</text:p>
          </table:table-cell>
          <table:table-cell office:value-type="string" calcext:value-type="string">
            <text:p>GAS</text:p>
          </table:table-cell>
          <table:table-cell office:value-type="float" office:value="-42.2218" calcext:value-type="float">
            <text:p>-42.2218</text:p>
          </table:table-cell>
          <table:table-cell office:value-type="float" office:value="-12.9037" calcext:value-type="float">
            <text:p>-12.9037</text:p>
          </table:table-cell>
          <table:table-cell office:value-type="float" office:value="15.266" calcext:value-type="float">
            <text:p>15.266</text:p>
          </table:table-cell>
          <table:table-cell office:value-type="float" office:value="0.161600000000007" calcext:value-type="float">
            <text:p>0.161600000000007</text:p>
          </table:table-cell>
          <table:table-cell office:value-type="float" office:value="-0.235599999999991" calcext:value-type="float">
            <text:p>-0.235599999999991</text:p>
          </table:table-cell>
          <table:table-cell office:value-type="float" office:value="-3.79499999999999" calcext:value-type="float">
            <text:p>-3.79499999999999</text:p>
          </table:table-cell>
          <table:table-cell office:value-type="float" office:value="-3.8693" calcext:value-type="float">
            <text:p>-3.8693</text:p>
          </table:table-cell>
          <table:table-cell office:value-type="float" office:value="-4.10343" calcext:value-type="float">
            <text:p>-4.10343</text:p>
          </table:table-cell>
          <table:table-cell office:value-type="float" office:value="-1034.63" calcext:value-type="float">
            <text:p>-1034.63</text:p>
          </table:table-cell>
          <table:table-cell office:value-type="float" office:value="10.5833" calcext:value-type="float">
            <text:p>10.5833</text:p>
          </table:table-cell>
          <table:table-cell office:value-type="float" office:value="-0.46445" calcext:value-type="float">
            <text:p>-0.46445</text:p>
          </table:table-cell>
          <table:table-cell office:value-type="float" office:value="2.6807" calcext:value-type="float">
            <text:p>2.6807</text:p>
          </table:table-cell>
          <table:table-cell office:value-type="float" office:value="1.61524" calcext:value-type="float">
            <text:p>1.61524</text:p>
          </table:table-cell>
          <table:table-cell office:value-type="float" office:value="0.4004" calcext:value-type="float">
            <text:p>0.4004</text:p>
          </table:table-cell>
          <table:table-cell office:value-type="float" office:value="-0.0640499999999999" calcext:value-type="float">
            <text:p>-0.06405</text:p>
          </table:table-cell>
          <table:table-cell office:value-type="float" office:value="0.46445" calcext:value-type="float">
            <text:p>0.46445</text:p>
          </table:table-cell>
          <table:table-cell office:value-type="float" office:value="0.86072" calcext:value-type="float">
            <text:p>0.86072</text:p>
          </table:table-cell>
          <table:table-cell office:value-type="float" office:value="1.12879" calcext:value-type="float">
            <text:p>1.12879</text:p>
          </table:table-cell>
          <table:table-cell office:value-type="float" office:value="0.26807" calcext:value-type="float">
            <text:p>0.26807</text:p>
          </table:table-cell>
          <table:table-cell office:value-type="float" office:value="0.299942897501014" calcext:value-type="float">
            <text:p>0.299942897501014</text:p>
          </table:table-cell>
          <table:table-cell office:value-type="float" office:value="0.458977865268156" calcext:value-type="float">
            <text:p>0.458977865268156</text:p>
          </table:table-cell>
          <table:table-cell office:value-type="float" office:value="0.159034967767142" calcext:value-type="float">
            <text:p>0.159034967767142</text:p>
          </table:table-cell>
          <table:table-cell office:value-type="float" office:value="0.68753371998921" calcext:value-type="float">
            <text:p>0.68753371998921</text:p>
          </table:table-cell>
          <table:table-cell office:value-type="float" office:value="0.959863096843809" calcext:value-type="float">
            <text:p>0.959863096843809</text:p>
          </table:table-cell>
          <table:table-cell office:value-type="float" office:value="0.272329376854599" calcext:value-type="float">
            <text:p>0.272329376854599</text:p>
          </table:table-cell>
          <table:table-cell office:value-type="float" office:value="0.622117945305157" calcext:value-type="float">
            <text:p>0.6221179453051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YTLLATLLGILLSFLILI</text:p>
          </table:table-cell>
          <table:table-cell office:value-type="float" office:value="1.33002200210031E+020" calcext:value-type="float">
            <text:p>1.33002200210031E+020</text:p>
          </table:table-cell>
          <table:table-cell office:value-type="float" office:value="1.1001100110011E+017" calcext:value-type="float">
            <text:p>1.1001100110011E+017</text:p>
          </table:table-cell>
          <table:table-cell office:value-type="string" calcext:value-type="string">
            <text:p>L--YT--AT-LGI-LSF--L-</text:p>
          </table:table-cell>
          <table:table-cell office:value-type="float" office:value="1666650000" calcext:value-type="float">
            <text:p>1666650000</text:p>
          </table:table-cell>
          <table:table-cell office:value-type="float" office:value="3684.59" calcext:value-type="float">
            <text:p>3684.59</text:p>
          </table:table-cell>
          <table:table-cell office:value-type="float" office:value="348.388" calcext:value-type="float">
            <text:p>348.388</text:p>
          </table:table-cell>
          <table:table-cell office:value-type="float" office:value="-391.277" calcext:value-type="float">
            <text:p>-391.277</text:p>
          </table:table-cell>
          <table:table-cell office:value-type="float" office:value="-391.167" calcext:value-type="float">
            <text:p>-391.167</text:p>
          </table:table-cell>
          <table:table-cell office:value-type="float" office:value="-42.8899" calcext:value-type="float">
            <text:p>-42.8899</text:p>
          </table:table-cell>
          <table:table-cell office:value-type="float" office:value="-101.186" calcext:value-type="float">
            <text:p>-101.186</text:p>
          </table:table-cell>
          <table:table-cell office:value-type="float" office:value="-101.118" calcext:value-type="float">
            <text:p>-101.118</text:p>
          </table:table-cell>
          <table:table-cell office:value-type="float" office:value="-101.063" calcext:value-type="float">
            <text:p>-101.063</text:p>
          </table:table-cell>
          <table:table-cell office:value-type="float" office:value="-74.2304" calcext:value-type="float">
            <text:p>-74.2304</text:p>
          </table:table-cell>
          <table:table-cell office:value-type="float" office:value="-230.86" calcext:value-type="float">
            <text:p>-230.86</text:p>
          </table:table-cell>
          <table:table-cell office:value-type="float" office:value="-231.257" calcext:value-type="float">
            <text:p>-231.257</text:p>
          </table:table-cell>
          <table:table-cell office:value-type="float" office:value="-230.858" calcext:value-type="float">
            <text:p>-230.858</text:p>
          </table:table-cell>
          <table:table-cell office:value-type="float" office:value="-251.509" calcext:value-type="float">
            <text:p>-251.509</text:p>
          </table:table-cell>
          <table:table-cell office:value-type="float" office:value="-34.8884" calcext:value-type="float">
            <text:p>-34.8884</text:p>
          </table:table-cell>
          <table:table-cell office:value-type="float" office:value="-356.389" calcext:value-type="float">
            <text:p>-356.389</text:p>
          </table:table-cell>
          <table:table-cell office:value-type="float" office:value="4619.27" calcext:value-type="float">
            <text:p>4619.27</text:p>
          </table:table-cell>
          <table:table-cell office:value-type="float" office:value="3695.2" calcext:value-type="float">
            <text:p>3695.2</text:p>
          </table:table-cell>
          <table:table-cell office:value-type="float" office:value="0.000171957" calcext:value-type="float">
            <text:p>0.000171957</text:p>
          </table:table-cell>
          <table:table-cell office:value-type="float" office:value="-39.3709" calcext:value-type="float">
            <text:p>-39.3709</text:p>
          </table:table-cell>
          <table:table-cell office:value-type="float" office:value="-34.7775" calcext:value-type="float">
            <text:p>-34.7775</text:p>
          </table:table-cell>
          <table:table-cell office:value-type="float" office:value="-59.2314" calcext:value-type="float">
            <text:p>-59.2314</text:p>
          </table:table-cell>
          <table:table-cell office:value-type="float" office:value="-63.3857" calcext:value-type="float">
            <text:p>-63.3857</text:p>
          </table:table-cell>
          <table:table-cell office:value-type="float" office:value="-59.245" calcext:value-type="float">
            <text:p>-59.245</text:p>
          </table:table-cell>
          <table:table-cell office:value-type="float" office:value="-30.6496" calcext:value-type="float">
            <text:p>-30.6496</text:p>
          </table:table-cell>
          <table:table-cell office:value-type="float" office:value="977" calcext:value-type="float">
            <text:p>977</text:p>
          </table:table-cell>
          <table:table-cell office:value-type="float" office:value="281.56" calcext:value-type="float">
            <text:p>281.56</text:p>
          </table:table-cell>
          <table:table-cell office:value-type="float" office:value="-37.5672" calcext:value-type="float">
            <text:p>-37.5672</text:p>
          </table:table-cell>
          <table:table-cell office:value-type="float" office:value="-38.6654" calcext:value-type="float">
            <text:p>-38.6654</text:p>
          </table:table-cell>
          <table:table-cell office:value-type="float" office:value="4.2245" calcext:value-type="float">
            <text:p>4.2245</text:p>
          </table:table-cell>
          <table:table-cell office:value-type="float" office:value="-67.7809" calcext:value-type="float">
            <text:p>-67.7809</text:p>
          </table:table-cell>
          <table:table-cell office:value-type="float" office:value="56.7932" calcext:value-type="float">
            <text:p>56.7932</text:p>
          </table:table-cell>
          <table:table-cell office:value-type="float" office:value="-53.7095" calcext:value-type="float">
            <text:p>-53.7095</text:p>
          </table:table-cell>
          <table:table-cell office:value-type="float" office:value="6.96409" calcext:value-type="float">
            <text:p>6.96409</text:p>
          </table:table-cell>
          <table:table-cell office:value-type="float" office:value="4.33421" calcext:value-type="float">
            <text:p>4.33421</text:p>
          </table:table-cell>
          <table:table-cell office:value-type="float" office:value="3.68611" calcext:value-type="float">
            <text:p>3.68611</text:p>
          </table:table-cell>
          <table:table-cell office:value-type="float" office:value="1.09817" calcext:value-type="float">
            <text:p>1.09817</text:p>
          </table:table-cell>
          <table:table-cell office:value-type="float" office:value="-0.239709" calcext:value-type="float">
            <text:p>-0.239709</text:p>
          </table:table-cell>
          <table:table-cell office:value-type="float" office:value="-34.1632" calcext:value-type="float">
            <text:p>-34.1632</text:p>
          </table:table-cell>
          <table:table-cell office:value-type="float" office:value="3" calcext:value-type="float">
            <text:p>3</text:p>
          </table:table-cell>
          <table:table-cell office:value-type="float" office:value="-34.7775" calcext:value-type="float">
            <text:p>-34.7775</text:p>
          </table:table-cell>
          <table:table-cell office:value-type="float" office:value="-65.9278" calcext:value-type="float">
            <text:p>-65.9278</text:p>
          </table:table-cell>
          <table:table-cell office:value-type="float" office:value="58.313" calcext:value-type="float">
            <text:p>58.313</text:p>
          </table:table-cell>
          <table:table-cell office:value-type="float" office:value="-53.0604" calcext:value-type="float">
            <text:p>-53.0604</text:p>
          </table:table-cell>
          <table:table-cell office:value-type="float" office:value="7.12034" calcext:value-type="float">
            <text:p>7.12034</text:p>
          </table:table-cell>
          <table:table-cell office:value-type="float" office:value="4.26143" calcext:value-type="float">
            <text:p>4.26143</text:p>
          </table:table-cell>
          <table:table-cell office:value-type="float" office:value="3.63612" calcext:value-type="float">
            <text:p>3.63612</text:p>
          </table:table-cell>
          <table:table-cell office:value-type="float" office:value="-34.8884" calcext:value-type="float">
            <text:p>-34.8884</text:p>
          </table:table-cell>
          <table:table-cell office:value-type="float" office:value="3.98479" calcext:value-type="float">
            <text:p>3.98479</text:p>
          </table:table-cell>
          <table:table-cell office:value-type="float" office:value="-63.7124" calcext:value-type="float">
            <text:p>-63.7124</text:p>
          </table:table-cell>
          <table:table-cell office:value-type="float" office:value="52.8763" calcext:value-type="float">
            <text:p>52.8763</text:p>
          </table:table-cell>
          <table:table-cell office:value-type="float" office:value="-44.516" calcext:value-type="float">
            <text:p>-44.516</text:p>
          </table:table-cell>
          <table:table-cell office:value-type="float" office:value="1" calcext:value-type="float">
            <text:p>1</text:p>
          </table:table-cell>
          <table:table-cell office:value-type="float" office:value="6.9734" calcext:value-type="float">
            <text:p>6.9734</text:p>
          </table:table-cell>
          <table:table-cell office:value-type="float" office:value="3.19516" calcext:value-type="float">
            <text:p>3.19516</text:p>
          </table:table-cell>
          <table:table-cell office:value-type="float" office:value="2.4883" calcext:value-type="float">
            <text:p>2.4883</text:p>
          </table:table-cell>
          <table:table-cell/>
          <table:table-cell office:value-type="string" calcext:value-type="string">
            <text:p>design_117</text:p>
          </table:table-cell>
          <table:table-cell office:value-type="string" calcext:value-type="string">
            <text:p>GAS</text:p>
          </table:table-cell>
          <table:table-cell office:value-type="float" office:value="-32.7361" calcext:value-type="float">
            <text:p>-32.7361</text:p>
          </table:table-cell>
          <table:table-cell office:value-type="float" office:value="-26.8876" calcext:value-type="float">
            <text:p>-26.8876</text:p>
          </table:table-cell>
          <table:table-cell office:value-type="float" office:value="20.252" calcext:value-type="float">
            <text:p>20.252</text:p>
          </table:table-cell>
          <table:table-cell office:value-type="float" office:value="-4.1407" calcext:value-type="float">
            <text:p>-4.1407</text:p>
          </table:table-cell>
          <table:table-cell office:value-type="float" office:value="-0.0549999999999926" calcext:value-type="float">
            <text:p>-0.054999999999993</text:p>
          </table:table-cell>
          <table:table-cell office:value-type="float" office:value="-0.399000000000001" calcext:value-type="float">
            <text:p>-0.399000000000001</text:p>
          </table:table-cell>
          <table:table-cell office:value-type="float" office:value="-4.5934" calcext:value-type="float">
            <text:p>-4.5934</text:p>
          </table:table-cell>
          <table:table-cell office:value-type="float" office:value="0.23971" calcext:value-type="float">
            <text:p>0.23971</text:p>
          </table:table-cell>
          <table:table-cell office:value-type="float" office:value="-934.68" calcext:value-type="float">
            <text:p>-934.68</text:p>
          </table:table-cell>
          <table:table-cell office:value-type="float" office:value="3.9169" calcext:value-type="float">
            <text:p>3.9169</text:p>
          </table:table-cell>
          <table:table-cell office:value-type="float" office:value="-0.00931000000000015" calcext:value-type="float">
            <text:p>-0.00931</text:p>
          </table:table-cell>
          <table:table-cell office:value-type="float" office:value="-9.1935" calcext:value-type="float">
            <text:p>-9.1935</text:p>
          </table:table-cell>
          <table:table-cell office:value-type="float" office:value="1.19781" calcext:value-type="float">
            <text:p>1.19781</text:p>
          </table:table-cell>
          <table:table-cell office:value-type="float" office:value="0.4734" calcext:value-type="float">
            <text:p>0.4734</text:p>
          </table:table-cell>
          <table:table-cell office:value-type="float" office:value="0.46409" calcext:value-type="float">
            <text:p>0.46409</text:p>
          </table:table-cell>
          <table:table-cell office:value-type="float" office:value="0.00931000000000015" calcext:value-type="float">
            <text:p>0.00931</text:p>
          </table:table-cell>
          <table:table-cell office:value-type="float" office:value="0.0484000000000002" calcext:value-type="float">
            <text:p>0.0484</text:p>
          </table:table-cell>
          <table:table-cell office:value-type="float" office:value="-0.87095" calcext:value-type="float">
            <text:p>-0.87095</text:p>
          </table:table-cell>
          <table:table-cell office:value-type="float" office:value="0.91935" calcext:value-type="float">
            <text:p>0.91935</text:p>
          </table:table-cell>
          <table:table-cell office:value-type="float" office:value="0.534330623469127" calcext:value-type="float">
            <text:p>0.534330623469127</text:p>
          </table:table-cell>
          <table:table-cell office:value-type="float" office:value="0.593189775647287" calcext:value-type="float">
            <text:p>0.593189775647287</text:p>
          </table:table-cell>
          <table:table-cell office:value-type="float" office:value="0.0588591521781597" calcext:value-type="float">
            <text:p>0.05885915217816</text:p>
          </table:table-cell>
          <table:table-cell office:value-type="float" office:value="0.410675748583761" calcext:value-type="float">
            <text:p>0.410675748583761</text:p>
          </table:table-cell>
          <table:table-cell office:value-type="float" office:value="0.612626449959536" calcext:value-type="float">
            <text:p>0.612626449959536</text:p>
          </table:table-cell>
          <table:table-cell office:value-type="float" office:value="0.201950701375776" calcext:value-type="float">
            <text:p>0.201950701375776</text:p>
          </table:table-cell>
          <table:table-cell office:value-type="float" office:value="0.94315406174246" calcext:value-type="float">
            <text:p>0.943154061742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YTLLAVLLGILLAFLILI</text:p>
          </table:table-cell>
          <table:table-cell office:value-type="float" office:value="1.23002200310031E+020" calcext:value-type="float">
            <text:p>1.23002200310031E+020</text:p>
          </table:table-cell>
          <table:table-cell office:value-type="float" office:value="1.1001100110011E+017" calcext:value-type="float">
            <text:p>1.1001100110011E+017</text:p>
          </table:table-cell>
          <table:table-cell office:value-type="string" calcext:value-type="string">
            <text:p>L--YT--AV-LGI-LAF--L-</text:p>
          </table:table-cell>
          <table:table-cell office:value-type="float" office:value="1666650000" calcext:value-type="float">
            <text:p>1666650000</text:p>
          </table:table-cell>
          <table:table-cell office:value-type="float" office:value="3599.53" calcext:value-type="float">
            <text:p>3599.53</text:p>
          </table:table-cell>
          <table:table-cell office:value-type="float" office:value="337.644" calcext:value-type="float">
            <text:p>337.644</text:p>
          </table:table-cell>
          <table:table-cell office:value-type="float" office:value="-368.333" calcext:value-type="float">
            <text:p>-368.333</text:p>
          </table:table-cell>
          <table:table-cell office:value-type="float" office:value="-368.156" calcext:value-type="float">
            <text:p>-368.156</text:p>
          </table:table-cell>
          <table:table-cell office:value-type="float" office:value="-30.6898" calcext:value-type="float">
            <text:p>-30.6898</text:p>
          </table:table-cell>
          <table:table-cell office:value-type="float" office:value="-67.4502" calcext:value-type="float">
            <text:p>-67.4502</text:p>
          </table:table-cell>
          <table:table-cell office:value-type="float" office:value="-69.1734" calcext:value-type="float">
            <text:p>-69.1734</text:p>
          </table:table-cell>
          <table:table-cell office:value-type="float" office:value="-67.2567" calcext:value-type="float">
            <text:p>-67.2567</text:p>
          </table:table-cell>
          <table:table-cell office:value-type="float" office:value="-45.1579" calcext:value-type="float">
            <text:p>-45.1579</text:p>
          </table:table-cell>
          <table:table-cell office:value-type="float" office:value="-226.153" calcext:value-type="float">
            <text:p>-226.153</text:p>
          </table:table-cell>
          <table:table-cell office:value-type="float" office:value="-226.23" calcext:value-type="float">
            <text:p>-226.23</text:p>
          </table:table-cell>
          <table:table-cell office:value-type="float" office:value="-226.151" calcext:value-type="float">
            <text:p>-226.151</text:p>
          </table:table-cell>
          <table:table-cell office:value-type="float" office:value="-245.737" calcext:value-type="float">
            <text:p>-245.737</text:p>
          </table:table-cell>
          <table:table-cell office:value-type="float" office:value="-37.1368" calcext:value-type="float">
            <text:p>-37.1368</text:p>
          </table:table-cell>
          <table:table-cell office:value-type="float" office:value="-331.197" calcext:value-type="float">
            <text:p>-331.197</text:p>
          </table:table-cell>
          <table:table-cell office:value-type="float" office:value="4590.1" calcext:value-type="float">
            <text:p>4590.1</text:p>
          </table:table-cell>
          <table:table-cell office:value-type="float" office:value="3620.01" calcext:value-type="float">
            <text:p>3620.01</text:p>
          </table:table-cell>
          <table:table-cell office:value-type="float" office:value="0.00064307" calcext:value-type="float">
            <text:p>0.00064307</text:p>
          </table:table-cell>
          <table:table-cell office:value-type="float" office:value="-39.2266" calcext:value-type="float">
            <text:p>-39.2266</text:p>
          </table:table-cell>
          <table:table-cell office:value-type="float" office:value="-36.9589" calcext:value-type="float">
            <text:p>-36.9589</text:p>
          </table:table-cell>
          <table:table-cell office:value-type="float" office:value="-74.7301" calcext:value-type="float">
            <text:p>-74.7301</text:p>
          </table:table-cell>
          <table:table-cell office:value-type="float" office:value="-75.0203" calcext:value-type="float">
            <text:p>-75.0203</text:p>
          </table:table-cell>
          <table:table-cell office:value-type="float" office:value="-74.7476" calcext:value-type="float">
            <text:p>-74.7476</text:p>
          </table:table-cell>
          <table:table-cell office:value-type="float" office:value="-40.3018" calcext:value-type="float">
            <text:p>-40.3018</text:p>
          </table:table-cell>
          <table:table-cell office:value-type="float" office:value="941" calcext:value-type="float">
            <text:p>941</text:p>
          </table:table-cell>
          <table:table-cell office:value-type="float" office:value="291.759" calcext:value-type="float">
            <text:p>291.759</text:p>
          </table:table-cell>
          <table:table-cell office:value-type="float" office:value="-26.9348" calcext:value-type="float">
            <text:p>-26.9348</text:p>
          </table:table-cell>
          <table:table-cell office:value-type="float" office:value="-29.2621" calcext:value-type="float">
            <text:p>-29.2621</text:p>
          </table:table-cell>
          <table:table-cell office:value-type="float" office:value="1.42768" calcext:value-type="float">
            <text:p>1.42768</text:p>
          </table:table-cell>
          <table:table-cell office:value-type="float" office:value="-55.4377" calcext:value-type="float">
            <text:p>-55.4377</text:p>
          </table:table-cell>
          <table:table-cell office:value-type="float" office:value="55.1817" calcext:value-type="float">
            <text:p>55.1817</text:p>
          </table:table-cell>
          <table:table-cell office:value-type="float" office:value="-52.1323" calcext:value-type="float">
            <text:p>-52.1323</text:p>
          </table:table-cell>
          <table:table-cell office:value-type="float" office:value="6.79435" calcext:value-type="float">
            <text:p>6.79435</text:p>
          </table:table-cell>
          <table:table-cell office:value-type="float" office:value="2.26519" calcext:value-type="float">
            <text:p>2.26519</text:p>
          </table:table-cell>
          <table:table-cell office:value-type="float" office:value="1.59292" calcext:value-type="float">
            <text:p>1.59292</text:p>
          </table:table-cell>
          <table:table-cell office:value-type="float" office:value="2.3273" calcext:value-type="float">
            <text:p>2.3273</text:p>
          </table:table-cell>
          <table:table-cell office:value-type="float" office:value="7.69176" calcext:value-type="float">
            <text:p>7.69176</text:p>
          </table:table-cell>
          <table:table-cell office:value-type="float" office:value="-35.2546" calcext:value-type="float">
            <text:p>-35.2546</text:p>
          </table:table-cell>
          <table:table-cell office:value-type="float" office:value="2" calcext:value-type="float">
            <text:p>2</text:p>
          </table:table-cell>
          <table:table-cell office:value-type="float" office:value="-36.9589" calcext:value-type="float">
            <text:p>-36.9589</text:p>
          </table:table-cell>
          <table:table-cell office:value-type="float" office:value="-55.4601" calcext:value-type="float">
            <text:p>-55.4601</text:p>
          </table:table-cell>
          <table:table-cell office:value-type="float" office:value="56.7954" calcext:value-type="float">
            <text:p>56.7954</text:p>
          </table:table-cell>
          <table:table-cell office:value-type="float" office:value="-52.1894" calcext:value-type="float">
            <text:p>-52.1894</text:p>
          </table:table-cell>
          <table:table-cell office:value-type="float" office:value="6.95607" calcext:value-type="float">
            <text:p>6.95607</text:p>
          </table:table-cell>
          <table:table-cell office:value-type="float" office:value="2.4864" calcext:value-type="float">
            <text:p>2.4864</text:p>
          </table:table-cell>
          <table:table-cell office:value-type="float" office:value="1.83833" calcext:value-type="float">
            <text:p>1.83833</text:p>
          </table:table-cell>
          <table:table-cell office:value-type="float" office:value="-37.1368" calcext:value-type="float">
            <text:p>-37.1368</text:p>
          </table:table-cell>
          <table:table-cell office:value-type="float" office:value="9.11943" calcext:value-type="float">
            <text:p>9.11943</text:p>
          </table:table-cell>
          <table:table-cell office:value-type="float" office:value="-59.5584" calcext:value-type="float">
            <text:p>-59.5584</text:p>
          </table:table-cell>
          <table:table-cell office:value-type="float" office:value="49.7876" calcext:value-type="float">
            <text:p>49.7876</text:p>
          </table:table-cell>
          <table:table-cell office:value-type="float" office:value="-45" calcext:value-type="float">
            <text:p>-45</text:p>
          </table:table-cell>
          <table:table-cell office:value-type="float" office:value="1" calcext:value-type="float">
            <text:p>1</text:p>
          </table:table-cell>
          <table:table-cell office:value-type="float" office:value="6.8453" calcext:value-type="float">
            <text:p>6.8453</text:p>
          </table:table-cell>
          <table:table-cell office:value-type="float" office:value="2.15509" calcext:value-type="float">
            <text:p>2.15509</text:p>
          </table:table-cell>
          <table:table-cell office:value-type="float" office:value="1.4019" calcext:value-type="float">
            <text:p>1.4019</text:p>
          </table:table-cell>
          <table:table-cell/>
          <table:table-cell office:value-type="string" calcext:value-type="string">
            <text:p>design_85</text:p>
          </table:table-cell>
          <table:table-cell office:value-type="string" calcext:value-type="string">
            <text:p>GAS</text:p>
          </table:table-cell>
          <table:table-cell office:value-type="float" office:value="-34.7185" calcext:value-type="float">
            <text:p>-34.7185</text:p>
          </table:table-cell>
          <table:table-cell office:value-type="float" office:value="-24.0155" calcext:value-type="float">
            <text:p>-24.0155</text:p>
          </table:table-cell>
          <table:table-cell office:value-type="float" office:value="19.507" calcext:value-type="float">
            <text:p>19.507</text:p>
          </table:table-cell>
          <table:table-cell office:value-type="float" office:value="-0.2727" calcext:value-type="float">
            <text:p>-0.2727</text:p>
          </table:table-cell>
          <table:table-cell office:value-type="float" office:value="-1.91670000000001" calcext:value-type="float">
            <text:p>-1.91670000000001</text:p>
          </table:table-cell>
          <table:table-cell office:value-type="float" office:value="-0.0789999999999793" calcext:value-type="float">
            <text:p>-0.078999999999979</text:p>
          </table:table-cell>
          <table:table-cell office:value-type="float" office:value="-2.2677" calcext:value-type="float">
            <text:p>-2.2677</text:p>
          </table:table-cell>
          <table:table-cell office:value-type="float" office:value="-7.69175" calcext:value-type="float">
            <text:p>-7.69175</text:p>
          </table:table-cell>
          <table:table-cell office:value-type="float" office:value="-990.57" calcext:value-type="float">
            <text:p>-990.57</text:p>
          </table:table-cell>
          <table:table-cell office:value-type="float" office:value="5.3941" calcext:value-type="float">
            <text:p>5.3941</text:p>
          </table:table-cell>
          <table:table-cell office:value-type="float" office:value="-0.0509500000000003" calcext:value-type="float">
            <text:p>-0.05095</text:p>
          </table:table-cell>
          <table:table-cell office:value-type="float" office:value="-7.1323" calcext:value-type="float">
            <text:p>-7.1323</text:p>
          </table:table-cell>
          <table:table-cell office:value-type="float" office:value="0.19102" calcext:value-type="float">
            <text:p>0.19102</text:p>
          </table:table-cell>
          <table:table-cell office:value-type="float" office:value="0.3453" calcext:value-type="float">
            <text:p>0.3453</text:p>
          </table:table-cell>
          <table:table-cell office:value-type="float" office:value="0.29435" calcext:value-type="float">
            <text:p>0.29435</text:p>
          </table:table-cell>
          <table:table-cell office:value-type="float" office:value="0.0509500000000003" calcext:value-type="float">
            <text:p>0.05095</text:p>
          </table:table-cell>
          <table:table-cell office:value-type="float" office:value="0" calcext:value-type="float">
            <text:p>0</text:p>
          </table:table-cell>
          <table:table-cell office:value-type="float" office:value="-0.71323" calcext:value-type="float">
            <text:p>-0.71323</text:p>
          </table:table-cell>
          <table:table-cell office:value-type="float" office:value="0.71323" calcext:value-type="float">
            <text:p>0.71323</text:p>
          </table:table-cell>
          <table:table-cell office:value-type="float" office:value="0.487916810675162" calcext:value-type="float">
            <text:p>0.487916810675162</text:p>
          </table:table-cell>
          <table:table-cell office:value-type="float" office:value="0.568973807985334" calcext:value-type="float">
            <text:p>0.568973807985334</text:p>
          </table:table-cell>
          <table:table-cell office:value-type="float" office:value="0.0810569973101719" calcext:value-type="float">
            <text:p>0.081056997310172</text:p>
          </table:table-cell>
          <table:table-cell office:value-type="float" office:value="0.227508767197194" calcext:value-type="float">
            <text:p>0.227508767197194</text:p>
          </table:table-cell>
          <table:table-cell office:value-type="float" office:value="0.259714728891287" calcext:value-type="float">
            <text:p>0.259714728891287</text:p>
          </table:table-cell>
          <table:table-cell office:value-type="float" office:value="0.0322059616940923" calcext:value-type="float">
            <text:p>0.032205961694092</text:p>
          </table:table-cell>
          <table:table-cell office:value-type="float" office:value="0.720347413531542" calcext:value-type="float">
            <text:p>0.7203474135315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LLAVLLGILLGFLLSFLILI</text:p>
          </table:table-cell>
          <table:table-cell office:value-type="float" office:value="1.33002100310021E+020" calcext:value-type="float">
            <text:p>1.33002100310021E+020</text:p>
          </table:table-cell>
          <table:table-cell office:value-type="float" office:value="1.1001100110011E+017" calcext:value-type="float">
            <text:p>1.1001100110011E+017</text:p>
          </table:table-cell>
          <table:table-cell office:value-type="string" calcext:value-type="string">
            <text:p>L--AV-LGI-LGF-LSF----</text:p>
          </table:table-cell>
          <table:table-cell office:value-type="float" office:value="1666650000" calcext:value-type="float">
            <text:p>1666650000</text:p>
          </table:table-cell>
          <table:table-cell office:value-type="float" office:value="3586.08" calcext:value-type="float">
            <text:p>3586.08</text:p>
          </table:table-cell>
          <table:table-cell office:value-type="float" office:value="333.957" calcext:value-type="float">
            <text:p>333.957</text:p>
          </table:table-cell>
          <table:table-cell office:value-type="float" office:value="-369.335" calcext:value-type="float">
            <text:p>-369.335</text:p>
          </table:table-cell>
          <table:table-cell office:value-type="float" office:value="-369.201" calcext:value-type="float">
            <text:p>-369.201</text:p>
          </table:table-cell>
          <table:table-cell office:value-type="float" office:value="-35.3774" calcext:value-type="float">
            <text:p>-35.3774</text:p>
          </table:table-cell>
          <table:table-cell office:value-type="float" office:value="-70.8489" calcext:value-type="float">
            <text:p>-70.8489</text:p>
          </table:table-cell>
          <table:table-cell office:value-type="float" office:value="-71.7781" calcext:value-type="float">
            <text:p>-71.7781</text:p>
          </table:table-cell>
          <table:table-cell office:value-type="float" office:value="-70.7033" calcext:value-type="float">
            <text:p>-70.7033</text:p>
          </table:table-cell>
          <table:table-cell office:value-type="float" office:value="-60.4287" calcext:value-type="float">
            <text:p>-60.4287</text:p>
          </table:table-cell>
          <table:table-cell office:value-type="float" office:value="-218.823" calcext:value-type="float">
            <text:p>-218.823</text:p>
          </table:table-cell>
          <table:table-cell office:value-type="float" office:value="-224.982" calcext:value-type="float">
            <text:p>-224.982</text:p>
          </table:table-cell>
          <table:table-cell office:value-type="float" office:value="-218.817" calcext:value-type="float">
            <text:p>-218.817</text:p>
          </table:table-cell>
          <table:table-cell office:value-type="float" office:value="-238.457" calcext:value-type="float">
            <text:p>-238.457</text:p>
          </table:table-cell>
          <table:table-cell office:value-type="float" office:value="-31.658" calcext:value-type="float">
            <text:p>-31.658</text:p>
          </table:table-cell>
          <table:table-cell office:value-type="float" office:value="-337.677" calcext:value-type="float">
            <text:p>-337.677</text:p>
          </table:table-cell>
          <table:table-cell office:value-type="float" office:value="4453.04" calcext:value-type="float">
            <text:p>4453.04</text:p>
          </table:table-cell>
          <table:table-cell office:value-type="float" office:value="3576.39" calcext:value-type="float">
            <text:p>3576.39</text:p>
          </table:table-cell>
          <table:table-cell office:value-type="float" office:value="0.000958698" calcext:value-type="float">
            <text:p>0.000958698</text:p>
          </table:table-cell>
          <table:table-cell office:value-type="float" office:value="-38.9557" calcext:value-type="float">
            <text:p>-38.9557</text:p>
          </table:table-cell>
          <table:table-cell office:value-type="float" office:value="-31.5242" calcext:value-type="float">
            <text:p>-31.5242</text:p>
          </table:table-cell>
          <table:table-cell office:value-type="float" office:value="-79.6625" calcext:value-type="float">
            <text:p>-79.6625</text:p>
          </table:table-cell>
          <table:table-cell office:value-type="float" office:value="-79.8718" calcext:value-type="float">
            <text:p>-79.8718</text:p>
          </table:table-cell>
          <table:table-cell office:value-type="float" office:value="-79.6802" calcext:value-type="float">
            <text:p>-79.6802</text:p>
          </table:table-cell>
          <table:table-cell office:value-type="float" office:value="-38.7908" calcext:value-type="float">
            <text:p>-38.7908</text:p>
          </table:table-cell>
          <table:table-cell office:value-type="float" office:value="1148" calcext:value-type="float">
            <text:p>1148</text:p>
          </table:table-cell>
          <table:table-cell office:value-type="float" office:value="11.6559" calcext:value-type="float">
            <text:p>11.6559</text:p>
          </table:table-cell>
          <table:table-cell office:value-type="float" office:value="-31.175" calcext:value-type="float">
            <text:p>-31.175</text:p>
          </table:table-cell>
          <table:table-cell office:value-type="float" office:value="-31.274" calcext:value-type="float">
            <text:p>-31.274</text:p>
          </table:table-cell>
          <table:table-cell office:value-type="float" office:value="4.10343" calcext:value-type="float">
            <text:p>4.10343</text:p>
          </table:table-cell>
          <table:table-cell office:value-type="float" office:value="-95.0903" calcext:value-type="float">
            <text:p>-95.0903</text:p>
          </table:table-cell>
          <table:table-cell office:value-type="float" office:value="50.2438" calcext:value-type="float">
            <text:p>50.2438</text:p>
          </table:table-cell>
          <table:table-cell office:value-type="float" office:value="-44.3599" calcext:value-type="float">
            <text:p>-44.3599</text:p>
          </table:table-cell>
          <table:table-cell office:value-type="float" office:value="6.3505" calcext:value-type="float">
            <text:p>6.3505</text:p>
          </table:table-cell>
          <table:table-cell office:value-type="float" office:value="7.54646" calcext:value-type="float">
            <text:p>7.54646</text:p>
          </table:table-cell>
          <table:table-cell office:value-type="float" office:value="6.80012" calcext:value-type="float">
            <text:p>6.80012</text:p>
          </table:table-cell>
          <table:table-cell office:value-type="float" office:value="0.0990213" calcext:value-type="float">
            <text:p>0.0990213</text:p>
          </table:table-cell>
          <table:table-cell office:value-type="float" office:value="0" calcext:value-type="float">
            <text:p>0</text:p>
          </table:table-cell>
          <table:table-cell office:value-type="float" office:value="-30.7347" calcext:value-type="float">
            <text:p>-30.7347</text:p>
          </table:table-cell>
          <table:table-cell office:value-type="float" office:value="1" calcext:value-type="float">
            <text:p>1</text:p>
          </table:table-cell>
          <table:table-cell office:value-type="float" office:value="-31.5242" calcext:value-type="float">
            <text:p>-31.5242</text:p>
          </table:table-cell>
          <table:table-cell office:value-type="float" office:value="-93.6205" calcext:value-type="float">
            <text:p>-93.6205</text:p>
          </table:table-cell>
          <table:table-cell office:value-type="float" office:value="44.7574" calcext:value-type="float">
            <text:p>44.7574</text:p>
          </table:table-cell>
          <table:table-cell office:value-type="float" office:value="-45.5097" calcext:value-type="float">
            <text:p>-45.5097</text:p>
          </table:table-cell>
          <table:table-cell office:value-type="float" office:value="6.35527" calcext:value-type="float">
            <text:p>6.35527</text:p>
          </table:table-cell>
          <table:table-cell office:value-type="float" office:value="6.58532" calcext:value-type="float">
            <text:p>6.58532</text:p>
          </table:table-cell>
          <table:table-cell office:value-type="float" office:value="5.75668" calcext:value-type="float">
            <text:p>5.75668</text:p>
          </table:table-cell>
          <table:table-cell office:value-type="float" office:value="-31.658" calcext:value-type="float">
            <text:p>-31.658</text:p>
          </table:table-cell>
          <table:table-cell office:value-type="float" office:value="4.10343" calcext:value-type="float">
            <text:p>4.10343</text:p>
          </table:table-cell>
          <table:table-cell office:value-type="float" office:value="-97.0758" calcext:value-type="float">
            <text:p>-97.0758</text:p>
          </table:table-cell>
          <table:table-cell office:value-type="float" office:value="38.2349" calcext:value-type="float">
            <text:p>38.2349</text:p>
          </table:table-cell>
          <table:table-cell office:value-type="float" office:value="-44.2387" calcext:value-type="float">
            <text:p>-44.2387</text:p>
          </table:table-cell>
          <table:table-cell office:value-type="float" office:value="1" calcext:value-type="float">
            <text:p>1</text:p>
          </table:table-cell>
          <table:table-cell office:value-type="float" office:value="6.8748" calcext:value-type="float">
            <text:p>6.8748</text:p>
          </table:table-cell>
          <table:table-cell office:value-type="float" office:value="6.22308" calcext:value-type="float">
            <text:p>6.22308</text:p>
          </table:table-cell>
          <table:table-cell office:value-type="float" office:value="5.2966" calcext:value-type="float">
            <text:p>5.2966</text:p>
          </table:table-cell>
          <table:table-cell/>
          <table:table-cell office:value-type="string" calcext:value-type="string">
            <text:p>design_80</text:p>
          </table:table-cell>
          <table:table-cell office:value-type="string" calcext:value-type="string">
            <text:p>GAS</text:p>
          </table:table-cell>
          <table:table-cell office:value-type="float" office:value="-41.081" calcext:value-type="float">
            <text:p>-41.081</text:p>
          </table:table-cell>
          <table:table-cell office:value-type="float" office:value="-11.3494" calcext:value-type="float">
            <text:p>-11.3494</text:p>
          </table:table-cell>
          <table:table-cell office:value-type="float" office:value="13.475" calcext:value-type="float">
            <text:p>13.475</text:p>
          </table:table-cell>
          <table:table-cell office:value-type="float" office:value="-0.191599999999994" calcext:value-type="float">
            <text:p>-0.191599999999994</text:p>
          </table:table-cell>
          <table:table-cell office:value-type="float" office:value="-1.0748" calcext:value-type="float">
            <text:p>-1.0748</text:p>
          </table:table-cell>
          <table:table-cell office:value-type="float" office:value="-6.16499999999999" calcext:value-type="float">
            <text:p>-6.16499999999999</text:p>
          </table:table-cell>
          <table:table-cell office:value-type="float" office:value="-7.4315" calcext:value-type="float">
            <text:p>-7.4315</text:p>
          </table:table-cell>
          <table:table-cell office:value-type="float" office:value="0" calcext:value-type="float">
            <text:p>0</text:p>
          </table:table-cell>
          <table:table-cell office:value-type="float" office:value="-866.96" calcext:value-type="float">
            <text:p>-866.96</text:p>
          </table:table-cell>
          <table:table-cell office:value-type="float" office:value="12.0089" calcext:value-type="float">
            <text:p>12.0089</text:p>
          </table:table-cell>
          <table:table-cell office:value-type="float" office:value="-0.524299999999999" calcext:value-type="float">
            <text:p>-0.524299999999999</text:p>
          </table:table-cell>
          <table:table-cell office:value-type="float" office:value="-0.121200000000002" calcext:value-type="float">
            <text:p>-0.121200000000002</text:p>
          </table:table-cell>
          <table:table-cell office:value-type="float" office:value="1.50352" calcext:value-type="float">
            <text:p>1.50352</text:p>
          </table:table-cell>
          <table:table-cell office:value-type="float" office:value="0.3748" calcext:value-type="float">
            <text:p>0.3748</text:p>
          </table:table-cell>
          <table:table-cell office:value-type="float" office:value="-0.1495" calcext:value-type="float">
            <text:p>-0.1495</text:p>
          </table:table-cell>
          <table:table-cell office:value-type="float" office:value="0.524299999999999" calcext:value-type="float">
            <text:p>0.524299999999999</text:p>
          </table:table-cell>
          <table:table-cell office:value-type="float" office:value="0.0761299999999999" calcext:value-type="float">
            <text:p>0.07613</text:p>
          </table:table-cell>
          <table:table-cell office:value-type="float" office:value="0.0640099999999997" calcext:value-type="float">
            <text:p>0.06401</text:p>
          </table:table-cell>
          <table:table-cell office:value-type="float" office:value="0.0121200000000002" calcext:value-type="float">
            <text:p>0.01212</text:p>
          </table:table-cell>
          <table:table-cell office:value-type="float" office:value="0.314314694877305" calcext:value-type="float">
            <text:p>0.314314694877305</text:p>
          </table:table-cell>
          <table:table-cell office:value-type="float" office:value="0.494772115948127" calcext:value-type="float">
            <text:p>0.494772115948127</text:p>
          </table:table-cell>
          <table:table-cell office:value-type="float" office:value="0.180457421070822" calcext:value-type="float">
            <text:p>0.180457421070822</text:p>
          </table:table-cell>
          <table:table-cell office:value-type="float" office:value="0.884154977070407" calcext:value-type="float">
            <text:p>0.884154977070407</text:p>
          </table:table-cell>
          <table:table-cell office:value-type="float" office:value="1.13764836795252" calcext:value-type="float">
            <text:p>1.13764836795252</text:p>
          </table:table-cell>
          <table:table-cell office:value-type="float" office:value="0.253493390882115" calcext:value-type="float">
            <text:p>0.253493390882115</text:p>
          </table:table-cell>
          <table:table-cell office:value-type="float" office:value="0.609804201724163" calcext:value-type="float">
            <text:p>0.609804201724163</text:p>
          </table:table-cell>
        </table:table-row>
        <table:table-row table:style-name="ro1">
          <table:table-cell table:number-columns-repeated="91"/>
        </table:table-row>
        <table:table-row table:style-name="ro1">
          <table:table-cell office:value-type="string" calcext:value-type="string">
            <text:p>Best left</text:p>
          </table:table-cell>
          <table:table-cell table:number-columns-repeated="9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LLLLFLLAVLTSLLAYLILI</text:p>
          </table:table-cell>
          <table:table-cell office:value-type="float" office:value="1.02300330030022E+020" calcext:value-type="float">
            <text:p>1.02300330030022E+020</text:p>
          </table:table-cell>
          <table:table-cell office:value-type="float" office:value="1.100110110011E+016" calcext:value-type="float">
            <text:p>1.100110110011E+016</text:p>
          </table:table-cell>
          <table:table-cell office:value-type="string" calcext:value-type="string">
            <text:p>LL--LF--AV-TS--AY-IL-</text:p>
          </table:table-cell>
          <table:table-cell office:value-type="float" office:value="1666660000" calcext:value-type="float">
            <text:p>1666660000</text:p>
          </table:table-cell>
          <table:table-cell office:value-type="float" office:value="3507.88" calcext:value-type="float">
            <text:p>3507.88</text:p>
          </table:table-cell>
          <table:table-cell office:value-type="float" office:value="360.722" calcext:value-type="float">
            <text:p>360.722</text:p>
          </table:table-cell>
          <table:table-cell office:value-type="float" office:value="-389.436" calcext:value-type="float">
            <text:p>-389.436</text:p>
          </table:table-cell>
          <table:table-cell office:value-type="float" office:value="-389.327" calcext:value-type="float">
            <text:p>-389.327</text:p>
          </table:table-cell>
          <table:table-cell office:value-type="float" office:value="-28.7141" calcext:value-type="float">
            <text:p>-28.7141</text:p>
          </table:table-cell>
          <table:table-cell office:value-type="float" office:value="-78.8095" calcext:value-type="float">
            <text:p>-78.8095</text:p>
          </table:table-cell>
          <table:table-cell office:value-type="float" office:value="-80.665" calcext:value-type="float">
            <text:p>-80.665</text:p>
          </table:table-cell>
          <table:table-cell office:value-type="float" office:value="-78.6883" calcext:value-type="float">
            <text:p>-78.6883</text:p>
          </table:table-cell>
          <table:table-cell office:value-type="float" office:value="-74.3702" calcext:value-type="float">
            <text:p>-74.3702</text:p>
          </table:table-cell>
          <table:table-cell office:value-type="float" office:value="-237.365" calcext:value-type="float">
            <text:p>-237.365</text:p>
          </table:table-cell>
          <table:table-cell office:value-type="float" office:value="-240.256" calcext:value-type="float">
            <text:p>-240.256</text:p>
          </table:table-cell>
          <table:table-cell office:value-type="float" office:value="-237.365" calcext:value-type="float">
            <text:p>-237.365</text:p>
          </table:table-cell>
          <table:table-cell office:value-type="float" office:value="-244.624" calcext:value-type="float">
            <text:p>-244.624</text:p>
          </table:table-cell>
          <table:table-cell office:value-type="float" office:value="-28.6716" calcext:value-type="float">
            <text:p>-28.6716</text:p>
          </table:table-cell>
          <table:table-cell office:value-type="float" office:value="-360.765" calcext:value-type="float">
            <text:p>-360.765</text:p>
          </table:table-cell>
          <table:table-cell office:value-type="float" office:value="4563.82" calcext:value-type="float">
            <text:p>4563.82</text:p>
          </table:table-cell>
          <table:table-cell office:value-type="float" office:value="3557.14" calcext:value-type="float">
            <text:p>3557.14</text:p>
          </table:table-cell>
          <table:table-cell office:value-type="float" office:value="0.000450784" calcext:value-type="float">
            <text:p>0.000450784</text:p>
          </table:table-cell>
          <table:table-cell office:value-type="float" office:value="-37.7591" calcext:value-type="float">
            <text:p>-37.7591</text:p>
          </table:table-cell>
          <table:table-cell office:value-type="float" office:value="-28.5618" calcext:value-type="float">
            <text:p>-28.5618</text:p>
          </table:table-cell>
          <table:table-cell office:value-type="float" office:value="-73.2618" calcext:value-type="float">
            <text:p>-73.2618</text:p>
          </table:table-cell>
          <table:table-cell office:value-type="float" office:value="-77.603" calcext:value-type="float">
            <text:p>-77.603</text:p>
          </table:table-cell>
          <table:table-cell office:value-type="float" office:value="-73.2734" calcext:value-type="float">
            <text:p>-73.2734</text:p>
          </table:table-cell>
          <table:table-cell office:value-type="float" office:value="-41.7701" calcext:value-type="float">
            <text:p>-41.7701</text:p>
          </table:table-cell>
          <table:table-cell office:value-type="float" office:value="996" calcext:value-type="float">
            <text:p>996</text:p>
          </table:table-cell>
          <table:table-cell office:value-type="float" office:value="235.672" calcext:value-type="float">
            <text:p>235.672</text:p>
          </table:table-cell>
          <table:table-cell office:value-type="float" office:value="-23.5851" calcext:value-type="float">
            <text:p>-23.5851</text:p>
          </table:table-cell>
          <table:table-cell office:value-type="float" office:value="-26.2725" calcext:value-type="float">
            <text:p>-26.2725</text:p>
          </table:table-cell>
          <table:table-cell office:value-type="float" office:value="2.44161" calcext:value-type="float">
            <text:p>2.44161</text:p>
          </table:table-cell>
          <table:table-cell office:value-type="float" office:value="-25.9248" calcext:value-type="float">
            <text:p>-25.9248</text:p>
          </table:table-cell>
          <table:table-cell office:value-type="float" office:value="104.545" calcext:value-type="float">
            <text:p>104.545</text:p>
          </table:table-cell>
          <table:table-cell office:value-type="float" office:value="15.3184" calcext:value-type="float">
            <text:p>15.3184</text:p>
          </table:table-cell>
          <table:table-cell office:value-type="float" office:value="8.69921" calcext:value-type="float">
            <text:p>8.69921</text:p>
          </table:table-cell>
          <table:table-cell office:value-type="float" office:value="4.50227" calcext:value-type="float">
            <text:p>4.50227</text:p>
          </table:table-cell>
          <table:table-cell office:value-type="float" office:value="4.57045" calcext:value-type="float">
            <text:p>4.57045</text:p>
          </table:table-cell>
          <table:table-cell office:value-type="float" office:value="2.68733" calcext:value-type="float">
            <text:p>2.68733</text:p>
          </table:table-cell>
          <table:table-cell office:value-type="float" office:value="3.98052" calcext:value-type="float">
            <text:p>3.98052</text:p>
          </table:table-cell>
          <table:table-cell office:value-type="float" office:value="-27.9629" calcext:value-type="float">
            <text:p>-27.9629</text:p>
          </table:table-cell>
          <table:table-cell office:value-type="float" office:value="4" calcext:value-type="float">
            <text:p>4</text:p>
          </table:table-cell>
          <table:table-cell office:value-type="float" office:value="-28.5618" calcext:value-type="float">
            <text:p>-28.5618</text:p>
          </table:table-cell>
          <table:table-cell office:value-type="float" office:value="-22.9283" calcext:value-type="float">
            <text:p>-22.9283</text:p>
          </table:table-cell>
          <table:table-cell office:value-type="float" office:value="101.523" calcext:value-type="float">
            <text:p>101.523</text:p>
          </table:table-cell>
          <table:table-cell office:value-type="float" office:value="17.5278" calcext:value-type="float">
            <text:p>17.5278</text:p>
          </table:table-cell>
          <table:table-cell office:value-type="float" office:value="8.96973" calcext:value-type="float">
            <text:p>8.96973</text:p>
          </table:table-cell>
          <table:table-cell office:value-type="float" office:value="3.64483" calcext:value-type="float">
            <text:p>3.64483</text:p>
          </table:table-cell>
          <table:table-cell office:value-type="float" office:value="3.66768" calcext:value-type="float">
            <text:p>3.66768</text:p>
          </table:table-cell>
          <table:table-cell office:value-type="float" office:value="-28.6716" calcext:value-type="float">
            <text:p>-28.6716</text:p>
          </table:table-cell>
          <table:table-cell office:value-type="float" office:value="6.42213" calcext:value-type="float">
            <text:p>6.42213</text:p>
          </table:table-cell>
          <table:table-cell office:value-type="float" office:value="-16.2717" calcext:value-type="float">
            <text:p>-16.2717</text:p>
          </table:table-cell>
          <table:table-cell office:value-type="float" office:value="85.9103" calcext:value-type="float">
            <text:p>85.9103</text:p>
          </table:table-cell>
          <table:table-cell office:value-type="float" office:value="19.7193" calcext:value-type="float">
            <text:p>19.7193</text:p>
          </table:table-cell>
          <table:table-cell office:value-type="float" office:value="0.95" calcext:value-type="float">
            <text:p>0.95</text:p>
          </table:table-cell>
          <table:table-cell office:value-type="float" office:value="8.7501" calcext:value-type="float">
            <text:p>8.7501</text:p>
          </table:table-cell>
          <table:table-cell office:value-type="float" office:value="0.538645" calcext:value-type="float">
            <text:p>0.538645</text:p>
          </table:table-cell>
          <table:table-cell office:value-type="float" office:value="0.3273" calcext:value-type="float">
            <text:p>0.3273</text:p>
          </table:table-cell>
          <table:table-cell/>
          <table:table-cell office:value-type="string" calcext:value-type="string">
            <text:p>design_341</text:p>
          </table:table-cell>
          <table:table-cell office:value-type="string" calcext:value-type="string">
            <text:p>Left</text:p>
          </table:table-cell>
          <table:table-cell office:value-type="float" office:value="-35.8329" calcext:value-type="float">
            <text:p>-35.8329</text:p>
          </table:table-cell>
          <table:table-cell office:value-type="float" office:value="-6.29480000000001" calcext:value-type="float">
            <text:p>-6.29480000000001</text:p>
          </table:table-cell>
          <table:table-cell office:value-type="float" office:value="4.368" calcext:value-type="float">
            <text:p>4.368</text:p>
          </table:table-cell>
          <table:table-cell office:value-type="float" office:value="-4.3296" calcext:value-type="float">
            <text:p>-4.3296</text:p>
          </table:table-cell>
          <table:table-cell office:value-type="float" office:value="-1.97670000000001" calcext:value-type="float">
            <text:p>-1.97670000000001</text:p>
          </table:table-cell>
          <table:table-cell office:value-type="float" office:value="-2.89099999999999" calcext:value-type="float">
            <text:p>-2.89099999999999</text:p>
          </table:table-cell>
          <table:table-cell office:value-type="float" office:value="-9.1973" calcext:value-type="float">
            <text:p>-9.1973</text:p>
          </table:table-cell>
          <table:table-cell office:value-type="float" office:value="-3.98052" calcext:value-type="float">
            <text:p>-3.98052</text:p>
          </table:table-cell>
          <table:table-cell office:value-type="float" office:value="-1055.94" calcext:value-type="float">
            <text:p>-1055.94</text:p>
          </table:table-cell>
          <table:table-cell office:value-type="float" office:value="18.6347" calcext:value-type="float">
            <text:p>18.6347</text:p>
          </table:table-cell>
          <table:table-cell office:value-type="float" office:value="-0.050889999999999" calcext:value-type="float">
            <text:p>-0.050889999999999</text:p>
          </table:table-cell>
          <table:table-cell office:value-type="float" office:value="-4.4009" calcext:value-type="float">
            <text:p>-4.4009</text:p>
          </table:table-cell>
          <table:table-cell office:value-type="float" office:value="4.24315" calcext:value-type="float">
            <text:p>4.24315</text:p>
          </table:table-cell>
          <table:table-cell office:value-type="float" office:value="0.2501" calcext:value-type="float">
            <text:p>0.2501</text:p>
          </table:table-cell>
          <table:table-cell office:value-type="float" office:value="0.199210000000001" calcext:value-type="float">
            <text:p>0.199210000000001</text:p>
          </table:table-cell>
          <table:table-cell office:value-type="float" office:value="0.050889999999999" calcext:value-type="float">
            <text:p>0.050889999999999</text:p>
          </table:table-cell>
          <table:table-cell office:value-type="float" office:value="0.17193" calcext:value-type="float">
            <text:p>0.17193</text:p>
          </table:table-cell>
          <table:table-cell office:value-type="float" office:value="-0.26816" calcext:value-type="float">
            <text:p>-0.26816</text:p>
          </table:table-cell>
          <table:table-cell office:value-type="float" office:value="0.44009" calcext:value-type="float">
            <text:p>0.44009</text:p>
          </table:table-cell>
          <table:table-cell office:value-type="float" office:value="0.868800603464713" calcext:value-type="float">
            <text:p>0.868800603464713</text:p>
          </table:table-cell>
          <table:table-cell office:value-type="float" office:value="1.06295433068241" calcext:value-type="float">
            <text:p>1.06295433068241</text:p>
          </table:table-cell>
          <table:table-cell office:value-type="float" office:value="0.194153727217696" calcext:value-type="float">
            <text:p>0.194153727217696</text:p>
          </table:table-cell>
          <table:table-cell office:value-type="float" office:value="0.0447109586015934" calcext:value-type="float">
            <text:p>0.044710958601593</text:p>
          </table:table-cell>
          <table:table-cell office:value-type="float" office:value="0.765513785312654" calcext:value-type="float">
            <text:p>0.765513785312654</text:p>
          </table:table-cell>
          <table:table-cell office:value-type="float" office:value="0.720802826711061" calcext:value-type="float">
            <text:p>0.720802826711061</text:p>
          </table:table-cell>
          <table:table-cell office:value-type="float" office:value="0.868056095530225" calcext:value-type="float">
            <text:p>0.8680560955302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LLLLALLFVLTSLLYLLILI</text:p>
          </table:table-cell>
          <table:table-cell office:value-type="float" office:value="1.01300220020033E+020" calcext:value-type="float">
            <text:p>1.01300220020033E+020</text:p>
          </table:table-cell>
          <table:table-cell office:value-type="float" office:value="1.100110110011E+016" calcext:value-type="float">
            <text:p>1.100110110011E+016</text:p>
          </table:table-cell>
          <table:table-cell office:value-type="string" calcext:value-type="string">
            <text:p>LLL-LA--FV-TS--YL-IL-</text:p>
          </table:table-cell>
          <table:table-cell office:value-type="float" office:value="1666660000" calcext:value-type="float">
            <text:p>1666660000</text:p>
          </table:table-cell>
          <table:table-cell office:value-type="float" office:value="3563.68" calcext:value-type="float">
            <text:p>3563.68</text:p>
          </table:table-cell>
          <table:table-cell office:value-type="float" office:value="371.09" calcext:value-type="float">
            <text:p>371.09</text:p>
          </table:table-cell>
          <table:table-cell office:value-type="float" office:value="-403.452" calcext:value-type="float">
            <text:p>-403.452</text:p>
          </table:table-cell>
          <table:table-cell office:value-type="float" office:value="-403.439" calcext:value-type="float">
            <text:p>-403.439</text:p>
          </table:table-cell>
          <table:table-cell office:value-type="float" office:value="-32.3621" calcext:value-type="float">
            <text:p>-32.3621</text:p>
          </table:table-cell>
          <table:table-cell office:value-type="float" office:value="-74.2477" calcext:value-type="float">
            <text:p>-74.2477</text:p>
          </table:table-cell>
          <table:table-cell office:value-type="float" office:value="-77.463" calcext:value-type="float">
            <text:p>-77.463</text:p>
          </table:table-cell>
          <table:table-cell office:value-type="float" office:value="-74.2293" calcext:value-type="float">
            <text:p>-74.2293</text:p>
          </table:table-cell>
          <table:table-cell office:value-type="float" office:value="-74.2694" calcext:value-type="float">
            <text:p>-74.2694</text:p>
          </table:table-cell>
          <table:table-cell office:value-type="float" office:value="-242.34" calcext:value-type="float">
            <text:p>-242.34</text:p>
          </table:table-cell>
          <table:table-cell office:value-type="float" office:value="-245.226" calcext:value-type="float">
            <text:p>-245.226</text:p>
          </table:table-cell>
          <table:table-cell office:value-type="float" office:value="-242.34" calcext:value-type="float">
            <text:p>-242.34</text:p>
          </table:table-cell>
          <table:table-cell office:value-type="float" office:value="-249.011" calcext:value-type="float">
            <text:p>-249.011</text:p>
          </table:table-cell>
          <table:table-cell office:value-type="float" office:value="-30.8475" calcext:value-type="float">
            <text:p>-30.8475</text:p>
          </table:table-cell>
          <table:table-cell office:value-type="float" office:value="-372.604" calcext:value-type="float">
            <text:p>-372.604</text:p>
          </table:table-cell>
          <table:table-cell office:value-type="float" office:value="4567.69" calcext:value-type="float">
            <text:p>4567.69</text:p>
          </table:table-cell>
          <table:table-cell office:value-type="float" office:value="3541.7" calcext:value-type="float">
            <text:p>3541.7</text:p>
          </table:table-cell>
          <table:table-cell office:value-type="float" office:value="0.000421036" calcext:value-type="float">
            <text:p>0.000421036</text:p>
          </table:table-cell>
          <table:table-cell office:value-type="float" office:value="-37.686" calcext:value-type="float">
            <text:p>-37.686</text:p>
          </table:table-cell>
          <table:table-cell office:value-type="float" office:value="-30.8352" calcext:value-type="float">
            <text:p>-30.8352</text:p>
          </table:table-cell>
          <table:table-cell office:value-type="float" office:value="-86.8639" calcext:value-type="float">
            <text:p>-86.8639</text:p>
          </table:table-cell>
          <table:table-cell office:value-type="float" office:value="-87.6011" calcext:value-type="float">
            <text:p>-87.6011</text:p>
          </table:table-cell>
          <table:table-cell office:value-type="float" office:value="-86.8704" calcext:value-type="float">
            <text:p>-86.8704</text:p>
          </table:table-cell>
          <table:table-cell office:value-type="float" office:value="-49.3241" calcext:value-type="float">
            <text:p>-49.3241</text:p>
          </table:table-cell>
          <table:table-cell office:value-type="float" office:value="924" calcext:value-type="float">
            <text:p>924</text:p>
          </table:table-cell>
          <table:table-cell office:value-type="float" office:value="401.883" calcext:value-type="float">
            <text:p>401.883</text:p>
          </table:table-cell>
          <table:table-cell office:value-type="float" office:value="-27.3193" calcext:value-type="float">
            <text:p>-27.3193</text:p>
          </table:table-cell>
          <table:table-cell office:value-type="float" office:value="-29.8414" calcext:value-type="float">
            <text:p>-29.8414</text:p>
          </table:table-cell>
          <table:table-cell office:value-type="float" office:value="2.5207" calcext:value-type="float">
            <text:p>2.5207</text:p>
          </table:table-cell>
          <table:table-cell office:value-type="float" office:value="-8.16498" calcext:value-type="float">
            <text:p>-8.16498</text:p>
          </table:table-cell>
          <table:table-cell office:value-type="float" office:value="115.149" calcext:value-type="float">
            <text:p>115.149</text:p>
          </table:table-cell>
          <table:table-cell office:value-type="float" office:value="22.3451" calcext:value-type="float">
            <text:p>22.3451</text:p>
          </table:table-cell>
          <table:table-cell office:value-type="float" office:value="8.76274" calcext:value-type="float">
            <text:p>8.76274</text:p>
          </table:table-cell>
          <table:table-cell office:value-type="float" office:value="3.26991" calcext:value-type="float">
            <text:p>3.26991</text:p>
          </table:table-cell>
          <table:table-cell office:value-type="float" office:value="3.49715" calcext:value-type="float">
            <text:p>3.49715</text:p>
          </table:table-cell>
          <table:table-cell office:value-type="float" office:value="2.52203" calcext:value-type="float">
            <text:p>2.52203</text:p>
          </table:table-cell>
          <table:table-cell office:value-type="float" office:value="3.74949" calcext:value-type="float">
            <text:p>3.74949</text:p>
          </table:table-cell>
          <table:table-cell office:value-type="float" office:value="-30.5002" calcext:value-type="float">
            <text:p>-30.5002</text:p>
          </table:table-cell>
          <table:table-cell office:value-type="float" office:value="3" calcext:value-type="float">
            <text:p>3</text:p>
          </table:table-cell>
          <table:table-cell office:value-type="float" office:value="-30.8352" calcext:value-type="float">
            <text:p>-30.8352</text:p>
          </table:table-cell>
          <table:table-cell office:value-type="float" office:value="-5.77085" calcext:value-type="float">
            <text:p>-5.77085</text:p>
          </table:table-cell>
          <table:table-cell office:value-type="float" office:value="115.346" calcext:value-type="float">
            <text:p>115.346</text:p>
          </table:table-cell>
          <table:table-cell office:value-type="float" office:value="21.0079" calcext:value-type="float">
            <text:p>21.0079</text:p>
          </table:table-cell>
          <table:table-cell office:value-type="float" office:value="8.87632" calcext:value-type="float">
            <text:p>8.87632</text:p>
          </table:table-cell>
          <table:table-cell office:value-type="float" office:value="2.93736" calcext:value-type="float">
            <text:p>2.93736</text:p>
          </table:table-cell>
          <table:table-cell office:value-type="float" office:value="3.16756" calcext:value-type="float">
            <text:p>3.16756</text:p>
          </table:table-cell>
          <table:table-cell office:value-type="float" office:value="-30.8475" calcext:value-type="float">
            <text:p>-30.8475</text:p>
          </table:table-cell>
          <table:table-cell office:value-type="float" office:value="6.27019" calcext:value-type="float">
            <text:p>6.27019</text:p>
          </table:table-cell>
          <table:table-cell office:value-type="float" office:value="-2.1739" calcext:value-type="float">
            <text:p>-2.1739</text:p>
          </table:table-cell>
          <table:table-cell office:value-type="float" office:value="98.4581" calcext:value-type="float">
            <text:p>98.4581</text:p>
          </table:table-cell>
          <table:table-cell office:value-type="float" office:value="19.6299" calcext:value-type="float">
            <text:p>19.6299</text:p>
          </table:table-cell>
          <table:table-cell office:value-type="float" office:value="0.87" calcext:value-type="float">
            <text:p>0.87</text:p>
          </table:table-cell>
          <table:table-cell office:value-type="float" office:value="9.2379" calcext:value-type="float">
            <text:p>9.2379</text:p>
          </table:table-cell>
          <table:table-cell office:value-type="float" office:value="0.117928" calcext:value-type="float">
            <text:p>0.117928</text:p>
          </table:table-cell>
          <table:table-cell office:value-type="float" office:value="0.0948" calcext:value-type="float">
            <text:p>0.0948</text:p>
          </table:table-cell>
          <table:table-cell/>
          <table:table-cell office:value-type="string" calcext:value-type="string">
            <text:p>design_313</text:p>
          </table:table-cell>
          <table:table-cell office:value-type="string" calcext:value-type="string">
            <text:p>Left</text:p>
          </table:table-cell>
          <table:table-cell office:value-type="float" office:value="-38.277" calcext:value-type="float">
            <text:p>-38.277</text:p>
          </table:table-cell>
          <table:table-cell office:value-type="float" office:value="-3.19359999999999" calcext:value-type="float">
            <text:p>-3.19359999999999</text:p>
          </table:table-cell>
          <table:table-cell office:value-type="float" office:value="3.785" calcext:value-type="float">
            <text:p>3.785</text:p>
          </table:table-cell>
          <table:table-cell office:value-type="float" office:value="-0.730699999999999" calcext:value-type="float">
            <text:p>-0.730699999999999</text:p>
          </table:table-cell>
          <table:table-cell office:value-type="float" office:value="-3.2337" calcext:value-type="float">
            <text:p>-3.2337</text:p>
          </table:table-cell>
          <table:table-cell office:value-type="float" office:value="-2.886" calcext:value-type="float">
            <text:p>-2.886</text:p>
          </table:table-cell>
          <table:table-cell office:value-type="float" office:value="-6.8508" calcext:value-type="float">
            <text:p>-6.8508</text:p>
          </table:table-cell>
          <table:table-cell office:value-type="float" office:value="-3.74949" calcext:value-type="float">
            <text:p>-3.74949</text:p>
          </table:table-cell>
          <table:table-cell office:value-type="float" office:value="-1004.01" calcext:value-type="float">
            <text:p>-1004.01</text:p>
          </table:table-cell>
          <table:table-cell office:value-type="float" office:value="16.6909" calcext:value-type="float">
            <text:p>16.6909</text:p>
          </table:table-cell>
          <table:table-cell office:value-type="float" office:value="-0.475159999999999" calcext:value-type="float">
            <text:p>-0.475159999999999</text:p>
          </table:table-cell>
          <table:table-cell office:value-type="float" office:value="2.7152" calcext:value-type="float">
            <text:p>2.7152</text:p>
          </table:table-cell>
          <table:table-cell office:value-type="float" office:value="3.40235" calcext:value-type="float">
            <text:p>3.40235</text:p>
          </table:table-cell>
          <table:table-cell office:value-type="float" office:value="0.7379" calcext:value-type="float">
            <text:p>0.7379</text:p>
          </table:table-cell>
          <table:table-cell office:value-type="float" office:value="0.262740000000001" calcext:value-type="float">
            <text:p>0.262740000000001</text:p>
          </table:table-cell>
          <table:table-cell office:value-type="float" office:value="0.475159999999999" calcext:value-type="float">
            <text:p>0.475159999999999</text:p>
          </table:table-cell>
          <table:table-cell office:value-type="float" office:value="0.16299" calcext:value-type="float">
            <text:p>0.16299</text:p>
          </table:table-cell>
          <table:table-cell office:value-type="float" office:value="0.43451" calcext:value-type="float">
            <text:p>0.43451</text:p>
          </table:table-cell>
          <table:table-cell office:value-type="float" office:value="0.27152" calcext:value-type="float">
            <text:p>0.27152</text:p>
          </table:table-cell>
          <table:table-cell office:value-type="float" office:value="0.999535315500979" calcext:value-type="float">
            <text:p>0.999535315500979</text:p>
          </table:table-cell>
          <table:table-cell office:value-type="float" office:value="1.17343671695192" calcext:value-type="float">
            <text:p>1.17343671695192</text:p>
          </table:table-cell>
          <table:table-cell office:value-type="float" office:value="0.173901401450941" calcext:value-type="float">
            <text:p>0.173901401450941</text:p>
          </table:table-cell>
          <table:table-cell office:value-type="float" office:value="0.00521514600710075" calcext:value-type="float">
            <text:p>0.005215146007101</text:p>
          </table:table-cell>
          <table:table-cell office:value-type="float" office:value="0.583187524419454" calcext:value-type="float">
            <text:p>0.583187524419454</text:p>
          </table:table-cell>
          <table:table-cell office:value-type="float" office:value="0.577972378412353" calcext:value-type="float">
            <text:p>0.577972378412353</text:p>
          </table:table-cell>
          <table:table-cell office:value-type="float" office:value="0.814735480775345" calcext:value-type="float">
            <text:p>0.8147354807753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LLFVLATLLLYLFSLLILI</text:p>
          </table:table-cell>
          <table:table-cell office:value-type="float" office:value="1.1330020021003E+020" calcext:value-type="float">
            <text:p>1.1330020021003E+020</text:p>
          </table:table-cell>
          <table:table-cell office:value-type="float" office:value="1.10110011011E+016" calcext:value-type="float">
            <text:p>1.10110011011E+016</text:p>
          </table:table-cell>
          <table:table-cell office:value-type="string" calcext:value-type="string">
            <text:p>LL--FV-AT-LLY-FS--I-I</text:p>
          </table:table-cell>
          <table:table-cell office:value-type="float" office:value="1666660000" calcext:value-type="float">
            <text:p>1666660000</text:p>
          </table:table-cell>
          <table:table-cell office:value-type="float" office:value="3675.95" calcext:value-type="float">
            <text:p>3675.95</text:p>
          </table:table-cell>
          <table:table-cell office:value-type="float" office:value="343.392" calcext:value-type="float">
            <text:p>343.392</text:p>
          </table:table-cell>
          <table:table-cell office:value-type="float" office:value="-385.7" calcext:value-type="float">
            <text:p>-385.7</text:p>
          </table:table-cell>
          <table:table-cell office:value-type="float" office:value="-385.64" calcext:value-type="float">
            <text:p>-385.64</text:p>
          </table:table-cell>
          <table:table-cell office:value-type="float" office:value="-42.3077" calcext:value-type="float">
            <text:p>-42.3077</text:p>
          </table:table-cell>
          <table:table-cell office:value-type="float" office:value="-74.2084" calcext:value-type="float">
            <text:p>-74.2084</text:p>
          </table:table-cell>
          <table:table-cell table:number-columns-repeated="2" office:value-type="float" office:value="-74.1416" calcext:value-type="float">
            <text:p>-74.1416</text:p>
          </table:table-cell>
          <table:table-cell office:value-type="float" office:value="-74.2084" calcext:value-type="float">
            <text:p>-74.2084</text:p>
          </table:table-cell>
          <table:table-cell office:value-type="float" office:value="-251.728" calcext:value-type="float">
            <text:p>-251.728</text:p>
          </table:table-cell>
          <table:table-cell office:value-type="float" office:value="-252.059" calcext:value-type="float">
            <text:p>-252.059</text:p>
          </table:table-cell>
          <table:table-cell office:value-type="float" office:value="-251.728" calcext:value-type="float">
            <text:p>-251.728</text:p>
          </table:table-cell>
          <table:table-cell office:value-type="float" office:value="-250.287" calcext:value-type="float">
            <text:p>-250.287</text:p>
          </table:table-cell>
          <table:table-cell office:value-type="float" office:value="-31.7882" calcext:value-type="float">
            <text:p>-31.7882</text:p>
          </table:table-cell>
          <table:table-cell office:value-type="float" office:value="-353.911" calcext:value-type="float">
            <text:p>-353.911</text:p>
          </table:table-cell>
          <table:table-cell office:value-type="float" office:value="4670.18" calcext:value-type="float">
            <text:p>4670.18</text:p>
          </table:table-cell>
          <table:table-cell office:value-type="float" office:value="3688.23" calcext:value-type="float">
            <text:p>3688.23</text:p>
          </table:table-cell>
          <table:table-cell office:value-type="float" office:value="0.000308929" calcext:value-type="float">
            <text:p>0.000308929</text:p>
          </table:table-cell>
          <table:table-cell office:value-type="float" office:value="-36.1228" calcext:value-type="float">
            <text:p>-36.1228</text:p>
          </table:table-cell>
          <table:table-cell office:value-type="float" office:value="-31.7289" calcext:value-type="float">
            <text:p>-31.7289</text:p>
          </table:table-cell>
          <table:table-cell office:value-type="float" office:value="-59.7631" calcext:value-type="float">
            <text:p>-59.7631</text:p>
          </table:table-cell>
          <table:table-cell office:value-type="float" office:value="-63.8332" calcext:value-type="float">
            <text:p>-63.8332</text:p>
          </table:table-cell>
          <table:table-cell office:value-type="float" office:value="-59.7707" calcext:value-type="float">
            <text:p>-59.7707</text:p>
          </table:table-cell>
          <table:table-cell office:value-type="float" office:value="-29.4157" calcext:value-type="float">
            <text:p>-29.4157</text:p>
          </table:table-cell>
          <table:table-cell office:value-type="float" office:value="951" calcext:value-type="float">
            <text:p>951</text:p>
          </table:table-cell>
          <table:table-cell office:value-type="float" office:value="115.678" calcext:value-type="float">
            <text:p>115.678</text:p>
          </table:table-cell>
          <table:table-cell office:value-type="float" office:value="-37.732" calcext:value-type="float">
            <text:p>-37.732</text:p>
          </table:table-cell>
          <table:table-cell office:value-type="float" office:value="-39.2595" calcext:value-type="float">
            <text:p>-39.2595</text:p>
          </table:table-cell>
          <table:table-cell office:value-type="float" office:value="3.0482" calcext:value-type="float">
            <text:p>3.0482</text:p>
          </table:table-cell>
          <table:table-cell office:value-type="float" office:value="-100.364" calcext:value-type="float">
            <text:p>-100.364</text:p>
          </table:table-cell>
          <table:table-cell office:value-type="float" office:value="60.5476" calcext:value-type="float">
            <text:p>60.5476</text:p>
          </table:table-cell>
          <table:table-cell office:value-type="float" office:value="23.7005" calcext:value-type="float">
            <text:p>23.7005</text:p>
          </table:table-cell>
          <table:table-cell office:value-type="float" office:value="9.51386" calcext:value-type="float">
            <text:p>9.51386</text:p>
          </table:table-cell>
          <table:table-cell office:value-type="float" office:value="9.72849" calcext:value-type="float">
            <text:p>9.72849</text:p>
          </table:table-cell>
          <table:table-cell office:value-type="float" office:value="9.1367" calcext:value-type="float">
            <text:p>9.1367</text:p>
          </table:table-cell>
          <table:table-cell office:value-type="float" office:value="1.52748" calcext:value-type="float">
            <text:p>1.52748</text:p>
          </table:table-cell>
          <table:table-cell office:value-type="float" office:value="2.34025" calcext:value-type="float">
            <text:p>2.34025</text:p>
          </table:table-cell>
          <table:table-cell office:value-type="float" office:value="-28.7096" calcext:value-type="float">
            <text:p>-28.7096</text:p>
          </table:table-cell>
          <table:table-cell office:value-type="float" office:value="4" calcext:value-type="float">
            <text:p>4</text:p>
          </table:table-cell>
          <table:table-cell office:value-type="float" office:value="-31.7289" calcext:value-type="float">
            <text:p>-31.7289</text:p>
          </table:table-cell>
          <table:table-cell office:value-type="float" office:value="-95.0814" calcext:value-type="float">
            <text:p>-95.0814</text:p>
          </table:table-cell>
          <table:table-cell office:value-type="float" office:value="65.4953" calcext:value-type="float">
            <text:p>65.4953</text:p>
          </table:table-cell>
          <table:table-cell office:value-type="float" office:value="26.1188" calcext:value-type="float">
            <text:p>26.1188</text:p>
          </table:table-cell>
          <table:table-cell office:value-type="float" office:value="9.44842" calcext:value-type="float">
            <text:p>9.44842</text:p>
          </table:table-cell>
          <table:table-cell office:value-type="float" office:value="9.60408" calcext:value-type="float">
            <text:p>9.60408</text:p>
          </table:table-cell>
          <table:table-cell office:value-type="float" office:value="9.08651" calcext:value-type="float">
            <text:p>9.08651</text:p>
          </table:table-cell>
          <table:table-cell office:value-type="float" office:value="-31.7882" calcext:value-type="float">
            <text:p>-31.7882</text:p>
          </table:table-cell>
          <table:table-cell office:value-type="float" office:value="5.38845" calcext:value-type="float">
            <text:p>5.38845</text:p>
          </table:table-cell>
          <table:table-cell office:value-type="float" office:value="-90.7522" calcext:value-type="float">
            <text:p>-90.7522</text:p>
          </table:table-cell>
          <table:table-cell office:value-type="float" office:value="38.4945" calcext:value-type="float">
            <text:p>38.4945</text:p>
          </table:table-cell>
          <table:table-cell office:value-type="float" office:value="24.6573" calcext:value-type="float">
            <text:p>24.6573</text:p>
          </table:table-cell>
          <table:table-cell office:value-type="float" office:value="0.98" calcext:value-type="float">
            <text:p>0.98</text:p>
          </table:table-cell>
          <table:table-cell office:value-type="float" office:value="9.5" calcext:value-type="float">
            <text:p>9.5</text:p>
          </table:table-cell>
          <table:table-cell office:value-type="float" office:value="5.30958" calcext:value-type="float">
            <text:p>5.30958</text:p>
          </table:table-cell>
          <table:table-cell office:value-type="float" office:value="4.387" calcext:value-type="float">
            <text:p>4.387</text:p>
          </table:table-cell>
          <table:table-cell/>
          <table:table-cell office:value-type="string" calcext:value-type="string">
            <text:p>design_304</text:p>
          </table:table-cell>
          <table:table-cell office:value-type="string" calcext:value-type="string">
            <text:p>Left</text:p>
          </table:table-cell>
          <table:table-cell office:value-type="float" office:value="-34.4175" calcext:value-type="float">
            <text:p>-34.4175</text:p>
          </table:table-cell>
          <table:table-cell office:value-type="float" office:value="0.0668000000000006" calcext:value-type="float">
            <text:p>0.066800000000001</text:p>
          </table:table-cell>
          <table:table-cell office:value-type="float" office:value="-1.77199999999999" calcext:value-type="float">
            <text:p>-1.77199999999999</text:p>
          </table:table-cell>
          <table:table-cell office:value-type="float" office:value="-4.0625" calcext:value-type="float">
            <text:p>-4.0625</text:p>
          </table:table-cell>
          <table:table-cell office:value-type="float" office:value="0" calcext:value-type="float">
            <text:p>0</text:p>
          </table:table-cell>
          <table:table-cell office:value-type="float" office:value="-0.330999999999989" calcext:value-type="float">
            <text:p>-0.330999999999989</text:p>
          </table:table-cell>
          <table:table-cell office:value-type="float" office:value="-4.3939" calcext:value-type="float">
            <text:p>-4.3939</text:p>
          </table:table-cell>
          <table:table-cell office:value-type="float" office:value="-2.34025" calcext:value-type="float">
            <text:p>-2.34025</text:p>
          </table:table-cell>
          <table:table-cell office:value-type="float" office:value="-994.230000000001" calcext:value-type="float">
            <text:p>-994.230000000001</text:p>
          </table:table-cell>
          <table:table-cell office:value-type="float" office:value="22.0531" calcext:value-type="float">
            <text:p>22.0531</text:p>
          </table:table-cell>
          <table:table-cell office:value-type="float" office:value="0.0138599999999993" calcext:value-type="float">
            <text:p>0.013859999999999</text:p>
          </table:table-cell>
          <table:table-cell office:value-type="float" office:value="-0.956799999999998" calcext:value-type="float">
            <text:p>-0.956799999999998</text:p>
          </table:table-cell>
          <table:table-cell office:value-type="float" office:value="4.7497" calcext:value-type="float">
            <text:p>4.7497</text:p>
          </table:table-cell>
          <table:table-cell office:value-type="float" office:value="1" calcext:value-type="float">
            <text:p>1</text:p>
          </table:table-cell>
          <table:table-cell office:value-type="float" office:value="1.01386" calcext:value-type="float">
            <text:p>1.01386</text:p>
          </table:table-cell>
          <table:table-cell office:value-type="float" office:value="0.0138599999999993" calcext:value-type="float">
            <text:p>0.013859999999999</text:p>
          </table:table-cell>
          <table:table-cell office:value-type="float" office:value="0.66573" calcext:value-type="float">
            <text:p>0.66573</text:p>
          </table:table-cell>
          <table:table-cell office:value-type="float" office:value="0.57005" calcext:value-type="float">
            <text:p>0.57005</text:p>
          </table:table-cell>
          <table:table-cell office:value-type="float" office:value="0.0956799999999998" calcext:value-type="float">
            <text:p>0.09568</text:p>
          </table:table-cell>
          <table:table-cell office:value-type="float" office:value="0.374778467395506" calcext:value-type="float">
            <text:p>0.374778467395506</text:p>
          </table:table-cell>
          <table:table-cell office:value-type="float" office:value="0.604548281865531" calcext:value-type="float">
            <text:p>0.604548281865531</text:p>
          </table:table-cell>
          <table:table-cell office:value-type="float" office:value="0.229769814470025" calcext:value-type="float">
            <text:p>0.229769814470025</text:p>
          </table:table-cell>
          <table:table-cell office:value-type="float" office:value="0.734350315117128" calcext:value-type="float">
            <text:p>0.734350315117128</text:p>
          </table:table-cell>
          <table:table-cell office:value-type="float" office:value="1.54120305094535" calcext:value-type="float">
            <text:p>1.54120305094535</text:p>
          </table:table-cell>
          <table:table-cell office:value-type="float" office:value="0.806852735828223" calcext:value-type="float">
            <text:p>0.806852735828223</text:p>
          </table:table-cell>
          <table:table-cell office:value-type="float" office:value="0.844483432019289" calcext:value-type="float">
            <text:p>0.84448343201928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LLLLALLYLLTSLLFVLILI</text:p>
          </table:table-cell>
          <table:table-cell office:value-type="float" office:value="1.02300320030032E+020" calcext:value-type="float">
            <text:p>1.02300320030032E+020</text:p>
          </table:table-cell>
          <table:table-cell office:value-type="float" office:value="1.100110110011E+016" calcext:value-type="float">
            <text:p>1.100110110011E+016</text:p>
          </table:table-cell>
          <table:table-cell office:value-type="string" calcext:value-type="string">
            <text:p>LL--LA--YL-TS--FV-IL-</text:p>
          </table:table-cell>
          <table:table-cell office:value-type="float" office:value="1666660000" calcext:value-type="float">
            <text:p>1666660000</text:p>
          </table:table-cell>
          <table:table-cell office:value-type="float" office:value="3511.48" calcext:value-type="float">
            <text:p>3511.48</text:p>
          </table:table-cell>
          <table:table-cell office:value-type="float" office:value="372.601" calcext:value-type="float">
            <text:p>372.601</text:p>
          </table:table-cell>
          <table:table-cell office:value-type="float" office:value="-396.703" calcext:value-type="float">
            <text:p>-396.703</text:p>
          </table:table-cell>
          <table:table-cell office:value-type="float" office:value="-396.691" calcext:value-type="float">
            <text:p>-396.691</text:p>
          </table:table-cell>
          <table:table-cell office:value-type="float" office:value="-24.1019" calcext:value-type="float">
            <text:p>-24.1019</text:p>
          </table:table-cell>
          <table:table-cell office:value-type="float" office:value="-74.2563" calcext:value-type="float">
            <text:p>-74.2563</text:p>
          </table:table-cell>
          <table:table-cell table:number-columns-repeated="2" office:value-type="float" office:value="-74.2382" calcext:value-type="float">
            <text:p>-74.2382</text:p>
          </table:table-cell>
          <table:table-cell office:value-type="float" office:value="-74.2151" calcext:value-type="float">
            <text:p>-74.2151</text:p>
          </table:table-cell>
          <table:table-cell office:value-type="float" office:value="-236.91" calcext:value-type="float">
            <text:p>-236.91</text:p>
          </table:table-cell>
          <table:table-cell office:value-type="float" office:value="-245.922" calcext:value-type="float">
            <text:p>-245.922</text:p>
          </table:table-cell>
          <table:table-cell office:value-type="float" office:value="-236.909" calcext:value-type="float">
            <text:p>-236.909</text:p>
          </table:table-cell>
          <table:table-cell office:value-type="float" office:value="-248.945" calcext:value-type="float">
            <text:p>-248.945</text:p>
          </table:table-cell>
          <table:table-cell office:value-type="float" office:value="-24.5403" calcext:value-type="float">
            <text:p>-24.5403</text:p>
          </table:table-cell>
          <table:table-cell office:value-type="float" office:value="-372.162" calcext:value-type="float">
            <text:p>-372.162</text:p>
          </table:table-cell>
          <table:table-cell office:value-type="float" office:value="4566.72" calcext:value-type="float">
            <text:p>4566.72</text:p>
          </table:table-cell>
          <table:table-cell office:value-type="float" office:value="3497.21" calcext:value-type="float">
            <text:p>3497.21</text:p>
          </table:table-cell>
          <table:table-cell office:value-type="float" office:value="0.000665143" calcext:value-type="float">
            <text:p>0.000665143</text:p>
          </table:table-cell>
          <table:table-cell office:value-type="float" office:value="-35.168" calcext:value-type="float">
            <text:p>-35.168</text:p>
          </table:table-cell>
          <table:table-cell office:value-type="float" office:value="-24.5281" calcext:value-type="float">
            <text:p>-24.5281</text:p>
          </table:table-cell>
          <table:table-cell office:value-type="float" office:value="-85.5362" calcext:value-type="float">
            <text:p>-85.5362</text:p>
          </table:table-cell>
          <table:table-cell office:value-type="float" office:value="-87.1703" calcext:value-type="float">
            <text:p>-87.1703</text:p>
          </table:table-cell>
          <table:table-cell office:value-type="float" office:value="-85.5429" calcext:value-type="float">
            <text:p>-85.5429</text:p>
          </table:table-cell>
          <table:table-cell office:value-type="float" office:value="-49.002" calcext:value-type="float">
            <text:p>-49.002</text:p>
          </table:table-cell>
          <table:table-cell office:value-type="float" office:value="948" calcext:value-type="float">
            <text:p>948</text:p>
          </table:table-cell>
          <table:table-cell office:value-type="float" office:value="380.996" calcext:value-type="float">
            <text:p>380.996</text:p>
          </table:table-cell>
          <table:table-cell office:value-type="float" office:value="-19.1927" calcext:value-type="float">
            <text:p>-19.1927</text:p>
          </table:table-cell>
          <table:table-cell office:value-type="float" office:value="-22.4907" calcext:value-type="float">
            <text:p>-22.4907</text:p>
          </table:table-cell>
          <table:table-cell office:value-type="float" office:value="1.61118" calcext:value-type="float">
            <text:p>1.61118</text:p>
          </table:table-cell>
          <table:table-cell office:value-type="float" office:value="-4.32927" calcext:value-type="float">
            <text:p>-4.32927</text:p>
          </table:table-cell>
          <table:table-cell office:value-type="float" office:value="122.66" calcext:value-type="float">
            <text:p>122.66</text:p>
          </table:table-cell>
          <table:table-cell office:value-type="float" office:value="21.4934" calcext:value-type="float">
            <text:p>21.4934</text:p>
          </table:table-cell>
          <table:table-cell office:value-type="float" office:value="8.95242" calcext:value-type="float">
            <text:p>8.95242</text:p>
          </table:table-cell>
          <table:table-cell office:value-type="float" office:value="3.7085" calcext:value-type="float">
            <text:p>3.7085</text:p>
          </table:table-cell>
          <table:table-cell office:value-type="float" office:value="4.0484" calcext:value-type="float">
            <text:p>4.0484</text:p>
          </table:table-cell>
          <table:table-cell office:value-type="float" office:value="3.29804" calcext:value-type="float">
            <text:p>3.29804</text:p>
          </table:table-cell>
          <table:table-cell office:value-type="float" office:value="6.88024" calcext:value-type="float">
            <text:p>6.88024</text:p>
          </table:table-cell>
          <table:table-cell office:value-type="float" office:value="-23.5496" calcext:value-type="float">
            <text:p>-23.5496</text:p>
          </table:table-cell>
          <table:table-cell office:value-type="float" office:value="4" calcext:value-type="float">
            <text:p>4</text:p>
          </table:table-cell>
          <table:table-cell office:value-type="float" office:value="-24.5281" calcext:value-type="float">
            <text:p>-24.5281</text:p>
          </table:table-cell>
          <table:table-cell office:value-type="float" office:value="-7.40628" calcext:value-type="float">
            <text:p>-7.40628</text:p>
          </table:table-cell>
          <table:table-cell office:value-type="float" office:value="110.621" calcext:value-type="float">
            <text:p>110.621</text:p>
          </table:table-cell>
          <table:table-cell office:value-type="float" office:value="19.9077" calcext:value-type="float">
            <text:p>19.9077</text:p>
          </table:table-cell>
          <table:table-cell office:value-type="float" office:value="8.81391" calcext:value-type="float">
            <text:p>8.81391</text:p>
          </table:table-cell>
          <table:table-cell office:value-type="float" office:value="2.54481" calcext:value-type="float">
            <text:p>2.54481</text:p>
          </table:table-cell>
          <table:table-cell office:value-type="float" office:value="2.70413" calcext:value-type="float">
            <text:p>2.70413</text:p>
          </table:table-cell>
          <table:table-cell office:value-type="float" office:value="-24.5403" calcext:value-type="float">
            <text:p>-24.5403</text:p>
          </table:table-cell>
          <table:table-cell office:value-type="float" office:value="8.49143" calcext:value-type="float">
            <text:p>8.49143</text:p>
          </table:table-cell>
          <table:table-cell office:value-type="float" office:value="-9.91693" calcext:value-type="float">
            <text:p>-9.91693</text:p>
          </table:table-cell>
          <table:table-cell office:value-type="float" office:value="90.5104" calcext:value-type="float">
            <text:p>90.5104</text:p>
          </table:table-cell>
          <table:table-cell office:value-type="float" office:value="21.4559" calcext:value-type="float">
            <text:p>21.4559</text:p>
          </table:table-cell>
          <table:table-cell office:value-type="float" office:value="0.89" calcext:value-type="float">
            <text:p>0.89</text:p>
          </table:table-cell>
          <table:table-cell office:value-type="float" office:value="9.3626" calcext:value-type="float">
            <text:p>9.3626</text:p>
          </table:table-cell>
          <table:table-cell office:value-type="float" office:value="0.206444" calcext:value-type="float">
            <text:p>0.206444</text:p>
          </table:table-cell>
          <table:table-cell office:value-type="float" office:value="0.0641" calcext:value-type="float">
            <text:p>0.0641</text:p>
          </table:table-cell>
          <table:table-cell/>
          <table:table-cell office:value-type="string" calcext:value-type="string">
            <text:p>design_229</text:p>
          </table:table-cell>
          <table:table-cell office:value-type="string" calcext:value-type="string">
            <text:p>Left</text:p>
          </table:table-cell>
          <table:table-cell office:value-type="float" office:value="-38.1683" calcext:value-type="float">
            <text:p>-38.1683</text:p>
          </table:table-cell>
          <table:table-cell office:value-type="float" office:value="-0.0230999999999995" calcext:value-type="float">
            <text:p>-0.0231</text:p>
          </table:table-cell>
          <table:table-cell office:value-type="float" office:value="3.023" calcext:value-type="float">
            <text:p>3.023</text:p>
          </table:table-cell>
          <table:table-cell office:value-type="float" office:value="-1.62739999999999" calcext:value-type="float">
            <text:p>-1.62739999999999</text:p>
          </table:table-cell>
          <table:table-cell office:value-type="float" office:value="0" calcext:value-type="float">
            <text:p>0</text:p>
          </table:table-cell>
          <table:table-cell office:value-type="float" office:value="-9.01300000000001" calcext:value-type="float">
            <text:p>-9.01300000000001</text:p>
          </table:table-cell>
          <table:table-cell office:value-type="float" office:value="-10.6399" calcext:value-type="float">
            <text:p>-10.6399</text:p>
          </table:table-cell>
          <table:table-cell office:value-type="float" office:value="-6.88025" calcext:value-type="float">
            <text:p>-6.88025</text:p>
          </table:table-cell>
          <table:table-cell office:value-type="float" office:value="-1055.24" calcext:value-type="float">
            <text:p>-1055.24</text:p>
          </table:table-cell>
          <table:table-cell office:value-type="float" office:value="32.1496" calcext:value-type="float">
            <text:p>32.1496</text:p>
          </table:table-cell>
          <table:table-cell office:value-type="float" office:value="-0.41018" calcext:value-type="float">
            <text:p>-0.41018</text:p>
          </table:table-cell>
          <table:table-cell office:value-type="float" office:value="0.0375000000000014" calcext:value-type="float">
            <text:p>0.037500000000002</text:p>
          </table:table-cell>
          <table:table-cell office:value-type="float" office:value="3.9843" calcext:value-type="float">
            <text:p>3.9843</text:p>
          </table:table-cell>
          <table:table-cell office:value-type="float" office:value="0.862600000000001" calcext:value-type="float">
            <text:p>0.862600000000001</text:p>
          </table:table-cell>
          <table:table-cell office:value-type="float" office:value="0.45242" calcext:value-type="float">
            <text:p>0.45242</text:p>
          </table:table-cell>
          <table:table-cell office:value-type="float" office:value="0.41018" calcext:value-type="float">
            <text:p>0.41018</text:p>
          </table:table-cell>
          <table:table-cell office:value-type="float" office:value="0.34559" calcext:value-type="float">
            <text:p>0.34559</text:p>
          </table:table-cell>
          <table:table-cell office:value-type="float" office:value="0.34934" calcext:value-type="float">
            <text:p>0.34934</text:p>
          </table:table-cell>
          <table:table-cell office:value-type="float" office:value="0.00375000000000014" calcext:value-type="float">
            <text:p>0.00375</text:p>
          </table:table-cell>
          <table:table-cell office:value-type="float" office:value="0.916728746154111" calcext:value-type="float">
            <text:p>0.916728746154111</text:p>
          </table:table-cell>
          <table:table-cell office:value-type="float" office:value="1.25169333740366" calcext:value-type="float">
            <text:p>1.25169333740366</text:p>
          </table:table-cell>
          <table:table-cell office:value-type="float" office:value="0.334964591249553" calcext:value-type="float">
            <text:p>0.3349645912495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6830822022525" calcext:value-type="float">
            <text:p>0.676830822022525</text:p>
          </table:table-cell>
          <table:table-cell office:value-type="float" office:value="0.859396843100245" calcext:value-type="float">
            <text:p>0.85939684310024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LALLFVLITLLYSLLILI</text:p>
          </table:table-cell>
          <table:table-cell office:value-type="float" office:value="1.300230020023E+019" calcext:value-type="float">
            <text:p>1.300230020023E+019</text:p>
          </table:table-cell>
          <table:table-cell office:value-type="float" office:value="1.100110110011E+017" calcext:value-type="float">
            <text:p>1.100110110011E+017</text:p>
          </table:table-cell>
          <table:table-cell office:value-type="string" calcext:value-type="string">
            <text:p>LL-LA--FV-IT--YS-LI--</text:p>
          </table:table-cell>
          <table:table-cell office:value-type="float" office:value="1666660000" calcext:value-type="float">
            <text:p>1666660000</text:p>
          </table:table-cell>
          <table:table-cell office:value-type="float" office:value="3671.76" calcext:value-type="float">
            <text:p>3671.76</text:p>
          </table:table-cell>
          <table:table-cell office:value-type="float" office:value="359.231" calcext:value-type="float">
            <text:p>359.231</text:p>
          </table:table-cell>
          <table:table-cell office:value-type="float" office:value="-392.521" calcext:value-type="float">
            <text:p>-392.521</text:p>
          </table:table-cell>
          <table:table-cell office:value-type="float" office:value="-392.511" calcext:value-type="float">
            <text:p>-392.511</text:p>
          </table:table-cell>
          <table:table-cell office:value-type="float" office:value="-33.2893" calcext:value-type="float">
            <text:p>-33.2893</text:p>
          </table:table-cell>
          <table:table-cell office:value-type="float" office:value="-68.8357" calcext:value-type="float">
            <text:p>-68.8357</text:p>
          </table:table-cell>
          <table:table-cell table:number-columns-repeated="2" office:value-type="float" office:value="-68.8196" calcext:value-type="float">
            <text:p>-68.8196</text:p>
          </table:table-cell>
          <table:table-cell office:value-type="float" office:value="-74.3048" calcext:value-type="float">
            <text:p>-74.3048</text:p>
          </table:table-cell>
          <table:table-cell office:value-type="float" office:value="-242.852" calcext:value-type="float">
            <text:p>-242.852</text:p>
          </table:table-cell>
          <table:table-cell office:value-type="float" office:value="-247.368" calcext:value-type="float">
            <text:p>-247.368</text:p>
          </table:table-cell>
          <table:table-cell office:value-type="float" office:value="-242.851" calcext:value-type="float">
            <text:p>-242.851</text:p>
          </table:table-cell>
          <table:table-cell office:value-type="float" office:value="-248.751" calcext:value-type="float">
            <text:p>-248.751</text:p>
          </table:table-cell>
          <table:table-cell office:value-type="float" office:value="-28.4162" calcext:value-type="float">
            <text:p>-28.4162</text:p>
          </table:table-cell>
          <table:table-cell office:value-type="float" office:value="-364.105" calcext:value-type="float">
            <text:p>-364.105</text:p>
          </table:table-cell>
          <table:table-cell office:value-type="float" office:value="4632.85" calcext:value-type="float">
            <text:p>4632.85</text:p>
          </table:table-cell>
          <table:table-cell office:value-type="float" office:value="3673.31" calcext:value-type="float">
            <text:p>3673.31</text:p>
          </table:table-cell>
          <table:table-cell office:value-type="float" office:value="0.000665143" calcext:value-type="float">
            <text:p>0.000665143</text:p>
          </table:table-cell>
          <table:table-cell office:value-type="float" office:value="-34.0414" calcext:value-type="float">
            <text:p>-34.0414</text:p>
          </table:table-cell>
          <table:table-cell office:value-type="float" office:value="-28.4061" calcext:value-type="float">
            <text:p>-28.4061</text:p>
          </table:table-cell>
          <table:table-cell office:value-type="float" office:value="-80.8334" calcext:value-type="float">
            <text:p>-80.8334</text:p>
          </table:table-cell>
          <table:table-cell office:value-type="float" office:value="-81.9589" calcext:value-type="float">
            <text:p>-81.9589</text:p>
          </table:table-cell>
          <table:table-cell office:value-type="float" office:value="-80.8401" calcext:value-type="float">
            <text:p>-80.8401</text:p>
          </table:table-cell>
          <table:table-cell office:value-type="float" office:value="-41.0492" calcext:value-type="float">
            <text:p>-41.0492</text:p>
          </table:table-cell>
          <table:table-cell office:value-type="float" office:value="922" calcext:value-type="float">
            <text:p>922</text:p>
          </table:table-cell>
          <table:table-cell office:value-type="float" office:value="431.524" calcext:value-type="float">
            <text:p>431.524</text:p>
          </table:table-cell>
          <table:table-cell office:value-type="float" office:value="-27.4994" calcext:value-type="float">
            <text:p>-27.4994</text:p>
          </table:table-cell>
          <table:table-cell office:value-type="float" office:value="-31.1473" calcext:value-type="float">
            <text:p>-31.1473</text:p>
          </table:table-cell>
          <table:table-cell office:value-type="float" office:value="2.14202" calcext:value-type="float">
            <text:p>2.14202</text:p>
          </table:table-cell>
          <table:table-cell office:value-type="float" office:value="-105.43" calcext:value-type="float">
            <text:p>-105.43</text:p>
          </table:table-cell>
          <table:table-cell office:value-type="float" office:value="36.5647" calcext:value-type="float">
            <text:p>36.5647</text:p>
          </table:table-cell>
          <table:table-cell office:value-type="float" office:value="26.64" calcext:value-type="float">
            <text:p>26.64</text:p>
          </table:table-cell>
          <table:table-cell office:value-type="float" office:value="9.11136" calcext:value-type="float">
            <text:p>9.11136</text:p>
          </table:table-cell>
          <table:table-cell office:value-type="float" office:value="7.25074" calcext:value-type="float">
            <text:p>7.25074</text:p>
          </table:table-cell>
          <table:table-cell office:value-type="float" office:value="6.29921" calcext:value-type="float">
            <text:p>6.29921</text:p>
          </table:table-cell>
          <table:table-cell office:value-type="float" office:value="3.64792" calcext:value-type="float">
            <text:p>3.64792</text:p>
          </table:table-cell>
          <table:table-cell office:value-type="float" office:value="4.91494" calcext:value-type="float">
            <text:p>4.91494</text:p>
          </table:table-cell>
          <table:table-cell office:value-type="float" office:value="-28.8786" calcext:value-type="float">
            <text:p>-28.8786</text:p>
          </table:table-cell>
          <table:table-cell office:value-type="float" office:value="4" calcext:value-type="float">
            <text:p>4</text:p>
          </table:table-cell>
          <table:table-cell office:value-type="float" office:value="-28.4061" calcext:value-type="float">
            <text:p>-28.4061</text:p>
          </table:table-cell>
          <table:table-cell office:value-type="float" office:value="-106.503" calcext:value-type="float">
            <text:p>-106.503</text:p>
          </table:table-cell>
          <table:table-cell office:value-type="float" office:value="30.4509" calcext:value-type="float">
            <text:p>30.4509</text:p>
          </table:table-cell>
          <table:table-cell office:value-type="float" office:value="26.3396" calcext:value-type="float">
            <text:p>26.3396</text:p>
          </table:table-cell>
          <table:table-cell office:value-type="float" office:value="9.11453" calcext:value-type="float">
            <text:p>9.11453</text:p>
          </table:table-cell>
          <table:table-cell office:value-type="float" office:value="6.58631" calcext:value-type="float">
            <text:p>6.58631</text:p>
          </table:table-cell>
          <table:table-cell office:value-type="float" office:value="5.54308" calcext:value-type="float">
            <text:p>5.54308</text:p>
          </table:table-cell>
          <table:table-cell office:value-type="float" office:value="-28.4162" calcext:value-type="float">
            <text:p>-28.4162</text:p>
          </table:table-cell>
          <table:table-cell office:value-type="float" office:value="7.05696" calcext:value-type="float">
            <text:p>7.05696</text:p>
          </table:table-cell>
          <table:table-cell office:value-type="float" office:value="-104.964" calcext:value-type="float">
            <text:p>-104.964</text:p>
          </table:table-cell>
          <table:table-cell office:value-type="float" office:value="7.8321" calcext:value-type="float">
            <text:p>7.8321</text:p>
          </table:table-cell>
          <table:table-cell office:value-type="float" office:value="24.3018" calcext:value-type="float">
            <text:p>24.3018</text:p>
          </table:table-cell>
          <table:table-cell office:value-type="float" office:value="0.9" calcext:value-type="float">
            <text:p>0.9</text:p>
          </table:table-cell>
          <table:table-cell office:value-type="float" office:value="9.2656" calcext:value-type="float">
            <text:p>9.2656</text:p>
          </table:table-cell>
          <table:table-cell office:value-type="float" office:value="3.30192" calcext:value-type="float">
            <text:p>3.30192</text:p>
          </table:table-cell>
          <table:table-cell office:value-type="float" office:value="1.9194" calcext:value-type="float">
            <text:p>1.9194</text:p>
          </table:table-cell>
          <table:table-cell/>
          <table:table-cell office:value-type="string" calcext:value-type="string">
            <text:p>design_275</text:p>
          </table:table-cell>
          <table:table-cell office:value-type="string" calcext:value-type="string">
            <text:p>Left</text:p>
          </table:table-cell>
          <table:table-cell office:value-type="float" office:value="-40.9097" calcext:value-type="float">
            <text:p>-40.9097</text:p>
          </table:table-cell>
          <table:table-cell office:value-type="float" office:value="5.48520000000001" calcext:value-type="float">
            <text:p>5.48520000000001</text:p>
          </table:table-cell>
          <table:table-cell office:value-type="float" office:value="1.38300000000001" calcext:value-type="float">
            <text:p>1.38300000000001</text:p>
          </table:table-cell>
          <table:table-cell office:value-type="float" office:value="-1.11879999999999" calcext:value-type="float">
            <text:p>-1.11879999999999</text:p>
          </table:table-cell>
          <table:table-cell office:value-type="float" office:value="0" calcext:value-type="float">
            <text:p>0</text:p>
          </table:table-cell>
          <table:table-cell office:value-type="float" office:value="-4.517" calcext:value-type="float">
            <text:p>-4.517</text:p>
          </table:table-cell>
          <table:table-cell office:value-type="float" office:value="-5.6353" calcext:value-type="float">
            <text:p>-5.6353</text:p>
          </table:table-cell>
          <table:table-cell office:value-type="float" office:value="-4.91494" calcext:value-type="float">
            <text:p>-4.91494</text:p>
          </table:table-cell>
          <table:table-cell office:value-type="float" office:value="-961.09" calcext:value-type="float">
            <text:p>-961.09</text:p>
          </table:table-cell>
          <table:table-cell office:value-type="float" office:value="28.7326" calcext:value-type="float">
            <text:p>28.7326</text:p>
          </table:table-cell>
          <table:table-cell office:value-type="float" office:value="-0.15424" calcext:value-type="float">
            <text:p>-0.15424</text:p>
          </table:table-cell>
          <table:table-cell office:value-type="float" office:value="2.3382" calcext:value-type="float">
            <text:p>2.3382</text:p>
          </table:table-cell>
          <table:table-cell office:value-type="float" office:value="4.37981" calcext:value-type="float">
            <text:p>4.37981</text:p>
          </table:table-cell>
          <table:table-cell office:value-type="float" office:value="0.765599999999999" calcext:value-type="float">
            <text:p>0.765599999999999</text:p>
          </table:table-cell>
          <table:table-cell office:value-type="float" office:value="0.611359999999999" calcext:value-type="float">
            <text:p>0.611359999999999</text:p>
          </table:table-cell>
          <table:table-cell office:value-type="float" office:value="0.15424" calcext:value-type="float">
            <text:p>0.15424</text:p>
          </table:table-cell>
          <table:table-cell office:value-type="float" office:value="0.63018" calcext:value-type="float">
            <text:p>0.63018</text:p>
          </table:table-cell>
          <table:table-cell office:value-type="float" office:value="0.864" calcext:value-type="float">
            <text:p>0.864</text:p>
          </table:table-cell>
          <table:table-cell office:value-type="float" office:value="0.23382" calcext:value-type="float">
            <text:p>0.23382</text:p>
          </table:table-cell>
          <table:table-cell office:value-type="float" office:value="0.055308916211967" calcext:value-type="float">
            <text:p>0.055308916211967</text:p>
          </table:table-cell>
          <table:table-cell office:value-type="float" office:value="0.354672006718129" calcext:value-type="float">
            <text:p>0.354672006718129</text:p>
          </table:table-cell>
          <table:table-cell office:value-type="float" office:value="0.299363090506162" calcext:value-type="float">
            <text:p>0.299363090506162</text:p>
          </table:table-cell>
          <table:table-cell office:value-type="float" office:value="0.315168090780913" calcext:value-type="float">
            <text:p>0.315168090780913</text:p>
          </table:table-cell>
          <table:table-cell office:value-type="float" office:value="1.0591859615744" calcext:value-type="float">
            <text:p>1.0591859615744</text:p>
          </table:table-cell>
          <table:table-cell office:value-type="float" office:value="0.744017870793484" calcext:value-type="float">
            <text:p>0.744017870793484</text:p>
          </table:table-cell>
          <table:table-cell office:value-type="float" office:value="0.849495510298595" calcext:value-type="float">
            <text:p>0.84949551029859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LALLYTLLLVLFSLLILI</text:p>
          </table:table-cell>
          <table:table-cell office:value-type="float" office:value="1.1330020021003E+020" calcext:value-type="float">
            <text:p>1.1330020021003E+020</text:p>
          </table:table-cell>
          <table:table-cell office:value-type="float" office:value="1.10110011011E+016" calcext:value-type="float">
            <text:p>1.10110011011E+016</text:p>
          </table:table-cell>
          <table:table-cell office:value-type="string" calcext:value-type="string">
            <text:p>LL--AL-YT-LLV-FS--I-I</text:p>
          </table:table-cell>
          <table:table-cell office:value-type="float" office:value="1666660000" calcext:value-type="float">
            <text:p>1666660000</text:p>
          </table:table-cell>
          <table:table-cell office:value-type="float" office:value="3685.24" calcext:value-type="float">
            <text:p>3685.24</text:p>
          </table:table-cell>
          <table:table-cell office:value-type="float" office:value="363.089" calcext:value-type="float">
            <text:p>363.089</text:p>
          </table:table-cell>
          <table:table-cell office:value-type="float" office:value="-402.709" calcext:value-type="float">
            <text:p>-402.709</text:p>
          </table:table-cell>
          <table:table-cell office:value-type="float" office:value="-402.696" calcext:value-type="float">
            <text:p>-402.696</text:p>
          </table:table-cell>
          <table:table-cell office:value-type="float" office:value="-39.6198" calcext:value-type="float">
            <text:p>-39.6198</text:p>
          </table:table-cell>
          <table:table-cell office:value-type="float" office:value="-74.2727" calcext:value-type="float">
            <text:p>-74.2727</text:p>
          </table:table-cell>
          <table:table-cell table:number-columns-repeated="2" office:value-type="float" office:value="-74.2541" calcext:value-type="float">
            <text:p>-74.2541</text:p>
          </table:table-cell>
          <table:table-cell office:value-type="float" office:value="-74.2727" calcext:value-type="float">
            <text:p>-74.2727</text:p>
          </table:table-cell>
          <table:table-cell office:value-type="float" office:value="-244.49" calcext:value-type="float">
            <text:p>-244.49</text:p>
          </table:table-cell>
          <table:table-cell office:value-type="float" office:value="-250.733" calcext:value-type="float">
            <text:p>-250.733</text:p>
          </table:table-cell>
          <table:table-cell office:value-type="float" office:value="-244.49" calcext:value-type="float">
            <text:p>-244.49</text:p>
          </table:table-cell>
          <table:table-cell office:value-type="float" office:value="-248.156" calcext:value-type="float">
            <text:p>-248.156</text:p>
          </table:table-cell>
          <table:table-cell office:value-type="float" office:value="-29.4003" calcext:value-type="float">
            <text:p>-29.4003</text:p>
          </table:table-cell>
          <table:table-cell office:value-type="float" office:value="-373.308" calcext:value-type="float">
            <text:p>-373.308</text:p>
          </table:table-cell>
          <table:table-cell office:value-type="float" office:value="4576.23" calcext:value-type="float">
            <text:p>4576.23</text:p>
          </table:table-cell>
          <table:table-cell office:value-type="float" office:value="3639.29" calcext:value-type="float">
            <text:p>3639.29</text:p>
          </table:table-cell>
          <table:table-cell office:value-type="float" office:value="0.000665143" calcext:value-type="float">
            <text:p>0.000665143</text:p>
          </table:table-cell>
          <table:table-cell office:value-type="float" office:value="-33.9993" calcext:value-type="float">
            <text:p>-33.9993</text:p>
          </table:table-cell>
          <table:table-cell office:value-type="float" office:value="-29.388" calcext:value-type="float">
            <text:p>-29.388</text:p>
          </table:table-cell>
          <table:table-cell office:value-type="float" office:value="-83.9459" calcext:value-type="float">
            <text:p>-83.9459</text:p>
          </table:table-cell>
          <table:table-cell office:value-type="float" office:value="-82.3211" calcext:value-type="float">
            <text:p>-82.3211</text:p>
          </table:table-cell>
          <table:table-cell office:value-type="float" office:value="-83.9527" calcext:value-type="float">
            <text:p>-83.9527</text:p>
          </table:table-cell>
          <table:table-cell office:value-type="float" office:value="-50.88" calcext:value-type="float">
            <text:p>-50.88</text:p>
          </table:table-cell>
          <table:table-cell office:value-type="float" office:value="985" calcext:value-type="float">
            <text:p>985</text:p>
          </table:table-cell>
          <table:table-cell office:value-type="float" office:value="66.6396" calcext:value-type="float">
            <text:p>66.6396</text:p>
          </table:table-cell>
          <table:table-cell office:value-type="float" office:value="-36.0162" calcext:value-type="float">
            <text:p>-36.0162</text:p>
          </table:table-cell>
          <table:table-cell office:value-type="float" office:value="-36.8479" calcext:value-type="float">
            <text:p>-36.8479</text:p>
          </table:table-cell>
          <table:table-cell office:value-type="float" office:value="2.77189" calcext:value-type="float">
            <text:p>2.77189</text:p>
          </table:table-cell>
          <table:table-cell office:value-type="float" office:value="-95.0814" calcext:value-type="float">
            <text:p>-95.0814</text:p>
          </table:table-cell>
          <table:table-cell office:value-type="float" office:value="65.4953" calcext:value-type="float">
            <text:p>65.4953</text:p>
          </table:table-cell>
          <table:table-cell office:value-type="float" office:value="26.1188" calcext:value-type="float">
            <text:p>26.1188</text:p>
          </table:table-cell>
          <table:table-cell office:value-type="float" office:value="9.44842" calcext:value-type="float">
            <text:p>9.44842</text:p>
          </table:table-cell>
          <table:table-cell office:value-type="float" office:value="9.60408" calcext:value-type="float">
            <text:p>9.60408</text:p>
          </table:table-cell>
          <table:table-cell office:value-type="float" office:value="9.08651" calcext:value-type="float">
            <text:p>9.08651</text:p>
          </table:table-cell>
          <table:table-cell office:value-type="float" office:value="0.831673" calcext:value-type="float">
            <text:p>0.831673</text:p>
          </table:table-cell>
          <table:table-cell office:value-type="float" office:value="3.05221" calcext:value-type="float">
            <text:p>3.05221</text:p>
          </table:table-cell>
          <table:table-cell office:value-type="float" office:value="-29.5564" calcext:value-type="float">
            <text:p>-29.5564</text:p>
          </table:table-cell>
          <table:table-cell office:value-type="float" office:value="3" calcext:value-type="float">
            <text:p>3</text:p>
          </table:table-cell>
          <table:table-cell office:value-type="float" office:value="-29.388" calcext:value-type="float">
            <text:p>-29.388</text:p>
          </table:table-cell>
          <table:table-cell office:value-type="float" office:value="-97.3607" calcext:value-type="float">
            <text:p>-97.3607</text:p>
          </table:table-cell>
          <table:table-cell office:value-type="float" office:value="56.4613" calcext:value-type="float">
            <text:p>56.4613</text:p>
          </table:table-cell>
          <table:table-cell office:value-type="float" office:value="26.9607" calcext:value-type="float">
            <text:p>26.9607</text:p>
          </table:table-cell>
          <table:table-cell office:value-type="float" office:value="9.16249" calcext:value-type="float">
            <text:p>9.16249</text:p>
          </table:table-cell>
          <table:table-cell office:value-type="float" office:value="8.72638" calcext:value-type="float">
            <text:p>8.72638</text:p>
          </table:table-cell>
          <table:table-cell office:value-type="float" office:value="8.0733" calcext:value-type="float">
            <text:p>8.0733</text:p>
          </table:table-cell>
          <table:table-cell office:value-type="float" office:value="-29.4003" calcext:value-type="float">
            <text:p>-29.4003</text:p>
          </table:table-cell>
          <table:table-cell office:value-type="float" office:value="5.8241" calcext:value-type="float">
            <text:p>5.8241</text:p>
          </table:table-cell>
          <table:table-cell office:value-type="float" office:value="-90.7522" calcext:value-type="float">
            <text:p>-90.7522</text:p>
          </table:table-cell>
          <table:table-cell office:value-type="float" office:value="38.4945" calcext:value-type="float">
            <text:p>38.4945</text:p>
          </table:table-cell>
          <table:table-cell office:value-type="float" office:value="24.6573" calcext:value-type="float">
            <text:p>24.6573</text:p>
          </table:table-cell>
          <table:table-cell office:value-type="float" office:value="0.98" calcext:value-type="float">
            <text:p>0.98</text:p>
          </table:table-cell>
          <table:table-cell office:value-type="float" office:value="9.5" calcext:value-type="float">
            <text:p>9.5</text:p>
          </table:table-cell>
          <table:table-cell office:value-type="float" office:value="5.30958" calcext:value-type="float">
            <text:p>5.30958</text:p>
          </table:table-cell>
          <table:table-cell office:value-type="float" office:value="4.387" calcext:value-type="float">
            <text:p>4.387</text:p>
          </table:table-cell>
          <table:table-cell/>
          <table:table-cell office:value-type="string" calcext:value-type="string">
            <text:p>design_304</text:p>
          </table:table-cell>
          <table:table-cell office:value-type="string" calcext:value-type="string">
            <text:p>Left</text:p>
          </table:table-cell>
          <table:table-cell office:value-type="float" office:value="-31.4411" calcext:value-type="float">
            <text:p>-31.4411</text:p>
          </table:table-cell>
          <table:table-cell office:value-type="float" office:value="0.0186000000000064" calcext:value-type="float">
            <text:p>0.018600000000006</text:p>
          </table:table-cell>
          <table:table-cell office:value-type="float" office:value="-2.577" calcext:value-type="float">
            <text:p>-2.577</text:p>
          </table:table-cell>
          <table:table-cell office:value-type="float" office:value="1.63159999999999" calcext:value-type="float">
            <text:p>1.63159999999999</text:p>
          </table:table-cell>
          <table:table-cell office:value-type="float" office:value="0" calcext:value-type="float">
            <text:p>0</text:p>
          </table:table-cell>
          <table:table-cell office:value-type="float" office:value="-6.243" calcext:value-type="float">
            <text:p>-6.243</text:p>
          </table:table-cell>
          <table:table-cell office:value-type="float" office:value="-4.6113" calcext:value-type="float">
            <text:p>-4.6113</text:p>
          </table:table-cell>
          <table:table-cell office:value-type="float" office:value="-3.05221" calcext:value-type="float">
            <text:p>-3.05221</text:p>
          </table:table-cell>
          <table:table-cell office:value-type="float" office:value="-890.99" calcext:value-type="float">
            <text:p>-890.99</text:p>
          </table:table-cell>
          <table:table-cell office:value-type="float" office:value="27.0008" calcext:value-type="float">
            <text:p>27.0008</text:p>
          </table:table-cell>
          <table:table-cell office:value-type="float" office:value="-0.0515799999999995" calcext:value-type="float">
            <text:p>-0.05158</text:p>
          </table:table-cell>
          <table:table-cell office:value-type="float" office:value="1.4615" calcext:value-type="float">
            <text:p>1.4615</text:p>
          </table:table-cell>
          <table:table-cell office:value-type="float" office:value="4.69951" calcext:value-type="float">
            <text:p>4.69951</text:p>
          </table:table-cell>
          <table:table-cell office:value-type="float" office:value="1" calcext:value-type="float">
            <text:p>1</text:p>
          </table:table-cell>
          <table:table-cell office:value-type="float" office:value="0.94842" calcext:value-type="float">
            <text:p>0.94842</text:p>
          </table:table-cell>
          <table:table-cell office:value-type="float" office:value="0.0515799999999995" calcext:value-type="float">
            <text:p>0.05158</text:p>
          </table:table-cell>
          <table:table-cell office:value-type="float" office:value="0.66573" calcext:value-type="float">
            <text:p>0.66573</text:p>
          </table:table-cell>
          <table:table-cell office:value-type="float" office:value="0.81188" calcext:value-type="float">
            <text:p>0.81188</text:p>
          </table:table-cell>
          <table:table-cell office:value-type="float" office:value="0.14615" calcext:value-type="float">
            <text:p>0.14615</text:p>
          </table:table-cell>
          <table:table-cell office:value-type="float" office:value="0.374778467395506" calcext:value-type="float">
            <text:p>0.374778467395506</text:p>
          </table:table-cell>
          <table:table-cell office:value-type="float" office:value="0.656098046345506" calcext:value-type="float">
            <text:p>0.656098046345506</text:p>
          </table:table-cell>
          <table:table-cell office:value-type="float" office:value="0.28131957895" calcext:value-type="float">
            <text:p>0.28131957895</text:p>
          </table:table-cell>
          <table:table-cell office:value-type="float" office:value="0.734350315117128" calcext:value-type="float">
            <text:p>0.734350315117128</text:p>
          </table:table-cell>
          <table:table-cell office:value-type="float" office:value="1.53267705165882" calcext:value-type="float">
            <text:p>1.53267705165882</text:p>
          </table:table-cell>
          <table:table-cell office:value-type="float" office:value="0.798326736541696" calcext:value-type="float">
            <text:p>0.798326736541696</text:p>
          </table:table-cell>
          <table:table-cell office:value-type="float" office:value="0.860515312285563" calcext:value-type="float">
            <text:p>0.86051531228556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LLLALLYVLTSLLFILLILI</text:p>
          </table:table-cell>
          <table:table-cell office:value-type="float" office:value="1.300220020023E+019" calcext:value-type="float">
            <text:p>1.300220020023E+019</text:p>
          </table:table-cell>
          <table:table-cell office:value-type="float" office:value="1.100110110011E+017" calcext:value-type="float">
            <text:p>1.100110110011E+017</text:p>
          </table:table-cell>
          <table:table-cell office:value-type="string" calcext:value-type="string">
            <text:p>LL-LA--YV-TS--FI-LI--</text:p>
          </table:table-cell>
          <table:table-cell office:value-type="float" office:value="1666660000" calcext:value-type="float">
            <text:p>1666660000</text:p>
          </table:table-cell>
          <table:table-cell office:value-type="float" office:value="3641.94" calcext:value-type="float">
            <text:p>3641.94</text:p>
          </table:table-cell>
          <table:table-cell office:value-type="float" office:value="365.82" calcext:value-type="float">
            <text:p>365.82</text:p>
          </table:table-cell>
          <table:table-cell office:value-type="float" office:value="-398.593" calcext:value-type="float">
            <text:p>-398.593</text:p>
          </table:table-cell>
          <table:table-cell office:value-type="float" office:value="-398.583" calcext:value-type="float">
            <text:p>-398.583</text:p>
          </table:table-cell>
          <table:table-cell office:value-type="float" office:value="-32.7732" calcext:value-type="float">
            <text:p>-32.7732</text:p>
          </table:table-cell>
          <table:table-cell office:value-type="float" office:value="-74.2669" calcext:value-type="float">
            <text:p>-74.2669</text:p>
          </table:table-cell>
          <table:table-cell office:value-type="float" office:value="-74.1721" calcext:value-type="float">
            <text:p>-74.1721</text:p>
          </table:table-cell>
          <table:table-cell office:value-type="float" office:value="-74.251" calcext:value-type="float">
            <text:p>-74.251</text:p>
          </table:table-cell>
          <table:table-cell office:value-type="float" office:value="-74.2669" calcext:value-type="float">
            <text:p>-74.2669</text:p>
          </table:table-cell>
          <table:table-cell office:value-type="float" office:value="-240.88" calcext:value-type="float">
            <text:p>-240.88</text:p>
          </table:table-cell>
          <table:table-cell office:value-type="float" office:value="-244.424" calcext:value-type="float">
            <text:p>-244.424</text:p>
          </table:table-cell>
          <table:table-cell office:value-type="float" office:value="-240.879" calcext:value-type="float">
            <text:p>-240.879</text:p>
          </table:table-cell>
          <table:table-cell office:value-type="float" office:value="-248.18" calcext:value-type="float">
            <text:p>-248.18</text:p>
          </table:table-cell>
          <table:table-cell office:value-type="float" office:value="-28.9453" calcext:value-type="float">
            <text:p>-28.9453</text:p>
          </table:table-cell>
          <table:table-cell office:value-type="float" office:value="-369.648" calcext:value-type="float">
            <text:p>-369.648</text:p>
          </table:table-cell>
          <table:table-cell office:value-type="float" office:value="4568.83" calcext:value-type="float">
            <text:p>4568.83</text:p>
          </table:table-cell>
          <table:table-cell office:value-type="float" office:value="3667.61" calcext:value-type="float">
            <text:p>3667.61</text:p>
          </table:table-cell>
          <table:table-cell office:value-type="float" office:value="0.000665143" calcext:value-type="float">
            <text:p>0.000665143</text:p>
          </table:table-cell>
          <table:table-cell office:value-type="float" office:value="-33.4763" calcext:value-type="float">
            <text:p>-33.4763</text:p>
          </table:table-cell>
          <table:table-cell office:value-type="float" office:value="-28.9351" calcext:value-type="float">
            <text:p>-28.9351</text:p>
          </table:table-cell>
          <table:table-cell office:value-type="float" office:value="-83.446" calcext:value-type="float">
            <text:p>-83.446</text:p>
          </table:table-cell>
          <table:table-cell office:value-type="float" office:value="-84.5284" calcext:value-type="float">
            <text:p>-84.5284</text:p>
          </table:table-cell>
          <table:table-cell office:value-type="float" office:value="-83.4526" calcext:value-type="float">
            <text:p>-83.4526</text:p>
          </table:table-cell>
          <table:table-cell office:value-type="float" office:value="-47.201" calcext:value-type="float">
            <text:p>-47.201</text:p>
          </table:table-cell>
          <table:table-cell office:value-type="float" office:value="963" calcext:value-type="float">
            <text:p>963</text:p>
          </table:table-cell>
          <table:table-cell office:value-type="float" office:value="215.613" calcext:value-type="float">
            <text:p>215.613</text:p>
          </table:table-cell>
          <table:table-cell office:value-type="float" office:value="-27.2269" calcext:value-type="float">
            <text:p>-27.2269</text:p>
          </table:table-cell>
          <table:table-cell office:value-type="float" office:value="-30.4136" calcext:value-type="float">
            <text:p>-30.4136</text:p>
          </table:table-cell>
          <table:table-cell office:value-type="float" office:value="2.35967" calcext:value-type="float">
            <text:p>2.35967</text:p>
          </table:table-cell>
          <table:table-cell office:value-type="float" office:value="-101.295" calcext:value-type="float">
            <text:p>-101.295</text:p>
          </table:table-cell>
          <table:table-cell office:value-type="float" office:value="42.7271" calcext:value-type="float">
            <text:p>42.7271</text:p>
          </table:table-cell>
          <table:table-cell office:value-type="float" office:value="25.4915" calcext:value-type="float">
            <text:p>25.4915</text:p>
          </table:table-cell>
          <table:table-cell office:value-type="float" office:value="9.02248" calcext:value-type="float">
            <text:p>9.02248</text:p>
          </table:table-cell>
          <table:table-cell office:value-type="float" office:value="7.46242" calcext:value-type="float">
            <text:p>7.46242</text:p>
          </table:table-cell>
          <table:table-cell office:value-type="float" office:value="6.60332" calcext:value-type="float">
            <text:p>6.60332</text:p>
          </table:table-cell>
          <table:table-cell office:value-type="float" office:value="3.18672" calcext:value-type="float">
            <text:p>3.18672</text:p>
          </table:table-cell>
          <table:table-cell office:value-type="float" office:value="4.22634" calcext:value-type="float">
            <text:p>4.22634</text:p>
          </table:table-cell>
          <table:table-cell office:value-type="float" office:value="-29.3506" calcext:value-type="float">
            <text:p>-29.3506</text:p>
          </table:table-cell>
          <table:table-cell office:value-type="float" office:value="4" calcext:value-type="float">
            <text:p>4</text:p>
          </table:table-cell>
          <table:table-cell office:value-type="float" office:value="-28.9351" calcext:value-type="float">
            <text:p>-28.9351</text:p>
          </table:table-cell>
          <table:table-cell office:value-type="float" office:value="-103.876" calcext:value-type="float">
            <text:p>-103.876</text:p>
          </table:table-cell>
          <table:table-cell office:value-type="float" office:value="36.1105" calcext:value-type="float">
            <text:p>36.1105</text:p>
          </table:table-cell>
          <table:table-cell office:value-type="float" office:value="25.2078" calcext:value-type="float">
            <text:p>25.2078</text:p>
          </table:table-cell>
          <table:table-cell office:value-type="float" office:value="9.23745" calcext:value-type="float">
            <text:p>9.23745</text:p>
          </table:table-cell>
          <table:table-cell office:value-type="float" office:value="6.95637" calcext:value-type="float">
            <text:p>6.95637</text:p>
          </table:table-cell>
          <table:table-cell office:value-type="float" office:value="5.99803" calcext:value-type="float">
            <text:p>5.99803</text:p>
          </table:table-cell>
          <table:table-cell office:value-type="float" office:value="-28.9453" calcext:value-type="float">
            <text:p>-28.9453</text:p>
          </table:table-cell>
          <table:table-cell office:value-type="float" office:value="6.58601" calcext:value-type="float">
            <text:p>6.58601</text:p>
          </table:table-cell>
          <table:table-cell office:value-type="float" office:value="-103.674" calcext:value-type="float">
            <text:p>-103.674</text:p>
          </table:table-cell>
          <table:table-cell office:value-type="float" office:value="14.7134" calcext:value-type="float">
            <text:p>14.7134</text:p>
          </table:table-cell>
          <table:table-cell office:value-type="float" office:value="26.5136" calcext:value-type="float">
            <text:p>26.5136</text:p>
          </table:table-cell>
          <table:table-cell office:value-type="float" office:value="0.98" calcext:value-type="float">
            <text:p>0.98</text:p>
          </table:table-cell>
          <table:table-cell office:value-type="float" office:value="9.109" calcext:value-type="float">
            <text:p>9.109</text:p>
          </table:table-cell>
          <table:table-cell office:value-type="float" office:value="4.0374" calcext:value-type="float">
            <text:p>4.0374</text:p>
          </table:table-cell>
          <table:table-cell office:value-type="float" office:value="2.7581" calcext:value-type="float">
            <text:p>2.7581</text:p>
          </table:table-cell>
          <table:table-cell/>
          <table:table-cell office:value-type="string" calcext:value-type="string">
            <text:p>design_390</text:p>
          </table:table-cell>
          <table:table-cell office:value-type="string" calcext:value-type="string">
            <text:p>Left</text:p>
          </table:table-cell>
          <table:table-cell office:value-type="float" office:value="-37.3274" calcext:value-type="float">
            <text:p>-37.3274</text:p>
          </table:table-cell>
          <table:table-cell office:value-type="float" office:value="0.0948000000000065" calcext:value-type="float">
            <text:p>0.094800000000007</text:p>
          </table:table-cell>
          <table:table-cell office:value-type="float" office:value="3.756" calcext:value-type="float">
            <text:p>3.756</text:p>
          </table:table-cell>
          <table:table-cell office:value-type="float" office:value="-1.0758" calcext:value-type="float">
            <text:p>-1.0758</text:p>
          </table:table-cell>
          <table:table-cell office:value-type="float" office:value="0.0789000000000044" calcext:value-type="float">
            <text:p>0.078900000000004</text:p>
          </table:table-cell>
          <table:table-cell office:value-type="float" office:value="-3.54500000000002" calcext:value-type="float">
            <text:p>-3.54500000000002</text:p>
          </table:table-cell>
          <table:table-cell office:value-type="float" office:value="-4.5412" calcext:value-type="float">
            <text:p>-4.5412</text:p>
          </table:table-cell>
          <table:table-cell office:value-type="float" office:value="-4.22634" calcext:value-type="float">
            <text:p>-4.22634</text:p>
          </table:table-cell>
          <table:table-cell office:value-type="float" office:value="-926.89" calcext:value-type="float">
            <text:p>-926.89</text:p>
          </table:table-cell>
          <table:table-cell office:value-type="float" office:value="28.0137" calcext:value-type="float">
            <text:p>28.0137</text:p>
          </table:table-cell>
          <table:table-cell office:value-type="float" office:value="-0.0865200000000002" calcext:value-type="float">
            <text:p>-0.08652</text:p>
          </table:table-cell>
          <table:table-cell office:value-type="float" office:value="-1.0221" calcext:value-type="float">
            <text:p>-1.0221</text:p>
          </table:table-cell>
          <table:table-cell office:value-type="float" office:value="3.84522" calcext:value-type="float">
            <text:p>3.84522</text:p>
          </table:table-cell>
          <table:table-cell office:value-type="float" office:value="0.609" calcext:value-type="float">
            <text:p>0.609</text:p>
          </table:table-cell>
          <table:table-cell office:value-type="float" office:value="0.52248" calcext:value-type="float">
            <text:p>0.52248</text:p>
          </table:table-cell>
          <table:table-cell office:value-type="float" office:value="0.0865200000000002" calcext:value-type="float">
            <text:p>0.08652</text:p>
          </table:table-cell>
          <table:table-cell office:value-type="float" office:value="0.85136" calcext:value-type="float">
            <text:p>0.85136</text:p>
          </table:table-cell>
          <table:table-cell office:value-type="float" office:value="0.74915" calcext:value-type="float">
            <text:p>0.74915</text:p>
          </table:table-cell>
          <table:table-cell office:value-type="float" office:value="0.10221" calcext:value-type="float">
            <text:p>0.10221</text:p>
          </table:table-cell>
          <table:table-cell office:value-type="float" office:value="0.12700473332215" calcext:value-type="float">
            <text:p>0.12700473332215</text:p>
          </table:table-cell>
          <table:table-cell office:value-type="float" office:value="0.418877651488709" calcext:value-type="float">
            <text:p>0.418877651488709</text:p>
          </table:table-cell>
          <table:table-cell office:value-type="float" office:value="0.291872918166559" calcext:value-type="float">
            <text:p>0.291872918166559</text:p>
          </table:table-cell>
          <table:table-cell office:value-type="float" office:value="0.457641802707799" calcext:value-type="float">
            <text:p>0.457641802707799</text:p>
          </table:table-cell>
          <table:table-cell office:value-type="float" office:value="1.11084648444799" calcext:value-type="float">
            <text:p>1.11084648444799</text:p>
          </table:table-cell>
          <table:table-cell office:value-type="float" office:value="0.653204681740194" calcext:value-type="float">
            <text:p>0.653204681740194</text:p>
          </table:table-cell>
          <table:table-cell office:value-type="float" office:value="0.727872757497058" calcext:value-type="float">
            <text:p>0.72787275749705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LLLAWLLTLLFYLLSVLILI</text:p>
          </table:table-cell>
          <table:table-cell office:value-type="float" office:value="1.12300230030032E+020" calcext:value-type="float">
            <text:p>1.12300230030032E+020</text:p>
          </table:table-cell>
          <table:table-cell office:value-type="float" office:value="1.100110110011E+016" calcext:value-type="float">
            <text:p>1.100110110011E+016</text:p>
          </table:table-cell>
          <table:table-cell office:value-type="string" calcext:value-type="string">
            <text:p>LL--AW--TL-FY--SV-IL-</text:p>
          </table:table-cell>
          <table:table-cell office:value-type="float" office:value="1666660000" calcext:value-type="float">
            <text:p>1666660000</text:p>
          </table:table-cell>
          <table:table-cell office:value-type="float" office:value="3644.47" calcext:value-type="float">
            <text:p>3644.47</text:p>
          </table:table-cell>
          <table:table-cell office:value-type="float" office:value="362.981" calcext:value-type="float">
            <text:p>362.981</text:p>
          </table:table-cell>
          <table:table-cell office:value-type="float" office:value="-392.629" calcext:value-type="float">
            <text:p>-392.629</text:p>
          </table:table-cell>
          <table:table-cell office:value-type="float" office:value="-392.618" calcext:value-type="float">
            <text:p>-392.618</text:p>
          </table:table-cell>
          <table:table-cell office:value-type="float" office:value="-29.648" calcext:value-type="float">
            <text:p>-29.648</text:p>
          </table:table-cell>
          <table:table-cell office:value-type="float" office:value="-71.8021" calcext:value-type="float">
            <text:p>-71.8021</text:p>
          </table:table-cell>
          <table:table-cell office:value-type="float" office:value="-75.3635" calcext:value-type="float">
            <text:p>-75.3635</text:p>
          </table:table-cell>
          <table:table-cell office:value-type="float" office:value="-71.7839" calcext:value-type="float">
            <text:p>-71.7839</text:p>
          </table:table-cell>
          <table:table-cell office:value-type="float" office:value="-74.1288" calcext:value-type="float">
            <text:p>-74.1288</text:p>
          </table:table-cell>
          <table:table-cell office:value-type="float" office:value="-239.905" calcext:value-type="float">
            <text:p>-239.905</text:p>
          </table:table-cell>
          <table:table-cell office:value-type="float" office:value="-247.678" calcext:value-type="float">
            <text:p>-247.678</text:p>
          </table:table-cell>
          <table:table-cell office:value-type="float" office:value="-239.903" calcext:value-type="float">
            <text:p>-239.903</text:p>
          </table:table-cell>
          <table:table-cell office:value-type="float" office:value="-253.198" calcext:value-type="float">
            <text:p>-253.198</text:p>
          </table:table-cell>
          <table:table-cell office:value-type="float" office:value="-25.0841" calcext:value-type="float">
            <text:p>-25.0841</text:p>
          </table:table-cell>
          <table:table-cell office:value-type="float" office:value="-367.545" calcext:value-type="float">
            <text:p>-367.545</text:p>
          </table:table-cell>
          <table:table-cell office:value-type="float" office:value="4623.41" calcext:value-type="float">
            <text:p>4623.41</text:p>
          </table:table-cell>
          <table:table-cell office:value-type="float" office:value="3653.07" calcext:value-type="float">
            <text:p>3653.07</text:p>
          </table:table-cell>
          <table:table-cell office:value-type="float" office:value="0.000264796" calcext:value-type="float">
            <text:p>0.000264796</text:p>
          </table:table-cell>
          <table:table-cell office:value-type="float" office:value="-33.4705" calcext:value-type="float">
            <text:p>-33.4705</text:p>
          </table:table-cell>
          <table:table-cell office:value-type="float" office:value="-25.0731" calcext:value-type="float">
            <text:p>-25.0731</text:p>
          </table:table-cell>
          <table:table-cell office:value-type="float" office:value="-80.9214" calcext:value-type="float">
            <text:p>-80.9214</text:p>
          </table:table-cell>
          <table:table-cell office:value-type="float" office:value="-77.974" calcext:value-type="float">
            <text:p>-77.974</text:p>
          </table:table-cell>
          <table:table-cell office:value-type="float" office:value="-80.9313" calcext:value-type="float">
            <text:p>-80.9313</text:p>
          </table:table-cell>
          <table:table-cell office:value-type="float" office:value="-40.2176" calcext:value-type="float">
            <text:p>-40.2176</text:p>
          </table:table-cell>
          <table:table-cell office:value-type="float" office:value="964" calcext:value-type="float">
            <text:p>964</text:p>
          </table:table-cell>
          <table:table-cell office:value-type="float" office:value="374.277" calcext:value-type="float">
            <text:p>374.277</text:p>
          </table:table-cell>
          <table:table-cell office:value-type="float" office:value="-22.7234" calcext:value-type="float">
            <text:p>-22.7234</text:p>
          </table:table-cell>
          <table:table-cell office:value-type="float" office:value="-24.3786" calcext:value-type="float">
            <text:p>-24.3786</text:p>
          </table:table-cell>
          <table:table-cell office:value-type="float" office:value="5.26939" calcext:value-type="float">
            <text:p>5.26939</text:p>
          </table:table-cell>
          <table:table-cell office:value-type="float" office:value="-6.05989" calcext:value-type="float">
            <text:p>-6.05989</text:p>
          </table:table-cell>
          <table:table-cell office:value-type="float" office:value="117.34" calcext:value-type="float">
            <text:p>117.34</text:p>
          </table:table-cell>
          <table:table-cell office:value-type="float" office:value="29.9446" calcext:value-type="float">
            <text:p>29.9446</text:p>
          </table:table-cell>
          <table:table-cell office:value-type="float" office:value="9.94083" calcext:value-type="float">
            <text:p>9.94083</text:p>
          </table:table-cell>
          <table:table-cell office:value-type="float" office:value="3.2499" calcext:value-type="float">
            <text:p>3.2499</text:p>
          </table:table-cell>
          <table:table-cell office:value-type="float" office:value="3.51" calcext:value-type="float">
            <text:p>3.51</text:p>
          </table:table-cell>
          <table:table-cell office:value-type="float" office:value="1.65524" calcext:value-type="float">
            <text:p>1.65524</text:p>
          </table:table-cell>
          <table:table-cell office:value-type="float" office:value="-2.13964" calcext:value-type="float">
            <text:p>-2.13964</text:p>
          </table:table-cell>
          <table:table-cell office:value-type="float" office:value="-18.6068" calcext:value-type="float">
            <text:p>-18.6068</text:p>
          </table:table-cell>
          <table:table-cell office:value-type="float" office:value="2" calcext:value-type="float">
            <text:p>2</text:p>
          </table:table-cell>
          <table:table-cell office:value-type="float" office:value="-25.0731" calcext:value-type="float">
            <text:p>-25.0731</text:p>
          </table:table-cell>
          <table:table-cell office:value-type="float" office:value="-8.23208" calcext:value-type="float">
            <text:p>-8.23208</text:p>
          </table:table-cell>
          <table:table-cell office:value-type="float" office:value="108.62" calcext:value-type="float">
            <text:p>108.62</text:p>
          </table:table-cell>
          <table:table-cell office:value-type="float" office:value="27.4717" calcext:value-type="float">
            <text:p>27.4717</text:p>
          </table:table-cell>
          <table:table-cell office:value-type="float" office:value="9.57571" calcext:value-type="float">
            <text:p>9.57571</text:p>
          </table:table-cell>
          <table:table-cell office:value-type="float" office:value="2.39856" calcext:value-type="float">
            <text:p>2.39856</text:p>
          </table:table-cell>
          <table:table-cell office:value-type="float" office:value="2.52786" calcext:value-type="float">
            <text:p>2.52786</text:p>
          </table:table-cell>
          <table:table-cell office:value-type="float" office:value="-25.0841" calcext:value-type="float">
            <text:p>-25.0841</text:p>
          </table:table-cell>
          <table:table-cell office:value-type="float" office:value="3.12976" calcext:value-type="float">
            <text:p>3.12976</text:p>
          </table:table-cell>
          <table:table-cell office:value-type="float" office:value="-11.364" calcext:value-type="float">
            <text:p>-11.364</text:p>
          </table:table-cell>
          <table:table-cell office:value-type="float" office:value="92.2567" calcext:value-type="float">
            <text:p>92.2567</text:p>
          </table:table-cell>
          <table:table-cell office:value-type="float" office:value="28" calcext:value-type="float">
            <text:p>28</text:p>
          </table:table-cell>
          <table:table-cell office:value-type="float" office:value="0.87" calcext:value-type="float">
            <text:p>0.87</text:p>
          </table:table-cell>
          <table:table-cell office:value-type="float" office:value="9.3241" calcext:value-type="float">
            <text:p>9.3241</text:p>
          </table:table-cell>
          <table:table-cell office:value-type="float" office:value="0.65925" calcext:value-type="float">
            <text:p>0.65925</text:p>
          </table:table-cell>
          <table:table-cell office:value-type="float" office:value="0.5431" calcext:value-type="float">
            <text:p>0.5431</text:p>
          </table:table-cell>
          <table:table-cell/>
          <table:table-cell office:value-type="string" calcext:value-type="string">
            <text:p>design_218</text:p>
          </table:table-cell>
          <table:table-cell office:value-type="string" calcext:value-type="string">
            <text:p>Left</text:p>
          </table:table-cell>
          <table:table-cell office:value-type="float" office:value="-37.7564" calcext:value-type="float">
            <text:p>-37.7564</text:p>
          </table:table-cell>
          <table:table-cell office:value-type="float" office:value="-1.2347" calcext:value-type="float">
            <text:p>-1.2347</text:p>
          </table:table-cell>
          <table:table-cell office:value-type="float" office:value="5.52000000000001" calcext:value-type="float">
            <text:p>5.52000000000001</text:p>
          </table:table-cell>
          <table:table-cell office:value-type="float" office:value="2.95729999999999" calcext:value-type="float">
            <text:p>2.95729999999999</text:p>
          </table:table-cell>
          <table:table-cell office:value-type="float" office:value="-3.5796" calcext:value-type="float">
            <text:p>-3.5796</text:p>
          </table:table-cell>
          <table:table-cell office:value-type="float" office:value="-7.77500000000001" calcext:value-type="float">
            <text:p>-7.77500000000001</text:p>
          </table:table-cell>
          <table:table-cell office:value-type="float" office:value="-8.3974" calcext:value-type="float">
            <text:p>-8.3974</text:p>
          </table:table-cell>
          <table:table-cell office:value-type="float" office:value="2.13963" calcext:value-type="float">
            <text:p>2.13963</text:p>
          </table:table-cell>
          <table:table-cell office:value-type="float" office:value="-978.94" calcext:value-type="float">
            <text:p>-978.94</text:p>
          </table:table-cell>
          <table:table-cell office:value-type="float" office:value="25.0833" calcext:value-type="float">
            <text:p>25.0833</text:p>
          </table:table-cell>
          <table:table-cell office:value-type="float" office:value="0.61673" calcext:value-type="float">
            <text:p>0.61673</text:p>
          </table:table-cell>
          <table:table-cell office:value-type="float" office:value="1.9446" calcext:value-type="float">
            <text:p>1.9446</text:p>
          </table:table-cell>
          <table:table-cell office:value-type="float" office:value="2.9669" calcext:value-type="float">
            <text:p>2.9669</text:p>
          </table:table-cell>
          <table:table-cell office:value-type="float" office:value="0.8241" calcext:value-type="float">
            <text:p>0.8241</text:p>
          </table:table-cell>
          <table:table-cell office:value-type="float" office:value="1.44083" calcext:value-type="float">
            <text:p>1.44083</text:p>
          </table:table-cell>
          <table:table-cell office:value-type="float" office:value="0.61673" calcext:value-type="float">
            <text:p>0.61673</text:p>
          </table:table-cell>
          <table:table-cell office:value-type="float" office:value="1" calcext:value-type="float">
            <text:p>1</text:p>
          </table:table-cell>
          <table:table-cell office:value-type="float" office:value="1.19446" calcext:value-type="float">
            <text:p>1.19446</text:p>
          </table:table-cell>
          <table:table-cell office:value-type="float" office:value="0.19446" calcext:value-type="float">
            <text:p>0.19446</text:p>
          </table:table-cell>
          <table:table-cell office:value-type="float" office:value="0.934923332267129" calcext:value-type="float">
            <text:p>0.934923332267129</text:p>
          </table:table-cell>
          <table:table-cell office:value-type="float" office:value="1.19626460343971" calcext:value-type="float">
            <text:p>1.19626460343971</text:p>
          </table:table-cell>
          <table:table-cell office:value-type="float" office:value="0.261341271172578" calcext:value-type="float">
            <text:p>0.261341271172578</text:p>
          </table:table-cell>
          <table:table-cell office:value-type="float" office:value="0.0813698676677935" calcext:value-type="float">
            <text:p>0.081369867667794</text:p>
          </table:table-cell>
          <table:table-cell office:value-type="float" office:value="0.585370411266074" calcext:value-type="float">
            <text:p>0.585370411266074</text:p>
          </table:table-cell>
          <table:table-cell office:value-type="float" office:value="0.504000543598281" calcext:value-type="float">
            <text:p>0.504000543598281</text:p>
          </table:table-cell>
          <table:table-cell office:value-type="float" office:value="0.860515190142197" calcext:value-type="float">
            <text:p>0.86051519014219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LLFALLLLLVTLLYSLLILI</text:p>
          </table:table-cell>
          <table:table-cell office:value-type="float" office:value="1.300230020023E+019" calcext:value-type="float">
            <text:p>1.300230020023E+019</text:p>
          </table:table-cell>
          <table:table-cell office:value-type="float" office:value="1.100110110011E+017" calcext:value-type="float">
            <text:p>1.100110110011E+017</text:p>
          </table:table-cell>
          <table:table-cell office:value-type="string" calcext:value-type="string">
            <text:p>LL-FA--LL-VT--YS-LI--</text:p>
          </table:table-cell>
          <table:table-cell office:value-type="float" office:value="1666660000" calcext:value-type="float">
            <text:p>1666660000</text:p>
          </table:table-cell>
          <table:table-cell office:value-type="float" office:value="3619.68" calcext:value-type="float">
            <text:p>3619.68</text:p>
          </table:table-cell>
          <table:table-cell office:value-type="float" office:value="361.554" calcext:value-type="float">
            <text:p>361.554</text:p>
          </table:table-cell>
          <table:table-cell office:value-type="float" office:value="-400.457" calcext:value-type="float">
            <text:p>-400.457</text:p>
          </table:table-cell>
          <table:table-cell office:value-type="float" office:value="-400.452" calcext:value-type="float">
            <text:p>-400.452</text:p>
          </table:table-cell>
          <table:table-cell office:value-type="float" office:value="-38.903" calcext:value-type="float">
            <text:p>-38.903</text:p>
          </table:table-cell>
          <table:table-cell office:value-type="float" office:value="-77.699" calcext:value-type="float">
            <text:p>-77.699</text:p>
          </table:table-cell>
          <table:table-cell office:value-type="float" office:value="-76.8601" calcext:value-type="float">
            <text:p>-76.8601</text:p>
          </table:table-cell>
          <table:table-cell office:value-type="float" office:value="-77.6882" calcext:value-type="float">
            <text:p>-77.6882</text:p>
          </table:table-cell>
          <table:table-cell office:value-type="float" office:value="-74.2722" calcext:value-type="float">
            <text:p>-74.2722</text:p>
          </table:table-cell>
          <table:table-cell office:value-type="float" office:value="-236.692" calcext:value-type="float">
            <text:p>-236.692</text:p>
          </table:table-cell>
          <table:table-cell office:value-type="float" office:value="-237.39" calcext:value-type="float">
            <text:p>-237.39</text:p>
          </table:table-cell>
          <table:table-cell office:value-type="float" office:value="-236.69" calcext:value-type="float">
            <text:p>-236.69</text:p>
          </table:table-cell>
          <table:table-cell office:value-type="float" office:value="-249.829" calcext:value-type="float">
            <text:p>-249.829</text:p>
          </table:table-cell>
          <table:table-cell office:value-type="float" office:value="-32.4987" calcext:value-type="float">
            <text:p>-32.4987</text:p>
          </table:table-cell>
          <table:table-cell office:value-type="float" office:value="-367.959" calcext:value-type="float">
            <text:p>-367.959</text:p>
          </table:table-cell>
          <table:table-cell office:value-type="float" office:value="4648.2" calcext:value-type="float">
            <text:p>4648.2</text:p>
          </table:table-cell>
          <table:table-cell office:value-type="float" office:value="3618.53" calcext:value-type="float">
            <text:p>3618.53</text:p>
          </table:table-cell>
          <table:table-cell office:value-type="float" office:value="0.000289969" calcext:value-type="float">
            <text:p>0.000289969</text:p>
          </table:table-cell>
          <table:table-cell office:value-type="float" office:value="-33.0605" calcext:value-type="float">
            <text:p>-33.0605</text:p>
          </table:table-cell>
          <table:table-cell office:value-type="float" office:value="-32.4936" calcext:value-type="float">
            <text:p>-32.4936</text:p>
          </table:table-cell>
          <table:table-cell office:value-type="float" office:value="-86.0669" calcext:value-type="float">
            <text:p>-86.0669</text:p>
          </table:table-cell>
          <table:table-cell office:value-type="float" office:value="-86.769" calcext:value-type="float">
            <text:p>-86.769</text:p>
          </table:table-cell>
          <table:table-cell office:value-type="float" office:value="-86.0742" calcext:value-type="float">
            <text:p>-86.0742</text:p>
          </table:table-cell>
          <table:table-cell office:value-type="float" office:value="-43.8574" calcext:value-type="float">
            <text:p>-43.8574</text:p>
          </table:table-cell>
          <table:table-cell office:value-type="float" office:value="942" calcext:value-type="float">
            <text:p>942</text:p>
          </table:table-cell>
          <table:table-cell office:value-type="float" office:value="219.483" calcext:value-type="float">
            <text:p>219.483</text:p>
          </table:table-cell>
          <table:table-cell office:value-type="float" office:value="-33.5991" calcext:value-type="float">
            <text:p>-33.5991</text:p>
          </table:table-cell>
          <table:table-cell office:value-type="float" office:value="-34.9182" calcext:value-type="float">
            <text:p>-34.9182</text:p>
          </table:table-cell>
          <table:table-cell office:value-type="float" office:value="3.98479" calcext:value-type="float">
            <text:p>3.98479</text:p>
          </table:table-cell>
          <table:table-cell office:value-type="float" office:value="-105.548" calcext:value-type="float">
            <text:p>-105.548</text:p>
          </table:table-cell>
          <table:table-cell office:value-type="float" office:value="37.3777" calcext:value-type="float">
            <text:p>37.3777</text:p>
          </table:table-cell>
          <table:table-cell office:value-type="float" office:value="29.4628" calcext:value-type="float">
            <text:p>29.4628</text:p>
          </table:table-cell>
          <table:table-cell office:value-type="float" office:value="8.86899" calcext:value-type="float">
            <text:p>8.86899</text:p>
          </table:table-cell>
          <table:table-cell office:value-type="float" office:value="7.37816" calcext:value-type="float">
            <text:p>7.37816</text:p>
          </table:table-cell>
          <table:table-cell office:value-type="float" office:value="6.43883" calcext:value-type="float">
            <text:p>6.43883</text:p>
          </table:table-cell>
          <table:table-cell office:value-type="float" office:value="1.31909" calcext:value-type="float">
            <text:p>1.31909</text:p>
          </table:table-cell>
          <table:table-cell office:value-type="float" office:value="0.239709" calcext:value-type="float">
            <text:p>0.239709</text:p>
          </table:table-cell>
          <table:table-cell office:value-type="float" office:value="-32.6309" calcext:value-type="float">
            <text:p>-32.6309</text:p>
          </table:table-cell>
          <table:table-cell office:value-type="float" office:value="3" calcext:value-type="float">
            <text:p>3</text:p>
          </table:table-cell>
          <table:table-cell office:value-type="float" office:value="-32.4936" calcext:value-type="float">
            <text:p>-32.4936</text:p>
          </table:table-cell>
          <table:table-cell office:value-type="float" office:value="-105.208" calcext:value-type="float">
            <text:p>-105.208</text:p>
          </table:table-cell>
          <table:table-cell office:value-type="float" office:value="37.2679" calcext:value-type="float">
            <text:p>37.2679</text:p>
          </table:table-cell>
          <table:table-cell office:value-type="float" office:value="30.7928" calcext:value-type="float">
            <text:p>30.7928</text:p>
          </table:table-cell>
          <table:table-cell office:value-type="float" office:value="8.80085" calcext:value-type="float">
            <text:p>8.80085</text:p>
          </table:table-cell>
          <table:table-cell office:value-type="float" office:value="7.31236" calcext:value-type="float">
            <text:p>7.31236</text:p>
          </table:table-cell>
          <table:table-cell office:value-type="float" office:value="6.37137" calcext:value-type="float">
            <text:p>6.37137</text:p>
          </table:table-cell>
          <table:table-cell office:value-type="float" office:value="-32.4987" calcext:value-type="float">
            <text:p>-32.4987</text:p>
          </table:table-cell>
          <table:table-cell office:value-type="float" office:value="4.2245" calcext:value-type="float">
            <text:p>4.2245</text:p>
          </table:table-cell>
          <table:table-cell office:value-type="float" office:value="-100.701" calcext:value-type="float">
            <text:p>-100.701</text:p>
          </table:table-cell>
          <table:table-cell office:value-type="float" office:value="23.1919" calcext:value-type="float">
            <text:p>23.1919</text:p>
          </table:table-cell>
          <table:table-cell office:value-type="float" office:value="21.9201" calcext:value-type="float">
            <text:p>21.9201</text:p>
          </table:table-cell>
          <table:table-cell office:value-type="float" office:value="0.89" calcext:value-type="float">
            <text:p>0.89</text:p>
          </table:table-cell>
          <table:table-cell office:value-type="float" office:value="9.0863" calcext:value-type="float">
            <text:p>9.0863</text:p>
          </table:table-cell>
          <table:table-cell office:value-type="float" office:value="4.73602" calcext:value-type="float">
            <text:p>4.73602</text:p>
          </table:table-cell>
          <table:table-cell office:value-type="float" office:value="3.5839" calcext:value-type="float">
            <text:p>3.5839</text:p>
          </table:table-cell>
          <table:table-cell/>
          <table:table-cell office:value-type="string" calcext:value-type="string">
            <text:p>design_234</text:p>
          </table:table-cell>
          <table:table-cell office:value-type="string" calcext:value-type="string">
            <text:p>Left</text:p>
          </table:table-cell>
          <table:table-cell office:value-type="float" office:value="-42.9116" calcext:value-type="float">
            <text:p>-42.9116</text:p>
          </table:table-cell>
          <table:table-cell office:value-type="float" office:value="-2.5879" calcext:value-type="float">
            <text:p>-2.5879</text:p>
          </table:table-cell>
          <table:table-cell office:value-type="float" office:value="12.439" calcext:value-type="float">
            <text:p>12.439</text:p>
          </table:table-cell>
          <table:table-cell office:value-type="float" office:value="-0.694800000000001" calcext:value-type="float">
            <text:p>-0.694800000000001</text:p>
          </table:table-cell>
          <table:table-cell office:value-type="float" office:value="0.828099999999992" calcext:value-type="float">
            <text:p>0.828099999999992</text:p>
          </table:table-cell>
          <table:table-cell office:value-type="float" office:value="-0.699999999999989" calcext:value-type="float">
            <text:p>-0.699999999999989</text:p>
          </table:table-cell>
          <table:table-cell office:value-type="float" office:value="-0.566899999999997" calcext:value-type="float">
            <text:p>-0.566899999999997</text:p>
          </table:table-cell>
          <table:table-cell office:value-type="float" office:value="-0.23971" calcext:value-type="float">
            <text:p>-0.23971</text:p>
          </table:table-cell>
          <table:table-cell office:value-type="float" office:value="-1028.52" calcext:value-type="float">
            <text:p>-1028.52</text:p>
          </table:table-cell>
          <table:table-cell office:value-type="float" office:value="14.1858" calcext:value-type="float">
            <text:p>14.1858</text:p>
          </table:table-cell>
          <table:table-cell office:value-type="float" office:value="-0.217309999999999" calcext:value-type="float">
            <text:p>-0.217309999999999</text:p>
          </table:table-cell>
          <table:table-cell office:value-type="float" office:value="7.5427" calcext:value-type="float">
            <text:p>7.5427</text:p>
          </table:table-cell>
          <table:table-cell office:value-type="float" office:value="2.85493" calcext:value-type="float">
            <text:p>2.85493</text:p>
          </table:table-cell>
          <table:table-cell office:value-type="float" office:value="0.5863" calcext:value-type="float">
            <text:p>0.5863</text:p>
          </table:table-cell>
          <table:table-cell office:value-type="float" office:value="0.36899" calcext:value-type="float">
            <text:p>0.36899</text:p>
          </table:table-cell>
          <table:table-cell office:value-type="float" office:value="0.217309999999999" calcext:value-type="float">
            <text:p>0.217309999999999</text:p>
          </table:table-cell>
          <table:table-cell office:value-type="float" office:value="0.39201" calcext:value-type="float">
            <text:p>0.39201</text:p>
          </table:table-cell>
          <table:table-cell office:value-type="float" office:value="1.14628" calcext:value-type="float">
            <text:p>1.14628</text:p>
          </table:table-cell>
          <table:table-cell office:value-type="float" office:value="0.75427" calcext:value-type="float">
            <text:p>0.75427</text:p>
          </table:table-cell>
          <table:table-cell office:value-type="float" office:value="0.215341673343467" calcext:value-type="float">
            <text:p>0.215341673343467</text:p>
          </table:table-cell>
          <table:table-cell office:value-type="float" office:value="0.363142600837057" calcext:value-type="float">
            <text:p>0.363142600837057</text:p>
          </table:table-cell>
          <table:table-cell office:value-type="float" office:value="0.14780092749359" calcext:value-type="float">
            <text:p>0.14780092749359</text:p>
          </table:table-cell>
          <table:table-cell office:value-type="float" office:value="0.597924134064926" calcext:value-type="float">
            <text:p>0.597924134064926</text:p>
          </table:table-cell>
          <table:table-cell office:value-type="float" office:value="1.08290383406662" calcext:value-type="float">
            <text:p>1.08290383406662</text:p>
          </table:table-cell>
          <table:table-cell office:value-type="float" office:value="0.484979700001699" calcext:value-type="float">
            <text:p>0.484979700001699</text:p>
          </table:table-cell>
          <table:table-cell office:value-type="float" office:value="0.934450262229993" calcext:value-type="float">
            <text:p>0.93445026222999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LLLLALLYTLVSLLFLLILI</text:p>
          </table:table-cell>
          <table:table-cell office:value-type="float" office:value="1.02300330020032E+020" calcext:value-type="float">
            <text:p>1.02300330020032E+020</text:p>
          </table:table-cell>
          <table:table-cell office:value-type="float" office:value="1.100110110011E+016" calcext:value-type="float">
            <text:p>1.100110110011E+016</text:p>
          </table:table-cell>
          <table:table-cell office:value-type="string" calcext:value-type="string">
            <text:p>LL--LA--YT-VS--FL-IL-</text:p>
          </table:table-cell>
          <table:table-cell office:value-type="float" office:value="1666660000" calcext:value-type="float">
            <text:p>1666660000</text:p>
          </table:table-cell>
          <table:table-cell office:value-type="float" office:value="3583.2" calcext:value-type="float">
            <text:p>3583.2</text:p>
          </table:table-cell>
          <table:table-cell office:value-type="float" office:value="371.797" calcext:value-type="float">
            <text:p>371.797</text:p>
          </table:table-cell>
          <table:table-cell office:value-type="float" office:value="-394.421" calcext:value-type="float">
            <text:p>-394.421</text:p>
          </table:table-cell>
          <table:table-cell office:value-type="float" office:value="-394.408" calcext:value-type="float">
            <text:p>-394.408</text:p>
          </table:table-cell>
          <table:table-cell office:value-type="float" office:value="-22.6233" calcext:value-type="float">
            <text:p>-22.6233</text:p>
          </table:table-cell>
          <table:table-cell office:value-type="float" office:value="-74.1611" calcext:value-type="float">
            <text:p>-74.1611</text:p>
          </table:table-cell>
          <table:table-cell office:value-type="float" office:value="-74.1525" calcext:value-type="float">
            <text:p>-74.1525</text:p>
          </table:table-cell>
          <table:table-cell office:value-type="float" office:value="-74.1423" calcext:value-type="float">
            <text:p>-74.1423</text:p>
          </table:table-cell>
          <table:table-cell office:value-type="float" office:value="-74.2216" calcext:value-type="float">
            <text:p>-74.2216</text:p>
          </table:table-cell>
          <table:table-cell office:value-type="float" office:value="-237.448" calcext:value-type="float">
            <text:p>-237.448</text:p>
          </table:table-cell>
          <table:table-cell office:value-type="float" office:value="-244.652" calcext:value-type="float">
            <text:p>-244.652</text:p>
          </table:table-cell>
          <table:table-cell office:value-type="float" office:value="-237.447" calcext:value-type="float">
            <text:p>-237.447</text:p>
          </table:table-cell>
          <table:table-cell office:value-type="float" office:value="-248.977" calcext:value-type="float">
            <text:p>-248.977</text:p>
          </table:table-cell>
          <table:table-cell office:value-type="float" office:value="-24.336" calcext:value-type="float">
            <text:p>-24.336</text:p>
          </table:table-cell>
          <table:table-cell office:value-type="float" office:value="-370.085" calcext:value-type="float">
            <text:p>-370.085</text:p>
          </table:table-cell>
          <table:table-cell office:value-type="float" office:value="4562.7" calcext:value-type="float">
            <text:p>4562.7</text:p>
          </table:table-cell>
          <table:table-cell office:value-type="float" office:value="3558.92" calcext:value-type="float">
            <text:p>3558.92</text:p>
          </table:table-cell>
          <table:table-cell office:value-type="float" office:value="0.000665143" calcext:value-type="float">
            <text:p>0.000665143</text:p>
          </table:table-cell>
          <table:table-cell office:value-type="float" office:value="-32.701" calcext:value-type="float">
            <text:p>-32.701</text:p>
          </table:table-cell>
          <table:table-cell office:value-type="float" office:value="-24.3233" calcext:value-type="float">
            <text:p>-24.3233</text:p>
          </table:table-cell>
          <table:table-cell office:value-type="float" office:value="-82.8115" calcext:value-type="float">
            <text:p>-82.8115</text:p>
          </table:table-cell>
          <table:table-cell office:value-type="float" office:value="-83.9808" calcext:value-type="float">
            <text:p>-83.9808</text:p>
          </table:table-cell>
          <table:table-cell office:value-type="float" office:value="-82.8183" calcext:value-type="float">
            <text:p>-82.8183</text:p>
          </table:table-cell>
          <table:table-cell office:value-type="float" office:value="-46.8859" calcext:value-type="float">
            <text:p>-46.8859</text:p>
          </table:table-cell>
          <table:table-cell office:value-type="float" office:value="950" calcext:value-type="float">
            <text:p>950</text:p>
          </table:table-cell>
          <table:table-cell office:value-type="float" office:value="394.796" calcext:value-type="float">
            <text:p>394.796</text:p>
          </table:table-cell>
          <table:table-cell office:value-type="float" office:value="-13.768" calcext:value-type="float">
            <text:p>-13.768</text:p>
          </table:table-cell>
          <table:table-cell office:value-type="float" office:value="-20.0738" calcext:value-type="float">
            <text:p>-20.0738</text:p>
          </table:table-cell>
          <table:table-cell office:value-type="float" office:value="2.54948" calcext:value-type="float">
            <text:p>2.54948</text:p>
          </table:table-cell>
          <table:table-cell office:value-type="float" office:value="-8.99657" calcext:value-type="float">
            <text:p>-8.99657</text:p>
          </table:table-cell>
          <table:table-cell office:value-type="float" office:value="113.702" calcext:value-type="float">
            <text:p>113.702</text:p>
          </table:table-cell>
          <table:table-cell office:value-type="float" office:value="24.1451" calcext:value-type="float">
            <text:p>24.1451</text:p>
          </table:table-cell>
          <table:table-cell office:value-type="float" office:value="9.1298" calcext:value-type="float">
            <text:p>9.1298</text:p>
          </table:table-cell>
          <table:table-cell office:value-type="float" office:value="3.1993" calcext:value-type="float">
            <text:p>3.1993</text:p>
          </table:table-cell>
          <table:table-cell office:value-type="float" office:value="3.40483" calcext:value-type="float">
            <text:p>3.40483</text:p>
          </table:table-cell>
          <table:table-cell office:value-type="float" office:value="6.30576" calcext:value-type="float">
            <text:p>6.30576</text:p>
          </table:table-cell>
          <table:table-cell office:value-type="float" office:value="3.66687" calcext:value-type="float">
            <text:p>3.66687</text:p>
          </table:table-cell>
          <table:table-cell office:value-type="float" office:value="-24.2049" calcext:value-type="float">
            <text:p>-24.2049</text:p>
          </table:table-cell>
          <table:table-cell office:value-type="float" office:value="3" calcext:value-type="float">
            <text:p>3</text:p>
          </table:table-cell>
          <table:table-cell office:value-type="float" office:value="-24.3233" calcext:value-type="float">
            <text:p>-24.3233</text:p>
          </table:table-cell>
          <table:table-cell office:value-type="float" office:value="-9.97122" calcext:value-type="float">
            <text:p>-9.97122</text:p>
          </table:table-cell>
          <table:table-cell office:value-type="float" office:value="106.477" calcext:value-type="float">
            <text:p>106.477</text:p>
          </table:table-cell>
          <table:table-cell office:value-type="float" office:value="23.0996" calcext:value-type="float">
            <text:p>23.0996</text:p>
          </table:table-cell>
          <table:table-cell office:value-type="float" office:value="8.88406" calcext:value-type="float">
            <text:p>8.88406</text:p>
          </table:table-cell>
          <table:table-cell office:value-type="float" office:value="2.37005" calcext:value-type="float">
            <text:p>2.37005</text:p>
          </table:table-cell>
          <table:table-cell office:value-type="float" office:value="2.4672" calcext:value-type="float">
            <text:p>2.4672</text:p>
          </table:table-cell>
          <table:table-cell office:value-type="float" office:value="-24.336" calcext:value-type="float">
            <text:p>-24.336</text:p>
          </table:table-cell>
          <table:table-cell office:value-type="float" office:value="6.21635" calcext:value-type="float">
            <text:p>6.21635</text:p>
          </table:table-cell>
          <table:table-cell office:value-type="float" office:value="-14.8528" calcext:value-type="float">
            <text:p>-14.8528</text:p>
          </table:table-cell>
          <table:table-cell office:value-type="float" office:value="85.9045" calcext:value-type="float">
            <text:p>85.9045</text:p>
          </table:table-cell>
          <table:table-cell office:value-type="float" office:value="26.2768" calcext:value-type="float">
            <text:p>26.2768</text:p>
          </table:table-cell>
          <table:table-cell office:value-type="float" office:value="0.89" calcext:value-type="float">
            <text:p>0.89</text:p>
          </table:table-cell>
          <table:table-cell office:value-type="float" office:value="8.5119" calcext:value-type="float">
            <text:p>8.5119</text:p>
          </table:table-cell>
          <table:table-cell office:value-type="float" office:value="0.325033" calcext:value-type="float">
            <text:p>0.325033</text:p>
          </table:table-cell>
          <table:table-cell office:value-type="float" office:value="0.1136" calcext:value-type="float">
            <text:p>0.1136</text:p>
          </table:table-cell>
          <table:table-cell/>
          <table:table-cell office:value-type="string" calcext:value-type="string">
            <text:p>design_393</text:p>
          </table:table-cell>
          <table:table-cell office:value-type="string" calcext:value-type="string">
            <text:p>Left</text:p>
          </table:table-cell>
          <table:table-cell office:value-type="float" office:value="-37.0949" calcext:value-type="float">
            <text:p>-37.0949</text:p>
          </table:table-cell>
          <table:table-cell office:value-type="float" office:value="0.0690999999999917" calcext:value-type="float">
            <text:p>0.069099999999992</text:p>
          </table:table-cell>
          <table:table-cell office:value-type="float" office:value="4.32500000000002" calcext:value-type="float">
            <text:p>4.32500000000002</text:p>
          </table:table-cell>
          <table:table-cell office:value-type="float" office:value="-1.16250000000001" calcext:value-type="float">
            <text:p>-1.16250000000001</text:p>
          </table:table-cell>
          <table:table-cell office:value-type="float" office:value="-0.0101999999999975" calcext:value-type="float">
            <text:p>-0.010199999999998</text:p>
          </table:table-cell>
          <table:table-cell office:value-type="float" office:value="-7.20499999999998" calcext:value-type="float">
            <text:p>-7.20499999999998</text:p>
          </table:table-cell>
          <table:table-cell office:value-type="float" office:value="-8.3777" calcext:value-type="float">
            <text:p>-8.3777</text:p>
          </table:table-cell>
          <table:table-cell office:value-type="float" office:value="-3.66687" calcext:value-type="float">
            <text:p>-3.66687</text:p>
          </table:table-cell>
          <table:table-cell office:value-type="float" office:value="-979.5" calcext:value-type="float">
            <text:p>-979.5</text:p>
          </table:table-cell>
          <table:table-cell office:value-type="float" office:value="27.7975" calcext:value-type="float">
            <text:p>27.7975</text:p>
          </table:table-cell>
          <table:table-cell office:value-type="float" office:value="0.617899999999999" calcext:value-type="float">
            <text:p>0.617899999999999</text:p>
          </table:table-cell>
          <table:table-cell office:value-type="float" office:value="-2.1317" calcext:value-type="float">
            <text:p>-2.1317</text:p>
          </table:table-cell>
          <table:table-cell office:value-type="float" office:value="3.29123" calcext:value-type="float">
            <text:p>3.29123</text:p>
          </table:table-cell>
          <table:table-cell office:value-type="float" office:value="0.0119000000000007" calcext:value-type="float">
            <text:p>0.011900000000001</text:p>
          </table:table-cell>
          <table:table-cell office:value-type="float" office:value="0.6298" calcext:value-type="float">
            <text:p>0.6298</text:p>
          </table:table-cell>
          <table:table-cell office:value-type="float" office:value="0.617899999999999" calcext:value-type="float">
            <text:p>0.617899999999999</text:p>
          </table:table-cell>
          <table:table-cell office:value-type="float" office:value="0.82768" calcext:value-type="float">
            <text:p>0.82768</text:p>
          </table:table-cell>
          <table:table-cell office:value-type="float" office:value="0.61451" calcext:value-type="float">
            <text:p>0.61451</text:p>
          </table:table-cell>
          <table:table-cell office:value-type="float" office:value="0.21317" calcext:value-type="float">
            <text:p>0.21317</text:p>
          </table:table-cell>
          <table:table-cell office:value-type="float" office:value="0.86874017364197" calcext:value-type="float">
            <text:p>0.86874017364197</text:p>
          </table:table-cell>
          <table:table-cell office:value-type="float" office:value="1.15836051807112" calcext:value-type="float">
            <text:p>1.15836051807112</text:p>
          </table:table-cell>
          <table:table-cell office:value-type="float" office:value="0.289620344429152" calcext:value-type="float">
            <text:p>0.289620344429152</text:p>
          </table:table-cell>
          <table:table-cell office:value-type="float" office:value="0.00840878590721457" calcext:value-type="float">
            <text:p>0.008408785907215</text:p>
          </table:table-cell>
          <table:table-cell office:value-type="float" office:value="0.567504714016342" calcext:value-type="float">
            <text:p>0.567504714016342</text:p>
          </table:table-cell>
          <table:table-cell office:value-type="float" office:value="0.559095928109127" calcext:value-type="float">
            <text:p>0.559095928109127</text:p>
          </table:table-cell>
          <table:table-cell office:value-type="float" office:value="0.90758473964444" calcext:value-type="float">
            <text:p>0.9075847396444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LLLWVLLATLFLLLSYLILI</text:p>
          </table:table-cell>
          <table:table-cell office:value-type="float" office:value="1.03300220020022E+020" calcext:value-type="float">
            <text:p>1.03300220020022E+020</text:p>
          </table:table-cell>
          <table:table-cell office:value-type="float" office:value="1.100110110011E+016" calcext:value-type="float">
            <text:p>1.100110110011E+016</text:p>
          </table:table-cell>
          <table:table-cell office:value-type="string" calcext:value-type="string">
            <text:p>LL--WV--AT-FL--SY-ILI</text:p>
          </table:table-cell>
          <table:table-cell office:value-type="float" office:value="1666660000" calcext:value-type="float">
            <text:p>1666660000</text:p>
          </table:table-cell>
          <table:table-cell office:value-type="float" office:value="3573.09" calcext:value-type="float">
            <text:p>3573.09</text:p>
          </table:table-cell>
          <table:table-cell office:value-type="float" office:value="359.954" calcext:value-type="float">
            <text:p>359.954</text:p>
          </table:table-cell>
          <table:table-cell office:value-type="float" office:value="-388.793" calcext:value-type="float">
            <text:p>-388.793</text:p>
          </table:table-cell>
          <table:table-cell office:value-type="float" office:value="-388.735" calcext:value-type="float">
            <text:p>-388.735</text:p>
          </table:table-cell>
          <table:table-cell office:value-type="float" office:value="-28.8393" calcext:value-type="float">
            <text:p>-28.8393</text:p>
          </table:table-cell>
          <table:table-cell office:value-type="float" office:value="-74.2432" calcext:value-type="float">
            <text:p>-74.2432</text:p>
          </table:table-cell>
          <table:table-cell office:value-type="float" office:value="-74.1957" calcext:value-type="float">
            <text:p>-74.1957</text:p>
          </table:table-cell>
          <table:table-cell office:value-type="float" office:value="-74.1774" calcext:value-type="float">
            <text:p>-74.1774</text:p>
          </table:table-cell>
          <table:table-cell office:value-type="float" office:value="-74.2781" calcext:value-type="float">
            <text:p>-74.2781</text:p>
          </table:table-cell>
          <table:table-cell office:value-type="float" office:value="-234.571" calcext:value-type="float">
            <text:p>-234.571</text:p>
          </table:table-cell>
          <table:table-cell office:value-type="float" office:value="-245.045" calcext:value-type="float">
            <text:p>-245.045</text:p>
          </table:table-cell>
          <table:table-cell office:value-type="float" office:value="-234.57" calcext:value-type="float">
            <text:p>-234.57</text:p>
          </table:table-cell>
          <table:table-cell office:value-type="float" office:value="-251.051" calcext:value-type="float">
            <text:p>-251.051</text:p>
          </table:table-cell>
          <table:table-cell office:value-type="float" office:value="-21.985" calcext:value-type="float">
            <text:p>-21.985</text:p>
          </table:table-cell>
          <table:table-cell office:value-type="float" office:value="-366.808" calcext:value-type="float">
            <text:p>-366.808</text:p>
          </table:table-cell>
          <table:table-cell office:value-type="float" office:value="4578.95" calcext:value-type="float">
            <text:p>4578.95</text:p>
          </table:table-cell>
          <table:table-cell office:value-type="float" office:value="3569.02" calcext:value-type="float">
            <text:p>3569.02</text:p>
          </table:table-cell>
          <table:table-cell office:value-type="float" office:value="0.000223488" calcext:value-type="float">
            <text:p>0.000223488</text:p>
          </table:table-cell>
          <table:table-cell office:value-type="float" office:value="-31.4791" calcext:value-type="float">
            <text:p>-31.4791</text:p>
          </table:table-cell>
          <table:table-cell office:value-type="float" office:value="-21.927" calcext:value-type="float">
            <text:p>-21.927</text:p>
          </table:table-cell>
          <table:table-cell office:value-type="float" office:value="-79.9792" calcext:value-type="float">
            <text:p>-79.9792</text:p>
          </table:table-cell>
          <table:table-cell office:value-type="float" office:value="-79.0469" calcext:value-type="float">
            <text:p>-79.0469</text:p>
          </table:table-cell>
          <table:table-cell office:value-type="float" office:value="-79.9879" calcext:value-type="float">
            <text:p>-79.9879</text:p>
          </table:table-cell>
          <table:table-cell office:value-type="float" office:value="-41.4787" calcext:value-type="float">
            <text:p>-41.4787</text:p>
          </table:table-cell>
          <table:table-cell office:value-type="float" office:value="947" calcext:value-type="float">
            <text:p>947</text:p>
          </table:table-cell>
          <table:table-cell office:value-type="float" office:value="204.407" calcext:value-type="float">
            <text:p>204.407</text:p>
          </table:table-cell>
          <table:table-cell office:value-type="float" office:value="-25.3337" calcext:value-type="float">
            <text:p>-25.3337</text:p>
          </table:table-cell>
          <table:table-cell office:value-type="float" office:value="-27.2281" calcext:value-type="float">
            <text:p>-27.2281</text:p>
          </table:table-cell>
          <table:table-cell office:value-type="float" office:value="1.61118" calcext:value-type="float">
            <text:p>1.61118</text:p>
          </table:table-cell>
          <table:table-cell office:value-type="float" office:value="-46.6358" calcext:value-type="float">
            <text:p>-46.6358</text:p>
          </table:table-cell>
          <table:table-cell office:value-type="float" office:value="105.5" calcext:value-type="float">
            <text:p>105.5</text:p>
          </table:table-cell>
          <table:table-cell office:value-type="float" office:value="17.1431" calcext:value-type="float">
            <text:p>17.1431</text:p>
          </table:table-cell>
          <table:table-cell office:value-type="float" office:value="8.95324" calcext:value-type="float">
            <text:p>8.95324</text:p>
          </table:table-cell>
          <table:table-cell office:value-type="float" office:value="7.73791" calcext:value-type="float">
            <text:p>7.73791</text:p>
          </table:table-cell>
          <table:table-cell office:value-type="float" office:value="7.82041" calcext:value-type="float">
            <text:p>7.82041</text:p>
          </table:table-cell>
          <table:table-cell office:value-type="float" office:value="1.89443" calcext:value-type="float">
            <text:p>1.89443</text:p>
          </table:table-cell>
          <table:table-cell office:value-type="float" office:value="6.88024" calcext:value-type="float">
            <text:p>6.88024</text:p>
          </table:table-cell>
          <table:table-cell office:value-type="float" office:value="-23.5512" calcext:value-type="float">
            <text:p>-23.5512</text:p>
          </table:table-cell>
          <table:table-cell office:value-type="float" office:value="2" calcext:value-type="float">
            <text:p>2</text:p>
          </table:table-cell>
          <table:table-cell office:value-type="float" office:value="-21.927" calcext:value-type="float">
            <text:p>-21.927</text:p>
          </table:table-cell>
          <table:table-cell office:value-type="float" office:value="-48.72" calcext:value-type="float">
            <text:p>-48.72</text:p>
          </table:table-cell>
          <table:table-cell office:value-type="float" office:value="94.0796" calcext:value-type="float">
            <text:p>94.0796</text:p>
          </table:table-cell>
          <table:table-cell office:value-type="float" office:value="18.1735" calcext:value-type="float">
            <text:p>18.1735</text:p>
          </table:table-cell>
          <table:table-cell office:value-type="float" office:value="8.94096" calcext:value-type="float">
            <text:p>8.94096</text:p>
          </table:table-cell>
          <table:table-cell office:value-type="float" office:value="6.50874" calcext:value-type="float">
            <text:p>6.50874</text:p>
          </table:table-cell>
          <table:table-cell office:value-type="float" office:value="6.41994" calcext:value-type="float">
            <text:p>6.41994</text:p>
          </table:table-cell>
          <table:table-cell office:value-type="float" office:value="-21.985" calcext:value-type="float">
            <text:p>-21.985</text:p>
          </table:table-cell>
          <table:table-cell office:value-type="float" office:value="8.49143" calcext:value-type="float">
            <text:p>8.49143</text:p>
          </table:table-cell>
          <table:table-cell office:value-type="float" office:value="-39.8326" calcext:value-type="float">
            <text:p>-39.8326</text:p>
          </table:table-cell>
          <table:table-cell office:value-type="float" office:value="89.9547" calcext:value-type="float">
            <text:p>89.9547</text:p>
          </table:table-cell>
          <table:table-cell office:value-type="float" office:value="18" calcext:value-type="float">
            <text:p>18</text:p>
          </table:table-cell>
          <table:table-cell office:value-type="float" office:value="0.88" calcext:value-type="float">
            <text:p>0.88</text:p>
          </table:table-cell>
          <table:table-cell office:value-type="float" office:value="9.5" calcext:value-type="float">
            <text:p>9.5</text:p>
          </table:table-cell>
          <table:table-cell office:value-type="float" office:value="4.61878" calcext:value-type="float">
            <text:p>4.61878</text:p>
          </table:table-cell>
          <table:table-cell office:value-type="float" office:value="4.4681" calcext:value-type="float">
            <text:p>4.4681</text:p>
          </table:table-cell>
          <table:table-cell/>
          <table:table-cell office:value-type="string" calcext:value-type="string">
            <text:p>design_245</text:p>
          </table:table-cell>
          <table:table-cell office:value-type="string" calcext:value-type="string">
            <text:p>Left</text:p>
          </table:table-cell>
          <table:table-cell office:value-type="float" office:value="-37.5682" calcext:value-type="float">
            <text:p>-37.5682</text:p>
          </table:table-cell>
          <table:table-cell office:value-type="float" office:value="0.0823999999999927" calcext:value-type="float">
            <text:p>0.082399999999993</text:p>
          </table:table-cell>
          <table:table-cell office:value-type="float" office:value="6.006" calcext:value-type="float">
            <text:p>6.006</text:p>
          </table:table-cell>
          <table:table-cell office:value-type="float" office:value="0.941000000000002" calcext:value-type="float">
            <text:p>0.941000000000002</text:p>
          </table:table-cell>
          <table:table-cell office:value-type="float" office:value="-0.0182999999999964" calcext:value-type="float">
            <text:p>-0.018299999999997</text:p>
          </table:table-cell>
          <table:table-cell office:value-type="float" office:value="-10.475" calcext:value-type="float">
            <text:p>-10.475</text:p>
          </table:table-cell>
          <table:table-cell office:value-type="float" office:value="-9.5521" calcext:value-type="float">
            <text:p>-9.5521</text:p>
          </table:table-cell>
          <table:table-cell office:value-type="float" office:value="-6.88025" calcext:value-type="float">
            <text:p>-6.88025</text:p>
          </table:table-cell>
          <table:table-cell office:value-type="float" office:value="-1005.86" calcext:value-type="float">
            <text:p>-1005.86</text:p>
          </table:table-cell>
          <table:table-cell office:value-type="float" office:value="15.5453" calcext:value-type="float">
            <text:p>15.5453</text:p>
          </table:table-cell>
          <table:table-cell office:value-type="float" office:value="-0.546760000000001" calcext:value-type="float">
            <text:p>-0.546760000000001</text:p>
          </table:table-cell>
          <table:table-cell office:value-type="float" office:value="-0.8569" calcext:value-type="float">
            <text:p>-0.8569</text:p>
          </table:table-cell>
          <table:table-cell office:value-type="float" office:value="3.35231" calcext:value-type="float">
            <text:p>3.35231</text:p>
          </table:table-cell>
          <table:table-cell office:value-type="float" office:value="1" calcext:value-type="float">
            <text:p>1</text:p>
          </table:table-cell>
          <table:table-cell office:value-type="float" office:value="0.453239999999999" calcext:value-type="float">
            <text:p>0.453239999999999</text:p>
          </table:table-cell>
          <table:table-cell office:value-type="float" office:value="0.546760000000001" calcext:value-type="float">
            <text:p>0.546760000000001</text:p>
          </table:table-cell>
          <table:table-cell office:value-type="float" office:value="0" calcext:value-type="float">
            <text:p>0</text:p>
          </table:table-cell>
          <table:table-cell office:value-type="float" office:value="-0.08569" calcext:value-type="float">
            <text:p>-0.08569</text:p>
          </table:table-cell>
          <table:table-cell office:value-type="float" office:value="0.08569" calcext:value-type="float">
            <text:p>0.08569</text:p>
          </table:table-cell>
          <table:table-cell office:value-type="float" office:value="0.910938943999266" calcext:value-type="float">
            <text:p>0.910938943999266</text:p>
          </table:table-cell>
          <table:table-cell office:value-type="float" office:value="1.07290441356504" calcext:value-type="float">
            <text:p>1.07290441356504</text:p>
          </table:table-cell>
          <table:table-cell office:value-type="float" office:value="0.16196546956577" calcext:value-type="float">
            <text:p>0.16196546956577</text:p>
          </table:table-cell>
          <table:table-cell office:value-type="float" office:value="0.748127134047939" calcext:value-type="float">
            <text:p>0.748127134047939</text:p>
          </table:table-cell>
          <table:table-cell office:value-type="float" office:value="1.31759899434318" calcext:value-type="float">
            <text:p>1.31759899434318</text:p>
          </table:table-cell>
          <table:table-cell office:value-type="float" office:value="0.569471860295242" calcext:value-type="float">
            <text:p>0.569471860295242</text:p>
          </table:table-cell>
          <table:table-cell office:value-type="float" office:value="0.810444499456801" calcext:value-type="float">
            <text:p>0.81044449945680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LLLALLYVLITLLFSLLILI</text:p>
          </table:table-cell>
          <table:table-cell office:value-type="float" office:value="1.300230030022E+019" calcext:value-type="float">
            <text:p>1.300230030022E+019</text:p>
          </table:table-cell>
          <table:table-cell office:value-type="float" office:value="1.100110110011E+017" calcext:value-type="float">
            <text:p>1.100110110011E+017</text:p>
          </table:table-cell>
          <table:table-cell office:value-type="string" calcext:value-type="string">
            <text:p>LL-LA--YV-IT--FS-LI--</text:p>
          </table:table-cell>
          <table:table-cell office:value-type="float" office:value="1666660000" calcext:value-type="float">
            <text:p>1666660000</text:p>
          </table:table-cell>
          <table:table-cell office:value-type="float" office:value="3678.2" calcext:value-type="float">
            <text:p>3678.2</text:p>
          </table:table-cell>
          <table:table-cell office:value-type="float" office:value="358.639" calcext:value-type="float">
            <text:p>358.639</text:p>
          </table:table-cell>
          <table:table-cell office:value-type="float" office:value="-394.123" calcext:value-type="float">
            <text:p>-394.123</text:p>
          </table:table-cell>
          <table:table-cell office:value-type="float" office:value="-394.113" calcext:value-type="float">
            <text:p>-394.113</text:p>
          </table:table-cell>
          <table:table-cell office:value-type="float" office:value="-35.4844" calcext:value-type="float">
            <text:p>-35.4844</text:p>
          </table:table-cell>
          <table:table-cell office:value-type="float" office:value="-68.7608" calcext:value-type="float">
            <text:p>-68.7608</text:p>
          </table:table-cell>
          <table:table-cell office:value-type="float" office:value="-74.2887" calcext:value-type="float">
            <text:p>-74.2887</text:p>
          </table:table-cell>
          <table:table-cell office:value-type="float" office:value="-68.7447" calcext:value-type="float">
            <text:p>-68.7447</text:p>
          </table:table-cell>
          <table:table-cell office:value-type="float" office:value="-74.3048" calcext:value-type="float">
            <text:p>-74.3048</text:p>
          </table:table-cell>
          <table:table-cell office:value-type="float" office:value="-245.673" calcext:value-type="float">
            <text:p>-245.673</text:p>
          </table:table-cell>
          <table:table-cell office:value-type="float" office:value="-244.774" calcext:value-type="float">
            <text:p>-244.774</text:p>
          </table:table-cell>
          <table:table-cell office:value-type="float" office:value="-245.673" calcext:value-type="float">
            <text:p>-245.673</text:p>
          </table:table-cell>
          <table:table-cell office:value-type="float" office:value="-247.977" calcext:value-type="float">
            <text:p>-247.977</text:p>
          </table:table-cell>
          <table:table-cell office:value-type="float" office:value="-27.4499" calcext:value-type="float">
            <text:p>-27.4499</text:p>
          </table:table-cell>
          <table:table-cell office:value-type="float" office:value="-366.673" calcext:value-type="float">
            <text:p>-366.673</text:p>
          </table:table-cell>
          <table:table-cell office:value-type="float" office:value="4574.24" calcext:value-type="float">
            <text:p>4574.24</text:p>
          </table:table-cell>
          <table:table-cell office:value-type="float" office:value="3700.56" calcext:value-type="float">
            <text:p>3700.56</text:p>
          </table:table-cell>
          <table:table-cell office:value-type="float" office:value="0.000665143" calcext:value-type="float">
            <text:p>0.000665143</text:p>
          </table:table-cell>
          <table:table-cell office:value-type="float" office:value="-31.4681" calcext:value-type="float">
            <text:p>-31.4681</text:p>
          </table:table-cell>
          <table:table-cell office:value-type="float" office:value="-27.4399" calcext:value-type="float">
            <text:p>-27.4399</text:p>
          </table:table-cell>
          <table:table-cell office:value-type="float" office:value="-79.6892" calcext:value-type="float">
            <text:p>-79.6892</text:p>
          </table:table-cell>
          <table:table-cell office:value-type="float" office:value="-79.0787" calcext:value-type="float">
            <text:p>-79.0787</text:p>
          </table:table-cell>
          <table:table-cell office:value-type="float" office:value="-79.6958" calcext:value-type="float">
            <text:p>-79.6958</text:p>
          </table:table-cell>
          <table:table-cell office:value-type="float" office:value="-44.3918" calcext:value-type="float">
            <text:p>-44.3918</text:p>
          </table:table-cell>
          <table:table-cell office:value-type="float" office:value="894" calcext:value-type="float">
            <text:p>894</text:p>
          </table:table-cell>
          <table:table-cell office:value-type="float" office:value="710.141" calcext:value-type="float">
            <text:p>710.141</text:p>
          </table:table-cell>
          <table:table-cell office:value-type="float" office:value="-28.1263" calcext:value-type="float">
            <text:p>-28.1263</text:p>
          </table:table-cell>
          <table:table-cell office:value-type="float" office:value="-33.084" calcext:value-type="float">
            <text:p>-33.084</text:p>
          </table:table-cell>
          <table:table-cell office:value-type="float" office:value="2.40035" calcext:value-type="float">
            <text:p>2.40035</text:p>
          </table:table-cell>
          <table:table-cell office:value-type="float" office:value="-103.923" calcext:value-type="float">
            <text:p>-103.923</text:p>
          </table:table-cell>
          <table:table-cell office:value-type="float" office:value="43.6578" calcext:value-type="float">
            <text:p>43.6578</text:p>
          </table:table-cell>
          <table:table-cell office:value-type="float" office:value="27.0033" calcext:value-type="float">
            <text:p>27.0033</text:p>
          </table:table-cell>
          <table:table-cell office:value-type="float" office:value="9.15983" calcext:value-type="float">
            <text:p>9.15983</text:p>
          </table:table-cell>
          <table:table-cell office:value-type="float" office:value="7.98221" calcext:value-type="float">
            <text:p>7.98221</text:p>
          </table:table-cell>
          <table:table-cell office:value-type="float" office:value="7.13708" calcext:value-type="float">
            <text:p>7.13708</text:p>
          </table:table-cell>
          <table:table-cell office:value-type="float" office:value="4.95771" calcext:value-type="float">
            <text:p>4.95771</text:p>
          </table:table-cell>
          <table:table-cell office:value-type="float" office:value="4.10343" calcext:value-type="float">
            <text:p>4.10343</text:p>
          </table:table-cell>
          <table:table-cell office:value-type="float" office:value="-25.6337" calcext:value-type="float">
            <text:p>-25.6337</text:p>
          </table:table-cell>
          <table:table-cell office:value-type="float" office:value="4" calcext:value-type="float">
            <text:p>4</text:p>
          </table:table-cell>
          <table:table-cell office:value-type="float" office:value="-27.4399" calcext:value-type="float">
            <text:p>-27.4399</text:p>
          </table:table-cell>
          <table:table-cell office:value-type="float" office:value="-100.476" calcext:value-type="float">
            <text:p>-100.476</text:p>
          </table:table-cell>
          <table:table-cell office:value-type="float" office:value="48.2895" calcext:value-type="float">
            <text:p>48.2895</text:p>
          </table:table-cell>
          <table:table-cell office:value-type="float" office:value="27.5898" calcext:value-type="float">
            <text:p>27.5898</text:p>
          </table:table-cell>
          <table:table-cell office:value-type="float" office:value="9.15444" calcext:value-type="float">
            <text:p>9.15444</text:p>
          </table:table-cell>
          <table:table-cell office:value-type="float" office:value="8.09046" calcext:value-type="float">
            <text:p>8.09046</text:p>
          </table:table-cell>
          <table:table-cell office:value-type="float" office:value="7.3148" calcext:value-type="float">
            <text:p>7.3148</text:p>
          </table:table-cell>
          <table:table-cell office:value-type="float" office:value="-27.4499" calcext:value-type="float">
            <text:p>-27.4499</text:p>
          </table:table-cell>
          <table:table-cell office:value-type="float" office:value="6.50378" calcext:value-type="float">
            <text:p>6.50378</text:p>
          </table:table-cell>
          <table:table-cell office:value-type="float" office:value="-105.739" calcext:value-type="float">
            <text:p>-105.739</text:p>
          </table:table-cell>
          <table:table-cell office:value-type="float" office:value="14.2112" calcext:value-type="float">
            <text:p>14.2112</text:p>
          </table:table-cell>
          <table:table-cell office:value-type="float" office:value="22.7916" calcext:value-type="float">
            <text:p>22.7916</text:p>
          </table:table-cell>
          <table:table-cell office:value-type="float" office:value="0.93" calcext:value-type="float">
            <text:p>0.93</text:p>
          </table:table-cell>
          <table:table-cell office:value-type="float" office:value="9.5" calcext:value-type="float">
            <text:p>9.5</text:p>
          </table:table-cell>
          <table:table-cell office:value-type="float" office:value="4.27933" calcext:value-type="float">
            <text:p>4.27933</text:p>
          </table:table-cell>
          <table:table-cell office:value-type="float" office:value="2.9925" calcext:value-type="float">
            <text:p>2.9925</text:p>
          </table:table-cell>
          <table:table-cell/>
          <table:table-cell office:value-type="string" calcext:value-type="string">
            <text:p>design_283</text:p>
          </table:table-cell>
          <table:table-cell office:value-type="string" calcext:value-type="string">
            <text:p>Left</text:p>
          </table:table-cell>
          <table:table-cell office:value-type="float" office:value="-34.6869" calcext:value-type="float">
            <text:p>-34.6869</text:p>
          </table:table-cell>
          <table:table-cell office:value-type="float" office:value="0.0160999999999945" calcext:value-type="float">
            <text:p>0.016099999999995</text:p>
          </table:table-cell>
          <table:table-cell office:value-type="float" office:value="3.203" calcext:value-type="float">
            <text:p>3.203</text:p>
          </table:table-cell>
          <table:table-cell office:value-type="float" office:value="0.617100000000008" calcext:value-type="float">
            <text:p>0.617100000000008</text:p>
          </table:table-cell>
          <table:table-cell office:value-type="float" office:value="-5.54400000000001" calcext:value-type="float">
            <text:p>-5.54400000000001</text:p>
          </table:table-cell>
          <table:table-cell office:value-type="float" office:value="0.899000000000001" calcext:value-type="float">
            <text:p>0.899000000000001</text:p>
          </table:table-cell>
          <table:table-cell office:value-type="float" office:value="-4.0282" calcext:value-type="float">
            <text:p>-4.0282</text:p>
          </table:table-cell>
          <table:table-cell office:value-type="float" office:value="-4.10343" calcext:value-type="float">
            <text:p>-4.10343</text:p>
          </table:table-cell>
          <table:table-cell office:value-type="float" office:value="-896.04" calcext:value-type="float">
            <text:p>-896.04</text:p>
          </table:table-cell>
          <table:table-cell office:value-type="float" office:value="29.4466" calcext:value-type="float">
            <text:p>29.4466</text:p>
          </table:table-cell>
          <table:table-cell office:value-type="float" office:value="-0.34017" calcext:value-type="float">
            <text:p>-0.34017</text:p>
          </table:table-cell>
          <table:table-cell office:value-type="float" office:value="4.2117" calcext:value-type="float">
            <text:p>4.2117</text:p>
          </table:table-cell>
          <table:table-cell office:value-type="float" office:value="4.14458" calcext:value-type="float">
            <text:p>4.14458</text:p>
          </table:table-cell>
          <table:table-cell office:value-type="float" office:value="1" calcext:value-type="float">
            <text:p>1</text:p>
          </table:table-cell>
          <table:table-cell office:value-type="float" office:value="0.65983" calcext:value-type="float">
            <text:p>0.65983</text:p>
          </table:table-cell>
          <table:table-cell office:value-type="float" office:value="0.34017" calcext:value-type="float">
            <text:p>0.34017</text:p>
          </table:table-cell>
          <table:table-cell office:value-type="float" office:value="0.47916" calcext:value-type="float">
            <text:p>0.47916</text:p>
          </table:table-cell>
          <table:table-cell office:value-type="float" office:value="0.90033" calcext:value-type="float">
            <text:p>0.90033</text:p>
          </table:table-cell>
          <table:table-cell office:value-type="float" office:value="0.42117" calcext:value-type="float">
            <text:p>0.42117</text:p>
          </table:table-cell>
          <table:table-cell office:value-type="float" office:value="0.121772344187432" calcext:value-type="float">
            <text:p>0.121772344187432</text:p>
          </table:table-cell>
          <table:table-cell office:value-type="float" office:value="0.428574554251915" calcext:value-type="float">
            <text:p>0.428574554251915</text:p>
          </table:table-cell>
          <table:table-cell office:value-type="float" office:value="0.306802210064483" calcext:value-type="float">
            <text:p>0.306802210064483</text:p>
          </table:table-cell>
          <table:table-cell office:value-type="float" office:value="0.497460376781558" calcext:value-type="float">
            <text:p>0.497460376781558</text:p>
          </table:table-cell>
          <table:table-cell office:value-type="float" office:value="1.20151867769718" calcext:value-type="float">
            <text:p>1.20151867769718</text:p>
          </table:table-cell>
          <table:table-cell office:value-type="float" office:value="0.704058300915623" calcext:value-type="float">
            <text:p>0.704058300915623</text:p>
          </table:table-cell>
          <table:table-cell office:value-type="float" office:value="0.939641146921869" calcext:value-type="float">
            <text:p>0.93964114692186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LLLYLLLAILFTLLSVLILI</text:p>
          </table:table-cell>
          <table:table-cell office:value-type="float" office:value="1.03300210030031E+020" calcext:value-type="float">
            <text:p>1.03300210030031E+020</text:p>
          </table:table-cell>
          <table:table-cell office:value-type="float" office:value="1.100110110011E+016" calcext:value-type="float">
            <text:p>1.100110110011E+016</text:p>
          </table:table-cell>
          <table:table-cell office:value-type="string" calcext:value-type="string">
            <text:p>LL--YL-LAI-FT-LSV-I--</text:p>
          </table:table-cell>
          <table:table-cell office:value-type="float" office:value="1666660000" calcext:value-type="float">
            <text:p>1666660000</text:p>
          </table:table-cell>
          <table:table-cell office:value-type="float" office:value="3553.33" calcext:value-type="float">
            <text:p>3553.33</text:p>
          </table:table-cell>
          <table:table-cell office:value-type="float" office:value="363.076" calcext:value-type="float">
            <text:p>363.076</text:p>
          </table:table-cell>
          <table:table-cell office:value-type="float" office:value="-387.061" calcext:value-type="float">
            <text:p>-387.061</text:p>
          </table:table-cell>
          <table:table-cell office:value-type="float" office:value="-387.007" calcext:value-type="float">
            <text:p>-387.007</text:p>
          </table:table-cell>
          <table:table-cell office:value-type="float" office:value="-23.9851" calcext:value-type="float">
            <text:p>-23.9851</text:p>
          </table:table-cell>
          <table:table-cell office:value-type="float" office:value="-74.1761" calcext:value-type="float">
            <text:p>-74.1761</text:p>
          </table:table-cell>
          <table:table-cell table:number-columns-repeated="2" office:value-type="float" office:value="-74.1158" calcext:value-type="float">
            <text:p>-74.1158</text:p>
          </table:table-cell>
          <table:table-cell office:value-type="float" office:value="-74.1761" calcext:value-type="float">
            <text:p>-74.1761</text:p>
          </table:table-cell>
          <table:table-cell office:value-type="float" office:value="-234.861" calcext:value-type="float">
            <text:p>-234.861</text:p>
          </table:table-cell>
          <table:table-cell office:value-type="float" office:value="-249.444" calcext:value-type="float">
            <text:p>-249.444</text:p>
          </table:table-cell>
          <table:table-cell office:value-type="float" office:value="-234.86" calcext:value-type="float">
            <text:p>-234.86</text:p>
          </table:table-cell>
          <table:table-cell office:value-type="float" office:value="-247.914" calcext:value-type="float">
            <text:p>-247.914</text:p>
          </table:table-cell>
          <table:table-cell office:value-type="float" office:value="-17.6844" calcext:value-type="float">
            <text:p>-17.6844</text:p>
          </table:table-cell>
          <table:table-cell office:value-type="float" office:value="-369.376" calcext:value-type="float">
            <text:p>-369.376</text:p>
          </table:table-cell>
          <table:table-cell office:value-type="float" office:value="4561.95" calcext:value-type="float">
            <text:p>4561.95</text:p>
          </table:table-cell>
          <table:table-cell office:value-type="float" office:value="3569.21" calcext:value-type="float">
            <text:p>3569.21</text:p>
          </table:table-cell>
          <table:table-cell office:value-type="float" office:value="0.000859728" calcext:value-type="float">
            <text:p>0.000859728</text:p>
          </table:table-cell>
          <table:table-cell office:value-type="float" office:value="-31.3399" calcext:value-type="float">
            <text:p>-31.3399</text:p>
          </table:table-cell>
          <table:table-cell office:value-type="float" office:value="-17.6303" calcext:value-type="float">
            <text:p>-17.6303</text:p>
          </table:table-cell>
          <table:table-cell office:value-type="float" office:value="-78.024" calcext:value-type="float">
            <text:p>-78.024</text:p>
          </table:table-cell>
          <table:table-cell office:value-type="float" office:value="-77.1563" calcext:value-type="float">
            <text:p>-77.1563</text:p>
          </table:table-cell>
          <table:table-cell office:value-type="float" office:value="-78.0308" calcext:value-type="float">
            <text:p>-78.0308</text:p>
          </table:table-cell>
          <table:table-cell office:value-type="float" office:value="-47.2861" calcext:value-type="float">
            <text:p>-47.2861</text:p>
          </table:table-cell>
          <table:table-cell office:value-type="float" office:value="960" calcext:value-type="float">
            <text:p>960</text:p>
          </table:table-cell>
          <table:table-cell office:value-type="float" office:value="296.996" calcext:value-type="float">
            <text:p>296.996</text:p>
          </table:table-cell>
          <table:table-cell office:value-type="float" office:value="-17.7627" calcext:value-type="float">
            <text:p>-17.7627</text:p>
          </table:table-cell>
          <table:table-cell office:value-type="float" office:value="-19.9628" calcext:value-type="float">
            <text:p>-19.9628</text:p>
          </table:table-cell>
          <table:table-cell office:value-type="float" office:value="4.02233" calcext:value-type="float">
            <text:p>4.02233</text:p>
          </table:table-cell>
          <table:table-cell office:value-type="float" office:value="-59.768" calcext:value-type="float">
            <text:p>-59.768</text:p>
          </table:table-cell>
          <table:table-cell office:value-type="float" office:value="95.0388" calcext:value-type="float">
            <text:p>95.0388</text:p>
          </table:table-cell>
          <table:table-cell office:value-type="float" office:value="18.0228" calcext:value-type="float">
            <text:p>18.0228</text:p>
          </table:table-cell>
          <table:table-cell office:value-type="float" office:value="9.28335" calcext:value-type="float">
            <text:p>9.28335</text:p>
          </table:table-cell>
          <table:table-cell office:value-type="float" office:value="8.29544" calcext:value-type="float">
            <text:p>8.29544</text:p>
          </table:table-cell>
          <table:table-cell office:value-type="float" office:value="8.22102" calcext:value-type="float">
            <text:p>8.22102</text:p>
          </table:table-cell>
          <table:table-cell office:value-type="float" office:value="2.20004" calcext:value-type="float">
            <text:p>2.20004</text:p>
          </table:table-cell>
          <table:table-cell office:value-type="float" office:value="0.163321" calcext:value-type="float">
            <text:p>0.163321</text:p>
          </table:table-cell>
          <table:table-cell office:value-type="float" office:value="-18.99" calcext:value-type="float">
            <text:p>-18.99</text:p>
          </table:table-cell>
          <table:table-cell office:value-type="float" office:value="4" calcext:value-type="float">
            <text:p>4</text:p>
          </table:table-cell>
          <table:table-cell office:value-type="float" office:value="-17.6303" calcext:value-type="float">
            <text:p>-17.6303</text:p>
          </table:table-cell>
          <table:table-cell office:value-type="float" office:value="-56.1523" calcext:value-type="float">
            <text:p>-56.1523</text:p>
          </table:table-cell>
          <table:table-cell office:value-type="float" office:value="85.7777" calcext:value-type="float">
            <text:p>85.7777</text:p>
          </table:table-cell>
          <table:table-cell office:value-type="float" office:value="16.3359" calcext:value-type="float">
            <text:p>16.3359</text:p>
          </table:table-cell>
          <table:table-cell office:value-type="float" office:value="9.40496" calcext:value-type="float">
            <text:p>9.40496</text:p>
          </table:table-cell>
          <table:table-cell office:value-type="float" office:value="6.50284" calcext:value-type="float">
            <text:p>6.50284</text:p>
          </table:table-cell>
          <table:table-cell office:value-type="float" office:value="6.2895" calcext:value-type="float">
            <text:p>6.2895</text:p>
          </table:table-cell>
          <table:table-cell office:value-type="float" office:value="-17.6844" calcext:value-type="float">
            <text:p>-17.6844</text:p>
          </table:table-cell>
          <table:table-cell office:value-type="float" office:value="4.18565" calcext:value-type="float">
            <text:p>4.18565</text:p>
          </table:table-cell>
          <table:table-cell office:value-type="float" office:value="-55.0277" calcext:value-type="float">
            <text:p>-55.0277</text:p>
          </table:table-cell>
          <table:table-cell office:value-type="float" office:value="71.5816" calcext:value-type="float">
            <text:p>71.5816</text:p>
          </table:table-cell>
          <table:table-cell office:value-type="float" office:value="19.5968" calcext:value-type="float">
            <text:p>19.5968</text:p>
          </table:table-cell>
          <table:table-cell office:value-type="float" office:value="0.99" calcext:value-type="float">
            <text:p>0.99</text:p>
          </table:table-cell>
          <table:table-cell office:value-type="float" office:value="9.4911" calcext:value-type="float">
            <text:p>9.4911</text:p>
          </table:table-cell>
          <table:table-cell office:value-type="float" office:value="4.41768" calcext:value-type="float">
            <text:p>4.41768</text:p>
          </table:table-cell>
          <table:table-cell office:value-type="float" office:value="3.9914" calcext:value-type="float">
            <text:p>3.9914</text:p>
          </table:table-cell>
          <table:table-cell/>
          <table:table-cell office:value-type="string" calcext:value-type="string">
            <text:p>design_303</text:p>
          </table:table-cell>
          <table:table-cell office:value-type="string" calcext:value-type="string">
            <text:p>Left</text:p>
          </table:table-cell>
          <table:table-cell office:value-type="float" office:value="-29.8702" calcext:value-type="float">
            <text:p>-29.8702</text:p>
          </table:table-cell>
          <table:table-cell office:value-type="float" office:value="0.0603000000000122" calcext:value-type="float">
            <text:p>0.060300000000012</text:p>
          </table:table-cell>
          <table:table-cell office:value-type="float" office:value="-1.53" calcext:value-type="float">
            <text:p>-1.53</text:p>
          </table:table-cell>
          <table:table-cell office:value-type="float" office:value="0.874499999999998" calcext:value-type="float">
            <text:p>0.874499999999998</text:p>
          </table:table-cell>
          <table:table-cell office:value-type="float" office:value="0" calcext:value-type="float">
            <text:p>0</text:p>
          </table:table-cell>
          <table:table-cell office:value-type="float" office:value="-14.584" calcext:value-type="float">
            <text:p>-14.584</text:p>
          </table:table-cell>
          <table:table-cell office:value-type="float" office:value="-13.7096" calcext:value-type="float">
            <text:p>-13.7096</text:p>
          </table:table-cell>
          <table:table-cell office:value-type="float" office:value="-0.16332" calcext:value-type="float">
            <text:p>-0.16332</text:p>
          </table:table-cell>
          <table:table-cell office:value-type="float" office:value="-1008.62" calcext:value-type="float">
            <text:p>-1008.62</text:p>
          </table:table-cell>
          <table:table-cell office:value-type="float" office:value="23.4572" calcext:value-type="float">
            <text:p>23.4572</text:p>
          </table:table-cell>
          <table:table-cell office:value-type="float" office:value="-0.207749999999999" calcext:value-type="float">
            <text:p>-0.207749999999999</text:p>
          </table:table-cell>
          <table:table-cell office:value-type="float" office:value="-1.574" calcext:value-type="float">
            <text:p>-1.574</text:p>
          </table:table-cell>
          <table:table-cell office:value-type="float" office:value="4.22962" calcext:value-type="float">
            <text:p>4.22962</text:p>
          </table:table-cell>
          <table:table-cell office:value-type="float" office:value="0.991099999999999" calcext:value-type="float">
            <text:p>0.991099999999999</text:p>
          </table:table-cell>
          <table:table-cell office:value-type="float" office:value="0.78335" calcext:value-type="float">
            <text:p>0.78335</text:p>
          </table:table-cell>
          <table:table-cell office:value-type="float" office:value="0.207749999999999" calcext:value-type="float">
            <text:p>0.207749999999999</text:p>
          </table:table-cell>
          <table:table-cell office:value-type="float" office:value="0.15968" calcext:value-type="float">
            <text:p>0.15968</text:p>
          </table:table-cell>
          <table:table-cell office:value-type="float" office:value="0.00228000000000002" calcext:value-type="float">
            <text:p>0.00228</text:p>
          </table:table-cell>
          <table:table-cell office:value-type="float" office:value="0.1574" calcext:value-type="float">
            <text:p>0.1574</text:p>
          </table:table-cell>
          <table:table-cell office:value-type="float" office:value="0.719510810165963" calcext:value-type="float">
            <text:p>0.719510810165963</text:p>
          </table:table-cell>
          <table:table-cell office:value-type="float" office:value="0.96390985120719" calcext:value-type="float">
            <text:p>0.96390985120719</text:p>
          </table:table-cell>
          <table:table-cell office:value-type="float" office:value="0.244399041041227" calcext:value-type="float">
            <text:p>0.244399041041227</text:p>
          </table:table-cell>
          <table:table-cell office:value-type="float" office:value="0.667147977644521" calcext:value-type="float">
            <text:p>0.667147977644521</text:p>
          </table:table-cell>
          <table:table-cell office:value-type="float" office:value="1.38565240287428" calcext:value-type="float">
            <text:p>1.38565240287428</text:p>
          </table:table-cell>
          <table:table-cell office:value-type="float" office:value="0.718504425229755" calcext:value-type="float">
            <text:p>0.718504425229755</text:p>
          </table:table-cell>
          <table:table-cell office:value-type="float" office:value="0.802442722464732" calcext:value-type="float">
            <text:p>0.8024427224647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LLYLLAVLTSLLFILLILI</text:p>
          </table:table-cell>
          <table:table-cell office:value-type="float" office:value="1.300230020023E+019" calcext:value-type="float">
            <text:p>1.300230020023E+019</text:p>
          </table:table-cell>
          <table:table-cell office:value-type="float" office:value="1.100110110011E+017" calcext:value-type="float">
            <text:p>1.100110110011E+017</text:p>
          </table:table-cell>
          <table:table-cell office:value-type="string" calcext:value-type="string">
            <text:p>LL-LY--AV-TS--FI-LI--</text:p>
          </table:table-cell>
          <table:table-cell office:value-type="float" office:value="1666660000" calcext:value-type="float">
            <text:p>1666660000</text:p>
          </table:table-cell>
          <table:table-cell office:value-type="float" office:value="3646.43" calcext:value-type="float">
            <text:p>3646.43</text:p>
          </table:table-cell>
          <table:table-cell office:value-type="float" office:value="365.07" calcext:value-type="float">
            <text:p>365.07</text:p>
          </table:table-cell>
          <table:table-cell office:value-type="float" office:value="-391.276" calcext:value-type="float">
            <text:p>-391.276</text:p>
          </table:table-cell>
          <table:table-cell office:value-type="float" office:value="-391.222" calcext:value-type="float">
            <text:p>-391.222</text:p>
          </table:table-cell>
          <table:table-cell office:value-type="float" office:value="-26.2064" calcext:value-type="float">
            <text:p>-26.2064</text:p>
          </table:table-cell>
          <table:table-cell office:value-type="float" office:value="-74.3842" calcext:value-type="float">
            <text:p>-74.3842</text:p>
          </table:table-cell>
          <table:table-cell table:number-columns-repeated="2" office:value-type="float" office:value="-74.3232" calcext:value-type="float">
            <text:p>-74.3232</text:p>
          </table:table-cell>
          <table:table-cell office:value-type="float" office:value="-74.3842" calcext:value-type="float">
            <text:p>-74.3842</text:p>
          </table:table-cell>
          <table:table-cell office:value-type="float" office:value="-237.652" calcext:value-type="float">
            <text:p>-237.652</text:p>
          </table:table-cell>
          <table:table-cell office:value-type="float" office:value="-242.572" calcext:value-type="float">
            <text:p>-242.572</text:p>
          </table:table-cell>
          <table:table-cell office:value-type="float" office:value="-237.652" calcext:value-type="float">
            <text:p>-237.652</text:p>
          </table:table-cell>
          <table:table-cell office:value-type="float" office:value="-247.887" calcext:value-type="float">
            <text:p>-247.887</text:p>
          </table:table-cell>
          <table:table-cell office:value-type="float" office:value="-23.2432" calcext:value-type="float">
            <text:p>-23.2432</text:p>
          </table:table-cell>
          <table:table-cell office:value-type="float" office:value="-368.033" calcext:value-type="float">
            <text:p>-368.033</text:p>
          </table:table-cell>
          <table:table-cell office:value-type="float" office:value="4603.19" calcext:value-type="float">
            <text:p>4603.19</text:p>
          </table:table-cell>
          <table:table-cell office:value-type="float" office:value="3678.83" calcext:value-type="float">
            <text:p>3678.83</text:p>
          </table:table-cell>
          <table:table-cell office:value-type="float" office:value="0.000665143" calcext:value-type="float">
            <text:p>0.000665143</text:p>
          </table:table-cell>
          <table:table-cell office:value-type="float" office:value="-31.0331" calcext:value-type="float">
            <text:p>-31.0331</text:p>
          </table:table-cell>
          <table:table-cell office:value-type="float" office:value="-23.1888" calcext:value-type="float">
            <text:p>-23.1888</text:p>
          </table:table-cell>
          <table:table-cell office:value-type="float" office:value="-79.24" calcext:value-type="float">
            <text:p>-79.24</text:p>
          </table:table-cell>
          <table:table-cell office:value-type="float" office:value="-82.1715" calcext:value-type="float">
            <text:p>-82.1715</text:p>
          </table:table-cell>
          <table:table-cell office:value-type="float" office:value="-79.247" calcext:value-type="float">
            <text:p>-79.247</text:p>
          </table:table-cell>
          <table:table-cell office:value-type="float" office:value="-45.762" calcext:value-type="float">
            <text:p>-45.762</text:p>
          </table:table-cell>
          <table:table-cell office:value-type="float" office:value="924" calcext:value-type="float">
            <text:p>924</text:p>
          </table:table-cell>
          <table:table-cell office:value-type="float" office:value="506.457" calcext:value-type="float">
            <text:p>506.457</text:p>
          </table:table-cell>
          <table:table-cell office:value-type="float" office:value="-19.3777" calcext:value-type="float">
            <text:p>-19.3777</text:p>
          </table:table-cell>
          <table:table-cell office:value-type="float" office:value="-23.1432" calcext:value-type="float">
            <text:p>-23.1432</text:p>
          </table:table-cell>
          <table:table-cell office:value-type="float" office:value="3.06324" calcext:value-type="float">
            <text:p>3.06324</text:p>
          </table:table-cell>
          <table:table-cell office:value-type="float" office:value="-106.503" calcext:value-type="float">
            <text:p>-106.503</text:p>
          </table:table-cell>
          <table:table-cell office:value-type="float" office:value="30.4509" calcext:value-type="float">
            <text:p>30.4509</text:p>
          </table:table-cell>
          <table:table-cell office:value-type="float" office:value="26.3396" calcext:value-type="float">
            <text:p>26.3396</text:p>
          </table:table-cell>
          <table:table-cell office:value-type="float" office:value="9.11453" calcext:value-type="float">
            <text:p>9.11453</text:p>
          </table:table-cell>
          <table:table-cell office:value-type="float" office:value="6.58631" calcext:value-type="float">
            <text:p>6.58631</text:p>
          </table:table-cell>
          <table:table-cell office:value-type="float" office:value="5.54308" calcext:value-type="float">
            <text:p>5.54308</text:p>
          </table:table-cell>
          <table:table-cell office:value-type="float" office:value="3.76552" calcext:value-type="float">
            <text:p>3.76552</text:p>
          </table:table-cell>
          <table:table-cell office:value-type="float" office:value="2.30296" calcext:value-type="float">
            <text:p>2.30296</text:p>
          </table:table-cell>
          <table:table-cell office:value-type="float" office:value="-23.5699" calcext:value-type="float">
            <text:p>-23.5699</text:p>
          </table:table-cell>
          <table:table-cell office:value-type="float" office:value="3" calcext:value-type="float">
            <text:p>3</text:p>
          </table:table-cell>
          <table:table-cell office:value-type="float" office:value="-23.1888" calcext:value-type="float">
            <text:p>-23.1888</text:p>
          </table:table-cell>
          <table:table-cell office:value-type="float" office:value="-104.436" calcext:value-type="float">
            <text:p>-104.436</text:p>
          </table:table-cell>
          <table:table-cell office:value-type="float" office:value="27.8144" calcext:value-type="float">
            <text:p>27.8144</text:p>
          </table:table-cell>
          <table:table-cell office:value-type="float" office:value="26.995" calcext:value-type="float">
            <text:p>26.995</text:p>
          </table:table-cell>
          <table:table-cell office:value-type="float" office:value="9.38572" calcext:value-type="float">
            <text:p>9.38572</text:p>
          </table:table-cell>
          <table:table-cell office:value-type="float" office:value="5.92031" calcext:value-type="float">
            <text:p>5.92031</text:p>
          </table:table-cell>
          <table:table-cell office:value-type="float" office:value="4.83753" calcext:value-type="float">
            <text:p>4.83753</text:p>
          </table:table-cell>
          <table:table-cell office:value-type="float" office:value="-23.2432" calcext:value-type="float">
            <text:p>-23.2432</text:p>
          </table:table-cell>
          <table:table-cell office:value-type="float" office:value="5.3662" calcext:value-type="float">
            <text:p>5.3662</text:p>
          </table:table-cell>
          <table:table-cell office:value-type="float" office:value="-104.964" calcext:value-type="float">
            <text:p>-104.964</text:p>
          </table:table-cell>
          <table:table-cell office:value-type="float" office:value="7.8321" calcext:value-type="float">
            <text:p>7.8321</text:p>
          </table:table-cell>
          <table:table-cell office:value-type="float" office:value="24.3018" calcext:value-type="float">
            <text:p>24.3018</text:p>
          </table:table-cell>
          <table:table-cell office:value-type="float" office:value="0.9" calcext:value-type="float">
            <text:p>0.9</text:p>
          </table:table-cell>
          <table:table-cell office:value-type="float" office:value="9.2656" calcext:value-type="float">
            <text:p>9.2656</text:p>
          </table:table-cell>
          <table:table-cell office:value-type="float" office:value="3.30192" calcext:value-type="float">
            <text:p>3.30192</text:p>
          </table:table-cell>
          <table:table-cell office:value-type="float" office:value="1.9194" calcext:value-type="float">
            <text:p>1.9194</text:p>
          </table:table-cell>
          <table:table-cell/>
          <table:table-cell office:value-type="string" calcext:value-type="string">
            <text:p>design_275</text:p>
          </table:table-cell>
          <table:table-cell office:value-type="string" calcext:value-type="string">
            <text:p>Left</text:p>
          </table:table-cell>
          <table:table-cell office:value-type="float" office:value="-36.4095" calcext:value-type="float">
            <text:p>-36.4095</text:p>
          </table:table-cell>
          <table:table-cell office:value-type="float" office:value="0.0610000000000071" calcext:value-type="float">
            <text:p>0.061000000000007</text:p>
          </table:table-cell>
          <table:table-cell office:value-type="float" office:value="5.315" calcext:value-type="float">
            <text:p>5.315</text:p>
          </table:table-cell>
          <table:table-cell office:value-type="float" office:value="-2.92449999999999" calcext:value-type="float">
            <text:p>-2.92449999999999</text:p>
          </table:table-cell>
          <table:table-cell office:value-type="float" office:value="0" calcext:value-type="float">
            <text:p>0</text:p>
          </table:table-cell>
          <table:table-cell office:value-type="float" office:value="-4.92000000000002" calcext:value-type="float">
            <text:p>-4.92000000000002</text:p>
          </table:table-cell>
          <table:table-cell office:value-type="float" office:value="-7.8443" calcext:value-type="float">
            <text:p>-7.8443</text:p>
          </table:table-cell>
          <table:table-cell office:value-type="float" office:value="-2.30296" calcext:value-type="float">
            <text:p>-2.30296</text:p>
          </table:table-cell>
          <table:table-cell office:value-type="float" office:value="-956.76" calcext:value-type="float">
            <text:p>-956.76</text:p>
          </table:table-cell>
          <table:table-cell office:value-type="float" office:value="22.6188" calcext:value-type="float">
            <text:p>22.6188</text:p>
          </table:table-cell>
          <table:table-cell office:value-type="float" office:value="-0.151069999999999" calcext:value-type="float">
            <text:p>-0.151069999999999</text:p>
          </table:table-cell>
          <table:table-cell office:value-type="float" office:value="2.0378" calcext:value-type="float">
            <text:p>2.0378</text:p>
          </table:table-cell>
          <table:table-cell office:value-type="float" office:value="3.62368" calcext:value-type="float">
            <text:p>3.62368</text:p>
          </table:table-cell>
          <table:table-cell office:value-type="float" office:value="0.765599999999999" calcext:value-type="float">
            <text:p>0.765599999999999</text:p>
          </table:table-cell>
          <table:table-cell office:value-type="float" office:value="0.61453" calcext:value-type="float">
            <text:p>0.61453</text:p>
          </table:table-cell>
          <table:table-cell office:value-type="float" office:value="0.151069999999999" calcext:value-type="float">
            <text:p>0.151069999999999</text:p>
          </table:table-cell>
          <table:table-cell office:value-type="float" office:value="0.63018" calcext:value-type="float">
            <text:p>0.63018</text:p>
          </table:table-cell>
          <table:table-cell office:value-type="float" office:value="0.83396" calcext:value-type="float">
            <text:p>0.83396</text:p>
          </table:table-cell>
          <table:table-cell office:value-type="float" office:value="0.20378" calcext:value-type="float">
            <text:p>0.20378</text:p>
          </table:table-cell>
          <table:table-cell office:value-type="float" office:value="0.055308916211967" calcext:value-type="float">
            <text:p>0.055308916211967</text:p>
          </table:table-cell>
          <table:table-cell office:value-type="float" office:value="0.290972722186393" calcext:value-type="float">
            <text:p>0.290972722186393</text:p>
          </table:table-cell>
          <table:table-cell office:value-type="float" office:value="0.235663805974426" calcext:value-type="float">
            <text:p>0.235663805974426</text:p>
          </table:table-cell>
          <table:table-cell office:value-type="float" office:value="0.315168090780913" calcext:value-type="float">
            <text:p>0.315168090780913</text:p>
          </table:table-cell>
          <table:table-cell office:value-type="float" office:value="0.930738784038595" calcext:value-type="float">
            <text:p>0.930738784038595</text:p>
          </table:table-cell>
          <table:table-cell office:value-type="float" office:value="0.615570693257682" calcext:value-type="float">
            <text:p>0.615570693257682</text:p>
          </table:table-cell>
          <table:table-cell office:value-type="float" office:value="0.706267046621953" calcext:value-type="float">
            <text:p>0.70626704662195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LLLALLFVLYLLLTSLLILI</text:p>
          </table:table-cell>
          <table:table-cell office:value-type="float" office:value="1.300230030022E+019" calcext:value-type="float">
            <text:p>1.300230030022E+019</text:p>
          </table:table-cell>
          <table:table-cell office:value-type="float" office:value="1.100110110011E+017" calcext:value-type="float">
            <text:p>1.100110110011E+017</text:p>
          </table:table-cell>
          <table:table-cell office:value-type="string" calcext:value-type="string">
            <text:p>LL-LA--FV-YL--TS--I-I</text:p>
          </table:table-cell>
          <table:table-cell office:value-type="float" office:value="1666660000" calcext:value-type="float">
            <text:p>1666660000</text:p>
          </table:table-cell>
          <table:table-cell office:value-type="float" office:value="3685.73" calcext:value-type="float">
            <text:p>3685.73</text:p>
          </table:table-cell>
          <table:table-cell office:value-type="float" office:value="366.084" calcext:value-type="float">
            <text:p>366.084</text:p>
          </table:table-cell>
          <table:table-cell office:value-type="float" office:value="-397.093" calcext:value-type="float">
            <text:p>-397.093</text:p>
          </table:table-cell>
          <table:table-cell office:value-type="float" office:value="-397.08" calcext:value-type="float">
            <text:p>-397.08</text:p>
          </table:table-cell>
          <table:table-cell office:value-type="float" office:value="-31.0082" calcext:value-type="float">
            <text:p>-31.0082</text:p>
          </table:table-cell>
          <table:table-cell office:value-type="float" office:value="-74.1279" calcext:value-type="float">
            <text:p>-74.1279</text:p>
          </table:table-cell>
          <table:table-cell table:number-columns-repeated="2" office:value-type="float" office:value="-74.1097" calcext:value-type="float">
            <text:p>-74.1097</text:p>
          </table:table-cell>
          <table:table-cell office:value-type="float" office:value="-74.2416" calcext:value-type="float">
            <text:p>-74.2416</text:p>
          </table:table-cell>
          <table:table-cell office:value-type="float" office:value="-237.976" calcext:value-type="float">
            <text:p>-237.976</text:p>
          </table:table-cell>
          <table:table-cell office:value-type="float" office:value="-243.618" calcext:value-type="float">
            <text:p>-243.618</text:p>
          </table:table-cell>
          <table:table-cell office:value-type="float" office:value="-237.975" calcext:value-type="float">
            <text:p>-237.975</text:p>
          </table:table-cell>
          <table:table-cell office:value-type="float" office:value="-248.983" calcext:value-type="float">
            <text:p>-248.983</text:p>
          </table:table-cell>
          <table:table-cell office:value-type="float" office:value="-25.0337" calcext:value-type="float">
            <text:p>-25.0337</text:p>
          </table:table-cell>
          <table:table-cell office:value-type="float" office:value="-372.059" calcext:value-type="float">
            <text:p>-372.059</text:p>
          </table:table-cell>
          <table:table-cell office:value-type="float" office:value="4619.87" calcext:value-type="float">
            <text:p>4619.87</text:p>
          </table:table-cell>
          <table:table-cell office:value-type="float" office:value="3708.79" calcext:value-type="float">
            <text:p>3708.79</text:p>
          </table:table-cell>
          <table:table-cell office:value-type="float" office:value="0.000665143" calcext:value-type="float">
            <text:p>0.000665143</text:p>
          </table:table-cell>
          <table:table-cell office:value-type="float" office:value="-30.988" calcext:value-type="float">
            <text:p>-30.988</text:p>
          </table:table-cell>
          <table:table-cell office:value-type="float" office:value="-25.021" calcext:value-type="float">
            <text:p>-25.021</text:p>
          </table:table-cell>
          <table:table-cell office:value-type="float" office:value="-84.9889" calcext:value-type="float">
            <text:p>-84.9889</text:p>
          </table:table-cell>
          <table:table-cell office:value-type="float" office:value="-85.3195" calcext:value-type="float">
            <text:p>-85.3195</text:p>
          </table:table-cell>
          <table:table-cell office:value-type="float" office:value="-84.9955" calcext:value-type="float">
            <text:p>-84.9955</text:p>
          </table:table-cell>
          <table:table-cell office:value-type="float" office:value="-48.8344" calcext:value-type="float">
            <text:p>-48.8344</text:p>
          </table:table-cell>
          <table:table-cell office:value-type="float" office:value="937" calcext:value-type="float">
            <text:p>937</text:p>
          </table:table-cell>
          <table:table-cell office:value-type="float" office:value="543.811" calcext:value-type="float">
            <text:p>543.811</text:p>
          </table:table-cell>
          <table:table-cell office:value-type="float" office:value="-23.9987" calcext:value-type="float">
            <text:p>-23.9987</text:p>
          </table:table-cell>
          <table:table-cell office:value-type="float" office:value="-26.6824" calcext:value-type="float">
            <text:p>-26.6824</text:p>
          </table:table-cell>
          <table:table-cell office:value-type="float" office:value="4.32574" calcext:value-type="float">
            <text:p>4.32574</text:p>
          </table:table-cell>
          <table:table-cell office:value-type="float" office:value="-100.089" calcext:value-type="float">
            <text:p>-100.089</text:p>
          </table:table-cell>
          <table:table-cell office:value-type="float" office:value="49.9488" calcext:value-type="float">
            <text:p>49.9488</text:p>
          </table:table-cell>
          <table:table-cell office:value-type="float" office:value="24.6433" calcext:value-type="float">
            <text:p>24.6433</text:p>
          </table:table-cell>
          <table:table-cell office:value-type="float" office:value="9.15519" calcext:value-type="float">
            <text:p>9.15519</text:p>
          </table:table-cell>
          <table:table-cell office:value-type="float" office:value="8.25647" calcext:value-type="float">
            <text:p>8.25647</text:p>
          </table:table-cell>
          <table:table-cell office:value-type="float" office:value="7.5057" calcext:value-type="float">
            <text:p>7.5057</text:p>
          </table:table-cell>
          <table:table-cell office:value-type="float" office:value="2.68375" calcext:value-type="float">
            <text:p>2.68375</text:p>
          </table:table-cell>
          <table:table-cell office:value-type="float" office:value="-0.436561" calcext:value-type="float">
            <text:p>-0.436561</text:p>
          </table:table-cell>
          <table:table-cell office:value-type="float" office:value="-25.1997" calcext:value-type="float">
            <text:p>-25.1997</text:p>
          </table:table-cell>
          <table:table-cell office:value-type="float" office:value="2" calcext:value-type="float">
            <text:p>2</text:p>
          </table:table-cell>
          <table:table-cell office:value-type="float" office:value="-25.021" calcext:value-type="float">
            <text:p>-25.021</text:p>
          </table:table-cell>
          <table:table-cell office:value-type="float" office:value="-99.7405" calcext:value-type="float">
            <text:p>-99.7405</text:p>
          </table:table-cell>
          <table:table-cell office:value-type="float" office:value="44.405" calcext:value-type="float">
            <text:p>44.405</text:p>
          </table:table-cell>
          <table:table-cell office:value-type="float" office:value="26.2448" calcext:value-type="float">
            <text:p>26.2448</text:p>
          </table:table-cell>
          <table:table-cell office:value-type="float" office:value="9.37098" calcext:value-type="float">
            <text:p>9.37098</text:p>
          </table:table-cell>
          <table:table-cell office:value-type="float" office:value="7.45576" calcext:value-type="float">
            <text:p>7.45576</text:p>
          </table:table-cell>
          <table:table-cell office:value-type="float" office:value="6.62183" calcext:value-type="float">
            <text:p>6.62183</text:p>
          </table:table-cell>
          <table:table-cell office:value-type="float" office:value="-25.0337" calcext:value-type="float">
            <text:p>-25.0337</text:p>
          </table:table-cell>
          <table:table-cell office:value-type="float" office:value="3.88917" calcext:value-type="float">
            <text:p>3.88917</text:p>
          </table:table-cell>
          <table:table-cell office:value-type="float" office:value="-96.2594" calcext:value-type="float">
            <text:p>-96.2594</text:p>
          </table:table-cell>
          <table:table-cell office:value-type="float" office:value="28.3853" calcext:value-type="float">
            <text:p>28.3853</text:p>
          </table:table-cell>
          <table:table-cell office:value-type="float" office:value="22.3166" calcext:value-type="float">
            <text:p>22.3166</text:p>
          </table:table-cell>
          <table:table-cell office:value-type="float" office:value="0.91" calcext:value-type="float">
            <text:p>0.91</text:p>
          </table:table-cell>
          <table:table-cell office:value-type="float" office:value="9.3909" calcext:value-type="float">
            <text:p>9.3909</text:p>
          </table:table-cell>
          <table:table-cell office:value-type="float" office:value="4.77092" calcext:value-type="float">
            <text:p>4.77092</text:p>
          </table:table-cell>
          <table:table-cell office:value-type="float" office:value="3.6967" calcext:value-type="float">
            <text:p>3.6967</text:p>
          </table:table-cell>
          <table:table-cell/>
          <table:table-cell office:value-type="string" calcext:value-type="string">
            <text:p>design_331</text:p>
          </table:table-cell>
          <table:table-cell office:value-type="string" calcext:value-type="string">
            <text:p>Left</text:p>
          </table:table-cell>
          <table:table-cell office:value-type="float" office:value="-36.4851" calcext:value-type="float">
            <text:p>-36.4851</text:p>
          </table:table-cell>
          <table:table-cell office:value-type="float" office:value="0.131900000000002" calcext:value-type="float">
            <text:p>0.131900000000002</text:p>
          </table:table-cell>
          <table:table-cell office:value-type="float" office:value="5.36500000000001" calcext:value-type="float">
            <text:p>5.36500000000001</text:p>
          </table:table-cell>
          <table:table-cell office:value-type="float" office:value="-0.323999999999998" calcext:value-type="float">
            <text:p>-0.323999999999998</text:p>
          </table:table-cell>
          <table:table-cell office:value-type="float" office:value="0" calcext:value-type="float">
            <text:p>0</text:p>
          </table:table-cell>
          <table:table-cell office:value-type="float" office:value="-5.643" calcext:value-type="float">
            <text:p>-5.643</text:p>
          </table:table-cell>
          <table:table-cell office:value-type="float" office:value="-5.967" calcext:value-type="float">
            <text:p>-5.967</text:p>
          </table:table-cell>
          <table:table-cell office:value-type="float" office:value="0.43657" calcext:value-type="float">
            <text:p>0.43657</text:p>
          </table:table-cell>
          <table:table-cell office:value-type="float" office:value="-934.14" calcext:value-type="float">
            <text:p>-934.14</text:p>
          </table:table-cell>
          <table:table-cell office:value-type="float" office:value="21.5635" calcext:value-type="float">
            <text:p>21.5635</text:p>
          </table:table-cell>
          <table:table-cell office:value-type="float" office:value="-0.235710000000001" calcext:value-type="float">
            <text:p>-0.235710000000001</text:p>
          </table:table-cell>
          <table:table-cell office:value-type="float" office:value="2.3267" calcext:value-type="float">
            <text:p>2.3267</text:p>
          </table:table-cell>
          <table:table-cell office:value-type="float" office:value="3.809" calcext:value-type="float">
            <text:p>3.809</text:p>
          </table:table-cell>
          <table:table-cell office:value-type="float" office:value="0.8909" calcext:value-type="float">
            <text:p>0.8909</text:p>
          </table:table-cell>
          <table:table-cell office:value-type="float" office:value="0.655189999999999" calcext:value-type="float">
            <text:p>0.655189999999999</text:p>
          </table:table-cell>
          <table:table-cell office:value-type="float" office:value="0.235710000000001" calcext:value-type="float">
            <text:p>0.235710000000001</text:p>
          </table:table-cell>
          <table:table-cell office:value-type="float" office:value="0.43166" calcext:value-type="float">
            <text:p>0.43166</text:p>
          </table:table-cell>
          <table:table-cell office:value-type="float" office:value="0.66433" calcext:value-type="float">
            <text:p>0.66433</text:p>
          </table:table-cell>
          <table:table-cell office:value-type="float" office:value="0.23267" calcext:value-type="float">
            <text:p>0.23267</text:p>
          </table:table-cell>
          <table:table-cell office:value-type="float" office:value="0.269451370142041" calcext:value-type="float">
            <text:p>0.269451370142041</text:p>
          </table:table-cell>
          <table:table-cell office:value-type="float" office:value="0.49412007405779" calcext:value-type="float">
            <text:p>0.49412007405779</text:p>
          </table:table-cell>
          <table:table-cell office:value-type="float" office:value="0.224668703915748" calcext:value-type="float">
            <text:p>0.224668703915748</text:p>
          </table:table-cell>
          <table:table-cell office:value-type="float" office:value="0.617085973465609" calcext:value-type="float">
            <text:p>0.617085973465609</text:p>
          </table:table-cell>
          <table:table-cell office:value-type="float" office:value="1.2641378021642" calcext:value-type="float">
            <text:p>1.2641378021642</text:p>
          </table:table-cell>
          <table:table-cell office:value-type="float" office:value="0.647051828698592" calcext:value-type="float">
            <text:p>0.647051828698592</text:p>
          </table:table-cell>
          <table:table-cell office:value-type="float" office:value="0.760819708302417" calcext:value-type="float">
            <text:p>0.76081970830241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LLLAVLYLLLLTLFSLLILI</text:p>
          </table:table-cell>
          <table:table-cell office:value-type="float" office:value="1.1330020021003E+020" calcext:value-type="float">
            <text:p>1.1330020021003E+020</text:p>
          </table:table-cell>
          <table:table-cell office:value-type="float" office:value="1.10110011011E+016" calcext:value-type="float">
            <text:p>1.10110011011E+016</text:p>
          </table:table-cell>
          <table:table-cell office:value-type="string" calcext:value-type="string">
            <text:p>LL--AV-YL-LLT-FS--I-I</text:p>
          </table:table-cell>
          <table:table-cell office:value-type="float" office:value="1666660000" calcext:value-type="float">
            <text:p>1666660000</text:p>
          </table:table-cell>
          <table:table-cell office:value-type="float" office:value="3613.68" calcext:value-type="float">
            <text:p>3613.68</text:p>
          </table:table-cell>
          <table:table-cell office:value-type="float" office:value="364.029" calcext:value-type="float">
            <text:p>364.029</text:p>
          </table:table-cell>
          <table:table-cell office:value-type="float" office:value="-384.23" calcext:value-type="float">
            <text:p>-384.23</text:p>
          </table:table-cell>
          <table:table-cell office:value-type="float" office:value="-384.224" calcext:value-type="float">
            <text:p>-384.224</text:p>
          </table:table-cell>
          <table:table-cell office:value-type="float" office:value="-20.2004" calcext:value-type="float">
            <text:p>-20.2004</text:p>
          </table:table-cell>
          <table:table-cell office:value-type="float" office:value="-74.1783" calcext:value-type="float">
            <text:p>-74.1783</text:p>
          </table:table-cell>
          <table:table-cell table:number-columns-repeated="2" office:value-type="float" office:value="-74.1671" calcext:value-type="float">
            <text:p>-74.1671</text:p>
          </table:table-cell>
          <table:table-cell office:value-type="float" office:value="-74.1783" calcext:value-type="float">
            <text:p>-74.1783</text:p>
          </table:table-cell>
          <table:table-cell office:value-type="float" office:value="-235.525" calcext:value-type="float">
            <text:p>-235.525</text:p>
          </table:table-cell>
          <table:table-cell office:value-type="float" office:value="-245.055" calcext:value-type="float">
            <text:p>-245.055</text:p>
          </table:table-cell>
          <table:table-cell office:value-type="float" office:value="-235.524" calcext:value-type="float">
            <text:p>-235.524</text:p>
          </table:table-cell>
          <table:table-cell office:value-type="float" office:value="-247.915" calcext:value-type="float">
            <text:p>-247.915</text:p>
          </table:table-cell>
          <table:table-cell office:value-type="float" office:value="-11.3409" calcext:value-type="float">
            <text:p>-11.3409</text:p>
          </table:table-cell>
          <table:table-cell office:value-type="float" office:value="-372.889" calcext:value-type="float">
            <text:p>-372.889</text:p>
          </table:table-cell>
          <table:table-cell office:value-type="float" office:value="4574.02" calcext:value-type="float">
            <text:p>4574.02</text:p>
          </table:table-cell>
          <table:table-cell office:value-type="float" office:value="3727.32" calcext:value-type="float">
            <text:p>3727.32</text:p>
          </table:table-cell>
          <table:table-cell office:value-type="float" office:value="0.000665143" calcext:value-type="float">
            <text:p>0.000665143</text:p>
          </table:table-cell>
          <table:table-cell office:value-type="float" office:value="-30.8634" calcext:value-type="float">
            <text:p>-30.8634</text:p>
          </table:table-cell>
          <table:table-cell office:value-type="float" office:value="-11.3351" calcext:value-type="float">
            <text:p>-11.3351</text:p>
          </table:table-cell>
          <table:table-cell office:value-type="float" office:value="-74.5261" calcext:value-type="float">
            <text:p>-74.5261</text:p>
          </table:table-cell>
          <table:table-cell office:value-type="float" office:value="-84.5299" calcext:value-type="float">
            <text:p>-84.5299</text:p>
          </table:table-cell>
          <table:table-cell office:value-type="float" office:value="-74.5329" calcext:value-type="float">
            <text:p>-74.5329</text:p>
          </table:table-cell>
          <table:table-cell office:value-type="float" office:value="-50.7958" calcext:value-type="float">
            <text:p>-50.7958</text:p>
          </table:table-cell>
          <table:table-cell office:value-type="float" office:value="984" calcext:value-type="float">
            <text:p>984</text:p>
          </table:table-cell>
          <table:table-cell office:value-type="float" office:value="2.03871" calcext:value-type="float">
            <text:p>2.03871</text:p>
          </table:table-cell>
          <table:table-cell office:value-type="float" office:value="-17.444" calcext:value-type="float">
            <text:p>-17.444</text:p>
          </table:table-cell>
          <table:table-cell office:value-type="float" office:value="-17.5246" calcext:value-type="float">
            <text:p>-17.5246</text:p>
          </table:table-cell>
          <table:table-cell office:value-type="float" office:value="2.67575" calcext:value-type="float">
            <text:p>2.67575</text:p>
          </table:table-cell>
          <table:table-cell office:value-type="float" office:value="-97.3607" calcext:value-type="float">
            <text:p>-97.3607</text:p>
          </table:table-cell>
          <table:table-cell office:value-type="float" office:value="56.4613" calcext:value-type="float">
            <text:p>56.4613</text:p>
          </table:table-cell>
          <table:table-cell office:value-type="float" office:value="26.9607" calcext:value-type="float">
            <text:p>26.9607</text:p>
          </table:table-cell>
          <table:table-cell office:value-type="float" office:value="9.16249" calcext:value-type="float">
            <text:p>9.16249</text:p>
          </table:table-cell>
          <table:table-cell office:value-type="float" office:value="8.72638" calcext:value-type="float">
            <text:p>8.72638</text:p>
          </table:table-cell>
          <table:table-cell office:value-type="float" office:value="8.0733" calcext:value-type="float">
            <text:p>8.0733</text:p>
          </table:table-cell>
          <table:table-cell office:value-type="float" office:value="0.0806551" calcext:value-type="float">
            <text:p>0.0806551</text:p>
          </table:table-cell>
          <table:table-cell office:value-type="float" office:value="3.31293" calcext:value-type="float">
            <text:p>3.31293</text:p>
          </table:table-cell>
          <table:table-cell office:value-type="float" office:value="-11.4646" calcext:value-type="float">
            <text:p>-11.4646</text:p>
          </table:table-cell>
          <table:table-cell office:value-type="float" office:value="2" calcext:value-type="float">
            <text:p>2</text:p>
          </table:table-cell>
          <table:table-cell office:value-type="float" office:value="-11.3351" calcext:value-type="float">
            <text:p>-11.3351</text:p>
          </table:table-cell>
          <table:table-cell office:value-type="float" office:value="-94.0101" calcext:value-type="float">
            <text:p>-94.0101</text:p>
          </table:table-cell>
          <table:table-cell office:value-type="float" office:value="50.2011" calcext:value-type="float">
            <text:p>50.2011</text:p>
          </table:table-cell>
          <table:table-cell office:value-type="float" office:value="30.6328" calcext:value-type="float">
            <text:p>30.6328</text:p>
          </table:table-cell>
          <table:table-cell office:value-type="float" office:value="9.36881" calcext:value-type="float">
            <text:p>9.36881</text:p>
          </table:table-cell>
          <table:table-cell office:value-type="float" office:value="7.37867" calcext:value-type="float">
            <text:p>7.37867</text:p>
          </table:table-cell>
          <table:table-cell office:value-type="float" office:value="6.63169" calcext:value-type="float">
            <text:p>6.63169</text:p>
          </table:table-cell>
          <table:table-cell office:value-type="float" office:value="-11.3409" calcext:value-type="float">
            <text:p>-11.3409</text:p>
          </table:table-cell>
          <table:table-cell office:value-type="float" office:value="5.98868" calcext:value-type="float">
            <text:p>5.98868</text:p>
          </table:table-cell>
          <table:table-cell office:value-type="float" office:value="-90.7522" calcext:value-type="float">
            <text:p>-90.7522</text:p>
          </table:table-cell>
          <table:table-cell office:value-type="float" office:value="38.4945" calcext:value-type="float">
            <text:p>38.4945</text:p>
          </table:table-cell>
          <table:table-cell office:value-type="float" office:value="24.6573" calcext:value-type="float">
            <text:p>24.6573</text:p>
          </table:table-cell>
          <table:table-cell office:value-type="float" office:value="0.98" calcext:value-type="float">
            <text:p>0.98</text:p>
          </table:table-cell>
          <table:table-cell office:value-type="float" office:value="9.5" calcext:value-type="float">
            <text:p>9.5</text:p>
          </table:table-cell>
          <table:table-cell office:value-type="float" office:value="5.30958" calcext:value-type="float">
            <text:p>5.30958</text:p>
          </table:table-cell>
          <table:table-cell office:value-type="float" office:value="4.387" calcext:value-type="float">
            <text:p>4.387</text:p>
          </table:table-cell>
          <table:table-cell/>
          <table:table-cell office:value-type="string" calcext:value-type="string">
            <text:p>design_304</text:p>
          </table:table-cell>
          <table:table-cell office:value-type="string" calcext:value-type="string">
            <text:p>Left</text:p>
          </table:table-cell>
          <table:table-cell office:value-type="float" office:value="-33.7341" calcext:value-type="float">
            <text:p>-33.7341</text:p>
          </table:table-cell>
          <table:table-cell office:value-type="float" office:value="0.0111999999999881" calcext:value-type="float">
            <text:p>0.011199999999988</text:p>
          </table:table-cell>
          <table:table-cell office:value-type="float" office:value="2.85999999999999" calcext:value-type="float">
            <text:p>2.85999999999999</text:p>
          </table:table-cell>
          <table:table-cell office:value-type="float" office:value="-9.997" calcext:value-type="float">
            <text:p>-9.997</text:p>
          </table:table-cell>
          <table:table-cell office:value-type="float" office:value="0" calcext:value-type="float">
            <text:p>0</text:p>
          </table:table-cell>
          <table:table-cell office:value-type="float" office:value="-9.53100000000001" calcext:value-type="float">
            <text:p>-9.53100000000001</text:p>
          </table:table-cell>
          <table:table-cell office:value-type="float" office:value="-19.5283" calcext:value-type="float">
            <text:p>-19.5283</text:p>
          </table:table-cell>
          <table:table-cell office:value-type="float" office:value="-3.31293" calcext:value-type="float">
            <text:p>-3.31293</text:p>
          </table:table-cell>
          <table:table-cell office:value-type="float" office:value="-960.340000000001" calcext:value-type="float">
            <text:p>-960.340000000001</text:p>
          </table:table-cell>
          <table:table-cell office:value-type="float" office:value="17.9668" calcext:value-type="float">
            <text:p>17.9668</text:p>
          </table:table-cell>
          <table:table-cell office:value-type="float" office:value="-0.33751" calcext:value-type="float">
            <text:p>-0.33751</text:p>
          </table:table-cell>
          <table:table-cell office:value-type="float" office:value="2.3034" calcext:value-type="float">
            <text:p>2.3034</text:p>
          </table:table-cell>
          <table:table-cell office:value-type="float" office:value="3.6863" calcext:value-type="float">
            <text:p>3.6863</text:p>
          </table:table-cell>
          <table:table-cell office:value-type="float" office:value="1" calcext:value-type="float">
            <text:p>1</text:p>
          </table:table-cell>
          <table:table-cell office:value-type="float" office:value="0.66249" calcext:value-type="float">
            <text:p>0.66249</text:p>
          </table:table-cell>
          <table:table-cell office:value-type="float" office:value="0.33751" calcext:value-type="float">
            <text:p>0.33751</text:p>
          </table:table-cell>
          <table:table-cell office:value-type="float" office:value="0.66573" calcext:value-type="float">
            <text:p>0.66573</text:p>
          </table:table-cell>
          <table:table-cell office:value-type="float" office:value="0.89607" calcext:value-type="float">
            <text:p>0.89607</text:p>
          </table:table-cell>
          <table:table-cell office:value-type="float" office:value="0.23034" calcext:value-type="float">
            <text:p>0.23034</text:p>
          </table:table-cell>
          <table:table-cell office:value-type="float" office:value="0.374778467395506" calcext:value-type="float">
            <text:p>0.374778467395506</text:p>
          </table:table-cell>
          <table:table-cell office:value-type="float" office:value="0.561973387956336" calcext:value-type="float">
            <text:p>0.561973387956336</text:p>
          </table:table-cell>
          <table:table-cell office:value-type="float" office:value="0.18719492056083" calcext:value-type="float">
            <text:p>0.18719492056083</text:p>
          </table:table-cell>
          <table:table-cell office:value-type="float" office:value="0.734350315117128" calcext:value-type="float">
            <text:p>0.734350315117128</text:p>
          </table:table-cell>
          <table:table-cell office:value-type="float" office:value="1.36055854723359" calcext:value-type="float">
            <text:p>1.36055854723359</text:p>
          </table:table-cell>
          <table:table-cell office:value-type="float" office:value="0.626208232116466" calcext:value-type="float">
            <text:p>0.626208232116466</text:p>
          </table:table-cell>
          <table:table-cell office:value-type="float" office:value="0.770810095908328" calcext:value-type="float">
            <text:p>0.77081009590832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LLLYLLAVLTLLLFSLLILI</text:p>
          </table:table-cell>
          <table:table-cell office:value-type="float" office:value="1.300230030022E+019" calcext:value-type="float">
            <text:p>1.300230030022E+019</text:p>
          </table:table-cell>
          <table:table-cell office:value-type="float" office:value="1.100110110011E+017" calcext:value-type="float">
            <text:p>1.100110110011E+017</text:p>
          </table:table-cell>
          <table:table-cell office:value-type="string" calcext:value-type="string">
            <text:p>LL-LY--AV-TL--FS--I-I</text:p>
          </table:table-cell>
          <table:table-cell office:value-type="float" office:value="1666660000" calcext:value-type="float">
            <text:p>1666660000</text:p>
          </table:table-cell>
          <table:table-cell office:value-type="float" office:value="3717.84" calcext:value-type="float">
            <text:p>3717.84</text:p>
          </table:table-cell>
          <table:table-cell office:value-type="float" office:value="361.539" calcext:value-type="float">
            <text:p>361.539</text:p>
          </table:table-cell>
          <table:table-cell office:value-type="float" office:value="-400.305" calcext:value-type="float">
            <text:p>-400.305</text:p>
          </table:table-cell>
          <table:table-cell office:value-type="float" office:value="-400.248" calcext:value-type="float">
            <text:p>-400.248</text:p>
          </table:table-cell>
          <table:table-cell office:value-type="float" office:value="-38.7656" calcext:value-type="float">
            <text:p>-38.7656</text:p>
          </table:table-cell>
          <table:table-cell office:value-type="float" office:value="-74.3124" calcext:value-type="float">
            <text:p>-74.3124</text:p>
          </table:table-cell>
          <table:table-cell table:number-columns-repeated="2" office:value-type="float" office:value="-74.2488" calcext:value-type="float">
            <text:p>-74.2488</text:p>
          </table:table-cell>
          <table:table-cell office:value-type="float" office:value="-74.3124" calcext:value-type="float">
            <text:p>-74.3124</text:p>
          </table:table-cell>
          <table:table-cell office:value-type="float" office:value="-246.577" calcext:value-type="float">
            <text:p>-246.577</text:p>
          </table:table-cell>
          <table:table-cell office:value-type="float" office:value="-246.709" calcext:value-type="float">
            <text:p>-246.709</text:p>
          </table:table-cell>
          <table:table-cell office:value-type="float" office:value="-246.577" calcext:value-type="float">
            <text:p>-246.577</text:p>
          </table:table-cell>
          <table:table-cell office:value-type="float" office:value="-247.461" calcext:value-type="float">
            <text:p>-247.461</text:p>
          </table:table-cell>
          <table:table-cell office:value-type="float" office:value="-30.0757" calcext:value-type="float">
            <text:p>-30.0757</text:p>
          </table:table-cell>
          <table:table-cell office:value-type="float" office:value="-370.229" calcext:value-type="float">
            <text:p>-370.229</text:p>
          </table:table-cell>
          <table:table-cell office:value-type="float" office:value="4640.16" calcext:value-type="float">
            <text:p>4640.16</text:p>
          </table:table-cell>
          <table:table-cell office:value-type="float" office:value="3690.54" calcext:value-type="float">
            <text:p>3690.54</text:p>
          </table:table-cell>
          <table:table-cell office:value-type="float" office:value="0.000665143" calcext:value-type="float">
            <text:p>0.000665143</text:p>
          </table:table-cell>
          <table:table-cell office:value-type="float" office:value="-30.4595" calcext:value-type="float">
            <text:p>-30.4595</text:p>
          </table:table-cell>
          <table:table-cell office:value-type="float" office:value="-30.0192" calcext:value-type="float">
            <text:p>-30.0192</text:p>
          </table:table-cell>
          <table:table-cell office:value-type="float" office:value="-79.4149" calcext:value-type="float">
            <text:p>-79.4149</text:p>
          </table:table-cell>
          <table:table-cell office:value-type="float" office:value="-79.7305" calcext:value-type="float">
            <text:p>-79.7305</text:p>
          </table:table-cell>
          <table:table-cell office:value-type="float" office:value="-79.422" calcext:value-type="float">
            <text:p>-79.422</text:p>
          </table:table-cell>
          <table:table-cell office:value-type="float" office:value="-48.4556" calcext:value-type="float">
            <text:p>-48.4556</text:p>
          </table:table-cell>
          <table:table-cell office:value-type="float" office:value="990" calcext:value-type="float">
            <text:p>990</text:p>
          </table:table-cell>
          <table:table-cell office:value-type="float" office:value="354.825" calcext:value-type="float">
            <text:p>354.825</text:p>
          </table:table-cell>
          <table:table-cell office:value-type="float" office:value="-31.8852" calcext:value-type="float">
            <text:p>-31.8852</text:p>
          </table:table-cell>
          <table:table-cell office:value-type="float" office:value="-34.4398" calcext:value-type="float">
            <text:p>-34.4398</text:p>
          </table:table-cell>
          <table:table-cell office:value-type="float" office:value="4.32574" calcext:value-type="float">
            <text:p>4.32574</text:p>
          </table:table-cell>
          <table:table-cell office:value-type="float" office:value="-96.3434" calcext:value-type="float">
            <text:p>-96.3434</text:p>
          </table:table-cell>
          <table:table-cell office:value-type="float" office:value="60.0823" calcext:value-type="float">
            <text:p>60.0823</text:p>
          </table:table-cell>
          <table:table-cell office:value-type="float" office:value="26.2884" calcext:value-type="float">
            <text:p>26.2884</text:p>
          </table:table-cell>
          <table:table-cell office:value-type="float" office:value="9.34996" calcext:value-type="float">
            <text:p>9.34996</text:p>
          </table:table-cell>
          <table:table-cell office:value-type="float" office:value="9.06263" calcext:value-type="float">
            <text:p>9.06263</text:p>
          </table:table-cell>
          <table:table-cell office:value-type="float" office:value="8.46386" calcext:value-type="float">
            <text:p>8.46386</text:p>
          </table:table-cell>
          <table:table-cell office:value-type="float" office:value="2.55461" calcext:value-type="float">
            <text:p>2.55461</text:p>
          </table:table-cell>
          <table:table-cell office:value-type="float" office:value="-0.436561" calcext:value-type="float">
            <text:p>-0.436561</text:p>
          </table:table-cell>
          <table:table-cell office:value-type="float" office:value="-30.6108" calcext:value-type="float">
            <text:p>-30.6108</text:p>
          </table:table-cell>
          <table:table-cell office:value-type="float" office:value="4" calcext:value-type="float">
            <text:p>4</text:p>
          </table:table-cell>
          <table:table-cell office:value-type="float" office:value="-30.0192" calcext:value-type="float">
            <text:p>-30.0192</text:p>
          </table:table-cell>
          <table:table-cell office:value-type="float" office:value="-99.1346" calcext:value-type="float">
            <text:p>-99.1346</text:p>
          </table:table-cell>
          <table:table-cell office:value-type="float" office:value="57.0027" calcext:value-type="float">
            <text:p>57.0027</text:p>
          </table:table-cell>
          <table:table-cell office:value-type="float" office:value="23.885" calcext:value-type="float">
            <text:p>23.885</text:p>
          </table:table-cell>
          <table:table-cell office:value-type="float" office:value="9.28167" calcext:value-type="float">
            <text:p>9.28167</text:p>
          </table:table-cell>
          <table:table-cell office:value-type="float" office:value="9.06556" calcext:value-type="float">
            <text:p>9.06556</text:p>
          </table:table-cell>
          <table:table-cell office:value-type="float" office:value="8.4206" calcext:value-type="float">
            <text:p>8.4206</text:p>
          </table:table-cell>
          <table:table-cell office:value-type="float" office:value="-30.0757" calcext:value-type="float">
            <text:p>-30.0757</text:p>
          </table:table-cell>
          <table:table-cell office:value-type="float" office:value="3.88917" calcext:value-type="float">
            <text:p>3.88917</text:p>
          </table:table-cell>
          <table:table-cell office:value-type="float" office:value="-96.2594" calcext:value-type="float">
            <text:p>-96.2594</text:p>
          </table:table-cell>
          <table:table-cell office:value-type="float" office:value="28.3853" calcext:value-type="float">
            <text:p>28.3853</text:p>
          </table:table-cell>
          <table:table-cell office:value-type="float" office:value="22.3166" calcext:value-type="float">
            <text:p>22.3166</text:p>
          </table:table-cell>
          <table:table-cell office:value-type="float" office:value="0.91" calcext:value-type="float">
            <text:p>0.91</text:p>
          </table:table-cell>
          <table:table-cell office:value-type="float" office:value="9.3909" calcext:value-type="float">
            <text:p>9.3909</text:p>
          </table:table-cell>
          <table:table-cell office:value-type="float" office:value="4.77092" calcext:value-type="float">
            <text:p>4.77092</text:p>
          </table:table-cell>
          <table:table-cell office:value-type="float" office:value="3.6967" calcext:value-type="float">
            <text:p>3.6967</text:p>
          </table:table-cell>
          <table:table-cell/>
          <table:table-cell office:value-type="string" calcext:value-type="string">
            <text:p>design_331</text:p>
          </table:table-cell>
          <table:table-cell office:value-type="string" calcext:value-type="string">
            <text:p>Left</text:p>
          </table:table-cell>
          <table:table-cell office:value-type="float" office:value="-31.2749" calcext:value-type="float">
            <text:p>-31.2749</text:p>
          </table:table-cell>
          <table:table-cell office:value-type="float" office:value="0.0635999999999939" calcext:value-type="float">
            <text:p>0.063599999999994</text:p>
          </table:table-cell>
          <table:table-cell office:value-type="float" office:value="0.752000000000009" calcext:value-type="float">
            <text:p>0.752000000000009</text:p>
          </table:table-cell>
          <table:table-cell office:value-type="float" office:value="-0.308500000000009" calcext:value-type="float">
            <text:p>-0.308500000000009</text:p>
          </table:table-cell>
          <table:table-cell office:value-type="float" office:value="0" calcext:value-type="float">
            <text:p>0</text:p>
          </table:table-cell>
          <table:table-cell office:value-type="float" office:value="-0.132000000000005" calcext:value-type="float">
            <text:p>-0.132000000000005</text:p>
          </table:table-cell>
          <table:table-cell office:value-type="float" office:value="-0.440299999999997" calcext:value-type="float">
            <text:p>-0.440299999999997</text:p>
          </table:table-cell>
          <table:table-cell office:value-type="float" office:value="0.43657" calcext:value-type="float">
            <text:p>0.43657</text:p>
          </table:table-cell>
          <table:table-cell office:value-type="float" office:value="-922.32" calcext:value-type="float">
            <text:p>-922.32</text:p>
          </table:table-cell>
          <table:table-cell office:value-type="float" office:value="31.697" calcext:value-type="float">
            <text:p>31.697</text:p>
          </table:table-cell>
          <table:table-cell office:value-type="float" office:value="-0.0409400000000009" calcext:value-type="float">
            <text:p>-0.040940000000001</text:p>
          </table:table-cell>
          <table:table-cell office:value-type="float" office:value="3.9718" calcext:value-type="float">
            <text:p>3.9718</text:p>
          </table:table-cell>
          <table:table-cell office:value-type="float" office:value="4.76716" calcext:value-type="float">
            <text:p>4.76716</text:p>
          </table:table-cell>
          <table:table-cell office:value-type="float" office:value="0.8909" calcext:value-type="float">
            <text:p>0.8909</text:p>
          </table:table-cell>
          <table:table-cell office:value-type="float" office:value="0.849959999999999" calcext:value-type="float">
            <text:p>0.849959999999999</text:p>
          </table:table-cell>
          <table:table-cell office:value-type="float" office:value="0.0409400000000009" calcext:value-type="float">
            <text:p>0.040940000000001</text:p>
          </table:table-cell>
          <table:table-cell office:value-type="float" office:value="0.43166" calcext:value-type="float">
            <text:p>0.43166</text:p>
          </table:table-cell>
          <table:table-cell office:value-type="float" office:value="0.82884" calcext:value-type="float">
            <text:p>0.82884</text:p>
          </table:table-cell>
          <table:table-cell office:value-type="float" office:value="0.39718" calcext:value-type="float">
            <text:p>0.39718</text:p>
          </table:table-cell>
          <table:table-cell office:value-type="float" office:value="0.269451370142041" calcext:value-type="float">
            <text:p>0.269451370142041</text:p>
          </table:table-cell>
          <table:table-cell office:value-type="float" office:value="0.599700351430676" calcext:value-type="float">
            <text:p>0.599700351430676</text:p>
          </table:table-cell>
          <table:table-cell office:value-type="float" office:value="0.330248981288635" calcext:value-type="float">
            <text:p>0.330248981288635</text:p>
          </table:table-cell>
          <table:table-cell office:value-type="float" office:value="0.617085973465609" calcext:value-type="float">
            <text:p>0.617085973465609</text:p>
          </table:table-cell>
          <table:table-cell office:value-type="float" office:value="1.42690471741383" calcext:value-type="float">
            <text:p>1.42690471741383</text:p>
          </table:table-cell>
          <table:table-cell office:value-type="float" office:value="0.809818743948222" calcext:value-type="float">
            <text:p>0.809818743948222</text:p>
          </table:table-cell>
          <table:table-cell office:value-type="float" office:value="0.961404609772627" calcext:value-type="float">
            <text:p>0.9614046097726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LLYVLLALLFTLISLLILI</text:p>
          </table:table-cell>
          <table:table-cell office:value-type="float" office:value="1.0330020022003E+020" calcext:value-type="float">
            <text:p>1.0330020022003E+020</text:p>
          </table:table-cell>
          <table:table-cell office:value-type="float" office:value="1.10110011011E+016" calcext:value-type="float">
            <text:p>1.10110011011E+016</text:p>
          </table:table-cell>
          <table:table-cell office:value-type="string" calcext:value-type="string">
            <text:p>LL--YV-LA--FT-IS--I--</text:p>
          </table:table-cell>
          <table:table-cell office:value-type="float" office:value="1666660000" calcext:value-type="float">
            <text:p>1666660000</text:p>
          </table:table-cell>
          <table:table-cell office:value-type="float" office:value="3598.99" calcext:value-type="float">
            <text:p>3598.99</text:p>
          </table:table-cell>
          <table:table-cell office:value-type="float" office:value="361.727" calcext:value-type="float">
            <text:p>361.727</text:p>
          </table:table-cell>
          <table:table-cell office:value-type="float" office:value="-393.418" calcext:value-type="float">
            <text:p>-393.418</text:p>
          </table:table-cell>
          <table:table-cell office:value-type="float" office:value="-393.372" calcext:value-type="float">
            <text:p>-393.372</text:p>
          </table:table-cell>
          <table:table-cell office:value-type="float" office:value="-31.6912" calcext:value-type="float">
            <text:p>-31.6912</text:p>
          </table:table-cell>
          <table:table-cell office:value-type="float" office:value="-74.1783" calcext:value-type="float">
            <text:p>-74.1783</text:p>
          </table:table-cell>
          <table:table-cell table:number-columns-repeated="2" office:value-type="float" office:value="-74.125" calcext:value-type="float">
            <text:p>-74.125</text:p>
          </table:table-cell>
          <table:table-cell office:value-type="float" office:value="-74.1783" calcext:value-type="float">
            <text:p>-74.1783</text:p>
          </table:table-cell>
          <table:table-cell office:value-type="float" office:value="-245.481" calcext:value-type="float">
            <text:p>-245.481</text:p>
          </table:table-cell>
          <table:table-cell office:value-type="float" office:value="-248.838" calcext:value-type="float">
            <text:p>-248.838</text:p>
          </table:table-cell>
          <table:table-cell office:value-type="float" office:value="-245.481" calcext:value-type="float">
            <text:p>-245.481</text:p>
          </table:table-cell>
          <table:table-cell office:value-type="float" office:value="-248.452" calcext:value-type="float">
            <text:p>-248.452</text:p>
          </table:table-cell>
          <table:table-cell office:value-type="float" office:value="-24.2876" calcext:value-type="float">
            <text:p>-24.2876</text:p>
          </table:table-cell>
          <table:table-cell office:value-type="float" office:value="-369.131" calcext:value-type="float">
            <text:p>-369.131</text:p>
          </table:table-cell>
          <table:table-cell office:value-type="float" office:value="4558.74" calcext:value-type="float">
            <text:p>4558.74</text:p>
          </table:table-cell>
          <table:table-cell office:value-type="float" office:value="3627.41" calcext:value-type="float">
            <text:p>3627.41</text:p>
          </table:table-cell>
          <table:table-cell office:value-type="float" office:value="0.000859728" calcext:value-type="float">
            <text:p>0.000859728</text:p>
          </table:table-cell>
          <table:table-cell office:value-type="float" office:value="-30.4128" calcext:value-type="float">
            <text:p>-30.4128</text:p>
          </table:table-cell>
          <table:table-cell office:value-type="float" office:value="-24.2409" calcext:value-type="float">
            <text:p>-24.2409</text:p>
          </table:table-cell>
          <table:table-cell office:value-type="float" office:value="-73.7588" calcext:value-type="float">
            <text:p>-73.7588</text:p>
          </table:table-cell>
          <table:table-cell office:value-type="float" office:value="-76.58" calcext:value-type="float">
            <text:p>-76.58</text:p>
          </table:table-cell>
          <table:table-cell office:value-type="float" office:value="-73.7657" calcext:value-type="float">
            <text:p>-73.7657</text:p>
          </table:table-cell>
          <table:table-cell office:value-type="float" office:value="-46.5006" calcext:value-type="float">
            <text:p>-46.5006</text:p>
          </table:table-cell>
          <table:table-cell office:value-type="float" office:value="985" calcext:value-type="float">
            <text:p>985</text:p>
          </table:table-cell>
          <table:table-cell office:value-type="float" office:value="227.433" calcext:value-type="float">
            <text:p>227.433</text:p>
          </table:table-cell>
          <table:table-cell office:value-type="float" office:value="-28.6332" calcext:value-type="float">
            <text:p>-28.6332</text:p>
          </table:table-cell>
          <table:table-cell office:value-type="float" office:value="-30.08" calcext:value-type="float">
            <text:p>-30.08</text:p>
          </table:table-cell>
          <table:table-cell office:value-type="float" office:value="1.61118" calcext:value-type="float">
            <text:p>1.61118</text:p>
          </table:table-cell>
          <table:table-cell office:value-type="float" office:value="-62.0283" calcext:value-type="float">
            <text:p>-62.0283</text:p>
          </table:table-cell>
          <table:table-cell office:value-type="float" office:value="82.1765" calcext:value-type="float">
            <text:p>82.1765</text:p>
          </table:table-cell>
          <table:table-cell office:value-type="float" office:value="18.7492" calcext:value-type="float">
            <text:p>18.7492</text:p>
          </table:table-cell>
          <table:table-cell office:value-type="float" office:value="9.25062" calcext:value-type="float">
            <text:p>9.25062</text:p>
          </table:table-cell>
          <table:table-cell office:value-type="float" office:value="6.89808" calcext:value-type="float">
            <text:p>6.89808</text:p>
          </table:table-cell>
          <table:table-cell office:value-type="float" office:value="6.63073" calcext:value-type="float">
            <text:p>6.63073</text:p>
          </table:table-cell>
          <table:table-cell office:value-type="float" office:value="1.44681" calcext:value-type="float">
            <text:p>1.44681</text:p>
          </table:table-cell>
          <table:table-cell office:value-type="float" office:value="6.88024" calcext:value-type="float">
            <text:p>6.88024</text:p>
          </table:table-cell>
          <table:table-cell office:value-type="float" office:value="-24.0951" calcext:value-type="float">
            <text:p>-24.0951</text:p>
          </table:table-cell>
          <table:table-cell office:value-type="float" office:value="4" calcext:value-type="float">
            <text:p>4</text:p>
          </table:table-cell>
          <table:table-cell office:value-type="float" office:value="-24.2409" calcext:value-type="float">
            <text:p>-24.2409</text:p>
          </table:table-cell>
          <table:table-cell office:value-type="float" office:value="-60.8505" calcext:value-type="float">
            <text:p>-60.8505</text:p>
          </table:table-cell>
          <table:table-cell office:value-type="float" office:value="78.8944" calcext:value-type="float">
            <text:p>78.8944</text:p>
          </table:table-cell>
          <table:table-cell office:value-type="float" office:value="16.6691" calcext:value-type="float">
            <text:p>16.6691</text:p>
          </table:table-cell>
          <table:table-cell office:value-type="float" office:value="9.6436" calcext:value-type="float">
            <text:p>9.6436</text:p>
          </table:table-cell>
          <table:table-cell office:value-type="float" office:value="6.27833" calcext:value-type="float">
            <text:p>6.27833</text:p>
          </table:table-cell>
          <table:table-cell office:value-type="float" office:value="5.96174" calcext:value-type="float">
            <text:p>5.96174</text:p>
          </table:table-cell>
          <table:table-cell office:value-type="float" office:value="-24.2876" calcext:value-type="float">
            <text:p>-24.2876</text:p>
          </table:table-cell>
          <table:table-cell office:value-type="float" office:value="8.49143" calcext:value-type="float">
            <text:p>8.49143</text:p>
          </table:table-cell>
          <table:table-cell office:value-type="float" office:value="-57.8014" calcext:value-type="float">
            <text:p>-57.8014</text:p>
          </table:table-cell>
          <table:table-cell office:value-type="float" office:value="57.0573" calcext:value-type="float">
            <text:p>57.0573</text:p>
          </table:table-cell>
          <table:table-cell office:value-type="float" office:value="22.6532" calcext:value-type="float">
            <text:p>22.6532</text:p>
          </table:table-cell>
          <table:table-cell office:value-type="float" office:value="0.9" calcext:value-type="float">
            <text:p>0.9</text:p>
          </table:table-cell>
          <table:table-cell office:value-type="float" office:value="9.268" calcext:value-type="float">
            <text:p>9.268</text:p>
          </table:table-cell>
          <table:table-cell office:value-type="float" office:value="2.87294" calcext:value-type="float">
            <text:p>2.87294</text:p>
          </table:table-cell>
          <table:table-cell office:value-type="float" office:value="2.2288" calcext:value-type="float">
            <text:p>2.2288</text:p>
          </table:table-cell>
          <table:table-cell/>
          <table:table-cell office:value-type="string" calcext:value-type="string">
            <text:p>design_224</text:p>
          </table:table-cell>
          <table:table-cell office:value-type="string" calcext:value-type="string">
            <text:p>Left</text:p>
          </table:table-cell>
          <table:table-cell office:value-type="float" office:value="-30.0794" calcext:value-type="float">
            <text:p>-30.0794</text:p>
          </table:table-cell>
          <table:table-cell office:value-type="float" office:value="0.053299999999993" calcext:value-type="float">
            <text:p>0.053299999999993</text:p>
          </table:table-cell>
          <table:table-cell office:value-type="float" office:value="-0.385999999999996" calcext:value-type="float">
            <text:p>-0.385999999999996</text:p>
          </table:table-cell>
          <table:table-cell office:value-type="float" office:value="-2.8143" calcext:value-type="float">
            <text:p>-2.8143</text:p>
          </table:table-cell>
          <table:table-cell office:value-type="float" office:value="0" calcext:value-type="float">
            <text:p>0</text:p>
          </table:table-cell>
          <table:table-cell office:value-type="float" office:value="-3.357" calcext:value-type="float">
            <text:p>-3.357</text:p>
          </table:table-cell>
          <table:table-cell office:value-type="float" office:value="-6.1719" calcext:value-type="float">
            <text:p>-6.1719</text:p>
          </table:table-cell>
          <table:table-cell office:value-type="float" office:value="-6.88025" calcext:value-type="float">
            <text:p>-6.88025</text:p>
          </table:table-cell>
          <table:table-cell office:value-type="float" office:value="-959.75" calcext:value-type="float">
            <text:p>-959.75</text:p>
          </table:table-cell>
          <table:table-cell office:value-type="float" office:value="25.1192" calcext:value-type="float">
            <text:p>25.1192</text:p>
          </table:table-cell>
          <table:table-cell office:value-type="float" office:value="-0.0173800000000011" calcext:value-type="float">
            <text:p>-0.017380000000001</text:p>
          </table:table-cell>
          <table:table-cell office:value-type="float" office:value="-3.904" calcext:value-type="float">
            <text:p>-3.904</text:p>
          </table:table-cell>
          <table:table-cell office:value-type="float" office:value="4.40193" calcext:value-type="float">
            <text:p>4.40193</text:p>
          </table:table-cell>
          <table:table-cell office:value-type="float" office:value="0.768000000000001" calcext:value-type="float">
            <text:p>0.768000000000001</text:p>
          </table:table-cell>
          <table:table-cell office:value-type="float" office:value="0.75062" calcext:value-type="float">
            <text:p>0.75062</text:p>
          </table:table-cell>
          <table:table-cell office:value-type="float" office:value="0.0173800000000011" calcext:value-type="float">
            <text:p>0.017380000000001</text:p>
          </table:table-cell>
          <table:table-cell office:value-type="float" office:value="0.46532" calcext:value-type="float">
            <text:p>0.46532</text:p>
          </table:table-cell>
          <table:table-cell office:value-type="float" office:value="0.0749199999999998" calcext:value-type="float">
            <text:p>0.07492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568183073189892" calcext:value-type="float">
            <text:p>0.568183073189892</text:p>
          </table:table-cell>
          <table:table-cell office:value-type="float" office:value="0.829898384127378" calcext:value-type="float">
            <text:p>0.829898384127378</text:p>
          </table:table-cell>
          <table:table-cell office:value-type="float" office:value="0.261715310937485" calcext:value-type="float">
            <text:p>0.261715310937485</text:p>
          </table:table-cell>
          <table:table-cell office:value-type="float" office:value="0.367727249562573" calcext:value-type="float">
            <text:p>0.367727249562573</text:p>
          </table:table-cell>
          <table:table-cell office:value-type="float" office:value="1.11550274347257" calcext:value-type="float">
            <text:p>1.11550274347257</text:p>
          </table:table-cell>
          <table:table-cell office:value-type="float" office:value="0.74777549391" calcext:value-type="float">
            <text:p>0.74777549391</text:p>
          </table:table-cell>
          <table:table-cell office:value-type="float" office:value="0.883389674872561" calcext:value-type="float">
            <text:p>0.88338967487256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LLLALLYTLVILLFSLLILI</text:p>
          </table:table-cell>
          <table:table-cell office:value-type="float" office:value="1.300230020022E+019" calcext:value-type="float">
            <text:p>1.300230020022E+019</text:p>
          </table:table-cell>
          <table:table-cell office:value-type="float" office:value="1.100110110011E+017" calcext:value-type="float">
            <text:p>1.100110110011E+017</text:p>
          </table:table-cell>
          <table:table-cell office:value-type="string" calcext:value-type="string">
            <text:p>LL-LA--YT-VI--FS-LI--</text:p>
          </table:table-cell>
          <table:table-cell office:value-type="float" office:value="1666660000" calcext:value-type="float">
            <text:p>1666660000</text:p>
          </table:table-cell>
          <table:table-cell office:value-type="float" office:value="3766.61" calcext:value-type="float">
            <text:p>3766.61</text:p>
          </table:table-cell>
          <table:table-cell office:value-type="float" office:value="359.284" calcext:value-type="float">
            <text:p>359.284</text:p>
          </table:table-cell>
          <table:table-cell office:value-type="float" office:value="-387.502" calcext:value-type="float">
            <text:p>-387.502</text:p>
          </table:table-cell>
          <table:table-cell office:value-type="float" office:value="-387.493" calcext:value-type="float">
            <text:p>-387.493</text:p>
          </table:table-cell>
          <table:table-cell office:value-type="float" office:value="-28.2188" calcext:value-type="float">
            <text:p>-28.2188</text:p>
          </table:table-cell>
          <table:table-cell office:value-type="float" office:value="-74.2355" calcext:value-type="float">
            <text:p>-74.2355</text:p>
          </table:table-cell>
          <table:table-cell table:number-columns-repeated="2" office:value-type="float" office:value="-74.2197" calcext:value-type="float">
            <text:p>-74.2197</text:p>
          </table:table-cell>
          <table:table-cell office:value-type="float" office:value="-74.2355" calcext:value-type="float">
            <text:p>-74.2355</text:p>
          </table:table-cell>
          <table:table-cell office:value-type="float" office:value="-243.605" calcext:value-type="float">
            <text:p>-243.605</text:p>
          </table:table-cell>
          <table:table-cell office:value-type="float" office:value="-248.105" calcext:value-type="float">
            <text:p>-248.105</text:p>
          </table:table-cell>
          <table:table-cell office:value-type="float" office:value="-243.604" calcext:value-type="float">
            <text:p>-243.604</text:p>
          </table:table-cell>
          <table:table-cell office:value-type="float" office:value="-247.716" calcext:value-type="float">
            <text:p>-247.716</text:p>
          </table:table-cell>
          <table:table-cell office:value-type="float" office:value="-22.125" calcext:value-type="float">
            <text:p>-22.125</text:p>
          </table:table-cell>
          <table:table-cell office:value-type="float" office:value="-365.377" calcext:value-type="float">
            <text:p>-365.377</text:p>
          </table:table-cell>
          <table:table-cell office:value-type="float" office:value="4587.19" calcext:value-type="float">
            <text:p>4587.19</text:p>
          </table:table-cell>
          <table:table-cell office:value-type="float" office:value="3778.13" calcext:value-type="float">
            <text:p>3778.13</text:p>
          </table:table-cell>
          <table:table-cell office:value-type="float" office:value="0.000665143" calcext:value-type="float">
            <text:p>0.000665143</text:p>
          </table:table-cell>
          <table:table-cell office:value-type="float" office:value="-30.34" calcext:value-type="float">
            <text:p>-30.34</text:p>
          </table:table-cell>
          <table:table-cell office:value-type="float" office:value="-22.1153" calcext:value-type="float">
            <text:p>-22.1153</text:p>
          </table:table-cell>
          <table:table-cell office:value-type="float" office:value="-69.6618" calcext:value-type="float">
            <text:p>-69.6618</text:p>
          </table:table-cell>
          <table:table-cell office:value-type="float" office:value="-73.3928" calcext:value-type="float">
            <text:p>-73.3928</text:p>
          </table:table-cell>
          <table:table-cell office:value-type="float" office:value="-69.6686" calcext:value-type="float">
            <text:p>-69.6686</text:p>
          </table:table-cell>
          <table:table-cell office:value-type="float" office:value="-43.4263" calcext:value-type="float">
            <text:p>-43.4263</text:p>
          </table:table-cell>
          <table:table-cell office:value-type="float" office:value="920" calcext:value-type="float">
            <text:p>920</text:p>
          </table:table-cell>
          <table:table-cell office:value-type="float" office:value="361.194" calcext:value-type="float">
            <text:p>361.194</text:p>
          </table:table-cell>
          <table:table-cell office:value-type="float" office:value="-21.6562" calcext:value-type="float">
            <text:p>-21.6562</text:p>
          </table:table-cell>
          <table:table-cell office:value-type="float" office:value="-26.2349" calcext:value-type="float">
            <text:p>-26.2349</text:p>
          </table:table-cell>
          <table:table-cell office:value-type="float" office:value="1.98389" calcext:value-type="float">
            <text:p>1.98389</text:p>
          </table:table-cell>
          <table:table-cell office:value-type="float" office:value="-104.482" calcext:value-type="float">
            <text:p>-104.482</text:p>
          </table:table-cell>
          <table:table-cell office:value-type="float" office:value="59.3843" calcext:value-type="float">
            <text:p>59.3843</text:p>
          </table:table-cell>
          <table:table-cell office:value-type="float" office:value="26.9398" calcext:value-type="float">
            <text:p>26.9398</text:p>
          </table:table-cell>
          <table:table-cell office:value-type="float" office:value="9.71829" calcext:value-type="float">
            <text:p>9.71829</text:p>
          </table:table-cell>
          <table:table-cell office:value-type="float" office:value="10.1892" calcext:value-type="float">
            <text:p>10.1892</text:p>
          </table:table-cell>
          <table:table-cell office:value-type="float" office:value="9.57998" calcext:value-type="float">
            <text:p>9.57998</text:p>
          </table:table-cell>
          <table:table-cell office:value-type="float" office:value="4.57874" calcext:value-type="float">
            <text:p>4.57874</text:p>
          </table:table-cell>
          <table:table-cell office:value-type="float" office:value="5.45256" calcext:value-type="float">
            <text:p>5.45256</text:p>
          </table:table-cell>
          <table:table-cell office:value-type="float" office:value="-22.7283" calcext:value-type="float">
            <text:p>-22.7283</text:p>
          </table:table-cell>
          <table:table-cell office:value-type="float" office:value="3" calcext:value-type="float">
            <text:p>3</text:p>
          </table:table-cell>
          <table:table-cell office:value-type="float" office:value="-22.1153" calcext:value-type="float">
            <text:p>-22.1153</text:p>
          </table:table-cell>
          <table:table-cell office:value-type="float" office:value="-107.536" calcext:value-type="float">
            <text:p>-107.536</text:p>
          </table:table-cell>
          <table:table-cell office:value-type="float" office:value="50.5963" calcext:value-type="float">
            <text:p>50.5963</text:p>
          </table:table-cell>
          <table:table-cell office:value-type="float" office:value="29.0936" calcext:value-type="float">
            <text:p>29.0936</text:p>
          </table:table-cell>
          <table:table-cell office:value-type="float" office:value="9.79809" calcext:value-type="float">
            <text:p>9.79809</text:p>
          </table:table-cell>
          <table:table-cell office:value-type="float" office:value="9.46085" calcext:value-type="float">
            <text:p>9.46085</text:p>
          </table:table-cell>
          <table:table-cell office:value-type="float" office:value="8.7198" calcext:value-type="float">
            <text:p>8.7198</text:p>
          </table:table-cell>
          <table:table-cell office:value-type="float" office:value="-22.125" calcext:value-type="float">
            <text:p>-22.125</text:p>
          </table:table-cell>
          <table:table-cell office:value-type="float" office:value="7.43646" calcext:value-type="float">
            <text:p>7.43646</text:p>
          </table:table-cell>
          <table:table-cell office:value-type="float" office:value="-109.902" calcext:value-type="float">
            <text:p>-109.902</text:p>
          </table:table-cell>
          <table:table-cell office:value-type="float" office:value="22.7137" calcext:value-type="float">
            <text:p>22.7137</text:p>
          </table:table-cell>
          <table:table-cell office:value-type="float" office:value="23.62" calcext:value-type="float">
            <text:p>23.62</text:p>
          </table:table-cell>
          <table:table-cell office:value-type="float" office:value="0.88" calcext:value-type="float">
            <text:p>0.88</text:p>
          </table:table-cell>
          <table:table-cell office:value-type="float" office:value="9.4359" calcext:value-type="float">
            <text:p>9.4359</text:p>
          </table:table-cell>
          <table:table-cell office:value-type="float" office:value="6.05169" calcext:value-type="float">
            <text:p>6.05169</text:p>
          </table:table-cell>
          <table:table-cell office:value-type="float" office:value="4.8924" calcext:value-type="float">
            <text:p>4.8924</text:p>
          </table:table-cell>
          <table:table-cell/>
          <table:table-cell office:value-type="string" calcext:value-type="string">
            <text:p>design_276</text:p>
          </table:table-cell>
          <table:table-cell office:value-type="string" calcext:value-type="string">
            <text:p>Left</text:p>
          </table:table-cell>
          <table:table-cell office:value-type="float" office:value="-29.9665" calcext:value-type="float">
            <text:p>-29.9665</text:p>
          </table:table-cell>
          <table:table-cell office:value-type="float" office:value="0.0157999999999987" calcext:value-type="float">
            <text:p>0.015799999999999</text:p>
          </table:table-cell>
          <table:table-cell office:value-type="float" office:value="-0.388999999999982" calcext:value-type="float">
            <text:p>-0.388999999999982</text:p>
          </table:table-cell>
          <table:table-cell office:value-type="float" office:value="-3.7242" calcext:value-type="float">
            <text:p>-3.7242</text:p>
          </table:table-cell>
          <table:table-cell office:value-type="float" office:value="0" calcext:value-type="float">
            <text:p>0</text:p>
          </table:table-cell>
          <table:table-cell office:value-type="float" office:value="-4.50099999999998" calcext:value-type="float">
            <text:p>-4.50099999999998</text:p>
          </table:table-cell>
          <table:table-cell office:value-type="float" office:value="-8.2247" calcext:value-type="float">
            <text:p>-8.2247</text:p>
          </table:table-cell>
          <table:table-cell office:value-type="float" office:value="-5.45257" calcext:value-type="float">
            <text:p>-5.45257</text:p>
          </table:table-cell>
          <table:table-cell office:value-type="float" office:value="-820.579999999999" calcext:value-type="float">
            <text:p>-820.579999999999</text:p>
          </table:table-cell>
          <table:table-cell office:value-type="float" office:value="36.6706" calcext:value-type="float">
            <text:p>36.6706</text:p>
          </table:table-cell>
          <table:table-cell office:value-type="float" office:value="0.282389999999999" calcext:value-type="float">
            <text:p>0.282389999999999</text:p>
          </table:table-cell>
          <table:table-cell office:value-type="float" office:value="3.3198" calcext:value-type="float">
            <text:p>3.3198</text:p>
          </table:table-cell>
          <table:table-cell office:value-type="float" office:value="4.68758" calcext:value-type="float">
            <text:p>4.68758</text:p>
          </table:table-cell>
          <table:table-cell office:value-type="float" office:value="0.9359" calcext:value-type="float">
            <text:p>0.9359</text:p>
          </table:table-cell>
          <table:table-cell office:value-type="float" office:value="1.21829" calcext:value-type="float">
            <text:p>1.21829</text:p>
          </table:table-cell>
          <table:table-cell office:value-type="float" office:value="0.282389999999999" calcext:value-type="float">
            <text:p>0.282389999999999</text:p>
          </table:table-cell>
          <table:table-cell office:value-type="float" office:value="0.562" calcext:value-type="float">
            <text:p>0.562</text:p>
          </table:table-cell>
          <table:table-cell office:value-type="float" office:value="0.89398" calcext:value-type="float">
            <text:p>0.89398</text:p>
          </table:table-cell>
          <table:table-cell office:value-type="float" office:value="0.33198" calcext:value-type="float">
            <text:p>0.33198</text:p>
          </table:table-cell>
          <table:table-cell office:value-type="float" office:value="0.210359338647685" calcext:value-type="float">
            <text:p>0.210359338647685</text:p>
          </table:table-cell>
          <table:table-cell office:value-type="float" office:value="0.592427934831646" calcext:value-type="float">
            <text:p>0.592427934831646</text:p>
          </table:table-cell>
          <table:table-cell office:value-type="float" office:value="0.382068596183961" calcext:value-type="float">
            <text:p>0.382068596183961</text:p>
          </table:table-cell>
          <table:table-cell office:value-type="float" office:value="0.820204868602103" calcext:value-type="float">
            <text:p>0.820204868602103</text:p>
          </table:table-cell>
          <table:table-cell office:value-type="float" office:value="1.61650500280293" calcext:value-type="float">
            <text:p>1.61650500280293</text:p>
          </table:table-cell>
          <table:table-cell office:value-type="float" office:value="0.796300134200826" calcext:value-type="float">
            <text:p>0.796300134200826</text:p>
          </table:table-cell>
          <table:table-cell office:value-type="float" office:value="0.984898547271868" calcext:value-type="float">
            <text:p>0.98489854727186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LYLLAVLITLLFSLLILI</text:p>
          </table:table-cell>
          <table:table-cell office:value-type="float" office:value="1.300230020023E+019" calcext:value-type="float">
            <text:p>1.300230020023E+019</text:p>
          </table:table-cell>
          <table:table-cell office:value-type="float" office:value="1.100110110011E+017" calcext:value-type="float">
            <text:p>1.100110110011E+017</text:p>
          </table:table-cell>
          <table:table-cell office:value-type="string" calcext:value-type="string">
            <text:p>LL-LY--AV-IT--FS-LI--</text:p>
          </table:table-cell>
          <table:table-cell office:value-type="float" office:value="1666650000" calcext:value-type="float">
            <text:p>1666650000</text:p>
          </table:table-cell>
          <table:table-cell office:value-type="float" office:value="3746.8" calcext:value-type="float">
            <text:p>3746.8</text:p>
          </table:table-cell>
          <table:table-cell office:value-type="float" office:value="357.956" calcext:value-type="float">
            <text:p>357.956</text:p>
          </table:table-cell>
          <table:table-cell office:value-type="float" office:value="-394.094" calcext:value-type="float">
            <text:p>-394.094</text:p>
          </table:table-cell>
          <table:table-cell office:value-type="float" office:value="-394.04" calcext:value-type="float">
            <text:p>-394.04</text:p>
          </table:table-cell>
          <table:table-cell office:value-type="float" office:value="-36.1376" calcext:value-type="float">
            <text:p>-36.1376</text:p>
          </table:table-cell>
          <table:table-cell office:value-type="float" office:value="-74.3048" calcext:value-type="float">
            <text:p>-74.3048</text:p>
          </table:table-cell>
          <table:table-cell table:number-columns-repeated="2" office:value-type="float" office:value="-74.2437" calcext:value-type="float">
            <text:p>-74.2437</text:p>
          </table:table-cell>
          <table:table-cell office:value-type="float" office:value="-74.3048" calcext:value-type="float">
            <text:p>-74.3048</text:p>
          </table:table-cell>
          <table:table-cell office:value-type="float" office:value="-242.256" calcext:value-type="float">
            <text:p>-242.256</text:p>
          </table:table-cell>
          <table:table-cell office:value-type="float" office:value="-243.914" calcext:value-type="float">
            <text:p>-243.914</text:p>
          </table:table-cell>
          <table:table-cell office:value-type="float" office:value="-242.255" calcext:value-type="float">
            <text:p>-242.255</text:p>
          </table:table-cell>
          <table:table-cell office:value-type="float" office:value="-248.39" calcext:value-type="float">
            <text:p>-248.39</text:p>
          </table:table-cell>
          <table:table-cell office:value-type="float" office:value="-29.5711" calcext:value-type="float">
            <text:p>-29.5711</text:p>
          </table:table-cell>
          <table:table-cell office:value-type="float" office:value="-364.523" calcext:value-type="float">
            <text:p>-364.523</text:p>
          </table:table-cell>
          <table:table-cell office:value-type="float" office:value="4602.08" calcext:value-type="float">
            <text:p>4602.08</text:p>
          </table:table-cell>
          <table:table-cell office:value-type="float" office:value="3713.15" calcext:value-type="float">
            <text:p>3713.15</text:p>
          </table:table-cell>
          <table:table-cell office:value-type="float" office:value="0.000665143" calcext:value-type="float">
            <text:p>0.000665143</text:p>
          </table:table-cell>
          <table:table-cell office:value-type="float" office:value="-30.1106" calcext:value-type="float">
            <text:p>-30.1106</text:p>
          </table:table-cell>
          <table:table-cell office:value-type="float" office:value="-29.5169" calcext:value-type="float">
            <text:p>-29.5169</text:p>
          </table:table-cell>
          <table:table-cell office:value-type="float" office:value="-77.5335" calcext:value-type="float">
            <text:p>-77.5335</text:p>
          </table:table-cell>
          <table:table-cell office:value-type="float" office:value="-76.4755" calcext:value-type="float">
            <text:p>-76.4755</text:p>
          </table:table-cell>
          <table:table-cell office:value-type="float" office:value="-77.5407" calcext:value-type="float">
            <text:p>-77.5407</text:p>
          </table:table-cell>
          <table:table-cell office:value-type="float" office:value="-41.828" calcext:value-type="float">
            <text:p>-41.828</text:p>
          </table:table-cell>
          <table:table-cell office:value-type="float" office:value="912" calcext:value-type="float">
            <text:p>912</text:p>
          </table:table-cell>
          <table:table-cell office:value-type="float" office:value="583.921" calcext:value-type="float">
            <text:p>583.921</text:p>
          </table:table-cell>
          <table:table-cell office:value-type="float" office:value="-28.9272" calcext:value-type="float">
            <text:p>-28.9272</text:p>
          </table:table-cell>
          <table:table-cell office:value-type="float" office:value="-33.8793" calcext:value-type="float">
            <text:p>-33.8793</text:p>
          </table:table-cell>
          <table:table-cell office:value-type="float" office:value="2.25838" calcext:value-type="float">
            <text:p>2.25838</text:p>
          </table:table-cell>
          <table:table-cell office:value-type="float" office:value="-100.551" calcext:value-type="float">
            <text:p>-100.551</text:p>
          </table:table-cell>
          <table:table-cell office:value-type="float" office:value="64.6096" calcext:value-type="float">
            <text:p>64.6096</text:p>
          </table:table-cell>
          <table:table-cell office:value-type="float" office:value="29.214" calcext:value-type="float">
            <text:p>29.214</text:p>
          </table:table-cell>
          <table:table-cell office:value-type="float" office:value="9.45694" calcext:value-type="float">
            <text:p>9.45694</text:p>
          </table:table-cell>
          <table:table-cell office:value-type="float" office:value="10.3049" calcext:value-type="float">
            <text:p>10.3049</text:p>
          </table:table-cell>
          <table:table-cell office:value-type="float" office:value="9.77404" calcext:value-type="float">
            <text:p>9.77404</text:p>
          </table:table-cell>
          <table:table-cell office:value-type="float" office:value="4.95201" calcext:value-type="float">
            <text:p>4.95201</text:p>
          </table:table-cell>
          <table:table-cell office:value-type="float" office:value="4.53999" calcext:value-type="float">
            <text:p>4.53999</text:p>
          </table:table-cell>
          <table:table-cell office:value-type="float" office:value="-28.8862" calcext:value-type="float">
            <text:p>-28.8862</text:p>
          </table:table-cell>
          <table:table-cell office:value-type="float" office:value="4" calcext:value-type="float">
            <text:p>4</text:p>
          </table:table-cell>
          <table:table-cell office:value-type="float" office:value="-29.5169" calcext:value-type="float">
            <text:p>-29.5169</text:p>
          </table:table-cell>
          <table:table-cell office:value-type="float" office:value="-102.179" calcext:value-type="float">
            <text:p>-102.179</text:p>
          </table:table-cell>
          <table:table-cell office:value-type="float" office:value="61.7158" calcext:value-type="float">
            <text:p>61.7158</text:p>
          </table:table-cell>
          <table:table-cell office:value-type="float" office:value="26.7301" calcext:value-type="float">
            <text:p>26.7301</text:p>
          </table:table-cell>
          <table:table-cell office:value-type="float" office:value="9.29666" calcext:value-type="float">
            <text:p>9.29666</text:p>
          </table:table-cell>
          <table:table-cell office:value-type="float" office:value="10.1585" calcext:value-type="float">
            <text:p>10.1585</text:p>
          </table:table-cell>
          <table:table-cell office:value-type="float" office:value="9.5842" calcext:value-type="float">
            <text:p>9.5842</text:p>
          </table:table-cell>
          <table:table-cell office:value-type="float" office:value="-29.5711" calcext:value-type="float">
            <text:p>-29.5711</text:p>
          </table:table-cell>
          <table:table-cell office:value-type="float" office:value="6.79837" calcext:value-type="float">
            <text:p>6.79837</text:p>
          </table:table-cell>
          <table:table-cell office:value-type="float" office:value="-103.038" calcext:value-type="float">
            <text:p>-103.038</text:p>
          </table:table-cell>
          <table:table-cell office:value-type="float" office:value="36.6338" calcext:value-type="float">
            <text:p>36.6338</text:p>
          </table:table-cell>
          <table:table-cell office:value-type="float" office:value="25.4696" calcext:value-type="float">
            <text:p>25.4696</text:p>
          </table:table-cell>
          <table:table-cell office:value-type="float" office:value="0.98" calcext:value-type="float">
            <text:p>0.98</text:p>
          </table:table-cell>
          <table:table-cell office:value-type="float" office:value="9.2755" calcext:value-type="float">
            <text:p>9.2755</text:p>
          </table:table-cell>
          <table:table-cell office:value-type="float" office:value="6.90129" calcext:value-type="float">
            <text:p>6.90129</text:p>
          </table:table-cell>
          <table:table-cell office:value-type="float" office:value="5.9508" calcext:value-type="float">
            <text:p>5.9508</text:p>
          </table:table-cell>
          <table:table-cell/>
          <table:table-cell office:value-type="string" calcext:value-type="string">
            <text:p>design_208</text:p>
          </table:table-cell>
          <table:table-cell office:value-type="string" calcext:value-type="string">
            <text:p>Left</text:p>
          </table:table-cell>
          <table:table-cell office:value-type="float" office:value="-34.6475" calcext:value-type="float">
            <text:p>-34.6475</text:p>
          </table:table-cell>
          <table:table-cell office:value-type="float" office:value="0.0610999999999962" calcext:value-type="float">
            <text:p>0.061099999999996</text:p>
          </table:table-cell>
          <table:table-cell office:value-type="float" office:value="4.476" calcext:value-type="float">
            <text:p>4.476</text:p>
          </table:table-cell>
          <table:table-cell office:value-type="float" office:value="1.0652" calcext:value-type="float">
            <text:p>1.0652</text:p>
          </table:table-cell>
          <table:table-cell office:value-type="float" office:value="0" calcext:value-type="float">
            <text:p>0</text:p>
          </table:table-cell>
          <table:table-cell office:value-type="float" office:value="-1.65899999999999" calcext:value-type="float">
            <text:p>-1.65899999999999</text:p>
          </table:table-cell>
          <table:table-cell office:value-type="float" office:value="-0.593700000000002" calcext:value-type="float">
            <text:p>-0.593700000000002</text:p>
          </table:table-cell>
          <table:table-cell office:value-type="float" office:value="-4.53999" calcext:value-type="float">
            <text:p>-4.53999</text:p>
          </table:table-cell>
          <table:table-cell office:value-type="float" office:value="-855.28" calcext:value-type="float">
            <text:p>-855.28</text:p>
          </table:table-cell>
          <table:table-cell office:value-type="float" office:value="27.9758" calcext:value-type="float">
            <text:p>27.9758</text:p>
          </table:table-cell>
          <table:table-cell office:value-type="float" office:value="0.18144" calcext:value-type="float">
            <text:p>0.18144</text:p>
          </table:table-cell>
          <table:table-cell office:value-type="float" office:value="3.7444" calcext:value-type="float">
            <text:p>3.7444</text:p>
          </table:table-cell>
          <table:table-cell office:value-type="float" office:value="3.82324" calcext:value-type="float">
            <text:p>3.82324</text:p>
          </table:table-cell>
          <table:table-cell office:value-type="float" office:value="0.775499999999999" calcext:value-type="float">
            <text:p>0.775499999999999</text:p>
          </table:table-cell>
          <table:table-cell office:value-type="float" office:value="0.956939999999999" calcext:value-type="float">
            <text:p>0.956939999999999</text:p>
          </table:table-cell>
          <table:table-cell office:value-type="float" office:value="0.18144" calcext:value-type="float">
            <text:p>0.18144</text:p>
          </table:table-cell>
          <table:table-cell office:value-type="float" office:value="0.74696" calcext:value-type="float">
            <text:p>0.74696</text:p>
          </table:table-cell>
          <table:table-cell office:value-type="float" office:value="1.1214" calcext:value-type="float">
            <text:p>1.1214</text:p>
          </table:table-cell>
          <table:table-cell office:value-type="float" office:value="0.37444" calcext:value-type="float">
            <text:p>0.37444</text:p>
          </table:table-cell>
          <table:table-cell office:value-type="float" office:value="0.355391955123563" calcext:value-type="float">
            <text:p>0.355391955123563</text:p>
          </table:table-cell>
          <table:table-cell office:value-type="float" office:value="0.646869995655304" calcext:value-type="float">
            <text:p>0.646869995655304</text:p>
          </table:table-cell>
          <table:table-cell office:value-type="float" office:value="0.291478040531741" calcext:value-type="float">
            <text:p>0.291478040531741</text:p>
          </table:table-cell>
          <table:table-cell office:value-type="float" office:value="1" calcext:value-type="float">
            <text:p>1</text:p>
          </table:table-cell>
          <table:table-cell office:value-type="float" office:value="1.64947084104847" calcext:value-type="float">
            <text:p>1.64947084104847</text:p>
          </table:table-cell>
          <table:table-cell office:value-type="float" office:value="0.649470841048465" calcext:value-type="float">
            <text:p>0.649470841048465</text:p>
          </table:table-cell>
          <table:table-cell office:value-type="float" office:value="0.824559038931976" calcext:value-type="float">
            <text:p>0.82455903893197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LLLYLLTALLFVLISLLILI</text:p>
          </table:table-cell>
          <table:table-cell office:value-type="float" office:value="1.0330030022002E+020" calcext:value-type="float">
            <text:p>1.0330030022002E+020</text:p>
          </table:table-cell>
          <table:table-cell office:value-type="float" office:value="1.10110011011E+016" calcext:value-type="float">
            <text:p>1.10110011011E+016</text:p>
          </table:table-cell>
          <table:table-cell office:value-type="string" calcext:value-type="string">
            <text:p>LL--YL-TA--FV-IS--I--</text:p>
          </table:table-cell>
          <table:table-cell office:value-type="float" office:value="1666660000" calcext:value-type="float">
            <text:p>1666660000</text:p>
          </table:table-cell>
          <table:table-cell office:value-type="float" office:value="3619.8" calcext:value-type="float">
            <text:p>3619.8</text:p>
          </table:table-cell>
          <table:table-cell office:value-type="float" office:value="360.025" calcext:value-type="float">
            <text:p>360.025</text:p>
          </table:table-cell>
          <table:table-cell office:value-type="float" office:value="-394.752" calcext:value-type="float">
            <text:p>-394.752</text:p>
          </table:table-cell>
          <table:table-cell office:value-type="float" office:value="-394.698" calcext:value-type="float">
            <text:p>-394.698</text:p>
          </table:table-cell>
          <table:table-cell office:value-type="float" office:value="-34.7276" calcext:value-type="float">
            <text:p>-34.7276</text:p>
          </table:table-cell>
          <table:table-cell office:value-type="float" office:value="-74.2914" calcext:value-type="float">
            <text:p>-74.2914</text:p>
          </table:table-cell>
          <table:table-cell office:value-type="float" office:value="-74.2328" calcext:value-type="float">
            <text:p>-74.2328</text:p>
          </table:table-cell>
          <table:table-cell office:value-type="float" office:value="-74.2306" calcext:value-type="float">
            <text:p>-74.2306</text:p>
          </table:table-cell>
          <table:table-cell office:value-type="float" office:value="-74.2299" calcext:value-type="float">
            <text:p>-74.2299</text:p>
          </table:table-cell>
          <table:table-cell office:value-type="float" office:value="-245.296" calcext:value-type="float">
            <text:p>-245.296</text:p>
          </table:table-cell>
          <table:table-cell office:value-type="float" office:value="-247.322" calcext:value-type="float">
            <text:p>-247.322</text:p>
          </table:table-cell>
          <table:table-cell office:value-type="float" office:value="-245.296" calcext:value-type="float">
            <text:p>-245.296</text:p>
          </table:table-cell>
          <table:table-cell office:value-type="float" office:value="-247.874" calcext:value-type="float">
            <text:p>-247.874</text:p>
          </table:table-cell>
          <table:table-cell office:value-type="float" office:value="-26.3898" calcext:value-type="float">
            <text:p>-26.3898</text:p>
          </table:table-cell>
          <table:table-cell office:value-type="float" office:value="-368.363" calcext:value-type="float">
            <text:p>-368.363</text:p>
          </table:table-cell>
          <table:table-cell office:value-type="float" office:value="4606.95" calcext:value-type="float">
            <text:p>4606.95</text:p>
          </table:table-cell>
          <table:table-cell office:value-type="float" office:value="3631.98" calcext:value-type="float">
            <text:p>3631.98</text:p>
          </table:table-cell>
          <table:table-cell office:value-type="float" office:value="0.000859728" calcext:value-type="float">
            <text:p>0.000859728</text:p>
          </table:table-cell>
          <table:table-cell office:value-type="float" office:value="-29.8994" calcext:value-type="float">
            <text:p>-29.8994</text:p>
          </table:table-cell>
          <table:table-cell office:value-type="float" office:value="-26.3358" calcext:value-type="float">
            <text:p>-26.3358</text:p>
          </table:table-cell>
          <table:table-cell office:value-type="float" office:value="-75.1648" calcext:value-type="float">
            <text:p>-75.1648</text:p>
          </table:table-cell>
          <table:table-cell office:value-type="float" office:value="-76.7072" calcext:value-type="float">
            <text:p>-76.7072</text:p>
          </table:table-cell>
          <table:table-cell office:value-type="float" office:value="-75.1718" calcext:value-type="float">
            <text:p>-75.1718</text:p>
          </table:table-cell>
          <table:table-cell office:value-type="float" office:value="-46.2586" calcext:value-type="float">
            <text:p>-46.2586</text:p>
          </table:table-cell>
          <table:table-cell office:value-type="float" office:value="951" calcext:value-type="float">
            <text:p>951</text:p>
          </table:table-cell>
          <table:table-cell office:value-type="float" office:value="227.433" calcext:value-type="float">
            <text:p>227.433</text:p>
          </table:table-cell>
          <table:table-cell office:value-type="float" office:value="-28.1335" calcext:value-type="float">
            <text:p>-28.1335</text:p>
          </table:table-cell>
          <table:table-cell office:value-type="float" office:value="-29.4582" calcext:value-type="float">
            <text:p>-29.4582</text:p>
          </table:table-cell>
          <table:table-cell office:value-type="float" office:value="5.26939" calcext:value-type="float">
            <text:p>5.26939</text:p>
          </table:table-cell>
          <table:table-cell office:value-type="float" office:value="-62.0643" calcext:value-type="float">
            <text:p>-62.0643</text:p>
          </table:table-cell>
          <table:table-cell office:value-type="float" office:value="73.6447" calcext:value-type="float">
            <text:p>73.6447</text:p>
          </table:table-cell>
          <table:table-cell office:value-type="float" office:value="15.6554" calcext:value-type="float">
            <text:p>15.6554</text:p>
          </table:table-cell>
          <table:table-cell office:value-type="float" office:value="9.4296" calcext:value-type="float">
            <text:p>9.4296</text:p>
          </table:table-cell>
          <table:table-cell office:value-type="float" office:value="5.75168" calcext:value-type="float">
            <text:p>5.75168</text:p>
          </table:table-cell>
          <table:table-cell office:value-type="float" office:value="5.35635" calcext:value-type="float">
            <text:p>5.35635</text:p>
          </table:table-cell>
          <table:table-cell office:value-type="float" office:value="1.32467" calcext:value-type="float">
            <text:p>1.32467</text:p>
          </table:table-cell>
          <table:table-cell office:value-type="float" office:value="-2.13964" calcext:value-type="float">
            <text:p>-2.13964</text:p>
          </table:table-cell>
          <table:table-cell office:value-type="float" office:value="-24.9821" calcext:value-type="float">
            <text:p>-24.9821</text:p>
          </table:table-cell>
          <table:table-cell office:value-type="float" office:value="4" calcext:value-type="float">
            <text:p>4</text:p>
          </table:table-cell>
          <table:table-cell office:value-type="float" office:value="-26.3358" calcext:value-type="float">
            <text:p>-26.3358</text:p>
          </table:table-cell>
          <table:table-cell office:value-type="float" office:value="-61.5054" calcext:value-type="float">
            <text:p>-61.5054</text:p>
          </table:table-cell>
          <table:table-cell office:value-type="float" office:value="70.8374" calcext:value-type="float">
            <text:p>70.8374</text:p>
          </table:table-cell>
          <table:table-cell office:value-type="float" office:value="17.0091" calcext:value-type="float">
            <text:p>17.0091</text:p>
          </table:table-cell>
          <table:table-cell office:value-type="float" office:value="9.43919" calcext:value-type="float">
            <text:p>9.43919</text:p>
          </table:table-cell>
          <table:table-cell office:value-type="float" office:value="5.28886" calcext:value-type="float">
            <text:p>5.28886</text:p>
          </table:table-cell>
          <table:table-cell office:value-type="float" office:value="4.85142" calcext:value-type="float">
            <text:p>4.85142</text:p>
          </table:table-cell>
          <table:table-cell office:value-type="float" office:value="-26.3898" calcext:value-type="float">
            <text:p>-26.3898</text:p>
          </table:table-cell>
          <table:table-cell office:value-type="float" office:value="3.12976" calcext:value-type="float">
            <text:p>3.12976</text:p>
          </table:table-cell>
          <table:table-cell office:value-type="float" office:value="-58.4132" calcext:value-type="float">
            <text:p>-58.4132</text:p>
          </table:table-cell>
          <table:table-cell office:value-type="float" office:value="49.4848" calcext:value-type="float">
            <text:p>49.4848</text:p>
          </table:table-cell>
          <table:table-cell office:value-type="float" office:value="18" calcext:value-type="float">
            <text:p>18</text:p>
          </table:table-cell>
          <table:table-cell office:value-type="float" office:value="0.88" calcext:value-type="float">
            <text:p>0.88</text:p>
          </table:table-cell>
          <table:table-cell office:value-type="float" office:value="9.4102" calcext:value-type="float">
            <text:p>9.4102</text:p>
          </table:table-cell>
          <table:table-cell office:value-type="float" office:value="1.94243" calcext:value-type="float">
            <text:p>1.94243</text:p>
          </table:table-cell>
          <table:table-cell office:value-type="float" office:value="1.1847" calcext:value-type="float">
            <text:p>1.1847</text:p>
          </table:table-cell>
          <table:table-cell/>
          <table:table-cell office:value-type="string" calcext:value-type="string">
            <text:p>design_233</text:p>
          </table:table-cell>
          <table:table-cell office:value-type="string" calcext:value-type="string">
            <text:p>Left</text:p>
          </table:table-cell>
          <table:table-cell office:value-type="float" office:value="-30.4486" calcext:value-type="float">
            <text:p>-30.4486</text:p>
          </table:table-cell>
          <table:table-cell office:value-type="float" office:value="-0.00289999999999679" calcext:value-type="float">
            <text:p>-0.002899999999997</text:p>
          </table:table-cell>
          <table:table-cell office:value-type="float" office:value="0.551999999999993" calcext:value-type="float">
            <text:p>0.551999999999993</text:p>
          </table:table-cell>
          <table:table-cell office:value-type="float" office:value="-1.5354" calcext:value-type="float">
            <text:p>-1.5354</text:p>
          </table:table-cell>
          <table:table-cell office:value-type="float" office:value="-0.00220000000000198" calcext:value-type="float">
            <text:p>-0.002200000000002</text:p>
          </table:table-cell>
          <table:table-cell office:value-type="float" office:value="-2.02600000000001" calcext:value-type="float">
            <text:p>-2.02600000000001</text:p>
          </table:table-cell>
          <table:table-cell office:value-type="float" office:value="-3.5636" calcext:value-type="float">
            <text:p>-3.5636</text:p>
          </table:table-cell>
          <table:table-cell office:value-type="float" office:value="2.13963" calcext:value-type="float">
            <text:p>2.13963</text:p>
          </table:table-cell>
          <table:table-cell office:value-type="float" office:value="-987.15" calcext:value-type="float">
            <text:p>-987.15</text:p>
          </table:table-cell>
          <table:table-cell office:value-type="float" office:value="24.1599" calcext:value-type="float">
            <text:p>24.1599</text:p>
          </table:table-cell>
          <table:table-cell office:value-type="float" office:value="0.019400000000001" calcext:value-type="float">
            <text:p>0.019400000000001</text:p>
          </table:table-cell>
          <table:table-cell office:value-type="float" office:value="-2.3446" calcext:value-type="float">
            <text:p>-2.3446</text:p>
          </table:table-cell>
          <table:table-cell office:value-type="float" office:value="4.17165" calcext:value-type="float">
            <text:p>4.17165</text:p>
          </table:table-cell>
          <table:table-cell office:value-type="float" office:value="0.9102" calcext:value-type="float">
            <text:p>0.9102</text:p>
          </table:table-cell>
          <table:table-cell office:value-type="float" office:value="0.929600000000001" calcext:value-type="float">
            <text:p>0.929600000000001</text:p>
          </table:table-cell>
          <table:table-cell office:value-type="float" office:value="0.019400000000001" calcext:value-type="float">
            <text:p>0.019400000000001</text:p>
          </table:table-cell>
          <table:table-cell office:value-type="float" office:value="0" calcext:value-type="float">
            <text:p>0</text:p>
          </table:table-cell>
          <table:table-cell office:value-type="float" office:value="-0.23446" calcext:value-type="float">
            <text:p>-0.23446</text:p>
          </table:table-cell>
          <table:table-cell office:value-type="float" office:value="0.23446" calcext:value-type="float">
            <text:p>0.23446</text:p>
          </table:table-cell>
          <table:table-cell office:value-type="float" office:value="0.489285688238377" calcext:value-type="float">
            <text:p>0.489285688238377</text:p>
          </table:table-cell>
          <table:table-cell office:value-type="float" office:value="0.741006114872925" calcext:value-type="float">
            <text:p>0.741006114872925</text:p>
          </table:table-cell>
          <table:table-cell office:value-type="float" office:value="0.251720426634549" calcext:value-type="float">
            <text:p>0.251720426634549</text:p>
          </table:table-cell>
          <table:table-cell office:value-type="float" office:value="0.190361322982316" calcext:value-type="float">
            <text:p>0.190361322982316</text:p>
          </table:table-cell>
          <table:table-cell office:value-type="float" office:value="0.899018125605178" calcext:value-type="float">
            <text:p>0.899018125605178</text:p>
          </table:table-cell>
          <table:table-cell office:value-type="float" office:value="0.708656802622862" calcext:value-type="float">
            <text:p>0.708656802622862</text:p>
          </table:table-cell>
          <table:table-cell office:value-type="float" office:value="0.787975563509895" calcext:value-type="float">
            <text:p>0.787975563509895</text:p>
          </table:table-cell>
        </table:table-row>
        <table:table-row table:style-name="ro1">
          <table:table-cell table:number-columns-repeated="91"/>
        </table:table-row>
        <table:table-row table:style-name="ro1">
          <table:table-cell office:value-type="string" calcext:value-type="string">
            <text:p>Best Right</text:p>
          </table:table-cell>
          <table:table-cell table:number-columns-repeated="9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YTLLIALLFVLLSFLILI</text:p>
          </table:table-cell>
          <table:table-cell office:value-type="float" office:value="3.3001200220022E+019" calcext:value-type="float">
            <text:p>3.3001200220022E+019</text:p>
          </table:table-cell>
          <table:table-cell office:value-type="float" office:value="1.1001100110011E+017" calcext:value-type="float">
            <text:p>1.1001100110011E+017</text:p>
          </table:table-cell>
          <table:table-cell office:value-type="string" calcext:value-type="string">
            <text:p>L--YTL-IA--FV--SF--LI</text:p>
          </table:table-cell>
          <table:table-cell office:value-type="float" office:value="1666670000" calcext:value-type="float">
            <text:p>1666670000</text:p>
          </table:table-cell>
          <table:table-cell office:value-type="float" office:value="3813.87" calcext:value-type="float">
            <text:p>3813.87</text:p>
          </table:table-cell>
          <table:table-cell office:value-type="float" office:value="340.605" calcext:value-type="float">
            <text:p>340.605</text:p>
          </table:table-cell>
          <table:table-cell office:value-type="float" office:value="-368.765" calcext:value-type="float">
            <text:p>-368.765</text:p>
          </table:table-cell>
          <table:table-cell office:value-type="float" office:value="-368.702" calcext:value-type="float">
            <text:p>-368.702</text:p>
          </table:table-cell>
          <table:table-cell office:value-type="float" office:value="-28.1603" calcext:value-type="float">
            <text:p>-28.1603</text:p>
          </table:table-cell>
          <table:table-cell office:value-type="float" office:value="-66.9456" calcext:value-type="float">
            <text:p>-66.9456</text:p>
          </table:table-cell>
          <table:table-cell office:value-type="float" office:value="-68.0861" calcext:value-type="float">
            <text:p>-68.0861</text:p>
          </table:table-cell>
          <table:table-cell office:value-type="float" office:value="-66.8762" calcext:value-type="float">
            <text:p>-66.8762</text:p>
          </table:table-cell>
          <table:table-cell office:value-type="float" office:value="-60.5031" calcext:value-type="float">
            <text:p>-60.5031</text:p>
          </table:table-cell>
          <table:table-cell office:value-type="float" office:value="-241.431" calcext:value-type="float">
            <text:p>-241.431</text:p>
          </table:table-cell>
          <table:table-cell office:value-type="float" office:value="-241.014" calcext:value-type="float">
            <text:p>-241.014</text:p>
          </table:table-cell>
          <table:table-cell office:value-type="float" office:value="-241.43" calcext:value-type="float">
            <text:p>-241.43</text:p>
          </table:table-cell>
          <table:table-cell office:value-type="float" office:value="-255.771" calcext:value-type="float">
            <text:p>-255.771</text:p>
          </table:table-cell>
          <table:table-cell office:value-type="float" office:value="-28.0538" calcext:value-type="float">
            <text:p>-28.0538</text:p>
          </table:table-cell>
          <table:table-cell office:value-type="float" office:value="-340.712" calcext:value-type="float">
            <text:p>-340.712</text:p>
          </table:table-cell>
          <table:table-cell office:value-type="float" office:value="4741.75" calcext:value-type="float">
            <text:p>4741.75</text:p>
          </table:table-cell>
          <table:table-cell office:value-type="float" office:value="3835.87" calcext:value-type="float">
            <text:p>3835.87</text:p>
          </table:table-cell>
          <table:table-cell office:value-type="float" office:value="0.000399305" calcext:value-type="float">
            <text:p>0.000399305</text:p>
          </table:table-cell>
          <table:table-cell office:value-type="float" office:value="-29.1039" calcext:value-type="float">
            <text:p>-29.1039</text:p>
          </table:table-cell>
          <table:table-cell office:value-type="float" office:value="-27.9901" calcext:value-type="float">
            <text:p>-27.9901</text:p>
          </table:table-cell>
          <table:table-cell office:value-type="float" office:value="-60.3886" calcext:value-type="float">
            <text:p>-60.3886</text:p>
          </table:table-cell>
          <table:table-cell office:value-type="float" office:value="-60.7152" calcext:value-type="float">
            <text:p>-60.7152</text:p>
          </table:table-cell>
          <table:table-cell office:value-type="float" office:value="-60.3954" calcext:value-type="float">
            <text:p>-60.3954</text:p>
          </table:table-cell>
          <table:table-cell office:value-type="float" office:value="-24.4379" calcext:value-type="float">
            <text:p>-24.4379</text:p>
          </table:table-cell>
          <table:table-cell office:value-type="float" office:value="962" calcext:value-type="float">
            <text:p>962</text:p>
          </table:table-cell>
          <table:table-cell office:value-type="float" office:value="200.803" calcext:value-type="float">
            <text:p>200.803</text:p>
          </table:table-cell>
          <table:table-cell office:value-type="float" office:value="-22.5844" calcext:value-type="float">
            <text:p>-22.5844</text:p>
          </table:table-cell>
          <table:table-cell office:value-type="float" office:value="-21.3619" calcext:value-type="float">
            <text:p>-21.3619</text:p>
          </table:table-cell>
          <table:table-cell office:value-type="float" office:value="6.79837" calcext:value-type="float">
            <text:p>6.79837</text:p>
          </table:table-cell>
          <table:table-cell office:value-type="float" office:value="-47.2846" calcext:value-type="float">
            <text:p>-47.2846</text:p>
          </table:table-cell>
          <table:table-cell office:value-type="float" office:value="103.214" calcext:value-type="float">
            <text:p>103.214</text:p>
          </table:table-cell>
          <table:table-cell office:value-type="float" office:value="-44.459" calcext:value-type="float">
            <text:p>-44.459</text:p>
          </table:table-cell>
          <table:table-cell office:value-type="float" office:value="8.25452" calcext:value-type="float">
            <text:p>8.25452</text:p>
          </table:table-cell>
          <table:table-cell office:value-type="float" office:value="7.52657" calcext:value-type="float">
            <text:p>7.52657</text:p>
          </table:table-cell>
          <table:table-cell office:value-type="float" office:value="7.57478" calcext:value-type="float">
            <text:p>7.57478</text:p>
          </table:table-cell>
          <table:table-cell office:value-type="float" office:value="-1.22245" calcext:value-type="float">
            <text:p>-1.22245</text:p>
          </table:table-cell>
          <table:table-cell office:value-type="float" office:value="-4.53999" calcext:value-type="float">
            <text:p>-4.53999</text:p>
          </table:table-cell>
          <table:table-cell office:value-type="float" office:value="-27.9295" calcext:value-type="float">
            <text:p>-27.9295</text:p>
          </table:table-cell>
          <table:table-cell office:value-type="float" office:value="4" calcext:value-type="float">
            <text:p>4</text:p>
          </table:table-cell>
          <table:table-cell office:value-type="float" office:value="-27.9901" calcext:value-type="float">
            <text:p>-27.9901</text:p>
          </table:table-cell>
          <table:table-cell office:value-type="float" office:value="-47.4067" calcext:value-type="float">
            <text:p>-47.4067</text:p>
          </table:table-cell>
          <table:table-cell office:value-type="float" office:value="103.78" calcext:value-type="float">
            <text:p>103.78</text:p>
          </table:table-cell>
          <table:table-cell office:value-type="float" office:value="-44.3713" calcext:value-type="float">
            <text:p>-44.3713</text:p>
          </table:table-cell>
          <table:table-cell office:value-type="float" office:value="8.44771" calcext:value-type="float">
            <text:p>8.44771</text:p>
          </table:table-cell>
          <table:table-cell office:value-type="float" office:value="7.62134" calcext:value-type="float">
            <text:p>7.62134</text:p>
          </table:table-cell>
          <table:table-cell office:value-type="float" office:value="7.67805" calcext:value-type="float">
            <text:p>7.67805</text:p>
          </table:table-cell>
          <table:table-cell office:value-type="float" office:value="-28.0538" calcext:value-type="float">
            <text:p>-28.0538</text:p>
          </table:table-cell>
          <table:table-cell office:value-type="float" office:value="2.25838" calcext:value-type="float">
            <text:p>2.25838</text:p>
          </table:table-cell>
          <table:table-cell office:value-type="float" office:value="-47.0701" calcext:value-type="float">
            <text:p>-47.0701</text:p>
          </table:table-cell>
          <table:table-cell office:value-type="float" office:value="89.8712" calcext:value-type="float">
            <text:p>89.8712</text:p>
          </table:table-cell>
          <table:table-cell office:value-type="float" office:value="-37.7557" calcext:value-type="float">
            <text:p>-37.7557</text:p>
          </table:table-cell>
          <table:table-cell office:value-type="float" office:value="0.98" calcext:value-type="float">
            <text:p>0.98</text:p>
          </table:table-cell>
          <table:table-cell office:value-type="float" office:value="8.5925" calcext:value-type="float">
            <text:p>8.5925</text:p>
          </table:table-cell>
          <table:table-cell office:value-type="float" office:value="5.69313" calcext:value-type="float">
            <text:p>5.69313</text:p>
          </table:table-cell>
          <table:table-cell office:value-type="float" office:value="5.5412" calcext:value-type="float">
            <text:p>5.5412</text:p>
          </table:table-cell>
          <table:table-cell/>
          <table:table-cell office:value-type="string" calcext:value-type="string">
            <text:p>design_540</text:p>
          </table:table-cell>
          <table:table-cell office:value-type="string" calcext:value-type="string">
            <text:p>Right</text:p>
          </table:table-cell>
          <table:table-cell office:value-type="float" office:value="-36.2773" calcext:value-type="float">
            <text:p>-36.2773</text:p>
          </table:table-cell>
          <table:table-cell office:value-type="float" office:value="-7.583" calcext:value-type="float">
            <text:p>-7.583</text:p>
          </table:table-cell>
          <table:table-cell office:value-type="float" office:value="14.757" calcext:value-type="float">
            <text:p>14.757</text:p>
          </table:table-cell>
          <table:table-cell office:value-type="float" office:value="-0.319800000000001" calcext:value-type="float">
            <text:p>-0.319800000000001</text:p>
          </table:table-cell>
          <table:table-cell office:value-type="float" office:value="-1.2099" calcext:value-type="float">
            <text:p>-1.2099</text:p>
          </table:table-cell>
          <table:table-cell office:value-type="float" office:value="0.415999999999997" calcext:value-type="float">
            <text:p>0.415999999999997</text:p>
          </table:table-cell>
          <table:table-cell office:value-type="float" office:value="-1.1138" calcext:value-type="float">
            <text:p>-1.1138</text:p>
          </table:table-cell>
          <table:table-cell office:value-type="float" office:value="4.53999" calcext:value-type="float">
            <text:p>4.53999</text:p>
          </table:table-cell>
          <table:table-cell office:value-type="float" office:value="-927.88" calcext:value-type="float">
            <text:p>-927.88</text:p>
          </table:table-cell>
          <table:table-cell office:value-type="float" office:value="13.3428" calcext:value-type="float">
            <text:p>13.3428</text:p>
          </table:table-cell>
          <table:table-cell office:value-type="float" office:value="-0.33798" calcext:value-type="float">
            <text:p>-0.33798</text:p>
          </table:table-cell>
          <table:table-cell office:value-type="float" office:value="-6.70330000000001" calcext:value-type="float">
            <text:p>-6.70330000000001</text:p>
          </table:table-cell>
          <table:table-cell office:value-type="float" office:value="2.03358" calcext:value-type="float">
            <text:p>2.03358</text:p>
          </table:table-cell>
          <table:table-cell office:value-type="float" office:value="0.592499999999999" calcext:value-type="float">
            <text:p>0.592499999999999</text:p>
          </table:table-cell>
          <table:table-cell office:value-type="float" office:value="0.254519999999999" calcext:value-type="float">
            <text:p>0.254519999999999</text:p>
          </table:table-cell>
          <table:table-cell office:value-type="float" office:value="0.33798" calcext:value-type="float">
            <text:p>0.33798</text:p>
          </table:table-cell>
          <table:table-cell office:value-type="float" office:value="0.72443" calcext:value-type="float">
            <text:p>0.72443</text:p>
          </table:table-cell>
          <table:table-cell office:value-type="float" office:value="0.0540999999999997" calcext:value-type="float">
            <text:p>0.0541</text:p>
          </table:table-cell>
          <table:table-cell office:value-type="float" office:value="0.670330000000001" calcext:value-type="float">
            <text:p>0.670330000000001</text:p>
          </table:table-cell>
          <table:table-cell office:value-type="float" office:value="1" calcext:value-type="float">
            <text:p>1</text:p>
          </table:table-cell>
          <table:table-cell office:value-type="float" office:value="1.31237240836814" calcext:value-type="float">
            <text:p>1.31237240836814</text:p>
          </table:table-cell>
          <table:table-cell office:value-type="float" office:value="0.312372408368138" calcext:value-type="float">
            <text:p>0.312372408368138</text:p>
          </table:table-cell>
          <table:table-cell office:value-type="float" office:value="0.931675198648672" calcext:value-type="float">
            <text:p>0.931675198648672</text:p>
          </table:table-cell>
          <table:table-cell office:value-type="float" office:value="1.28218970301808" calcext:value-type="float">
            <text:p>1.28218970301808</text:p>
          </table:table-cell>
          <table:table-cell office:value-type="float" office:value="0.350514504369409" calcext:value-type="float">
            <text:p>0.350514504369409</text:p>
          </table:table-cell>
          <table:table-cell office:value-type="float" office:value="0.885443238487394" calcext:value-type="float">
            <text:p>0.88544323848739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LYTLLVFLLTILLSALILI</text:p>
          </table:table-cell>
          <table:table-cell office:value-type="float" office:value="3.3002200130032E+019" calcext:value-type="float">
            <text:p>3.3002200130032E+019</text:p>
          </table:table-cell>
          <table:table-cell office:value-type="float" office:value="1.1001100110011E+017" calcext:value-type="float">
            <text:p>1.1001100110011E+017</text:p>
          </table:table-cell>
          <table:table-cell office:value-type="string" calcext:value-type="string">
            <text:p>L--YT--VFL-TI--SA--LI</text:p>
          </table:table-cell>
          <table:table-cell office:value-type="float" office:value="1666660000" calcext:value-type="float">
            <text:p>1666660000</text:p>
          </table:table-cell>
          <table:table-cell office:value-type="float" office:value="4016.13" calcext:value-type="float">
            <text:p>4016.13</text:p>
          </table:table-cell>
          <table:table-cell office:value-type="float" office:value="356.192" calcext:value-type="float">
            <text:p>356.192</text:p>
          </table:table-cell>
          <table:table-cell office:value-type="float" office:value="-386.962" calcext:value-type="float">
            <text:p>-386.962</text:p>
          </table:table-cell>
          <table:table-cell office:value-type="float" office:value="-386.911" calcext:value-type="float">
            <text:p>-386.911</text:p>
          </table:table-cell>
          <table:table-cell office:value-type="float" office:value="-30.7695" calcext:value-type="float">
            <text:p>-30.7695</text:p>
          </table:table-cell>
          <table:table-cell office:value-type="float" office:value="-91.3993" calcext:value-type="float">
            <text:p>-91.3993</text:p>
          </table:table-cell>
          <table:table-cell office:value-type="float" office:value="-91.3792" calcext:value-type="float">
            <text:p>-91.3792</text:p>
          </table:table-cell>
          <table:table-cell office:value-type="float" office:value="-91.3412" calcext:value-type="float">
            <text:p>-91.3412</text:p>
          </table:table-cell>
          <table:table-cell office:value-type="float" office:value="-74.3451" calcext:value-type="float">
            <text:p>-74.3451</text:p>
          </table:table-cell>
          <table:table-cell office:value-type="float" office:value="-244.073" calcext:value-type="float">
            <text:p>-244.073</text:p>
          </table:table-cell>
          <table:table-cell office:value-type="float" office:value="-245.342" calcext:value-type="float">
            <text:p>-245.342</text:p>
          </table:table-cell>
          <table:table-cell office:value-type="float" office:value="-244.072" calcext:value-type="float">
            <text:p>-244.072</text:p>
          </table:table-cell>
          <table:table-cell office:value-type="float" office:value="-253.264" calcext:value-type="float">
            <text:p>-253.264</text:p>
          </table:table-cell>
          <table:table-cell office:value-type="float" office:value="-24.4423" calcext:value-type="float">
            <text:p>-24.4423</text:p>
          </table:table-cell>
          <table:table-cell office:value-type="float" office:value="-362.519" calcext:value-type="float">
            <text:p>-362.519</text:p>
          </table:table-cell>
          <table:table-cell office:value-type="float" office:value="4609.06" calcext:value-type="float">
            <text:p>4609.06</text:p>
          </table:table-cell>
          <table:table-cell office:value-type="float" office:value="4002.7" calcext:value-type="float">
            <text:p>4002.7</text:p>
          </table:table-cell>
          <table:table-cell office:value-type="float" office:value="0.00026892" calcext:value-type="float">
            <text:p>0.00026892</text:p>
          </table:table-cell>
          <table:table-cell office:value-type="float" office:value="-25.9439" calcext:value-type="float">
            <text:p>-25.9439</text:p>
          </table:table-cell>
          <table:table-cell office:value-type="float" office:value="-24.3914" calcext:value-type="float">
            <text:p>-24.3914</text:p>
          </table:table-cell>
          <table:table-cell office:value-type="float" office:value="-51.4897" calcext:value-type="float">
            <text:p>-51.4897</text:p>
          </table:table-cell>
          <table:table-cell office:value-type="float" office:value="-51.7425" calcext:value-type="float">
            <text:p>-51.7425</text:p>
          </table:table-cell>
          <table:table-cell office:value-type="float" office:value="-51.4975" calcext:value-type="float">
            <text:p>-51.4975</text:p>
          </table:table-cell>
          <table:table-cell office:value-type="float" office:value="-34.9106" calcext:value-type="float">
            <text:p>-34.9106</text:p>
          </table:table-cell>
          <table:table-cell office:value-type="float" office:value="968" calcext:value-type="float">
            <text:p>968</text:p>
          </table:table-cell>
          <table:table-cell office:value-type="float" office:value="543.811" calcext:value-type="float">
            <text:p>543.811</text:p>
          </table:table-cell>
          <table:table-cell office:value-type="float" office:value="-23.8761" calcext:value-type="float">
            <text:p>-23.8761</text:p>
          </table:table-cell>
          <table:table-cell office:value-type="float" office:value="-27.5669" calcext:value-type="float">
            <text:p>-27.5669</text:p>
          </table:table-cell>
          <table:table-cell office:value-type="float" office:value="3.20259" calcext:value-type="float">
            <text:p>3.20259</text:p>
          </table:table-cell>
          <table:table-cell office:value-type="float" office:value="-72.4694" calcext:value-type="float">
            <text:p>-72.4694</text:p>
          </table:table-cell>
          <table:table-cell office:value-type="float" office:value="62.9141" calcext:value-type="float">
            <text:p>62.9141</text:p>
          </table:table-cell>
          <table:table-cell office:value-type="float" office:value="-36.543" calcext:value-type="float">
            <text:p>-36.543</text:p>
          </table:table-cell>
          <table:table-cell office:value-type="float" office:value="8.4708" calcext:value-type="float">
            <text:p>8.4708</text:p>
          </table:table-cell>
          <table:table-cell office:value-type="float" office:value="5.86381" calcext:value-type="float">
            <text:p>5.86381</text:p>
          </table:table-cell>
          <table:table-cell office:value-type="float" office:value="5.30752" calcext:value-type="float">
            <text:p>5.30752</text:p>
          </table:table-cell>
          <table:table-cell office:value-type="float" office:value="3.69075" calcext:value-type="float">
            <text:p>3.69075</text:p>
          </table:table-cell>
          <table:table-cell office:value-type="float" office:value="1.96379" calcext:value-type="float">
            <text:p>1.96379</text:p>
          </table:table-cell>
          <table:table-cell office:value-type="float" office:value="-25.3427" calcext:value-type="float">
            <text:p>-25.3427</text:p>
          </table:table-cell>
          <table:table-cell office:value-type="float" office:value="4" calcext:value-type="float">
            <text:p>4</text:p>
          </table:table-cell>
          <table:table-cell office:value-type="float" office:value="-24.3914" calcext:value-type="float">
            <text:p>-24.3914</text:p>
          </table:table-cell>
          <table:table-cell office:value-type="float" office:value="-73.4859" calcext:value-type="float">
            <text:p>-73.4859</text:p>
          </table:table-cell>
          <table:table-cell office:value-type="float" office:value="59.796" calcext:value-type="float">
            <text:p>59.796</text:p>
          </table:table-cell>
          <table:table-cell office:value-type="float" office:value="-36.7983" calcext:value-type="float">
            <text:p>-36.7983</text:p>
          </table:table-cell>
          <table:table-cell office:value-type="float" office:value="8.28106" calcext:value-type="float">
            <text:p>8.28106</text:p>
          </table:table-cell>
          <table:table-cell office:value-type="float" office:value="5.59534" calcext:value-type="float">
            <text:p>5.59534</text:p>
          </table:table-cell>
          <table:table-cell office:value-type="float" office:value="4.99228" calcext:value-type="float">
            <text:p>4.99228</text:p>
          </table:table-cell>
          <table:table-cell office:value-type="float" office:value="-24.4423" calcext:value-type="float">
            <text:p>-24.4423</text:p>
          </table:table-cell>
          <table:table-cell office:value-type="float" office:value="5.16639" calcext:value-type="float">
            <text:p>5.16639</text:p>
          </table:table-cell>
          <table:table-cell office:value-type="float" office:value="-74.9293" calcext:value-type="float">
            <text:p>-74.9293</text:p>
          </table:table-cell>
          <table:table-cell office:value-type="float" office:value="48.454" calcext:value-type="float">
            <text:p>48.454</text:p>
          </table:table-cell>
          <table:table-cell office:value-type="float" office:value="-37.4428" calcext:value-type="float">
            <text:p>-37.4428</text:p>
          </table:table-cell>
          <table:table-cell office:value-type="float" office:value="0.93" calcext:value-type="float">
            <text:p>0.93</text:p>
          </table:table-cell>
          <table:table-cell office:value-type="float" office:value="8.8797" calcext:value-type="float">
            <text:p>8.8797</text:p>
          </table:table-cell>
          <table:table-cell office:value-type="float" office:value="4.28069" calcext:value-type="float">
            <text:p>4.28069</text:p>
          </table:table-cell>
          <table:table-cell office:value-type="float" office:value="3.5075" calcext:value-type="float">
            <text:p>3.5075</text:p>
          </table:table-cell>
          <table:table-cell/>
          <table:table-cell office:value-type="string" calcext:value-type="string">
            <text:p>design_491</text:p>
          </table:table-cell>
          <table:table-cell office:value-type="string" calcext:value-type="string">
            <text:p>Right</text:p>
          </table:table-cell>
          <table:table-cell office:value-type="float" office:value="-16.8319" calcext:value-type="float">
            <text:p>-16.8319</text:p>
          </table:table-cell>
          <table:table-cell office:value-type="float" office:value="-17.0341" calcext:value-type="float">
            <text:p>-17.0341</text:p>
          </table:table-cell>
          <table:table-cell office:value-type="float" office:value="7.922" calcext:value-type="float">
            <text:p>7.922</text:p>
          </table:table-cell>
          <table:table-cell office:value-type="float" office:value="-0.244999999999997" calcext:value-type="float">
            <text:p>-0.244999999999997</text:p>
          </table:table-cell>
          <table:table-cell office:value-type="float" office:value="-0.0379999999999967" calcext:value-type="float">
            <text:p>-0.037999999999997</text:p>
          </table:table-cell>
          <table:table-cell office:value-type="float" office:value="-1.27000000000001" calcext:value-type="float">
            <text:p>-1.27000000000001</text:p>
          </table:table-cell>
          <table:table-cell office:value-type="float" office:value="-1.5525" calcext:value-type="float">
            <text:p>-1.5525</text:p>
          </table:table-cell>
          <table:table-cell office:value-type="float" office:value="-1.9638" calcext:value-type="float">
            <text:p>-1.9638</text:p>
          </table:table-cell>
          <table:table-cell office:value-type="float" office:value="-592.93" calcext:value-type="float">
            <text:p>-592.93</text:p>
          </table:table-cell>
          <table:table-cell office:value-type="float" office:value="14.4601" calcext:value-type="float">
            <text:p>14.4601</text:p>
          </table:table-cell>
          <table:table-cell office:value-type="float" office:value="-0.408899999999999" calcext:value-type="float">
            <text:p>-0.408899999999999</text:p>
          </table:table-cell>
          <table:table-cell office:value-type="float" office:value="0.899799999999999" calcext:value-type="float">
            <text:p>0.899799999999999</text:p>
          </table:table-cell>
          <table:table-cell office:value-type="float" office:value="1.80002" calcext:value-type="float">
            <text:p>1.80002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470800000000001" calcext:value-type="float">
            <text:p>0.470800000000001</text:p>
          </table:table-cell>
          <table:table-cell office:value-type="float" office:value="0.408899999999999" calcext:value-type="float">
            <text:p>0.408899999999999</text:p>
          </table:table-cell>
          <table:table-cell office:value-type="float" office:value="0.75572" calcext:value-type="float">
            <text:p>0.75572</text:p>
          </table:table-cell>
          <table:table-cell office:value-type="float" office:value="0.8457" calcext:value-type="float">
            <text:p>0.8457</text:p>
          </table:table-cell>
          <table:table-cell office:value-type="float" office:value="0.08998" calcext:value-type="float">
            <text:p>0.08998</text:p>
          </table:table-cell>
          <table:table-cell office:value-type="float" office:value="0.0303691495139813" calcext:value-type="float">
            <text:p>0.030369149513981</text:p>
          </table:table-cell>
          <table:table-cell office:value-type="float" office:value="0.36889901297923" calcext:value-type="float">
            <text:p>0.36889901297923</text:p>
          </table:table-cell>
          <table:table-cell office:value-type="float" office:value="0.338529863465248" calcext:value-type="float">
            <text:p>0.338529863465248</text:p>
          </table:table-cell>
          <table:table-cell office:value-type="float" office:value="0.581140010686523" calcext:value-type="float">
            <text:p>0.581140010686523</text:p>
          </table:table-cell>
          <table:table-cell office:value-type="float" office:value="0.891397349052864" calcext:value-type="float">
            <text:p>0.891397349052864</text:p>
          </table:table-cell>
          <table:table-cell office:value-type="float" office:value="0.310257338366341" calcext:value-type="float">
            <text:p>0.310257338366341</text:p>
          </table:table-cell>
          <table:table-cell office:value-type="float" office:value="0.621415879156596" calcext:value-type="float">
            <text:p>0.62141587915659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SYLLVILLAFLLTFLILI</text:p>
          </table:table-cell>
          <table:table-cell office:value-type="float" office:value="1.33002300220021E+020" calcext:value-type="float">
            <text:p>1.33002300220021E+020</text:p>
          </table:table-cell>
          <table:table-cell office:value-type="float" office:value="1.1001100110011E+017" calcext:value-type="float">
            <text:p>1.1001100110011E+017</text:p>
          </table:table-cell>
          <table:table-cell office:value-type="string" calcext:value-type="string">
            <text:p>L--SY--VI--AF-LTF--LI</text:p>
          </table:table-cell>
          <table:table-cell office:value-type="float" office:value="1666670000" calcext:value-type="float">
            <text:p>1666670000</text:p>
          </table:table-cell>
          <table:table-cell office:value-type="float" office:value="3809.77" calcext:value-type="float">
            <text:p>3809.77</text:p>
          </table:table-cell>
          <table:table-cell office:value-type="float" office:value="350.263" calcext:value-type="float">
            <text:p>350.263</text:p>
          </table:table-cell>
          <table:table-cell office:value-type="float" office:value="-374.095" calcext:value-type="float">
            <text:p>-374.095</text:p>
          </table:table-cell>
          <table:table-cell office:value-type="float" office:value="-374.026" calcext:value-type="float">
            <text:p>-374.026</text:p>
          </table:table-cell>
          <table:table-cell office:value-type="float" office:value="-23.8327" calcext:value-type="float">
            <text:p>-23.8327</text:p>
          </table:table-cell>
          <table:table-cell office:value-type="float" office:value="-77.0164" calcext:value-type="float">
            <text:p>-77.0164</text:p>
          </table:table-cell>
          <table:table-cell office:value-type="float" office:value="-76.7112" calcext:value-type="float">
            <text:p>-76.7112</text:p>
          </table:table-cell>
          <table:table-cell office:value-type="float" office:value="-76.9421" calcext:value-type="float">
            <text:p>-76.9421</text:p>
          </table:table-cell>
          <table:table-cell office:value-type="float" office:value="-58.8979" calcext:value-type="float">
            <text:p>-58.8979</text:p>
          </table:table-cell>
          <table:table-cell office:value-type="float" office:value="-239.846" calcext:value-type="float">
            <text:p>-239.846</text:p>
          </table:table-cell>
          <table:table-cell office:value-type="float" office:value="-239.921" calcext:value-type="float">
            <text:p>-239.921</text:p>
          </table:table-cell>
          <table:table-cell office:value-type="float" office:value="-239.844" calcext:value-type="float">
            <text:p>-239.844</text:p>
          </table:table-cell>
          <table:table-cell office:value-type="float" office:value="-261.391" calcext:value-type="float">
            <text:p>-261.391</text:p>
          </table:table-cell>
          <table:table-cell office:value-type="float" office:value="-24.8699" calcext:value-type="float">
            <text:p>-24.8699</text:p>
          </table:table-cell>
          <table:table-cell office:value-type="float" office:value="-349.225" calcext:value-type="float">
            <text:p>-349.225</text:p>
          </table:table-cell>
          <table:table-cell office:value-type="float" office:value="4656.32" calcext:value-type="float">
            <text:p>4656.32</text:p>
          </table:table-cell>
          <table:table-cell office:value-type="float" office:value="3823.57" calcext:value-type="float">
            <text:p>3823.57</text:p>
          </table:table-cell>
          <table:table-cell office:value-type="float" office:value="0.000399305" calcext:value-type="float">
            <text:p>0.000399305</text:p>
          </table:table-cell>
          <table:table-cell office:value-type="float" office:value="-25.552" calcext:value-type="float">
            <text:p>-25.552</text:p>
          </table:table-cell>
          <table:table-cell office:value-type="float" office:value="-24.8011" calcext:value-type="float">
            <text:p>-24.8011</text:p>
          </table:table-cell>
          <table:table-cell office:value-type="float" office:value="-57.2331" calcext:value-type="float">
            <text:p>-57.2331</text:p>
          </table:table-cell>
          <table:table-cell office:value-type="float" office:value="-58.1454" calcext:value-type="float">
            <text:p>-58.1454</text:p>
          </table:table-cell>
          <table:table-cell office:value-type="float" office:value="-57.2404" calcext:value-type="float">
            <text:p>-57.2404</text:p>
          </table:table-cell>
          <table:table-cell office:value-type="float" office:value="-28.9365" calcext:value-type="float">
            <text:p>-28.9365</text:p>
          </table:table-cell>
          <table:table-cell office:value-type="float" office:value="931" calcext:value-type="float">
            <text:p>931</text:p>
          </table:table-cell>
          <table:table-cell office:value-type="float" office:value="235.672" calcext:value-type="float">
            <text:p>235.672</text:p>
          </table:table-cell>
          <table:table-cell office:value-type="float" office:value="-15.8187" calcext:value-type="float">
            <text:p>-15.8187</text:p>
          </table:table-cell>
          <table:table-cell office:value-type="float" office:value="-17.0343" calcext:value-type="float">
            <text:p>-17.0343</text:p>
          </table:table-cell>
          <table:table-cell office:value-type="float" office:value="6.79837" calcext:value-type="float">
            <text:p>6.79837</text:p>
          </table:table-cell>
          <table:table-cell office:value-type="float" office:value="-57.212" calcext:value-type="float">
            <text:p>-57.212</text:p>
          </table:table-cell>
          <table:table-cell office:value-type="float" office:value="59.0213" calcext:value-type="float">
            <text:p>59.0213</text:p>
          </table:table-cell>
          <table:table-cell office:value-type="float" office:value="-45.3922" calcext:value-type="float">
            <text:p>-45.3922</text:p>
          </table:table-cell>
          <table:table-cell office:value-type="float" office:value="8.88685" calcext:value-type="float">
            <text:p>8.88685</text:p>
          </table:table-cell>
          <table:table-cell office:value-type="float" office:value="3.04968" calcext:value-type="float">
            <text:p>3.04968</text:p>
          </table:table-cell>
          <table:table-cell office:value-type="float" office:value="2.435" calcext:value-type="float">
            <text:p>2.435</text:p>
          </table:table-cell>
          <table:table-cell office:value-type="float" office:value="1.21562" calcext:value-type="float">
            <text:p>1.21562</text:p>
          </table:table-cell>
          <table:table-cell office:value-type="float" office:value="-4.53999" calcext:value-type="float">
            <text:p>-4.53999</text:p>
          </table:table-cell>
          <table:table-cell office:value-type="float" office:value="-24.3088" calcext:value-type="float">
            <text:p>-24.3088</text:p>
          </table:table-cell>
          <table:table-cell office:value-type="float" office:value="4" calcext:value-type="float">
            <text:p>4</text:p>
          </table:table-cell>
          <table:table-cell office:value-type="float" office:value="-24.8011" calcext:value-type="float">
            <text:p>-24.8011</text:p>
          </table:table-cell>
          <table:table-cell office:value-type="float" office:value="-56.4887" calcext:value-type="float">
            <text:p>-56.4887</text:p>
          </table:table-cell>
          <table:table-cell office:value-type="float" office:value="60.1457" calcext:value-type="float">
            <text:p>60.1457</text:p>
          </table:table-cell>
          <table:table-cell office:value-type="float" office:value="-45.3734" calcext:value-type="float">
            <text:p>-45.3734</text:p>
          </table:table-cell>
          <table:table-cell office:value-type="float" office:value="8.99511" calcext:value-type="float">
            <text:p>8.99511</text:p>
          </table:table-cell>
          <table:table-cell office:value-type="float" office:value="3.09298" calcext:value-type="float">
            <text:p>3.09298</text:p>
          </table:table-cell>
          <table:table-cell office:value-type="float" office:value="2.49516" calcext:value-type="float">
            <text:p>2.49516</text:p>
          </table:table-cell>
          <table:table-cell office:value-type="float" office:value="-24.8699" calcext:value-type="float">
            <text:p>-24.8699</text:p>
          </table:table-cell>
          <table:table-cell office:value-type="float" office:value="2.25838" calcext:value-type="float">
            <text:p>2.25838</text:p>
          </table:table-cell>
          <table:table-cell office:value-type="float" office:value="-62.4534" calcext:value-type="float">
            <text:p>-62.4534</text:p>
          </table:table-cell>
          <table:table-cell office:value-type="float" office:value="49.6186" calcext:value-type="float">
            <text:p>49.6186</text:p>
          </table:table-cell>
          <table:table-cell office:value-type="float" office:value="-38.8077" calcext:value-type="float">
            <text:p>-38.8077</text:p>
          </table:table-cell>
          <table:table-cell office:value-type="float" office:value="0.84" calcext:value-type="float">
            <text:p>0.84</text:p>
          </table:table-cell>
          <table:table-cell office:value-type="float" office:value="8.3358" calcext:value-type="float">
            <text:p>8.3358</text:p>
          </table:table-cell>
          <table:table-cell office:value-type="float" office:value="2.56652" calcext:value-type="float">
            <text:p>2.56652</text:p>
          </table:table-cell>
          <table:table-cell office:value-type="float" office:value="1.8108" calcext:value-type="float">
            <text:p>1.8108</text:p>
          </table:table-cell>
          <table:table-cell/>
          <table:table-cell office:value-type="string" calcext:value-type="string">
            <text:p>design_557</text:p>
          </table:table-cell>
          <table:table-cell office:value-type="string" calcext:value-type="string">
            <text:p>Right</text:p>
          </table:table-cell>
          <table:table-cell office:value-type="float" office:value="-29.2089" calcext:value-type="float">
            <text:p>-29.2089</text:p>
          </table:table-cell>
          <table:table-cell office:value-type="float" office:value="-17.8133" calcext:value-type="float">
            <text:p>-17.8133</text:p>
          </table:table-cell>
          <table:table-cell office:value-type="float" office:value="21.47" calcext:value-type="float">
            <text:p>21.47</text:p>
          </table:table-cell>
          <table:table-cell office:value-type="float" office:value="-0.905000000000001" calcext:value-type="float">
            <text:p>-0.905000000000001</text:p>
          </table:table-cell>
          <table:table-cell office:value-type="float" office:value="0.230899999999991" calcext:value-type="float">
            <text:p>0.230899999999991</text:p>
          </table:table-cell>
          <table:table-cell office:value-type="float" office:value="-0.0769999999999982" calcext:value-type="float">
            <text:p>-0.076999999999998</text:p>
          </table:table-cell>
          <table:table-cell office:value-type="float" office:value="-0.750899999999998" calcext:value-type="float">
            <text:p>-0.750899999999998</text:p>
          </table:table-cell>
          <table:table-cell office:value-type="float" office:value="4.53999" calcext:value-type="float">
            <text:p>4.53999</text:p>
          </table:table-cell>
          <table:table-cell office:value-type="float" office:value="-846.55" calcext:value-type="float">
            <text:p>-846.55</text:p>
          </table:table-cell>
          <table:table-cell office:value-type="float" office:value="9.4027" calcext:value-type="float">
            <text:p>9.4027</text:p>
          </table:table-cell>
          <table:table-cell office:value-type="float" office:value="0.55105" calcext:value-type="float">
            <text:p>0.55105</text:p>
          </table:table-cell>
          <table:table-cell office:value-type="float" office:value="-6.58450000000001" calcext:value-type="float">
            <text:p>-6.58450000000001</text:p>
          </table:table-cell>
          <table:table-cell office:value-type="float" office:value="0.6242" calcext:value-type="float">
            <text:p>0.6242</text:p>
          </table:table-cell>
          <table:table-cell office:value-type="float" office:value="0.335800000000001" calcext:value-type="float">
            <text:p>0.335800000000001</text:p>
          </table:table-cell>
          <table:table-cell office:value-type="float" office:value="0.886850000000001" calcext:value-type="float">
            <text:p>0.886850000000001</text:p>
          </table:table-cell>
          <table:table-cell office:value-type="float" office:value="0.55105" calcext:value-type="float">
            <text:p>0.55105</text:p>
          </table:table-cell>
          <table:table-cell office:value-type="float" office:value="0.61923" calcext:value-type="float">
            <text:p>0.61923</text:p>
          </table:table-cell>
          <table:table-cell office:value-type="float" office:value="-0.0392200000000003" calcext:value-type="float">
            <text:p>-0.03922</text:p>
          </table:table-cell>
          <table:table-cell office:value-type="float" office:value="0.658450000000001" calcext:value-type="float">
            <text:p>0.658450000000001</text:p>
          </table:table-cell>
          <table:table-cell office:value-type="float" office:value="0.0576339595078007" calcext:value-type="float">
            <text:p>0.057633959507801</text:p>
          </table:table-cell>
          <table:table-cell office:value-type="float" office:value="0.277763470866968" calcext:value-type="float">
            <text:p>0.277763470866968</text:p>
          </table:table-cell>
          <table:table-cell office:value-type="float" office:value="0.220129511359167" calcext:value-type="float">
            <text:p>0.220129511359167</text:p>
          </table:table-cell>
          <table:table-cell office:value-type="float" office:value="0.288691245669373" calcext:value-type="float">
            <text:p>0.288691245669373</text:p>
          </table:table-cell>
          <table:table-cell office:value-type="float" office:value="0.396280400572246" calcext:value-type="float">
            <text:p>0.396280400572246</text:p>
          </table:table-cell>
          <table:table-cell office:value-type="float" office:value="0.107589154902873" calcext:value-type="float">
            <text:p>0.107589154902873</text:p>
          </table:table-cell>
          <table:table-cell office:value-type="float" office:value="0.892885733464222" calcext:value-type="float">
            <text:p>0.89288573346422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LLYTLLIALLFVLLSLLILI</text:p>
          </table:table-cell>
          <table:table-cell office:value-type="float" office:value="3.3001200220022E+019" calcext:value-type="float">
            <text:p>3.3001200220022E+019</text:p>
          </table:table-cell>
          <table:table-cell office:value-type="float" office:value="1.1001100110011E+017" calcext:value-type="float">
            <text:p>1.1001100110011E+017</text:p>
          </table:table-cell>
          <table:table-cell office:value-type="string" calcext:value-type="string">
            <text:p>L--YTL-IA--FV--SL--LI</text:p>
          </table:table-cell>
          <table:table-cell office:value-type="float" office:value="1666670000" calcext:value-type="float">
            <text:p>1666670000</text:p>
          </table:table-cell>
          <table:table-cell office:value-type="float" office:value="3820.34" calcext:value-type="float">
            <text:p>3820.34</text:p>
          </table:table-cell>
          <table:table-cell office:value-type="float" office:value="360.891" calcext:value-type="float">
            <text:p>360.891</text:p>
          </table:table-cell>
          <table:table-cell office:value-type="float" office:value="-382.449" calcext:value-type="float">
            <text:p>-382.449</text:p>
          </table:table-cell>
          <table:table-cell office:value-type="float" office:value="-382.392" calcext:value-type="float">
            <text:p>-382.392</text:p>
          </table:table-cell>
          <table:table-cell office:value-type="float" office:value="-21.5588" calcext:value-type="float">
            <text:p>-21.5588</text:p>
          </table:table-cell>
          <table:table-cell office:value-type="float" office:value="-67.0685" calcext:value-type="float">
            <text:p>-67.0685</text:p>
          </table:table-cell>
          <table:table-cell office:value-type="float" office:value="-66.8832" calcext:value-type="float">
            <text:p>-66.8832</text:p>
          </table:table-cell>
          <table:table-cell office:value-type="float" office:value="-67.006" calcext:value-type="float">
            <text:p>-67.006</text:p>
          </table:table-cell>
          <table:table-cell office:value-type="float" office:value="-60.5031" calcext:value-type="float">
            <text:p>-60.5031</text:p>
          </table:table-cell>
          <table:table-cell office:value-type="float" office:value="-240.285" calcext:value-type="float">
            <text:p>-240.285</text:p>
          </table:table-cell>
          <table:table-cell office:value-type="float" office:value="-240.516" calcext:value-type="float">
            <text:p>-240.516</text:p>
          </table:table-cell>
          <table:table-cell office:value-type="float" office:value="-240.284" calcext:value-type="float">
            <text:p>-240.284</text:p>
          </table:table-cell>
          <table:table-cell office:value-type="float" office:value="-255.031" calcext:value-type="float">
            <text:p>-255.031</text:p>
          </table:table-cell>
          <table:table-cell office:value-type="float" office:value="-21.1429" calcext:value-type="float">
            <text:p>-21.1429</text:p>
          </table:table-cell>
          <table:table-cell office:value-type="float" office:value="-361.306" calcext:value-type="float">
            <text:p>-361.306</text:p>
          </table:table-cell>
          <table:table-cell office:value-type="float" office:value="4718.56" calcext:value-type="float">
            <text:p>4718.56</text:p>
          </table:table-cell>
          <table:table-cell office:value-type="float" office:value="3847.79" calcext:value-type="float">
            <text:p>3847.79</text:p>
          </table:table-cell>
          <table:table-cell office:value-type="float" office:value="0.000859728" calcext:value-type="float">
            <text:p>0.000859728</text:p>
          </table:table-cell>
          <table:table-cell office:value-type="float" office:value="-24.4493" calcext:value-type="float">
            <text:p>-24.4493</text:p>
          </table:table-cell>
          <table:table-cell office:value-type="float" office:value="-21.0858" calcext:value-type="float">
            <text:p>-21.0858</text:p>
          </table:table-cell>
          <table:table-cell office:value-type="float" office:value="-75.0956" calcext:value-type="float">
            <text:p>-75.0956</text:p>
          </table:table-cell>
          <table:table-cell office:value-type="float" office:value="-78.357" calcext:value-type="float">
            <text:p>-78.357</text:p>
          </table:table-cell>
          <table:table-cell office:value-type="float" office:value="-75.1021" calcext:value-type="float">
            <text:p>-75.1021</text:p>
          </table:table-cell>
          <table:table-cell office:value-type="float" office:value="-45.7727" calcext:value-type="float">
            <text:p>-45.7727</text:p>
          </table:table-cell>
          <table:table-cell office:value-type="float" office:value="949" calcext:value-type="float">
            <text:p>949</text:p>
          </table:table-cell>
          <table:table-cell office:value-type="float" office:value="266.927" calcext:value-type="float">
            <text:p>266.927</text:p>
          </table:table-cell>
          <table:table-cell office:value-type="float" office:value="-17.8818" calcext:value-type="float">
            <text:p>-17.8818</text:p>
          </table:table-cell>
          <table:table-cell office:value-type="float" office:value="-19.3004" calcext:value-type="float">
            <text:p>-19.3004</text:p>
          </table:table-cell>
          <table:table-cell office:value-type="float" office:value="2.25838" calcext:value-type="float">
            <text:p>2.25838</text:p>
          </table:table-cell>
          <table:table-cell office:value-type="float" office:value="-47.4067" calcext:value-type="float">
            <text:p>-47.4067</text:p>
          </table:table-cell>
          <table:table-cell office:value-type="float" office:value="103.78" calcext:value-type="float">
            <text:p>103.78</text:p>
          </table:table-cell>
          <table:table-cell office:value-type="float" office:value="-44.3713" calcext:value-type="float">
            <text:p>-44.3713</text:p>
          </table:table-cell>
          <table:table-cell office:value-type="float" office:value="8.44771" calcext:value-type="float">
            <text:p>8.44771</text:p>
          </table:table-cell>
          <table:table-cell office:value-type="float" office:value="7.62134" calcext:value-type="float">
            <text:p>7.62134</text:p>
          </table:table-cell>
          <table:table-cell office:value-type="float" office:value="7.67805" calcext:value-type="float">
            <text:p>7.67805</text:p>
          </table:table-cell>
          <table:table-cell office:value-type="float" office:value="1.41861" calcext:value-type="float">
            <text:p>1.41861</text:p>
          </table:table-cell>
          <table:table-cell office:value-type="float" office:value="4.53999" calcext:value-type="float">
            <text:p>4.53999</text:p>
          </table:table-cell>
          <table:table-cell office:value-type="float" office:value="-18.7203" calcext:value-type="float">
            <text:p>-18.7203</text:p>
          </table:table-cell>
          <table:table-cell office:value-type="float" office:value="3" calcext:value-type="float">
            <text:p>3</text:p>
          </table:table-cell>
          <table:table-cell office:value-type="float" office:value="-21.0858" calcext:value-type="float">
            <text:p>-21.0858</text:p>
          </table:table-cell>
          <table:table-cell office:value-type="float" office:value="-46.4384" calcext:value-type="float">
            <text:p>-46.4384</text:p>
          </table:table-cell>
          <table:table-cell office:value-type="float" office:value="103.298" calcext:value-type="float">
            <text:p>103.298</text:p>
          </table:table-cell>
          <table:table-cell office:value-type="float" office:value="-44.2957" calcext:value-type="float">
            <text:p>-44.2957</text:p>
          </table:table-cell>
          <table:table-cell office:value-type="float" office:value="8.67773" calcext:value-type="float">
            <text:p>8.67773</text:p>
          </table:table-cell>
          <table:table-cell office:value-type="float" office:value="7.41105" calcext:value-type="float">
            <text:p>7.41105</text:p>
          </table:table-cell>
          <table:table-cell office:value-type="float" office:value="7.46053" calcext:value-type="float">
            <text:p>7.46053</text:p>
          </table:table-cell>
          <table:table-cell office:value-type="float" office:value="-21.1429" calcext:value-type="float">
            <text:p>-21.1429</text:p>
          </table:table-cell>
          <table:table-cell office:value-type="float" office:value="6.79837" calcext:value-type="float">
            <text:p>6.79837</text:p>
          </table:table-cell>
          <table:table-cell office:value-type="float" office:value="-47.0701" calcext:value-type="float">
            <text:p>-47.0701</text:p>
          </table:table-cell>
          <table:table-cell office:value-type="float" office:value="89.8712" calcext:value-type="float">
            <text:p>89.8712</text:p>
          </table:table-cell>
          <table:table-cell office:value-type="float" office:value="-37.7557" calcext:value-type="float">
            <text:p>-37.7557</text:p>
          </table:table-cell>
          <table:table-cell office:value-type="float" office:value="0.98" calcext:value-type="float">
            <text:p>0.98</text:p>
          </table:table-cell>
          <table:table-cell office:value-type="float" office:value="8.5925" calcext:value-type="float">
            <text:p>8.5925</text:p>
          </table:table-cell>
          <table:table-cell office:value-type="float" office:value="5.69313" calcext:value-type="float">
            <text:p>5.69313</text:p>
          </table:table-cell>
          <table:table-cell office:value-type="float" office:value="5.5412" calcext:value-type="float">
            <text:p>5.5412</text:p>
          </table:table-cell>
          <table:table-cell/>
          <table:table-cell office:value-type="string" calcext:value-type="string">
            <text:p>design_540</text:p>
          </table:table-cell>
          <table:table-cell office:value-type="string" calcext:value-type="string">
            <text:p>Right</text:p>
          </table:table-cell>
          <table:table-cell office:value-type="float" office:value="-32.5843" calcext:value-type="float">
            <text:p>-32.5843</text:p>
          </table:table-cell>
          <table:table-cell office:value-type="float" office:value="-6.3801" calcext:value-type="float">
            <text:p>-6.3801</text:p>
          </table:table-cell>
          <table:table-cell office:value-type="float" office:value="14.515" calcext:value-type="float">
            <text:p>14.515</text:p>
          </table:table-cell>
          <table:table-cell office:value-type="float" office:value="-3.25490000000001" calcext:value-type="float">
            <text:p>-3.25490000000001</text:p>
          </table:table-cell>
          <table:table-cell office:value-type="float" office:value="0.122799999999998" calcext:value-type="float">
            <text:p>0.122799999999998</text:p>
          </table:table-cell>
          <table:table-cell office:value-type="float" office:value="-0.231999999999999" calcext:value-type="float">
            <text:p>-0.231999999999999</text:p>
          </table:table-cell>
          <table:table-cell office:value-type="float" office:value="-3.3635" calcext:value-type="float">
            <text:p>-3.3635</text:p>
          </table:table-cell>
          <table:table-cell office:value-type="float" office:value="-4.53999" calcext:value-type="float">
            <text:p>-4.53999</text:p>
          </table:table-cell>
          <table:table-cell office:value-type="float" office:value="-898.22" calcext:value-type="float">
            <text:p>-898.22</text:p>
          </table:table-cell>
          <table:table-cell office:value-type="float" office:value="13.9088" calcext:value-type="float">
            <text:p>13.9088</text:p>
          </table:table-cell>
          <table:table-cell office:value-type="float" office:value="-0.144789999999999" calcext:value-type="float">
            <text:p>-0.144789999999999</text:p>
          </table:table-cell>
          <table:table-cell office:value-type="float" office:value="-6.6156" calcext:value-type="float">
            <text:p>-6.6156</text:p>
          </table:table-cell>
          <table:table-cell office:value-type="float" office:value="2.13685" calcext:value-type="float">
            <text:p>2.13685</text:p>
          </table:table-cell>
          <table:table-cell office:value-type="float" office:value="0.592499999999999" calcext:value-type="float">
            <text:p>0.592499999999999</text:p>
          </table:table-cell>
          <table:table-cell office:value-type="float" office:value="0.447710000000001" calcext:value-type="float">
            <text:p>0.447710000000001</text:p>
          </table:table-cell>
          <table:table-cell office:value-type="float" office:value="0.144789999999999" calcext:value-type="float">
            <text:p>0.144789999999999</text:p>
          </table:table-cell>
          <table:table-cell office:value-type="float" office:value="0.72443" calcext:value-type="float">
            <text:p>0.72443</text:p>
          </table:table-cell>
          <table:table-cell office:value-type="float" office:value="0.0628700000000002" calcext:value-type="float">
            <text:p>0.06287</text:p>
          </table:table-cell>
          <table:table-cell office:value-type="float" office:value="0.66156" calcext:value-type="float">
            <text:p>0.66156</text:p>
          </table:table-cell>
          <table:table-cell office:value-type="float" office:value="1" calcext:value-type="float">
            <text:p>1</text:p>
          </table:table-cell>
          <table:table-cell office:value-type="float" office:value="1.32562320903489" calcext:value-type="float">
            <text:p>1.32562320903489</text:p>
          </table:table-cell>
          <table:table-cell office:value-type="float" office:value="0.325623209034892" calcext:value-type="float">
            <text:p>0.325623209034892</text:p>
          </table:table-cell>
          <table:table-cell office:value-type="float" office:value="0.931675198648672" calcext:value-type="float">
            <text:p>0.931675198648672</text:p>
          </table:table-cell>
          <table:table-cell office:value-type="float" office:value="1.29998965820363" calcext:value-type="float">
            <text:p>1.29998965820363</text:p>
          </table:table-cell>
          <table:table-cell office:value-type="float" office:value="0.368314459554958" calcext:value-type="float">
            <text:p>0.368314459554958</text:p>
          </table:table-cell>
          <table:table-cell office:value-type="float" office:value="0.836846337794126" calcext:value-type="float">
            <text:p>0.83684633779412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LLSYLLTVLLAFLLTILILI</text:p>
          </table:table-cell>
          <table:table-cell office:value-type="float" office:value="3.3001200120022E+019" calcext:value-type="float">
            <text:p>3.3001200120022E+019</text:p>
          </table:table-cell>
          <table:table-cell office:value-type="float" office:value="1.1001100110011E+017" calcext:value-type="float">
            <text:p>1.1001100110011E+017</text:p>
          </table:table-cell>
          <table:table-cell office:value-type="string" calcext:value-type="string">
            <text:p>L--SYL-TVL-AF--TI--LI</text:p>
          </table:table-cell>
          <table:table-cell office:value-type="float" office:value="1666670000" calcext:value-type="float">
            <text:p>1666670000</text:p>
          </table:table-cell>
          <table:table-cell office:value-type="float" office:value="3775.46" calcext:value-type="float">
            <text:p>3775.46</text:p>
          </table:table-cell>
          <table:table-cell office:value-type="float" office:value="366.859" calcext:value-type="float">
            <text:p>366.859</text:p>
          </table:table-cell>
          <table:table-cell office:value-type="float" office:value="-389.303" calcext:value-type="float">
            <text:p>-389.303</text:p>
          </table:table-cell>
          <table:table-cell office:value-type="float" office:value="-389.243" calcext:value-type="float">
            <text:p>-389.243</text:p>
          </table:table-cell>
          <table:table-cell office:value-type="float" office:value="-22.4436" calcext:value-type="float">
            <text:p>-22.4436</text:p>
          </table:table-cell>
          <table:table-cell office:value-type="float" office:value="-91.6562" calcext:value-type="float">
            <text:p>-91.6562</text:p>
          </table:table-cell>
          <table:table-cell office:value-type="float" office:value="-90.7241" calcext:value-type="float">
            <text:p>-90.7241</text:p>
          </table:table-cell>
          <table:table-cell office:value-type="float" office:value="-91.5906" calcext:value-type="float">
            <text:p>-91.5906</text:p>
          </table:table-cell>
          <table:table-cell office:value-type="float" office:value="-72.7345" calcext:value-type="float">
            <text:p>-72.7345</text:p>
          </table:table-cell>
          <table:table-cell office:value-type="float" office:value="-237.171" calcext:value-type="float">
            <text:p>-237.171</text:p>
          </table:table-cell>
          <table:table-cell office:value-type="float" office:value="-236.999" calcext:value-type="float">
            <text:p>-236.999</text:p>
          </table:table-cell>
          <table:table-cell office:value-type="float" office:value="-237.169" calcext:value-type="float">
            <text:p>-237.169</text:p>
          </table:table-cell>
          <table:table-cell office:value-type="float" office:value="-258.222" calcext:value-type="float">
            <text:p>-258.222</text:p>
          </table:table-cell>
          <table:table-cell office:value-type="float" office:value="-22.206" calcext:value-type="float">
            <text:p>-22.206</text:p>
          </table:table-cell>
          <table:table-cell office:value-type="float" office:value="-367.097" calcext:value-type="float">
            <text:p>-367.097</text:p>
          </table:table-cell>
          <table:table-cell office:value-type="float" office:value="4571.63" calcext:value-type="float">
            <text:p>4571.63</text:p>
          </table:table-cell>
          <table:table-cell office:value-type="float" office:value="3799.89" calcext:value-type="float">
            <text:p>3799.89</text:p>
          </table:table-cell>
          <table:table-cell office:value-type="float" office:value="0.00026892" calcext:value-type="float">
            <text:p>0.00026892</text:p>
          </table:table-cell>
          <table:table-cell office:value-type="float" office:value="-23.5657" calcext:value-type="float">
            <text:p>-23.5657</text:p>
          </table:table-cell>
          <table:table-cell office:value-type="float" office:value="-22.1456" calcext:value-type="float">
            <text:p>-22.1456</text:p>
          </table:table-cell>
          <table:table-cell office:value-type="float" office:value="-60.4755" calcext:value-type="float">
            <text:p>-60.4755</text:p>
          </table:table-cell>
          <table:table-cell office:value-type="float" office:value="-62.9399" calcext:value-type="float">
            <text:p>-62.9399</text:p>
          </table:table-cell>
          <table:table-cell office:value-type="float" office:value="-60.4826" calcext:value-type="float">
            <text:p>-60.4826</text:p>
          </table:table-cell>
          <table:table-cell office:value-type="float" office:value="-36.1405" calcext:value-type="float">
            <text:p>-36.1405</text:p>
          </table:table-cell>
          <table:table-cell office:value-type="float" office:value="976" calcext:value-type="float">
            <text:p>976</text:p>
          </table:table-cell>
          <table:table-cell office:value-type="float" office:value="171.093" calcext:value-type="float">
            <text:p>171.093</text:p>
          </table:table-cell>
          <table:table-cell office:value-type="float" office:value="-14.6062" calcext:value-type="float">
            <text:p>-14.6062</text:p>
          </table:table-cell>
          <table:table-cell office:value-type="float" office:value="-16.122" calcext:value-type="float">
            <text:p>-16.122</text:p>
          </table:table-cell>
          <table:table-cell office:value-type="float" office:value="6.32162" calcext:value-type="float">
            <text:p>6.32162</text:p>
          </table:table-cell>
          <table:table-cell office:value-type="float" office:value="-79.1893" calcext:value-type="float">
            <text:p>-79.1893</text:p>
          </table:table-cell>
          <table:table-cell office:value-type="float" office:value="59.2124" calcext:value-type="float">
            <text:p>59.2124</text:p>
          </table:table-cell>
          <table:table-cell office:value-type="float" office:value="-43.7847" calcext:value-type="float">
            <text:p>-43.7847</text:p>
          </table:table-cell>
          <table:table-cell office:value-type="float" office:value="8.98483" calcext:value-type="float">
            <text:p>8.98483</text:p>
          </table:table-cell>
          <table:table-cell office:value-type="float" office:value="6.37206" calcext:value-type="float">
            <text:p>6.37206</text:p>
          </table:table-cell>
          <table:table-cell office:value-type="float" office:value="5.76025" calcext:value-type="float">
            <text:p>5.76025</text:p>
          </table:table-cell>
          <table:table-cell office:value-type="float" office:value="1.51578" calcext:value-type="float">
            <text:p>1.51578</text:p>
          </table:table-cell>
          <table:table-cell office:value-type="float" office:value="-3.82803" calcext:value-type="float">
            <text:p>-3.82803</text:p>
          </table:table-cell>
          <table:table-cell office:value-type="float" office:value="-19.5618" calcext:value-type="float">
            <text:p>-19.5618</text:p>
          </table:table-cell>
          <table:table-cell office:value-type="float" office:value="2" calcext:value-type="float">
            <text:p>2</text:p>
          </table:table-cell>
          <table:table-cell office:value-type="float" office:value="-22.1456" calcext:value-type="float">
            <text:p>-22.1456</text:p>
          </table:table-cell>
          <table:table-cell office:value-type="float" office:value="-76.0334" calcext:value-type="float">
            <text:p>-76.0334</text:p>
          </table:table-cell>
          <table:table-cell office:value-type="float" office:value="64.5475" calcext:value-type="float">
            <text:p>64.5475</text:p>
          </table:table-cell>
          <table:table-cell office:value-type="float" office:value="-43.3332" calcext:value-type="float">
            <text:p>-43.3332</text:p>
          </table:table-cell>
          <table:table-cell office:value-type="float" office:value="9.3501" calcext:value-type="float">
            <text:p>9.3501</text:p>
          </table:table-cell>
          <table:table-cell office:value-type="float" office:value="6.61892" calcext:value-type="float">
            <text:p>6.61892</text:p>
          </table:table-cell>
          <table:table-cell office:value-type="float" office:value="6.08714" calcext:value-type="float">
            <text:p>6.08714</text:p>
          </table:table-cell>
          <table:table-cell office:value-type="float" office:value="-22.206" calcext:value-type="float">
            <text:p>-22.206</text:p>
          </table:table-cell>
          <table:table-cell office:value-type="float" office:value="2.49358" calcext:value-type="float">
            <text:p>2.49358</text:p>
          </table:table-cell>
          <table:table-cell office:value-type="float" office:value="-71.426" calcext:value-type="float">
            <text:p>-71.426</text:p>
          </table:table-cell>
          <table:table-cell office:value-type="float" office:value="65.8033" calcext:value-type="float">
            <text:p>65.8033</text:p>
          </table:table-cell>
          <table:table-cell office:value-type="float" office:value="-37.4885" calcext:value-type="float">
            <text:p>-37.4885</text:p>
          </table:table-cell>
          <table:table-cell office:value-type="float" office:value="0.99" calcext:value-type="float">
            <text:p>0.99</text:p>
          </table:table-cell>
          <table:table-cell office:value-type="float" office:value="8.9934" calcext:value-type="float">
            <text:p>8.9934</text:p>
          </table:table-cell>
          <table:table-cell office:value-type="float" office:value="6.09735" calcext:value-type="float">
            <text:p>6.09735</text:p>
          </table:table-cell>
          <table:table-cell office:value-type="float" office:value="5.5844" calcext:value-type="float">
            <text:p>5.5844</text:p>
          </table:table-cell>
          <table:table-cell/>
          <table:table-cell office:value-type="string" calcext:value-type="string">
            <text:p>design_595</text:p>
          </table:table-cell>
          <table:table-cell office:value-type="string" calcext:value-type="string">
            <text:p>Right</text:p>
          </table:table-cell>
          <table:table-cell office:value-type="float" office:value="-26.7994" calcext:value-type="float">
            <text:p>-26.7994</text:p>
          </table:table-cell>
          <table:table-cell office:value-type="float" office:value="-17.9896" calcext:value-type="float">
            <text:p>-17.9896</text:p>
          </table:table-cell>
          <table:table-cell office:value-type="float" office:value="21.223" calcext:value-type="float">
            <text:p>21.223</text:p>
          </table:table-cell>
          <table:table-cell office:value-type="float" office:value="-2.4573" calcext:value-type="float">
            <text:p>-2.4573</text:p>
          </table:table-cell>
          <table:table-cell office:value-type="float" office:value="0.866499999999988" calcext:value-type="float">
            <text:p>0.866499999999988</text:p>
          </table:table-cell>
          <table:table-cell office:value-type="float" office:value="0.170000000000016" calcext:value-type="float">
            <text:p>0.170000000000016</text:p>
          </table:table-cell>
          <table:table-cell office:value-type="float" office:value="-1.4201" calcext:value-type="float">
            <text:p>-1.4201</text:p>
          </table:table-cell>
          <table:table-cell office:value-type="float" office:value="3.82804" calcext:value-type="float">
            <text:p>3.82804</text:p>
          </table:table-cell>
          <table:table-cell office:value-type="float" office:value="-796.17" calcext:value-type="float">
            <text:p>-796.17</text:p>
          </table:table-cell>
          <table:table-cell office:value-type="float" office:value="-6.59089999999999" calcext:value-type="float">
            <text:p>-6.59089999999999</text:p>
          </table:table-cell>
          <table:table-cell office:value-type="float" office:value="-0.00856999999999886" calcext:value-type="float">
            <text:p>-0.008569999999999</text:p>
          </table:table-cell>
          <table:table-cell office:value-type="float" office:value="-6.2962" calcext:value-type="float">
            <text:p>-6.2962</text:p>
          </table:table-cell>
          <table:table-cell office:value-type="float" office:value="0.175850000000001" calcext:value-type="float">
            <text:p>0.175850000000001</text:p>
          </table:table-cell>
          <table:table-cell office:value-type="float" office:value="0.993399999999999" calcext:value-type="float">
            <text:p>0.993399999999999</text:p>
          </table:table-cell>
          <table:table-cell office:value-type="float" office:value="0.98483" calcext:value-type="float">
            <text:p>0.98483</text:p>
          </table:table-cell>
          <table:table-cell office:value-type="float" office:value="0.00856999999999886" calcext:value-type="float">
            <text:p>0.008569999999999</text:p>
          </table:table-cell>
          <table:table-cell office:value-type="float" office:value="0.75115" calcext:value-type="float">
            <text:p>0.75115</text:p>
          </table:table-cell>
          <table:table-cell office:value-type="float" office:value="0.12153" calcext:value-type="float">
            <text:p>0.12153</text:p>
          </table:table-cell>
          <table:table-cell office:value-type="float" office:value="0.62962" calcext:value-type="float">
            <text:p>0.62962</text:p>
          </table:table-cell>
          <table:table-cell office:value-type="float" office:value="0.436538965782031" calcext:value-type="float">
            <text:p>0.436538965782031</text:p>
          </table:table-cell>
          <table:table-cell office:value-type="float" office:value="0.282237371940142" calcext:value-type="float">
            <text:p>0.282237371940142</text:p>
          </table:table-cell>
          <table:table-cell office:value-type="float" office:value="0.154301593841889" calcext:value-type="float">
            <text:p>0.154301593841889</text:p>
          </table:table-cell>
          <table:table-cell office:value-type="float" office:value="0.939121292035093" calcext:value-type="float">
            <text:p>0.939121292035093</text:p>
          </table:table-cell>
          <table:table-cell office:value-type="float" office:value="0.969431373562921" calcext:value-type="float">
            <text:p>0.969431373562921</text:p>
          </table:table-cell>
          <table:table-cell office:value-type="float" office:value="0.0303100815278282" calcext:value-type="float">
            <text:p>0.030310081527828</text:p>
          </table:table-cell>
          <table:table-cell office:value-type="float" office:value="0.649016542319509" calcext:value-type="float">
            <text:p>0.64901654231950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LLSYLLTVLLAFLLSILILI</text:p>
          </table:table-cell>
          <table:table-cell office:value-type="float" office:value="1.33002300220021E+020" calcext:value-type="float">
            <text:p>1.33002300220021E+020</text:p>
          </table:table-cell>
          <table:table-cell office:value-type="float" office:value="1.1001100110011E+017" calcext:value-type="float">
            <text:p>1.1001100110011E+017</text:p>
          </table:table-cell>
          <table:table-cell office:value-type="string" calcext:value-type="string">
            <text:p>L--SY--TV--AF-LSI--LI</text:p>
          </table:table-cell>
          <table:table-cell office:value-type="float" office:value="1666670000" calcext:value-type="float">
            <text:p>1666670000</text:p>
          </table:table-cell>
          <table:table-cell office:value-type="float" office:value="3803.64" calcext:value-type="float">
            <text:p>3803.64</text:p>
          </table:table-cell>
          <table:table-cell office:value-type="float" office:value="369.287" calcext:value-type="float">
            <text:p>369.287</text:p>
          </table:table-cell>
          <table:table-cell office:value-type="float" office:value="-389.689" calcext:value-type="float">
            <text:p>-389.689</text:p>
          </table:table-cell>
          <table:table-cell office:value-type="float" office:value="-389.632" calcext:value-type="float">
            <text:p>-389.632</text:p>
          </table:table-cell>
          <table:table-cell office:value-type="float" office:value="-20.4024" calcext:value-type="float">
            <text:p>-20.4024</text:p>
          </table:table-cell>
          <table:table-cell office:value-type="float" office:value="-93.8393" calcext:value-type="float">
            <text:p>-93.8393</text:p>
          </table:table-cell>
          <table:table-cell office:value-type="float" office:value="-92.1822" calcext:value-type="float">
            <text:p>-92.1822</text:p>
          </table:table-cell>
          <table:table-cell office:value-type="float" office:value="-93.7771" calcext:value-type="float">
            <text:p>-93.7771</text:p>
          </table:table-cell>
          <table:table-cell office:value-type="float" office:value="-74.2808" calcext:value-type="float">
            <text:p>-74.2808</text:p>
          </table:table-cell>
          <table:table-cell office:value-type="float" office:value="-235.385" calcext:value-type="float">
            <text:p>-235.385</text:p>
          </table:table-cell>
          <table:table-cell office:value-type="float" office:value="-236.598" calcext:value-type="float">
            <text:p>-236.598</text:p>
          </table:table-cell>
          <table:table-cell office:value-type="float" office:value="-235.383" calcext:value-type="float">
            <text:p>-235.383</text:p>
          </table:table-cell>
          <table:table-cell office:value-type="float" office:value="-256.35" calcext:value-type="float">
            <text:p>-256.35</text:p>
          </table:table-cell>
          <table:table-cell office:value-type="float" office:value="-20.7653" calcext:value-type="float">
            <text:p>-20.7653</text:p>
          </table:table-cell>
          <table:table-cell office:value-type="float" office:value="-368.924" calcext:value-type="float">
            <text:p>-368.924</text:p>
          </table:table-cell>
          <table:table-cell office:value-type="float" office:value="4575.55" calcext:value-type="float">
            <text:p>4575.55</text:p>
          </table:table-cell>
          <table:table-cell office:value-type="float" office:value="3809.43" calcext:value-type="float">
            <text:p>3809.43</text:p>
          </table:table-cell>
          <table:table-cell office:value-type="float" office:value="0.000297442" calcext:value-type="float">
            <text:p>0.000297442</text:p>
          </table:table-cell>
          <table:table-cell office:value-type="float" office:value="-22.7657" calcext:value-type="float">
            <text:p>-22.7657</text:p>
          </table:table-cell>
          <table:table-cell office:value-type="float" office:value="-20.7079" calcext:value-type="float">
            <text:p>-20.7079</text:p>
          </table:table-cell>
          <table:table-cell office:value-type="float" office:value="-60.4648" calcext:value-type="float">
            <text:p>-60.4648</text:p>
          </table:table-cell>
          <table:table-cell office:value-type="float" office:value="-62.9091" calcext:value-type="float">
            <text:p>-62.9091</text:p>
          </table:table-cell>
          <table:table-cell office:value-type="float" office:value="-60.4716" calcext:value-type="float">
            <text:p>-60.4716</text:p>
          </table:table-cell>
          <table:table-cell office:value-type="float" office:value="-38.2935" calcext:value-type="float">
            <text:p>-38.2935</text:p>
          </table:table-cell>
          <table:table-cell office:value-type="float" office:value="946" calcext:value-type="float">
            <text:p>946</text:p>
          </table:table-cell>
          <table:table-cell office:value-type="float" office:value="128.709" calcext:value-type="float">
            <text:p>128.709</text:p>
          </table:table-cell>
          <table:table-cell office:value-type="float" office:value="-16.1517" calcext:value-type="float">
            <text:p>-16.1517</text:p>
          </table:table-cell>
          <table:table-cell office:value-type="float" office:value="-16.5899" calcext:value-type="float">
            <text:p>-16.5899</text:p>
          </table:table-cell>
          <table:table-cell office:value-type="float" office:value="3.81257" calcext:value-type="float">
            <text:p>3.81257</text:p>
          </table:table-cell>
          <table:table-cell office:value-type="float" office:value="-57.9466" calcext:value-type="float">
            <text:p>-57.9466</text:p>
          </table:table-cell>
          <table:table-cell office:value-type="float" office:value="56.6977" calcext:value-type="float">
            <text:p>56.6977</text:p>
          </table:table-cell>
          <table:table-cell office:value-type="float" office:value="-45.5842" calcext:value-type="float">
            <text:p>-45.5842</text:p>
          </table:table-cell>
          <table:table-cell office:value-type="float" office:value="8.8429" calcext:value-type="float">
            <text:p>8.8429</text:p>
          </table:table-cell>
          <table:table-cell office:value-type="float" office:value="2.84618" calcext:value-type="float">
            <text:p>2.84618</text:p>
          </table:table-cell>
          <table:table-cell office:value-type="float" office:value="2.19665" calcext:value-type="float">
            <text:p>2.19665</text:p>
          </table:table-cell>
          <table:table-cell office:value-type="float" office:value="0.438168" calcext:value-type="float">
            <text:p>0.438168</text:p>
          </table:table-cell>
          <table:table-cell office:value-type="float" office:value="0.596764" calcext:value-type="float">
            <text:p>0.596764</text:p>
          </table:table-cell>
          <table:table-cell office:value-type="float" office:value="-20.9061" calcext:value-type="float">
            <text:p>-20.9061</text:p>
          </table:table-cell>
          <table:table-cell office:value-type="float" office:value="1" calcext:value-type="float">
            <text:p>1</text:p>
          </table:table-cell>
          <table:table-cell office:value-type="float" office:value="-20.7079" calcext:value-type="float">
            <text:p>-20.7079</text:p>
          </table:table-cell>
          <table:table-cell office:value-type="float" office:value="-58.7814" calcext:value-type="float">
            <text:p>-58.7814</text:p>
          </table:table-cell>
          <table:table-cell office:value-type="float" office:value="56.2069" calcext:value-type="float">
            <text:p>56.2069</text:p>
          </table:table-cell>
          <table:table-cell office:value-type="float" office:value="-43.1093" calcext:value-type="float">
            <text:p>-43.1093</text:p>
          </table:table-cell>
          <table:table-cell office:value-type="float" office:value="8.87255" calcext:value-type="float">
            <text:p>8.87255</text:p>
          </table:table-cell>
          <table:table-cell office:value-type="float" office:value="2.90514" calcext:value-type="float">
            <text:p>2.90514</text:p>
          </table:table-cell>
          <table:table-cell office:value-type="float" office:value="2.24824" calcext:value-type="float">
            <text:p>2.24824</text:p>
          </table:table-cell>
          <table:table-cell office:value-type="float" office:value="-20.7653" calcext:value-type="float">
            <text:p>-20.7653</text:p>
          </table:table-cell>
          <table:table-cell office:value-type="float" office:value="4.40933" calcext:value-type="float">
            <text:p>4.40933</text:p>
          </table:table-cell>
          <table:table-cell office:value-type="float" office:value="-62.4534" calcext:value-type="float">
            <text:p>-62.4534</text:p>
          </table:table-cell>
          <table:table-cell office:value-type="float" office:value="49.6186" calcext:value-type="float">
            <text:p>49.6186</text:p>
          </table:table-cell>
          <table:table-cell office:value-type="float" office:value="-38.8077" calcext:value-type="float">
            <text:p>-38.8077</text:p>
          </table:table-cell>
          <table:table-cell office:value-type="float" office:value="0.84" calcext:value-type="float">
            <text:p>0.84</text:p>
          </table:table-cell>
          <table:table-cell office:value-type="float" office:value="8.3358" calcext:value-type="float">
            <text:p>8.3358</text:p>
          </table:table-cell>
          <table:table-cell office:value-type="float" office:value="2.56652" calcext:value-type="float">
            <text:p>2.56652</text:p>
          </table:table-cell>
          <table:table-cell office:value-type="float" office:value="1.8108" calcext:value-type="float">
            <text:p>1.8108</text:p>
          </table:table-cell>
          <table:table-cell/>
          <table:table-cell office:value-type="string" calcext:value-type="string">
            <text:p>design_557</text:p>
          </table:table-cell>
          <table:table-cell office:value-type="string" calcext:value-type="string">
            <text:p>Right</text:p>
          </table:table-cell>
          <table:table-cell office:value-type="float" office:value="-24.6156" calcext:value-type="float">
            <text:p>-24.6156</text:p>
          </table:table-cell>
          <table:table-cell office:value-type="float" office:value="-17.9014" calcext:value-type="float">
            <text:p>-17.9014</text:p>
          </table:table-cell>
          <table:table-cell office:value-type="float" office:value="19.752" calcext:value-type="float">
            <text:p>19.752</text:p>
          </table:table-cell>
          <table:table-cell office:value-type="float" office:value="-2.4375" calcext:value-type="float">
            <text:p>-2.4375</text:p>
          </table:table-cell>
          <table:table-cell office:value-type="float" office:value="1.59490000000001" calcext:value-type="float">
            <text:p>1.59490000000001</text:p>
          </table:table-cell>
          <table:table-cell office:value-type="float" office:value="-1.215" calcext:value-type="float">
            <text:p>-1.215</text:p>
          </table:table-cell>
          <table:table-cell office:value-type="float" office:value="-2.0578" calcext:value-type="float">
            <text:p>-2.0578</text:p>
          </table:table-cell>
          <table:table-cell office:value-type="float" office:value="-0.59676" calcext:value-type="float">
            <text:p>-0.59676</text:p>
          </table:table-cell>
          <table:table-cell office:value-type="float" office:value="-771.91" calcext:value-type="float">
            <text:p>-771.91</text:p>
          </table:table-cell>
          <table:table-cell office:value-type="float" office:value="7.0791" calcext:value-type="float">
            <text:p>7.0791</text:p>
          </table:table-cell>
          <table:table-cell office:value-type="float" office:value="0.507099999999999" calcext:value-type="float">
            <text:p>0.507099999999999</text:p>
          </table:table-cell>
          <table:table-cell office:value-type="float" office:value="-6.77650000000001" calcext:value-type="float">
            <text:p>-6.77650000000001</text:p>
          </table:table-cell>
          <table:table-cell office:value-type="float" office:value="0.38585" calcext:value-type="float">
            <text:p>0.38585</text:p>
          </table:table-cell>
          <table:table-cell office:value-type="float" office:value="0.335800000000001" calcext:value-type="float">
            <text:p>0.335800000000001</text:p>
          </table:table-cell>
          <table:table-cell office:value-type="float" office:value="0.8429" calcext:value-type="float">
            <text:p>0.8429</text:p>
          </table:table-cell>
          <table:table-cell office:value-type="float" office:value="0.507099999999999" calcext:value-type="float">
            <text:p>0.507099999999999</text:p>
          </table:table-cell>
          <table:table-cell office:value-type="float" office:value="0.61923" calcext:value-type="float">
            <text:p>0.61923</text:p>
          </table:table-cell>
          <table:table-cell office:value-type="float" office:value="-0.0584200000000003" calcext:value-type="float">
            <text:p>-0.05842</text:p>
          </table:table-cell>
          <table:table-cell office:value-type="float" office:value="0.677650000000001" calcext:value-type="float">
            <text:p>0.677650000000001</text:p>
          </table:table-cell>
          <table:table-cell office:value-type="float" office:value="0.0576339595078007" calcext:value-type="float">
            <text:p>0.057633959507801</text:p>
          </table:table-cell>
          <table:table-cell office:value-type="float" office:value="0.22336495420748" calcext:value-type="float">
            <text:p>0.22336495420748</text:p>
          </table:table-cell>
          <table:table-cell office:value-type="float" office:value="0.16573099469968" calcext:value-type="float">
            <text:p>0.16573099469968</text:p>
          </table:table-cell>
          <table:table-cell office:value-type="float" office:value="0.288691245669373" calcext:value-type="float">
            <text:p>0.288691245669373</text:p>
          </table:table-cell>
          <table:table-cell office:value-type="float" office:value="0.355197614492304" calcext:value-type="float">
            <text:p>0.355197614492304</text:p>
          </table:table-cell>
          <table:table-cell office:value-type="float" office:value="0.0665063688229312" calcext:value-type="float">
            <text:p>0.066506368822931</text:p>
          </table:table-cell>
          <table:table-cell office:value-type="float" office:value="0.865014330631671" calcext:value-type="float">
            <text:p>0.86501433063167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VWLLTTLLATLLSILILI</text:p>
          </table:table-cell>
          <table:table-cell office:value-type="float" office:value="1.23002200120032E+020" calcext:value-type="float">
            <text:p>1.23002200120032E+020</text:p>
          </table:table-cell>
          <table:table-cell office:value-type="float" office:value="1.1001100110011E+017" calcext:value-type="float">
            <text:p>1.1001100110011E+017</text:p>
          </table:table-cell>
          <table:table-cell office:value-type="string" calcext:value-type="string">
            <text:p>L--VW--TTL-AT--SI--LI</text:p>
          </table:table-cell>
          <table:table-cell office:value-type="float" office:value="1666660000" calcext:value-type="float">
            <text:p>1666660000</text:p>
          </table:table-cell>
          <table:table-cell office:value-type="float" office:value="3827.12" calcext:value-type="float">
            <text:p>3827.12</text:p>
          </table:table-cell>
          <table:table-cell office:value-type="float" office:value="383.68" calcext:value-type="float">
            <text:p>383.68</text:p>
          </table:table-cell>
          <table:table-cell office:value-type="float" office:value="-423.018" calcext:value-type="float">
            <text:p>-423.018</text:p>
          </table:table-cell>
          <table:table-cell office:value-type="float" office:value="-422.982" calcext:value-type="float">
            <text:p>-422.982</text:p>
          </table:table-cell>
          <table:table-cell office:value-type="float" office:value="-39.3381" calcext:value-type="float">
            <text:p>-39.3381</text:p>
          </table:table-cell>
          <table:table-cell office:value-type="float" office:value="-117.112" calcext:value-type="float">
            <text:p>-117.112</text:p>
          </table:table-cell>
          <table:table-cell office:value-type="float" office:value="-114.259" calcext:value-type="float">
            <text:p>-114.259</text:p>
          </table:table-cell>
          <table:table-cell office:value-type="float" office:value="-117.068" calcext:value-type="float">
            <text:p>-117.068</text:p>
          </table:table-cell>
          <table:table-cell office:value-type="float" office:value="-101.671" calcext:value-type="float">
            <text:p>-101.671</text:p>
          </table:table-cell>
          <table:table-cell office:value-type="float" office:value="-237.826" calcext:value-type="float">
            <text:p>-237.826</text:p>
          </table:table-cell>
          <table:table-cell office:value-type="float" office:value="-237.465" calcext:value-type="float">
            <text:p>-237.465</text:p>
          </table:table-cell>
          <table:table-cell office:value-type="float" office:value="-237.826" calcext:value-type="float">
            <text:p>-237.826</text:p>
          </table:table-cell>
          <table:table-cell office:value-type="float" office:value="-248.31" calcext:value-type="float">
            <text:p>-248.31</text:p>
          </table:table-cell>
          <table:table-cell office:value-type="float" office:value="-22.2499" calcext:value-type="float">
            <text:p>-22.2499</text:p>
          </table:table-cell>
          <table:table-cell office:value-type="float" office:value="-400.768" calcext:value-type="float">
            <text:p>-400.768</text:p>
          </table:table-cell>
          <table:table-cell office:value-type="float" office:value="4490.11" calcext:value-type="float">
            <text:p>4490.11</text:p>
          </table:table-cell>
          <table:table-cell office:value-type="float" office:value="3809.69" calcext:value-type="float">
            <text:p>3809.69</text:p>
          </table:table-cell>
          <table:table-cell table:style-name="ce1" office:value-type="float" office:value="0.000034497" calcext:value-type="float">
            <text:p>3.45E-05</text:p>
          </table:table-cell>
          <table:table-cell office:value-type="float" office:value="-22.2674" calcext:value-type="float">
            <text:p>-22.2674</text:p>
          </table:table-cell>
          <table:table-cell office:value-type="float" office:value="-22.214" calcext:value-type="float">
            <text:p>-22.214</text:p>
          </table:table-cell>
          <table:table-cell office:value-type="float" office:value="-68.0802" calcext:value-type="float">
            <text:p>-68.0802</text:p>
          </table:table-cell>
          <table:table-cell office:value-type="float" office:value="-71.3112" calcext:value-type="float">
            <text:p>-71.3112</text:p>
          </table:table-cell>
          <table:table-cell office:value-type="float" office:value="-68.0887" calcext:value-type="float">
            <text:p>-68.0887</text:p>
          </table:table-cell>
          <table:table-cell office:value-type="float" office:value="-50.7875" calcext:value-type="float">
            <text:p>-50.7875</text:p>
          </table:table-cell>
          <table:table-cell office:value-type="float" office:value="982" calcext:value-type="float">
            <text:p>982</text:p>
          </table:table-cell>
          <table:table-cell office:value-type="float" office:value="119.868" calcext:value-type="float">
            <text:p>119.868</text:p>
          </table:table-cell>
          <table:table-cell office:value-type="float" office:value="-34.6959" calcext:value-type="float">
            <text:p>-34.6959</text:p>
          </table:table-cell>
          <table:table-cell office:value-type="float" office:value="-35.8259" calcext:value-type="float">
            <text:p>-35.8259</text:p>
          </table:table-cell>
          <table:table-cell office:value-type="float" office:value="3.51222" calcext:value-type="float">
            <text:p>3.51222</text:p>
          </table:table-cell>
          <table:table-cell office:value-type="float" office:value="-30.683" calcext:value-type="float">
            <text:p>-30.683</text:p>
          </table:table-cell>
          <table:table-cell office:value-type="float" office:value="89.3951" calcext:value-type="float">
            <text:p>89.3951</text:p>
          </table:table-cell>
          <table:table-cell office:value-type="float" office:value="-49.5805" calcext:value-type="float">
            <text:p>-49.5805</text:p>
          </table:table-cell>
          <table:table-cell office:value-type="float" office:value="8.53626" calcext:value-type="float">
            <text:p>8.53626</text:p>
          </table:table-cell>
          <table:table-cell office:value-type="float" office:value="3.17079" calcext:value-type="float">
            <text:p>3.17079</text:p>
          </table:table-cell>
          <table:table-cell office:value-type="float" office:value="3.01171" calcext:value-type="float">
            <text:p>3.01171</text:p>
          </table:table-cell>
          <table:table-cell office:value-type="float" office:value="1.13002" calcext:value-type="float">
            <text:p>1.13002</text:p>
          </table:table-cell>
          <table:table-cell office:value-type="float" office:value="1.24807" calcext:value-type="float">
            <text:p>1.24807</text:p>
          </table:table-cell>
          <table:table-cell office:value-type="float" office:value="-22.1234" calcext:value-type="float">
            <text:p>-22.1234</text:p>
          </table:table-cell>
          <table:table-cell office:value-type="float" office:value="3" calcext:value-type="float">
            <text:p>3</text:p>
          </table:table-cell>
          <table:table-cell office:value-type="float" office:value="-22.214" calcext:value-type="float">
            <text:p>-22.214</text:p>
          </table:table-cell>
          <table:table-cell office:value-type="float" office:value="-29.7762" calcext:value-type="float">
            <text:p>-29.7762</text:p>
          </table:table-cell>
          <table:table-cell office:value-type="float" office:value="90.998" calcext:value-type="float">
            <text:p>90.998</text:p>
          </table:table-cell>
          <table:table-cell office:value-type="float" office:value="-48.8954" calcext:value-type="float">
            <text:p>-48.8954</text:p>
          </table:table-cell>
          <table:table-cell office:value-type="float" office:value="8.38476" calcext:value-type="float">
            <text:p>8.38476</text:p>
          </table:table-cell>
          <table:table-cell office:value-type="float" office:value="3.25116" calcext:value-type="float">
            <text:p>3.25116</text:p>
          </table:table-cell>
          <table:table-cell office:value-type="float" office:value="3.11613" calcext:value-type="float">
            <text:p>3.11613</text:p>
          </table:table-cell>
          <table:table-cell office:value-type="float" office:value="-22.2499" calcext:value-type="float">
            <text:p>-22.2499</text:p>
          </table:table-cell>
          <table:table-cell office:value-type="float" office:value="4.7603" calcext:value-type="float">
            <text:p>4.7603</text:p>
          </table:table-cell>
          <table:table-cell office:value-type="float" office:value="-32.522" calcext:value-type="float">
            <text:p>-32.522</text:p>
          </table:table-cell>
          <table:table-cell office:value-type="float" office:value="73.2553" calcext:value-type="float">
            <text:p>73.2553</text:p>
          </table:table-cell>
          <table:table-cell office:value-type="float" office:value="-44.5262" calcext:value-type="float">
            <text:p>-44.5262</text:p>
          </table:table-cell>
          <table:table-cell office:value-type="float" office:value="1" calcext:value-type="float">
            <text:p>1</text:p>
          </table:table-cell>
          <table:table-cell office:value-type="float" office:value="8.6992" calcext:value-type="float">
            <text:p>8.6992</text:p>
          </table:table-cell>
          <table:table-cell office:value-type="float" office:value="1.26777" calcext:value-type="float">
            <text:p>1.26777</text:p>
          </table:table-cell>
          <table:table-cell office:value-type="float" office:value="0.8666" calcext:value-type="float">
            <text:p>0.8666</text:p>
          </table:table-cell>
          <table:table-cell/>
          <table:table-cell office:value-type="string" calcext:value-type="string">
            <text:p>design_474</text:p>
          </table:table-cell>
          <table:table-cell office:value-type="string" calcext:value-type="string">
            <text:p>Right</text:p>
          </table:table-cell>
          <table:table-cell office:value-type="float" office:value="-20.5237" calcext:value-type="float">
            <text:p>-20.5237</text:p>
          </table:table-cell>
          <table:table-cell office:value-type="float" office:value="-12.588" calcext:value-type="float">
            <text:p>-12.588</text:p>
          </table:table-cell>
          <table:table-cell office:value-type="float" office:value="10.845" calcext:value-type="float">
            <text:p>10.845</text:p>
          </table:table-cell>
          <table:table-cell office:value-type="float" office:value="-3.2225" calcext:value-type="float">
            <text:p>-3.2225</text:p>
          </table:table-cell>
          <table:table-cell office:value-type="float" office:value="2.809" calcext:value-type="float">
            <text:p>2.809</text:p>
          </table:table-cell>
          <table:table-cell office:value-type="float" office:value="0.36099999999999" calcext:value-type="float">
            <text:p>0.36099999999999</text:p>
          </table:table-cell>
          <table:table-cell office:value-type="float" office:value="-0.0533999999999999" calcext:value-type="float">
            <text:p>-0.0534</text:p>
          </table:table-cell>
          <table:table-cell office:value-type="float" office:value="-1.24808" calcext:value-type="float">
            <text:p>-1.24808</text:p>
          </table:table-cell>
          <table:table-cell office:value-type="float" office:value="-662.99" calcext:value-type="float">
            <text:p>-662.99</text:p>
          </table:table-cell>
          <table:table-cell office:value-type="float" office:value="16.1398" calcext:value-type="float">
            <text:p>16.1398</text:p>
          </table:table-cell>
          <table:table-cell office:value-type="float" office:value="-0.162939999999999" calcext:value-type="float">
            <text:p>-0.162939999999999</text:p>
          </table:table-cell>
          <table:table-cell office:value-type="float" office:value="-5.0543" calcext:value-type="float">
            <text:p>-5.0543</text:p>
          </table:table-cell>
          <table:table-cell office:value-type="float" office:value="2.14511" calcext:value-type="float">
            <text:p>2.14511</text:p>
          </table:table-cell>
          <table:table-cell office:value-type="float" office:value="0.699199999999999" calcext:value-type="float">
            <text:p>0.699199999999999</text:p>
          </table:table-cell>
          <table:table-cell office:value-type="float" office:value="0.53626" calcext:value-type="float">
            <text:p>0.53626</text:p>
          </table:table-cell>
          <table:table-cell office:value-type="float" office:value="0.162939999999999" calcext:value-type="float">
            <text:p>0.162939999999999</text:p>
          </table:table-cell>
          <table:table-cell office:value-type="float" office:value="0.0473799999999997" calcext:value-type="float">
            <text:p>0.04738</text:p>
          </table:table-cell>
          <table:table-cell office:value-type="float" office:value="-0.45805" calcext:value-type="float">
            <text:p>-0.45805</text:p>
          </table:table-cell>
          <table:table-cell office:value-type="float" office:value="0.50543" calcext:value-type="float">
            <text:p>0.50543</text:p>
          </table:table-cell>
          <table:table-cell office:value-type="float" office:value="0.611000037458094" calcext:value-type="float">
            <text:p>0.611000037458094</text:p>
          </table:table-cell>
          <table:table-cell office:value-type="float" office:value="0.988853875976252" calcext:value-type="float">
            <text:p>0.988853875976252</text:p>
          </table:table-cell>
          <table:table-cell office:value-type="float" office:value="0.377853838518158" calcext:value-type="float">
            <text:p>0.377853838518158</text:p>
          </table:table-cell>
          <table:table-cell office:value-type="float" office:value="0.125945843459676" calcext:value-type="float">
            <text:p>0.125945843459676</text:p>
          </table:table-cell>
          <table:table-cell office:value-type="float" office:value="0.495684023648241" calcext:value-type="float">
            <text:p>0.495684023648241</text:p>
          </table:table-cell>
          <table:table-cell office:value-type="float" office:value="0.369738180188566" calcext:value-type="float">
            <text:p>0.369738180188566</text:p>
          </table:table-cell>
          <table:table-cell office:value-type="float" office:value="0.749325545855777" calcext:value-type="float">
            <text:p>0.74932554585577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FALLTLLLYVLLSILILI</text:p>
          </table:table-cell>
          <table:table-cell office:value-type="float" office:value="3.3002200130032E+019" calcext:value-type="float">
            <text:p>3.3002200130032E+019</text:p>
          </table:table-cell>
          <table:table-cell office:value-type="float" office:value="1.1001100110011E+017" calcext:value-type="float">
            <text:p>1.1001100110011E+017</text:p>
          </table:table-cell>
          <table:table-cell office:value-type="string" calcext:value-type="string">
            <text:p>L--FA--TLL-YV--SI--LI</text:p>
          </table:table-cell>
          <table:table-cell office:value-type="float" office:value="1666660000" calcext:value-type="float">
            <text:p>1666660000</text:p>
          </table:table-cell>
          <table:table-cell office:value-type="float" office:value="3992.63" calcext:value-type="float">
            <text:p>3992.63</text:p>
          </table:table-cell>
          <table:table-cell office:value-type="float" office:value="361.365" calcext:value-type="float">
            <text:p>361.365</text:p>
          </table:table-cell>
          <table:table-cell office:value-type="float" office:value="-391.472" calcext:value-type="float">
            <text:p>-391.472</text:p>
          </table:table-cell>
          <table:table-cell office:value-type="float" office:value="-391.468" calcext:value-type="float">
            <text:p>-391.468</text:p>
          </table:table-cell>
          <table:table-cell office:value-type="float" office:value="-30.1076" calcext:value-type="float">
            <text:p>-30.1076</text:p>
          </table:table-cell>
          <table:table-cell office:value-type="float" office:value="-85.3148" calcext:value-type="float">
            <text:p>-85.3148</text:p>
          </table:table-cell>
          <table:table-cell office:value-type="float" office:value="-85.1893" calcext:value-type="float">
            <text:p>-85.1893</text:p>
          </table:table-cell>
          <table:table-cell office:value-type="float" office:value="-85.3058" calcext:value-type="float">
            <text:p>-85.3058</text:p>
          </table:table-cell>
          <table:table-cell office:value-type="float" office:value="-74.3478" calcext:value-type="float">
            <text:p>-74.3478</text:p>
          </table:table-cell>
          <table:table-cell office:value-type="float" office:value="-241.46" calcext:value-type="float">
            <text:p>-241.46</text:p>
          </table:table-cell>
          <table:table-cell office:value-type="float" office:value="-242.4" calcext:value-type="float">
            <text:p>-242.4</text:p>
          </table:table-cell>
          <table:table-cell office:value-type="float" office:value="-241.458" calcext:value-type="float">
            <text:p>-241.458</text:p>
          </table:table-cell>
          <table:table-cell office:value-type="float" office:value="-249.871" calcext:value-type="float">
            <text:p>-249.871</text:p>
          </table:table-cell>
          <table:table-cell office:value-type="float" office:value="-20.8529" calcext:value-type="float">
            <text:p>-20.8529</text:p>
          </table:table-cell>
          <table:table-cell office:value-type="float" office:value="-370.62" calcext:value-type="float">
            <text:p>-370.62</text:p>
          </table:table-cell>
          <table:table-cell office:value-type="float" office:value="4611.84" calcext:value-type="float">
            <text:p>4611.84</text:p>
          </table:table-cell>
          <table:table-cell office:value-type="float" office:value="4018.12" calcext:value-type="float">
            <text:p>4018.12</text:p>
          </table:table-cell>
          <table:table-cell office:value-type="float" office:value="0.000859728" calcext:value-type="float">
            <text:p>0.000859728</text:p>
          </table:table-cell>
          <table:table-cell office:value-type="float" office:value="-22.171" calcext:value-type="float">
            <text:p>-22.171</text:p>
          </table:table-cell>
          <table:table-cell office:value-type="float" office:value="-20.8486" calcext:value-type="float">
            <text:p>-20.8486</text:p>
          </table:table-cell>
          <table:table-cell office:value-type="float" office:value="-64.6975" calcext:value-type="float">
            <text:p>-64.6975</text:p>
          </table:table-cell>
          <table:table-cell office:value-type="float" office:value="-65.2014" calcext:value-type="float">
            <text:p>-65.2014</text:p>
          </table:table-cell>
          <table:table-cell office:value-type="float" office:value="-64.7048" calcext:value-type="float">
            <text:p>-64.7048</text:p>
          </table:table-cell>
          <table:table-cell office:value-type="float" office:value="-46.4002" calcext:value-type="float">
            <text:p>-46.4002</text:p>
          </table:table-cell>
          <table:table-cell office:value-type="float" office:value="934" calcext:value-type="float">
            <text:p>934</text:p>
          </table:table-cell>
          <table:table-cell office:value-type="float" office:value="354.825" calcext:value-type="float">
            <text:p>354.825</text:p>
          </table:table-cell>
          <table:table-cell office:value-type="float" office:value="-24.2665" calcext:value-type="float">
            <text:p>-24.2665</text:p>
          </table:table-cell>
          <table:table-cell office:value-type="float" office:value="-27.8492" calcext:value-type="float">
            <text:p>-27.8492</text:p>
          </table:table-cell>
          <table:table-cell office:value-type="float" office:value="2.25838" calcext:value-type="float">
            <text:p>2.25838</text:p>
          </table:table-cell>
          <table:table-cell office:value-type="float" office:value="-74.0052" calcext:value-type="float">
            <text:p>-74.0052</text:p>
          </table:table-cell>
          <table:table-cell office:value-type="float" office:value="56.692" calcext:value-type="float">
            <text:p>56.692</text:p>
          </table:table-cell>
          <table:table-cell office:value-type="float" office:value="-37.3645" calcext:value-type="float">
            <text:p>-37.3645</text:p>
          </table:table-cell>
          <table:table-cell office:value-type="float" office:value="8.3247" calcext:value-type="float">
            <text:p>8.3247</text:p>
          </table:table-cell>
          <table:table-cell office:value-type="float" office:value="5.2542" calcext:value-type="float">
            <text:p>5.2542</text:p>
          </table:table-cell>
          <table:table-cell office:value-type="float" office:value="4.60458" calcext:value-type="float">
            <text:p>4.60458</text:p>
          </table:table-cell>
          <table:table-cell office:value-type="float" office:value="3.58271" calcext:value-type="float">
            <text:p>3.58271</text:p>
          </table:table-cell>
          <table:table-cell office:value-type="float" office:value="4.53999" calcext:value-type="float">
            <text:p>4.53999</text:p>
          </table:table-cell>
          <table:table-cell office:value-type="float" office:value="-20.826" calcext:value-type="float">
            <text:p>-20.826</text:p>
          </table:table-cell>
          <table:table-cell office:value-type="float" office:value="2" calcext:value-type="float">
            <text:p>2</text:p>
          </table:table-cell>
          <table:table-cell office:value-type="float" office:value="-20.8486" calcext:value-type="float">
            <text:p>-20.8486</text:p>
          </table:table-cell>
          <table:table-cell office:value-type="float" office:value="-75.2325" calcext:value-type="float">
            <text:p>-75.2325</text:p>
          </table:table-cell>
          <table:table-cell office:value-type="float" office:value="53.425" calcext:value-type="float">
            <text:p>53.425</text:p>
          </table:table-cell>
          <table:table-cell office:value-type="float" office:value="-37.2476" calcext:value-type="float">
            <text:p>-37.2476</text:p>
          </table:table-cell>
          <table:table-cell office:value-type="float" office:value="8.42512" calcext:value-type="float">
            <text:p>8.42512</text:p>
          </table:table-cell>
          <table:table-cell office:value-type="float" office:value="4.99725" calcext:value-type="float">
            <text:p>4.99725</text:p>
          </table:table-cell>
          <table:table-cell office:value-type="float" office:value="4.29862" calcext:value-type="float">
            <text:p>4.29862</text:p>
          </table:table-cell>
          <table:table-cell office:value-type="float" office:value="-20.8529" calcext:value-type="float">
            <text:p>-20.8529</text:p>
          </table:table-cell>
          <table:table-cell office:value-type="float" office:value="6.79837" calcext:value-type="float">
            <text:p>6.79837</text:p>
          </table:table-cell>
          <table:table-cell office:value-type="float" office:value="-74.9293" calcext:value-type="float">
            <text:p>-74.9293</text:p>
          </table:table-cell>
          <table:table-cell office:value-type="float" office:value="48.454" calcext:value-type="float">
            <text:p>48.454</text:p>
          </table:table-cell>
          <table:table-cell office:value-type="float" office:value="-37.4428" calcext:value-type="float">
            <text:p>-37.4428</text:p>
          </table:table-cell>
          <table:table-cell office:value-type="float" office:value="0.93" calcext:value-type="float">
            <text:p>0.93</text:p>
          </table:table-cell>
          <table:table-cell office:value-type="float" office:value="8.8797" calcext:value-type="float">
            <text:p>8.8797</text:p>
          </table:table-cell>
          <table:table-cell office:value-type="float" office:value="4.28069" calcext:value-type="float">
            <text:p>4.28069</text:p>
          </table:table-cell>
          <table:table-cell office:value-type="float" office:value="3.5075" calcext:value-type="float">
            <text:p>3.5075</text:p>
          </table:table-cell>
          <table:table-cell/>
          <table:table-cell office:value-type="string" calcext:value-type="string">
            <text:p>design_491</text:p>
          </table:table-cell>
          <table:table-cell office:value-type="string" calcext:value-type="string">
            <text:p>Right</text:p>
          </table:table-cell>
          <table:table-cell office:value-type="float" office:value="-18.8012" calcext:value-type="float">
            <text:p>-18.8012</text:p>
          </table:table-cell>
          <table:table-cell office:value-type="float" office:value="-10.8415" calcext:value-type="float">
            <text:p>-10.8415</text:p>
          </table:table-cell>
          <table:table-cell office:value-type="float" office:value="7.471" calcext:value-type="float">
            <text:p>7.471</text:p>
          </table:table-cell>
          <table:table-cell office:value-type="float" office:value="-0.496600000000001" calcext:value-type="float">
            <text:p>-0.496600000000001</text:p>
          </table:table-cell>
          <table:table-cell office:value-type="float" office:value="0.116500000000002" calcext:value-type="float">
            <text:p>0.116500000000002</text:p>
          </table:table-cell>
          <table:table-cell office:value-type="float" office:value="-0.942000000000007" calcext:value-type="float">
            <text:p>-0.942000000000007</text:p>
          </table:table-cell>
          <table:table-cell office:value-type="float" office:value="-1.3224" calcext:value-type="float">
            <text:p>-1.3224</text:p>
          </table:table-cell>
          <table:table-cell office:value-type="float" office:value="-4.53999" calcext:value-type="float">
            <text:p>-4.53999</text:p>
          </table:table-cell>
          <table:table-cell office:value-type="float" office:value="-619.21" calcext:value-type="float">
            <text:p>-619.21</text:p>
          </table:table-cell>
          <table:table-cell office:value-type="float" office:value="8.238" calcext:value-type="float">
            <text:p>8.238</text:p>
          </table:table-cell>
          <table:table-cell office:value-type="float" office:value="-0.555" calcext:value-type="float">
            <text:p>-0.555</text:p>
          </table:table-cell>
          <table:table-cell office:value-type="float" office:value="0.0782999999999987" calcext:value-type="float">
            <text:p>0.078299999999999</text:p>
          </table:table-cell>
          <table:table-cell office:value-type="float" office:value="1.09708" calcext:value-type="float">
            <text:p>1.09708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3247" calcext:value-type="float">
            <text:p>0.3247</text:p>
          </table:table-cell>
          <table:table-cell office:value-type="float" office:value="0.555" calcext:value-type="float">
            <text:p>0.555</text:p>
          </table:table-cell>
          <table:table-cell office:value-type="float" office:value="0.75572" calcext:value-type="float">
            <text:p>0.75572</text:p>
          </table:table-cell>
          <table:table-cell office:value-type="float" office:value="0.76355" calcext:value-type="float">
            <text:p>0.76355</text:p>
          </table:table-cell>
          <table:table-cell office:value-type="float" office:value="0.00782999999999989" calcext:value-type="float">
            <text:p>0.00783</text:p>
          </table:table-cell>
          <table:table-cell office:value-type="float" office:value="0.0303691495139813" calcext:value-type="float">
            <text:p>0.030369149513981</text:p>
          </table:table-cell>
          <table:table-cell office:value-type="float" office:value="0.223231509748469" calcext:value-type="float">
            <text:p>0.223231509748469</text:p>
          </table:table-cell>
          <table:table-cell office:value-type="float" office:value="0.192862360234488" calcext:value-type="float">
            <text:p>0.192862360234488</text:p>
          </table:table-cell>
          <table:table-cell office:value-type="float" office:value="0.581140010686523" calcext:value-type="float">
            <text:p>0.581140010686523</text:p>
          </table:table-cell>
          <table:table-cell office:value-type="float" office:value="0.770236310047055" calcext:value-type="float">
            <text:p>0.770236310047055</text:p>
          </table:table-cell>
          <table:table-cell office:value-type="float" office:value="0.189096299360532" calcext:value-type="float">
            <text:p>0.189096299360532</text:p>
          </table:table-cell>
          <table:table-cell office:value-type="float" office:value="0.617284058863555" calcext:value-type="float">
            <text:p>0.61728405886355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LLAFLLTLLLYILLSVLILI</text:p>
          </table:table-cell>
          <table:table-cell office:value-type="float" office:value="3.3002200130032E+019" calcext:value-type="float">
            <text:p>3.3002200130032E+019</text:p>
          </table:table-cell>
          <table:table-cell office:value-type="float" office:value="1.1001100110011E+017" calcext:value-type="float">
            <text:p>1.1001100110011E+017</text:p>
          </table:table-cell>
          <table:table-cell office:value-type="string" calcext:value-type="string">
            <text:p>L--AF--TLL-YI--SV--LI</text:p>
          </table:table-cell>
          <table:table-cell office:value-type="float" office:value="1666660000" calcext:value-type="float">
            <text:p>1666660000</text:p>
          </table:table-cell>
          <table:table-cell office:value-type="float" office:value="3976.47" calcext:value-type="float">
            <text:p>3976.47</text:p>
          </table:table-cell>
          <table:table-cell office:value-type="float" office:value="364.75" calcext:value-type="float">
            <text:p>364.75</text:p>
          </table:table-cell>
          <table:table-cell office:value-type="float" office:value="-387.703" calcext:value-type="float">
            <text:p>-387.703</text:p>
          </table:table-cell>
          <table:table-cell office:value-type="float" office:value="-387.698" calcext:value-type="float">
            <text:p>-387.698</text:p>
          </table:table-cell>
          <table:table-cell office:value-type="float" office:value="-22.9528" calcext:value-type="float">
            <text:p>-22.9528</text:p>
          </table:table-cell>
          <table:table-cell office:value-type="float" office:value="-81.7065" calcext:value-type="float">
            <text:p>-81.7065</text:p>
          </table:table-cell>
          <table:table-cell office:value-type="float" office:value="-85.2878" calcext:value-type="float">
            <text:p>-85.2878</text:p>
          </table:table-cell>
          <table:table-cell office:value-type="float" office:value="-81.6982" calcext:value-type="float">
            <text:p>-81.6982</text:p>
          </table:table-cell>
          <table:table-cell office:value-type="float" office:value="-74.1681" calcext:value-type="float">
            <text:p>-74.1681</text:p>
          </table:table-cell>
          <table:table-cell office:value-type="float" office:value="-240.363" calcext:value-type="float">
            <text:p>-240.363</text:p>
          </table:table-cell>
          <table:table-cell office:value-type="float" office:value="-240.685" calcext:value-type="float">
            <text:p>-240.685</text:p>
          </table:table-cell>
          <table:table-cell office:value-type="float" office:value="-240.36" calcext:value-type="float">
            <text:p>-240.36</text:p>
          </table:table-cell>
          <table:table-cell office:value-type="float" office:value="-250.299" calcext:value-type="float">
            <text:p>-250.299</text:p>
          </table:table-cell>
          <table:table-cell office:value-type="float" office:value="-15.9355" calcext:value-type="float">
            <text:p>-15.9355</text:p>
          </table:table-cell>
          <table:table-cell office:value-type="float" office:value="-371.768" calcext:value-type="float">
            <text:p>-371.768</text:p>
          </table:table-cell>
          <table:table-cell office:value-type="float" office:value="4540.1" calcext:value-type="float">
            <text:p>4540.1</text:p>
          </table:table-cell>
          <table:table-cell office:value-type="float" office:value="3986.71" calcext:value-type="float">
            <text:p>3986.71</text:p>
          </table:table-cell>
          <table:table-cell office:value-type="float" office:value="0.000859728" calcext:value-type="float">
            <text:p>0.000859728</text:p>
          </table:table-cell>
          <table:table-cell office:value-type="float" office:value="-20.8649" calcext:value-type="float">
            <text:p>-20.8649</text:p>
          </table:table-cell>
          <table:table-cell office:value-type="float" office:value="-15.9309" calcext:value-type="float">
            <text:p>-15.9309</text:p>
          </table:table-cell>
          <table:table-cell office:value-type="float" office:value="-65.6333" calcext:value-type="float">
            <text:p>-65.6333</text:p>
          </table:table-cell>
          <table:table-cell office:value-type="float" office:value="-66.6592" calcext:value-type="float">
            <text:p>-66.6592</text:p>
          </table:table-cell>
          <table:table-cell office:value-type="float" office:value="-65.6398" calcext:value-type="float">
            <text:p>-65.6398</text:p>
          </table:table-cell>
          <table:table-cell office:value-type="float" office:value="-47.3002" calcext:value-type="float">
            <text:p>-47.3002</text:p>
          </table:table-cell>
          <table:table-cell office:value-type="float" office:value="967" calcext:value-type="float">
            <text:p>967</text:p>
          </table:table-cell>
          <table:table-cell office:value-type="float" office:value="231.516" calcext:value-type="float">
            <text:p>231.516</text:p>
          </table:table-cell>
          <table:table-cell office:value-type="float" office:value="-19.2683" calcext:value-type="float">
            <text:p>-19.2683</text:p>
          </table:table-cell>
          <table:table-cell office:value-type="float" office:value="-20.6944" calcext:value-type="float">
            <text:p>-20.6944</text:p>
          </table:table-cell>
          <table:table-cell office:value-type="float" office:value="2.25838" calcext:value-type="float">
            <text:p>2.25838</text:p>
          </table:table-cell>
          <table:table-cell office:value-type="float" office:value="-75.2325" calcext:value-type="float">
            <text:p>-75.2325</text:p>
          </table:table-cell>
          <table:table-cell office:value-type="float" office:value="53.425" calcext:value-type="float">
            <text:p>53.425</text:p>
          </table:table-cell>
          <table:table-cell office:value-type="float" office:value="-37.2476" calcext:value-type="float">
            <text:p>-37.2476</text:p>
          </table:table-cell>
          <table:table-cell office:value-type="float" office:value="8.42512" calcext:value-type="float">
            <text:p>8.42512</text:p>
          </table:table-cell>
          <table:table-cell office:value-type="float" office:value="4.99725" calcext:value-type="float">
            <text:p>4.99725</text:p>
          </table:table-cell>
          <table:table-cell office:value-type="float" office:value="4.29862" calcext:value-type="float">
            <text:p>4.29862</text:p>
          </table:table-cell>
          <table:table-cell office:value-type="float" office:value="1.42609" calcext:value-type="float">
            <text:p>1.42609</text:p>
          </table:table-cell>
          <table:table-cell office:value-type="float" office:value="4.53999" calcext:value-type="float">
            <text:p>4.53999</text:p>
          </table:table-cell>
          <table:table-cell office:value-type="float" office:value="-12.1009" calcext:value-type="float">
            <text:p>-12.1009</text:p>
          </table:table-cell>
          <table:table-cell office:value-type="float" office:value="1" calcext:value-type="float">
            <text:p>1</text:p>
          </table:table-cell>
          <table:table-cell office:value-type="float" office:value="-15.9309" calcext:value-type="float">
            <text:p>-15.9309</text:p>
          </table:table-cell>
          <table:table-cell office:value-type="float" office:value="-74.8856" calcext:value-type="float">
            <text:p>-74.8856</text:p>
          </table:table-cell>
          <table:table-cell office:value-type="float" office:value="51.1164" calcext:value-type="float">
            <text:p>51.1164</text:p>
          </table:table-cell>
          <table:table-cell office:value-type="float" office:value="-39.7546" calcext:value-type="float">
            <text:p>-39.7546</text:p>
          </table:table-cell>
          <table:table-cell office:value-type="float" office:value="8.68352" calcext:value-type="float">
            <text:p>8.68352</text:p>
          </table:table-cell>
          <table:table-cell office:value-type="float" office:value="4.63356" calcext:value-type="float">
            <text:p>4.63356</text:p>
          </table:table-cell>
          <table:table-cell office:value-type="float" office:value="3.9003" calcext:value-type="float">
            <text:p>3.9003</text:p>
          </table:table-cell>
          <table:table-cell office:value-type="float" office:value="-15.9355" calcext:value-type="float">
            <text:p>-15.9355</text:p>
          </table:table-cell>
          <table:table-cell office:value-type="float" office:value="6.79837" calcext:value-type="float">
            <text:p>6.79837</text:p>
          </table:table-cell>
          <table:table-cell office:value-type="float" office:value="-74.9293" calcext:value-type="float">
            <text:p>-74.9293</text:p>
          </table:table-cell>
          <table:table-cell office:value-type="float" office:value="48.454" calcext:value-type="float">
            <text:p>48.454</text:p>
          </table:table-cell>
          <table:table-cell office:value-type="float" office:value="-37.4428" calcext:value-type="float">
            <text:p>-37.4428</text:p>
          </table:table-cell>
          <table:table-cell office:value-type="float" office:value="0.93" calcext:value-type="float">
            <text:p>0.93</text:p>
          </table:table-cell>
          <table:table-cell office:value-type="float" office:value="8.8797" calcext:value-type="float">
            <text:p>8.8797</text:p>
          </table:table-cell>
          <table:table-cell office:value-type="float" office:value="4.28069" calcext:value-type="float">
            <text:p>4.28069</text:p>
          </table:table-cell>
          <table:table-cell office:value-type="float" office:value="3.5075" calcext:value-type="float">
            <text:p>3.5075</text:p>
          </table:table-cell>
          <table:table-cell/>
          <table:table-cell office:value-type="string" calcext:value-type="string">
            <text:p>design_491</text:p>
          </table:table-cell>
          <table:table-cell office:value-type="string" calcext:value-type="string">
            <text:p>Right</text:p>
          </table:table-cell>
          <table:table-cell office:value-type="float" office:value="-19.359" calcext:value-type="float">
            <text:p>-19.359</text:p>
          </table:table-cell>
          <table:table-cell office:value-type="float" office:value="-11.1197" calcext:value-type="float">
            <text:p>-11.1197</text:p>
          </table:table-cell>
          <table:table-cell office:value-type="float" office:value="9.614" calcext:value-type="float">
            <text:p>9.614</text:p>
          </table:table-cell>
          <table:table-cell office:value-type="float" office:value="-1.0194" calcext:value-type="float">
            <text:p>-1.0194</text:p>
          </table:table-cell>
          <table:table-cell office:value-type="float" office:value="-3.5896" calcext:value-type="float">
            <text:p>-3.5896</text:p>
          </table:table-cell>
          <table:table-cell office:value-type="float" office:value="-0.324999999999989" calcext:value-type="float">
            <text:p>-0.324999999999989</text:p>
          </table:table-cell>
          <table:table-cell office:value-type="float" office:value="-4.934" calcext:value-type="float">
            <text:p>-4.934</text:p>
          </table:table-cell>
          <table:table-cell office:value-type="float" office:value="-4.53999" calcext:value-type="float">
            <text:p>-4.53999</text:p>
          </table:table-cell>
          <table:table-cell office:value-type="float" office:value="-563.630000000001" calcext:value-type="float">
            <text:p>-563.630000000001</text:p>
          </table:table-cell>
          <table:table-cell office:value-type="float" office:value="4.971" calcext:value-type="float">
            <text:p>4.971</text:p>
          </table:table-cell>
          <table:table-cell office:value-type="float" office:value="-0.45458" calcext:value-type="float">
            <text:p>-0.45458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79112" calcext:value-type="float">
            <text:p>0.79112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42512" calcext:value-type="float">
            <text:p>0.42512</text:p>
          </table:table-cell>
          <table:table-cell office:value-type="float" office:value="0.45458" calcext:value-type="float">
            <text:p>0.45458</text:p>
          </table:table-cell>
          <table:table-cell office:value-type="float" office:value="0.75572" calcext:value-type="float">
            <text:p>0.75572</text:p>
          </table:table-cell>
          <table:table-cell office:value-type="float" office:value="0.77524" calcext:value-type="float">
            <text:p>0.77524</text:p>
          </table:table-cell>
          <table:table-cell office:value-type="float" office:value="0.01952" calcext:value-type="float">
            <text:p>0.01952</text:p>
          </table:table-cell>
          <table:table-cell office:value-type="float" office:value="0.0303691495139813" calcext:value-type="float">
            <text:p>0.030369149513981</text:p>
          </table:table-cell>
          <table:table-cell office:value-type="float" office:value="0.146746764557152" calcext:value-type="float">
            <text:p>0.146746764557152</text:p>
          </table:table-cell>
          <table:table-cell office:value-type="float" office:value="0.11637761504317" calcext:value-type="float">
            <text:p>0.11637761504317</text:p>
          </table:table-cell>
          <table:table-cell office:value-type="float" office:value="0.581140010686523" calcext:value-type="float">
            <text:p>0.581140010686523</text:p>
          </table:table-cell>
          <table:table-cell office:value-type="float" office:value="0.717500043090818" calcext:value-type="float">
            <text:p>0.717500043090818</text:p>
          </table:table-cell>
          <table:table-cell office:value-type="float" office:value="0.136360032404295" calcext:value-type="float">
            <text:p>0.136360032404295</text:p>
          </table:table-cell>
          <table:table-cell office:value-type="float" office:value="0.489041730857845" calcext:value-type="float">
            <text:p>0.48904173085784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LLAYLLSWLLVTLLIFLILI</text:p>
          </table:table-cell>
          <table:table-cell office:value-type="float" office:value="1.33002300220021E+020" calcext:value-type="float">
            <text:p>1.33002300220021E+020</text:p>
          </table:table-cell>
          <table:table-cell office:value-type="float" office:value="1.1001100110011E+017" calcext:value-type="float">
            <text:p>1.1001100110011E+017</text:p>
          </table:table-cell>
          <table:table-cell office:value-type="string" calcext:value-type="string">
            <text:p>L--AY--SW--VT-LIF--LI</text:p>
          </table:table-cell>
          <table:table-cell office:value-type="float" office:value="1666680000" calcext:value-type="float">
            <text:p>1666680000</text:p>
          </table:table-cell>
          <table:table-cell office:value-type="float" office:value="3907.59" calcext:value-type="float">
            <text:p>3907.59</text:p>
          </table:table-cell>
          <table:table-cell office:value-type="float" office:value="365.558" calcext:value-type="float">
            <text:p>365.558</text:p>
          </table:table-cell>
          <table:table-cell office:value-type="float" office:value="-391.383" calcext:value-type="float">
            <text:p>-391.383</text:p>
          </table:table-cell>
          <table:table-cell office:value-type="float" office:value="-391.345" calcext:value-type="float">
            <text:p>-391.345</text:p>
          </table:table-cell>
          <table:table-cell office:value-type="float" office:value="-25.8256" calcext:value-type="float">
            <text:p>-25.8256</text:p>
          </table:table-cell>
          <table:table-cell office:value-type="float" office:value="-95.0163" calcext:value-type="float">
            <text:p>-95.0163</text:p>
          </table:table-cell>
          <table:table-cell office:value-type="float" office:value="-95.5336" calcext:value-type="float">
            <text:p>-95.5336</text:p>
          </table:table-cell>
          <table:table-cell office:value-type="float" office:value="-94.9761" calcext:value-type="float">
            <text:p>-94.9761</text:p>
          </table:table-cell>
          <table:table-cell office:value-type="float" office:value="-74.1813" calcext:value-type="float">
            <text:p>-74.1813</text:p>
          </table:table-cell>
          <table:table-cell office:value-type="float" office:value="-240.868" calcext:value-type="float">
            <text:p>-240.868</text:p>
          </table:table-cell>
          <table:table-cell office:value-type="float" office:value="-241.167" calcext:value-type="float">
            <text:p>-241.167</text:p>
          </table:table-cell>
          <table:table-cell office:value-type="float" office:value="-240.862" calcext:value-type="float">
            <text:p>-240.862</text:p>
          </table:table-cell>
          <table:table-cell office:value-type="float" office:value="-258.543" calcext:value-type="float">
            <text:p>-258.543</text:p>
          </table:table-cell>
          <table:table-cell office:value-type="float" office:value="-19.0566" calcext:value-type="float">
            <text:p>-19.0566</text:p>
          </table:table-cell>
          <table:table-cell office:value-type="float" office:value="-372.327" calcext:value-type="float">
            <text:p>-372.327</text:p>
          </table:table-cell>
          <table:table-cell office:value-type="float" office:value="4593.87" calcext:value-type="float">
            <text:p>4593.87</text:p>
          </table:table-cell>
          <table:table-cell office:value-type="float" office:value="3865.93" calcext:value-type="float">
            <text:p>3865.93</text:p>
          </table:table-cell>
          <table:table-cell office:value-type="float" office:value="0.000228174" calcext:value-type="float">
            <text:p>0.000228174</text:p>
          </table:table-cell>
          <table:table-cell office:value-type="float" office:value="-20.6381" calcext:value-type="float">
            <text:p>-20.6381</text:p>
          </table:table-cell>
          <table:table-cell office:value-type="float" office:value="-19.0189" calcext:value-type="float">
            <text:p>-19.0189</text:p>
          </table:table-cell>
          <table:table-cell office:value-type="float" office:value="-55.4991" calcext:value-type="float">
            <text:p>-55.4991</text:p>
          </table:table-cell>
          <table:table-cell office:value-type="float" office:value="-56.2639" calcext:value-type="float">
            <text:p>-56.2639</text:p>
          </table:table-cell>
          <table:table-cell office:value-type="float" office:value="-55.5071" calcext:value-type="float">
            <text:p>-55.5071</text:p>
          </table:table-cell>
          <table:table-cell office:value-type="float" office:value="-39.6024" calcext:value-type="float">
            <text:p>-39.6024</text:p>
          </table:table-cell>
          <table:table-cell office:value-type="float" office:value="977" calcext:value-type="float">
            <text:p>977</text:p>
          </table:table-cell>
          <table:table-cell office:value-type="float" office:value="81.0443" calcext:value-type="float">
            <text:p>81.0443</text:p>
          </table:table-cell>
          <table:table-cell office:value-type="float" office:value="-21.7143" calcext:value-type="float">
            <text:p>-21.7143</text:p>
          </table:table-cell>
          <table:table-cell office:value-type="float" office:value="-22.1042" calcext:value-type="float">
            <text:p>-22.1042</text:p>
          </table:table-cell>
          <table:table-cell office:value-type="float" office:value="3.72136" calcext:value-type="float">
            <text:p>3.72136</text:p>
          </table:table-cell>
          <table:table-cell office:value-type="float" office:value="-39.5827" calcext:value-type="float">
            <text:p>-39.5827</text:p>
          </table:table-cell>
          <table:table-cell office:value-type="float" office:value="68.537" calcext:value-type="float">
            <text:p>68.537</text:p>
          </table:table-cell>
          <table:table-cell office:value-type="float" office:value="-45.9484" calcext:value-type="float">
            <text:p>-45.9484</text:p>
          </table:table-cell>
          <table:table-cell office:value-type="float" office:value="9.88362" calcext:value-type="float">
            <text:p>9.88362</text:p>
          </table:table-cell>
          <table:table-cell office:value-type="float" office:value="1.68991" calcext:value-type="float">
            <text:p>1.68991</text:p>
          </table:table-cell>
          <table:table-cell office:value-type="float" office:value="1.21796" calcext:value-type="float">
            <text:p>1.21796</text:p>
          </table:table-cell>
          <table:table-cell office:value-type="float" office:value="0.389948" calcext:value-type="float">
            <text:p>0.389948</text:p>
          </table:table-cell>
          <table:table-cell office:value-type="float" office:value="0.790506" calcext:value-type="float">
            <text:p>0.790506</text:p>
          </table:table-cell>
          <table:table-cell office:value-type="float" office:value="-16.7824" calcext:value-type="float">
            <text:p>-16.7824</text:p>
          </table:table-cell>
          <table:table-cell office:value-type="float" office:value="1" calcext:value-type="float">
            <text:p>1</text:p>
          </table:table-cell>
          <table:table-cell office:value-type="float" office:value="-19.0189" calcext:value-type="float">
            <text:p>-19.0189</text:p>
          </table:table-cell>
          <table:table-cell office:value-type="float" office:value="-40.0581" calcext:value-type="float">
            <text:p>-40.0581</text:p>
          </table:table-cell>
          <table:table-cell office:value-type="float" office:value="67.2327" calcext:value-type="float">
            <text:p>67.2327</text:p>
          </table:table-cell>
          <table:table-cell office:value-type="float" office:value="-45.5211" calcext:value-type="float">
            <text:p>-45.5211</text:p>
          </table:table-cell>
          <table:table-cell office:value-type="float" office:value="9.60193" calcext:value-type="float">
            <text:p>9.60193</text:p>
          </table:table-cell>
          <table:table-cell office:value-type="float" office:value="1.58514" calcext:value-type="float">
            <text:p>1.58514</text:p>
          </table:table-cell>
          <table:table-cell office:value-type="float" office:value="1.09363" calcext:value-type="float">
            <text:p>1.09363</text:p>
          </table:table-cell>
          <table:table-cell office:value-type="float" office:value="-19.0566" calcext:value-type="float">
            <text:p>-19.0566</text:p>
          </table:table-cell>
          <table:table-cell office:value-type="float" office:value="4.51187" calcext:value-type="float">
            <text:p>4.51187</text:p>
          </table:table-cell>
          <table:table-cell office:value-type="float" office:value="-43.2041" calcext:value-type="float">
            <text:p>-43.2041</text:p>
          </table:table-cell>
          <table:table-cell office:value-type="float" office:value="60.5832" calcext:value-type="float">
            <text:p>60.5832</text:p>
          </table:table-cell>
          <table:table-cell office:value-type="float" office:value="-42.0171" calcext:value-type="float">
            <text:p>-42.0171</text:p>
          </table:table-cell>
          <table:table-cell office:value-type="float" office:value="0.98" calcext:value-type="float">
            <text:p>0.98</text:p>
          </table:table-cell>
          <table:table-cell office:value-type="float" office:value="9" calcext:value-type="float">
            <text:p>9</text:p>
          </table:table-cell>
          <table:table-cell office:value-type="float" office:value="1.15935" calcext:value-type="float">
            <text:p>1.15935</text:p>
          </table:table-cell>
          <table:table-cell office:value-type="float" office:value="0.5681" calcext:value-type="float">
            <text:p>0.5681</text:p>
          </table:table-cell>
          <table:table-cell/>
          <table:table-cell office:value-type="string" calcext:value-type="string">
            <text:p>design_493</text:p>
          </table:table-cell>
          <table:table-cell office:value-type="string" calcext:value-type="string">
            <text:p>Right</text:p>
          </table:table-cell>
          <table:table-cell office:value-type="float" office:value="-16.6615" calcext:value-type="float">
            <text:p>-16.6615</text:p>
          </table:table-cell>
          <table:table-cell office:value-type="float" office:value="-21.3523" calcext:value-type="float">
            <text:p>-21.3523</text:p>
          </table:table-cell>
          <table:table-cell office:value-type="float" office:value="17.376" calcext:value-type="float">
            <text:p>17.376</text:p>
          </table:table-cell>
          <table:table-cell office:value-type="float" office:value="-0.756799999999998" calcext:value-type="float">
            <text:p>-0.756799999999998</text:p>
          </table:table-cell>
          <table:table-cell office:value-type="float" office:value="-0.557500000000004" calcext:value-type="float">
            <text:p>-0.557500000000004</text:p>
          </table:table-cell>
          <table:table-cell office:value-type="float" office:value="-0.305000000000007" calcext:value-type="float">
            <text:p>-0.305000000000007</text:p>
          </table:table-cell>
          <table:table-cell office:value-type="float" office:value="-1.6192" calcext:value-type="float">
            <text:p>-1.6192</text:p>
          </table:table-cell>
          <table:table-cell office:value-type="float" office:value="-0.79051" calcext:value-type="float">
            <text:p>-0.79051</text:p>
          </table:table-cell>
          <table:table-cell office:value-type="float" office:value="-686.28" calcext:value-type="float">
            <text:p>-686.28</text:p>
          </table:table-cell>
          <table:table-cell office:value-type="float" office:value="7.95380000000001" calcext:value-type="float">
            <text:p>7.95380000000001</text:p>
          </table:table-cell>
          <table:table-cell office:value-type="float" office:value="0.883620000000001" calcext:value-type="float">
            <text:p>0.883620000000001</text:p>
          </table:table-cell>
          <table:table-cell office:value-type="float" office:value="-3.9313" calcext:value-type="float">
            <text:p>-3.9313</text:p>
          </table:table-cell>
          <table:table-cell office:value-type="float" office:value="0.64986" calcext:value-type="float">
            <text:p>0.64986</text:p>
          </table:table-cell>
          <table:table-cell office:value-type="float" office:value="1" calcext:value-type="float">
            <text:p>1</text:p>
          </table:table-cell>
          <table:table-cell office:value-type="float" office:value="1.88362" calcext:value-type="float">
            <text:p>1.88362</text:p>
          </table:table-cell>
          <table:table-cell office:value-type="float" office:value="0.883620000000001" calcext:value-type="float">
            <text:p>0.883620000000001</text:p>
          </table:table-cell>
          <table:table-cell office:value-type="float" office:value="0.29829" calcext:value-type="float">
            <text:p>0.29829</text:p>
          </table:table-cell>
          <table:table-cell office:value-type="float" office:value="-0.09484" calcext:value-type="float">
            <text:p>-0.09484</text:p>
          </table:table-cell>
          <table:table-cell office:value-type="float" office:value="0.39313" calcext:value-type="float">
            <text:p>0.39313</text:p>
          </table:table-cell>
          <table:table-cell office:value-type="float" office:value="0.314329593766973" calcext:value-type="float">
            <text:p>0.314329593766973</text:p>
          </table:table-cell>
          <table:table-cell office:value-type="float" office:value="0.500538460097766" calcext:value-type="float">
            <text:p>0.500538460097766</text:p>
          </table:table-cell>
          <table:table-cell office:value-type="float" office:value="0.186208866330793" calcext:value-type="float">
            <text:p>0.186208866330793</text:p>
          </table:table-cell>
          <table:table-cell office:value-type="float" office:value="0.074495406518779" calcext:value-type="float">
            <text:p>0.074495406518779</text:p>
          </table:table-cell>
          <table:table-cell office:value-type="float" office:value="0.186507403002568" calcext:value-type="float">
            <text:p>0.186507403002568</text:p>
          </table:table-cell>
          <table:table-cell office:value-type="float" office:value="0.112011996483789" calcext:value-type="float">
            <text:p>0.112011996483789</text:p>
          </table:table-cell>
          <table:table-cell office:value-type="float" office:value="0.991239592912069" calcext:value-type="float">
            <text:p>0.99123959291206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VALLTTLLAYLLSFLILI</text:p>
          </table:table-cell>
          <table:table-cell office:value-type="float" office:value="1.33002200320021E+020" calcext:value-type="float">
            <text:p>1.33002200320021E+020</text:p>
          </table:table-cell>
          <table:table-cell office:value-type="float" office:value="1.1001100110011E+017" calcext:value-type="float">
            <text:p>1.1001100110011E+017</text:p>
          </table:table-cell>
          <table:table-cell office:value-type="string" calcext:value-type="string">
            <text:p>L--VA--TT--AY-LSF--LI</text:p>
          </table:table-cell>
          <table:table-cell office:value-type="float" office:value="1666660000" calcext:value-type="float">
            <text:p>1666660000</text:p>
          </table:table-cell>
          <table:table-cell office:value-type="float" office:value="3739.88" calcext:value-type="float">
            <text:p>3739.88</text:p>
          </table:table-cell>
          <table:table-cell office:value-type="float" office:value="349.707" calcext:value-type="float">
            <text:p>349.707</text:p>
          </table:table-cell>
          <table:table-cell office:value-type="float" office:value="-381.312" calcext:value-type="float">
            <text:p>-381.312</text:p>
          </table:table-cell>
          <table:table-cell office:value-type="float" office:value="-381.256" calcext:value-type="float">
            <text:p>-381.256</text:p>
          </table:table-cell>
          <table:table-cell office:value-type="float" office:value="-31.6054" calcext:value-type="float">
            <text:p>-31.6054</text:p>
          </table:table-cell>
          <table:table-cell office:value-type="float" office:value="-91.9632" calcext:value-type="float">
            <text:p>-91.9632</text:p>
          </table:table-cell>
          <table:table-cell office:value-type="float" office:value="-91.5845" calcext:value-type="float">
            <text:p>-91.5845</text:p>
          </table:table-cell>
          <table:table-cell office:value-type="float" office:value="-91.8977" calcext:value-type="float">
            <text:p>-91.8977</text:p>
          </table:table-cell>
          <table:table-cell office:value-type="float" office:value="-88.0206" calcext:value-type="float">
            <text:p>-88.0206</text:p>
          </table:table-cell>
          <table:table-cell office:value-type="float" office:value="-231.263" calcext:value-type="float">
            <text:p>-231.263</text:p>
          </table:table-cell>
          <table:table-cell office:value-type="float" office:value="-238.489" calcext:value-type="float">
            <text:p>-238.489</text:p>
          </table:table-cell>
          <table:table-cell office:value-type="float" office:value="-231.26" calcext:value-type="float">
            <text:p>-231.26</text:p>
          </table:table-cell>
          <table:table-cell office:value-type="float" office:value="-244.653" calcext:value-type="float">
            <text:p>-244.653</text:p>
          </table:table-cell>
          <table:table-cell office:value-type="float" office:value="-13.9004" calcext:value-type="float">
            <text:p>-13.9004</text:p>
          </table:table-cell>
          <table:table-cell office:value-type="float" office:value="-367.412" calcext:value-type="float">
            <text:p>-367.412</text:p>
          </table:table-cell>
          <table:table-cell office:value-type="float" office:value="4495.73" calcext:value-type="float">
            <text:p>4495.73</text:p>
          </table:table-cell>
          <table:table-cell office:value-type="float" office:value="3726.12" calcext:value-type="float">
            <text:p>3726.12</text:p>
          </table:table-cell>
          <table:table-cell office:value-type="float" office:value="0.000105938" calcext:value-type="float">
            <text:p>0.000105938</text:p>
          </table:table-cell>
          <table:table-cell office:value-type="float" office:value="-20.4612" calcext:value-type="float">
            <text:p>-20.4612</text:p>
          </table:table-cell>
          <table:table-cell office:value-type="float" office:value="-13.8443" calcext:value-type="float">
            <text:p>-13.8443</text:p>
          </table:table-cell>
          <table:table-cell office:value-type="float" office:value="-58.086" calcext:value-type="float">
            <text:p>-58.086</text:p>
          </table:table-cell>
          <table:table-cell office:value-type="float" office:value="-57.7997" calcext:value-type="float">
            <text:p>-57.7997</text:p>
          </table:table-cell>
          <table:table-cell office:value-type="float" office:value="-58.0979" calcext:value-type="float">
            <text:p>-58.0979</text:p>
          </table:table-cell>
          <table:table-cell office:value-type="float" office:value="-34.7385" calcext:value-type="float">
            <text:p>-34.7385</text:p>
          </table:table-cell>
          <table:table-cell office:value-type="float" office:value="974" calcext:value-type="float">
            <text:p>974</text:p>
          </table:table-cell>
          <table:table-cell office:value-type="float" office:value="145.779" calcext:value-type="float">
            <text:p>145.779</text:p>
          </table:table-cell>
          <table:table-cell office:value-type="float" office:value="-26.9227" calcext:value-type="float">
            <text:p>-26.9227</text:p>
          </table:table-cell>
          <table:table-cell office:value-type="float" office:value="-28.8697" calcext:value-type="float">
            <text:p>-28.8697</text:p>
          </table:table-cell>
          <table:table-cell office:value-type="float" office:value="2.73566" calcext:value-type="float">
            <text:p>2.73566</text:p>
          </table:table-cell>
          <table:table-cell office:value-type="float" office:value="-62.5873" calcext:value-type="float">
            <text:p>-62.5873</text:p>
          </table:table-cell>
          <table:table-cell office:value-type="float" office:value="91.8314" calcext:value-type="float">
            <text:p>91.8314</text:p>
          </table:table-cell>
          <table:table-cell office:value-type="float" office:value="-43.5743" calcext:value-type="float">
            <text:p>-43.5743</text:p>
          </table:table-cell>
          <table:table-cell office:value-type="float" office:value="8.4493" calcext:value-type="float">
            <text:p>8.4493</text:p>
          </table:table-cell>
          <table:table-cell office:value-type="float" office:value="8.28532" calcext:value-type="float">
            <text:p>8.28532</text:p>
          </table:table-cell>
          <table:table-cell office:value-type="float" office:value="8.16279" calcext:value-type="float">
            <text:p>8.16279</text:p>
          </table:table-cell>
          <table:table-cell office:value-type="float" office:value="1.94695" calcext:value-type="float">
            <text:p>1.94695</text:p>
          </table:table-cell>
          <table:table-cell office:value-type="float" office:value="3.1496" calcext:value-type="float">
            <text:p>3.1496</text:p>
          </table:table-cell>
          <table:table-cell office:value-type="float" office:value="-11.994" calcext:value-type="float">
            <text:p>-11.994</text:p>
          </table:table-cell>
          <table:table-cell office:value-type="float" office:value="2" calcext:value-type="float">
            <text:p>2</text:p>
          </table:table-cell>
          <table:table-cell office:value-type="float" office:value="-13.8443" calcext:value-type="float">
            <text:p>-13.8443</text:p>
          </table:table-cell>
          <table:table-cell office:value-type="float" office:value="-64.7938" calcext:value-type="float">
            <text:p>-64.7938</text:p>
          </table:table-cell>
          <table:table-cell office:value-type="float" office:value="81.0142" calcext:value-type="float">
            <text:p>81.0142</text:p>
          </table:table-cell>
          <table:table-cell office:value-type="float" office:value="-41.828" calcext:value-type="float">
            <text:p>-41.828</text:p>
          </table:table-cell>
          <table:table-cell office:value-type="float" office:value="8.40641" calcext:value-type="float">
            <text:p>8.40641</text:p>
          </table:table-cell>
          <table:table-cell office:value-type="float" office:value="7.15599" calcext:value-type="float">
            <text:p>7.15599</text:p>
          </table:table-cell>
          <table:table-cell office:value-type="float" office:value="6.87121" calcext:value-type="float">
            <text:p>6.87121</text:p>
          </table:table-cell>
          <table:table-cell office:value-type="float" office:value="-13.9004" calcext:value-type="float">
            <text:p>-13.9004</text:p>
          </table:table-cell>
          <table:table-cell office:value-type="float" office:value="5.88527" calcext:value-type="float">
            <text:p>5.88527</text:p>
          </table:table-cell>
          <table:table-cell office:value-type="float" office:value="-65.5882" calcext:value-type="float">
            <text:p>-65.5882</text:p>
          </table:table-cell>
          <table:table-cell office:value-type="float" office:value="67.0558" calcext:value-type="float">
            <text:p>67.0558</text:p>
          </table:table-cell>
          <table:table-cell office:value-type="float" office:value="-42.5832" calcext:value-type="float">
            <text:p>-42.5832</text:p>
          </table:table-cell>
          <table:table-cell office:value-type="float" office:value="1" calcext:value-type="float">
            <text:p>1</text:p>
          </table:table-cell>
          <table:table-cell office:value-type="float" office:value="8.4083" calcext:value-type="float">
            <text:p>8.4083</text:p>
          </table:table-cell>
          <table:table-cell office:value-type="float" office:value="5.39076" calcext:value-type="float">
            <text:p>5.39076</text:p>
          </table:table-cell>
          <table:table-cell office:value-type="float" office:value="4.8966" calcext:value-type="float">
            <text:p>4.8966</text:p>
          </table:table-cell>
          <table:table-cell/>
          <table:table-cell office:value-type="string" calcext:value-type="string">
            <text:p>design_467</text:p>
          </table:table-cell>
          <table:table-cell office:value-type="string" calcext:value-type="string">
            <text:p>Right</text:p>
          </table:table-cell>
          <table:table-cell office:value-type="float" office:value="-23.0612" calcext:value-type="float">
            <text:p>-23.0612</text:p>
          </table:table-cell>
          <table:table-cell office:value-type="float" office:value="-3.5639" calcext:value-type="float">
            <text:p>-3.5639</text:p>
          </table:table-cell>
          <table:table-cell office:value-type="float" office:value="6.16399999999999" calcext:value-type="float">
            <text:p>6.16399999999999</text:p>
          </table:table-cell>
          <table:table-cell office:value-type="float" office:value="0.298200000000001" calcext:value-type="float">
            <text:p>0.298200000000001</text:p>
          </table:table-cell>
          <table:table-cell office:value-type="float" office:value="0.313199999999995" calcext:value-type="float">
            <text:p>0.313199999999995</text:p>
          </table:table-cell>
          <table:table-cell office:value-type="float" office:value="-7.22900000000001" calcext:value-type="float">
            <text:p>-7.22900000000001</text:p>
          </table:table-cell>
          <table:table-cell office:value-type="float" office:value="-6.6169" calcext:value-type="float">
            <text:p>-6.6169</text:p>
          </table:table-cell>
          <table:table-cell office:value-type="float" office:value="-3.14961" calcext:value-type="float">
            <text:p>-3.14961</text:p>
          </table:table-cell>
          <table:table-cell office:value-type="float" office:value="-755.849999999999" calcext:value-type="float">
            <text:p>-755.849999999999</text:p>
          </table:table-cell>
          <table:table-cell office:value-type="float" office:value="24.7756" calcext:value-type="float">
            <text:p>24.7756</text:p>
          </table:table-cell>
          <table:table-cell office:value-type="float" office:value="0.0409999999999986" calcext:value-type="float">
            <text:p>0.040999999999999</text:p>
          </table:table-cell>
          <table:table-cell office:value-type="float" office:value="-0.991100000000003" calcext:value-type="float">
            <text:p>-0.991100000000003</text:p>
          </table:table-cell>
          <table:table-cell office:value-type="float" office:value="3.26619" calcext:value-type="float">
            <text:p>3.26619</text:p>
          </table:table-cell>
          <table:table-cell office:value-type="float" office:value="0.408300000000001" calcext:value-type="float">
            <text:p>0.408300000000001</text:p>
          </table:table-cell>
          <table:table-cell office:value-type="float" office:value="0.449299999999999" calcext:value-type="float">
            <text:p>0.449299999999999</text:p>
          </table:table-cell>
          <table:table-cell office:value-type="float" office:value="0.0409999999999986" calcext:value-type="float">
            <text:p>0.040999999999999</text:p>
          </table:table-cell>
          <table:table-cell office:value-type="float" office:value="0.24168" calcext:value-type="float">
            <text:p>0.24168</text:p>
          </table:table-cell>
          <table:table-cell office:value-type="float" office:value="0.14257" calcext:value-type="float">
            <text:p>0.14257</text:p>
          </table:table-cell>
          <table:table-cell office:value-type="float" office:value="0.0991100000000003" calcext:value-type="float">
            <text:p>0.09911</text:p>
          </table:table-cell>
          <table:table-cell office:value-type="float" office:value="0.46586162980166" calcext:value-type="float">
            <text:p>0.46586162980166</text:p>
          </table:table-cell>
          <table:table-cell office:value-type="float" office:value="1.04589084711479" calcext:value-type="float">
            <text:p>1.04589084711479</text:p>
          </table:table-cell>
          <table:table-cell office:value-type="float" office:value="0.580029217313131" calcext:value-type="float">
            <text:p>0.580029217313131</text:p>
          </table:table-cell>
          <table:table-cell office:value-type="float" office:value="0.820569832979989" calcext:value-type="float">
            <text:p>0.820569832979989</text:p>
          </table:table-cell>
          <table:table-cell office:value-type="float" office:value="1.3835410310771" calcext:value-type="float">
            <text:p>1.3835410310771</text:p>
          </table:table-cell>
          <table:table-cell office:value-type="float" office:value="0.56297119809711" calcext:value-type="float">
            <text:p>0.56297119809711</text:p>
          </table:table-cell>
          <table:table-cell office:value-type="float" office:value="0.815398218617001" calcext:value-type="float">
            <text:p>0.815398218617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6T12:14:32.061802136</meta:creation-date>
    <dc:date>2022-10-26T12:24:35.711900875</dc:date>
    <meta:editing-duration>PT10M3S</meta:editing-duration>
    <meta:editing-cycles>1</meta:editing-cycles>
    <meta:document-statistic meta:table-count="1" meta:cell-count="4567" meta:object-count="0"/>
    <meta:generator>LibreOffice/6.4.7.2$Linux_X86_64 LibreOffice_project/40$Build-2</meta:generator>
  </office:meta>
</office:document-meta>
</file>